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5" style:family="table">
      <style:table-properties style:width="17cm" table:align="left"/>
    </style:style>
    <style:style style:name="Tabla35.A" style:family="table-column">
      <style:table-column-properties style:column-width="1.404cm"/>
    </style:style>
    <style:style style:name="Tabla35.B" style:family="table-column">
      <style:table-column-properties style:column-width="2.402cm"/>
    </style:style>
    <style:style style:name="Tabla35.C" style:family="table-column">
      <style:table-column-properties style:column-width="1.642cm"/>
    </style:style>
    <style:style style:name="Tabla35.D" style:family="table-column">
      <style:table-column-properties style:column-width="11.552cm"/>
    </style:style>
    <style:style style:name="Tabla35.1" style:family="table-row">
      <style:table-row-properties fo:background-color="#fafafa">
        <style:background-image/>
      </style:table-row-properties>
    </style:style>
    <style:style style:name="Tabla3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5.2" style:family="table-row">
      <style:table-row-properties fo:background-color="transparent">
        <style:background-image/>
      </style:table-row-properties>
    </style:style>
    <style:style style:name="Tabla35.A2" style:family="table-cell">
      <style:table-cell-properties style:vertical-align="middle" fo:padding-left="0.265cm" fo:padding-right="0.265cm" fo:padding-top="0.159cm" fo:padding-bottom="0.159cm" fo:border="0.05pt solid #dddddd"/>
    </style:style>
    <style:style style:name="Tabla35.B2" style:family="table-cell">
      <style:table-cell-properties style:vertical-align="middle" fo:padding-left="0.265cm" fo:padding-right="0.265cm" fo:padding-top="0.159cm" fo:padding-bottom="0.159cm" fo:border="0.05pt solid #dddddd"/>
    </style:style>
    <style:style style:name="Tabla35.C2" style:family="table-cell">
      <style:table-cell-properties style:vertical-align="middle" fo:padding-left="0.265cm" fo:padding-right="0.265cm" fo:padding-top="0.159cm" fo:padding-bottom="0.159cm" fo:border="0.05pt solid #dddddd"/>
    </style:style>
    <style:style style:name="Tabla35.D2" style:family="table-cell">
      <style:table-cell-properties style:vertical-align="middle" fo:padding-left="0.265cm" fo:padding-right="0.265cm" fo:padding-top="0.159cm" fo:padding-bottom="0.159cm" fo:border="0.05pt solid #dddddd"/>
    </style:style>
    <style:style style:name="Tabla35.A3" style:family="table-cell">
      <style:table-cell-properties style:vertical-align="middle" fo:padding-left="0.265cm" fo:padding-right="0.265cm" fo:padding-top="0.159cm" fo:padding-bottom="0.159cm" fo:border="0.05pt solid #dddddd"/>
    </style:style>
    <style:style style:name="Tabla35.B3" style:family="table-cell">
      <style:table-cell-properties style:vertical-align="middle" fo:padding-left="0.265cm" fo:padding-right="0.265cm" fo:padding-top="0.159cm" fo:padding-bottom="0.159cm" fo:border="0.05pt solid #dddddd"/>
    </style:style>
    <style:style style:name="Tabla35.C3" style:family="table-cell">
      <style:table-cell-properties style:vertical-align="middle" fo:padding-left="0.265cm" fo:padding-right="0.265cm" fo:padding-top="0.159cm" fo:padding-bottom="0.159cm" fo:border="0.05pt solid #dddddd"/>
    </style:style>
    <style:style style:name="Tabla35.D3" style:family="table-cell">
      <style:table-cell-properties style:vertical-align="middle" fo:padding-left="0.265cm" fo:padding-right="0.265cm" fo:padding-top="0.159cm" fo:padding-bottom="0.159cm" fo:border="0.05pt solid #dddddd"/>
    </style:style>
    <style:style style:name="Tabla35.A4" style:family="table-cell">
      <style:table-cell-properties style:vertical-align="middle" fo:padding-left="0.265cm" fo:padding-right="0.265cm" fo:padding-top="0.159cm" fo:padding-bottom="0.159cm" fo:border="0.05pt solid #dddddd"/>
    </style:style>
    <style:style style:name="Tabla35.B4" style:family="table-cell">
      <style:table-cell-properties style:vertical-align="middle" fo:padding-left="0.265cm" fo:padding-right="0.265cm" fo:padding-top="0.159cm" fo:padding-bottom="0.159cm" fo:border="0.05pt solid #dddddd"/>
    </style:style>
    <style:style style:name="Tabla35.C4" style:family="table-cell">
      <style:table-cell-properties style:vertical-align="middle" fo:padding-left="0.265cm" fo:padding-right="0.265cm" fo:padding-top="0.159cm" fo:padding-bottom="0.159cm" fo:border="0.05pt solid #dddddd"/>
    </style:style>
    <style:style style:name="Tabla35.D4" style:family="table-cell">
      <style:table-cell-properties style:vertical-align="middle" fo:padding-left="0.265cm" fo:padding-right="0.265cm" fo:padding-top="0.159cm" fo:padding-bottom="0.159cm" fo:border="0.05pt solid #dddddd"/>
    </style:style>
    <style:style style:name="Tabla35.A5" style:family="table-cell">
      <style:table-cell-properties style:vertical-align="middle" fo:padding-left="0.265cm" fo:padding-right="0.265cm" fo:padding-top="0.159cm" fo:padding-bottom="0.159cm" fo:border="0.05pt solid #dddddd"/>
    </style:style>
    <style:style style:name="Tabla35.B5" style:family="table-cell">
      <style:table-cell-properties style:vertical-align="middle" fo:padding-left="0.265cm" fo:padding-right="0.265cm" fo:padding-top="0.159cm" fo:padding-bottom="0.159cm" fo:border="0.05pt solid #dddddd"/>
    </style:style>
    <style:style style:name="Tabla35.C5" style:family="table-cell">
      <style:table-cell-properties style:vertical-align="middle" fo:padding-left="0.265cm" fo:padding-right="0.265cm" fo:padding-top="0.159cm" fo:padding-bottom="0.159cm" fo:border="0.05pt solid #dddddd"/>
    </style:style>
    <style:style style:name="Tabla35.D5" style:family="table-cell">
      <style:table-cell-properties style:vertical-align="middle" fo:padding-left="0.265cm" fo:padding-right="0.265cm" fo:padding-top="0.159cm" fo:padding-bottom="0.159cm" fo:border="0.05pt solid #dddddd"/>
    </style:style>
    <style:style style:name="Tabla35.A6" style:family="table-cell">
      <style:table-cell-properties style:vertical-align="middle" fo:padding-left="0.265cm" fo:padding-right="0.265cm" fo:padding-top="0.159cm" fo:padding-bottom="0.159cm" fo:border="0.05pt solid #dddddd"/>
    </style:style>
    <style:style style:name="Tabla35.B6" style:family="table-cell">
      <style:table-cell-properties style:vertical-align="middle" fo:padding-left="0.265cm" fo:padding-right="0.265cm" fo:padding-top="0.159cm" fo:padding-bottom="0.159cm" fo:border="0.05pt solid #dddddd"/>
    </style:style>
    <style:style style:name="Tabla35.C6" style:family="table-cell">
      <style:table-cell-properties style:vertical-align="middle" fo:padding-left="0.265cm" fo:padding-right="0.265cm" fo:padding-top="0.159cm" fo:padding-bottom="0.159cm" fo:border="0.05pt solid #dddddd"/>
    </style:style>
    <style:style style:name="Tabla35.D6" style:family="table-cell">
      <style:table-cell-properties style:vertical-align="middle" fo:padding-left="0.265cm" fo:padding-right="0.265cm" fo:padding-top="0.159cm" fo:padding-bottom="0.159cm" fo:border="0.05pt solid #dddddd"/>
    </style:style>
    <style:style style:name="Tabla35.A7" style:family="table-cell">
      <style:table-cell-properties style:vertical-align="middle" fo:padding-left="0.265cm" fo:padding-right="0.265cm" fo:padding-top="0.159cm" fo:padding-bottom="0.159cm" fo:border="0.05pt solid #dddddd"/>
    </style:style>
    <style:style style:name="Tabla35.B7" style:family="table-cell">
      <style:table-cell-properties style:vertical-align="middle" fo:padding-left="0.265cm" fo:padding-right="0.265cm" fo:padding-top="0.159cm" fo:padding-bottom="0.159cm" fo:border="0.05pt solid #dddddd"/>
    </style:style>
    <style:style style:name="Tabla35.C7" style:family="table-cell">
      <style:table-cell-properties style:vertical-align="middle" fo:padding-left="0.265cm" fo:padding-right="0.265cm" fo:padding-top="0.159cm" fo:padding-bottom="0.159cm" fo:border="0.05pt solid #dddddd"/>
    </style:style>
    <style:style style:name="Tabla35.D7" style:family="table-cell">
      <style:table-cell-properties style:vertical-align="middle" fo:padding-left="0.265cm" fo:padding-right="0.265cm" fo:padding-top="0.159cm" fo:padding-bottom="0.159cm" fo:border="0.05pt solid #dddddd"/>
    </style:style>
    <style:style style:name="Tabla35.A8" style:family="table-cell">
      <style:table-cell-properties style:vertical-align="middle" fo:padding-left="0.265cm" fo:padding-right="0.265cm" fo:padding-top="0.159cm" fo:padding-bottom="0.159cm" fo:border="0.05pt solid #dddddd"/>
    </style:style>
    <style:style style:name="Tabla35.B8" style:family="table-cell">
      <style:table-cell-properties style:vertical-align="middle" fo:padding-left="0.265cm" fo:padding-right="0.265cm" fo:padding-top="0.159cm" fo:padding-bottom="0.159cm" fo:border="0.05pt solid #dddddd"/>
    </style:style>
    <style:style style:name="Tabla35.C8" style:family="table-cell">
      <style:table-cell-properties style:vertical-align="middle" fo:padding-left="0.265cm" fo:padding-right="0.265cm" fo:padding-top="0.159cm" fo:padding-bottom="0.159cm" fo:border="0.05pt solid #dddddd"/>
    </style:style>
    <style:style style:name="Tabla35.D8" style:family="table-cell">
      <style:table-cell-properties style:vertical-align="middle" fo:padding-left="0.265cm" fo:padding-right="0.265cm" fo:padding-top="0.159cm" fo:padding-bottom="0.159cm" fo:border="0.05pt solid #dddddd"/>
    </style:style>
    <style:style style:name="Tabla35.A9" style:family="table-cell">
      <style:table-cell-properties style:vertical-align="middle" fo:padding-left="0.265cm" fo:padding-right="0.265cm" fo:padding-top="0.159cm" fo:padding-bottom="0.159cm" fo:border="0.05pt solid #dddddd"/>
    </style:style>
    <style:style style:name="Tabla35.B9" style:family="table-cell">
      <style:table-cell-properties style:vertical-align="middle" fo:padding-left="0.265cm" fo:padding-right="0.265cm" fo:padding-top="0.159cm" fo:padding-bottom="0.159cm" fo:border="0.05pt solid #dddddd"/>
    </style:style>
    <style:style style:name="Tabla35.C9" style:family="table-cell">
      <style:table-cell-properties style:vertical-align="middle" fo:padding-left="0.265cm" fo:padding-right="0.265cm" fo:padding-top="0.159cm" fo:padding-bottom="0.159cm" fo:border="0.05pt solid #dddddd"/>
    </style:style>
    <style:style style:name="Tabla35.D9" style:family="table-cell">
      <style:table-cell-properties style:vertical-align="middle" fo:padding-left="0.265cm" fo:padding-right="0.265cm" fo:padding-top="0.159cm" fo:padding-bottom="0.159cm" fo:border="0.05pt solid #dddddd"/>
    </style:style>
    <style:style style:name="Tabla35.A10" style:family="table-cell">
      <style:table-cell-properties style:vertical-align="middle" fo:padding-left="0.265cm" fo:padding-right="0.265cm" fo:padding-top="0.159cm" fo:padding-bottom="0.159cm" fo:border="0.05pt solid #dddddd"/>
    </style:style>
    <style:style style:name="Tabla35.B10" style:family="table-cell">
      <style:table-cell-properties style:vertical-align="middle" fo:padding-left="0.265cm" fo:padding-right="0.265cm" fo:padding-top="0.159cm" fo:padding-bottom="0.159cm" fo:border="0.05pt solid #dddddd"/>
    </style:style>
    <style:style style:name="Tabla35.C10" style:family="table-cell">
      <style:table-cell-properties style:vertical-align="middle" fo:padding-left="0.265cm" fo:padding-right="0.265cm" fo:padding-top="0.159cm" fo:padding-bottom="0.159cm" fo:border="0.05pt solid #dddddd"/>
    </style:style>
    <style:style style:name="Tabla35.D10" style:family="table-cell">
      <style:table-cell-properties style:vertical-align="middle" fo:padding-left="0.265cm" fo:padding-right="0.265cm" fo:padding-top="0.159cm" fo:padding-bottom="0.159cm" fo:border="0.05pt solid #dddddd"/>
    </style:style>
    <style:style style:name="Tabla35.A11" style:family="table-cell">
      <style:table-cell-properties style:vertical-align="middle" fo:padding-left="0.265cm" fo:padding-right="0.265cm" fo:padding-top="0.159cm" fo:padding-bottom="0.159cm" fo:border="0.05pt solid #dddddd"/>
    </style:style>
    <style:style style:name="Tabla35.B11" style:family="table-cell">
      <style:table-cell-properties style:vertical-align="middle" fo:padding-left="0.265cm" fo:padding-right="0.265cm" fo:padding-top="0.159cm" fo:padding-bottom="0.159cm" fo:border="0.05pt solid #dddddd"/>
    </style:style>
    <style:style style:name="Tabla35.C11" style:family="table-cell">
      <style:table-cell-properties style:vertical-align="middle" fo:padding-left="0.265cm" fo:padding-right="0.265cm" fo:padding-top="0.159cm" fo:padding-bottom="0.159cm" fo:border="0.05pt solid #dddddd"/>
    </style:style>
    <style:style style:name="Tabla35.D11" style:family="table-cell">
      <style:table-cell-properties style:vertical-align="middle" fo:padding-left="0.265cm" fo:padding-right="0.265cm" fo:padding-top="0.159cm" fo:padding-bottom="0.159cm" fo:border="0.05pt solid #dddddd"/>
    </style:style>
    <style:style style:name="Tabla35.A12" style:family="table-cell">
      <style:table-cell-properties style:vertical-align="middle" fo:padding-left="0.265cm" fo:padding-right="0.265cm" fo:padding-top="0.159cm" fo:padding-bottom="0.159cm" fo:border="0.05pt solid #dddddd"/>
    </style:style>
    <style:style style:name="Tabla35.B12" style:family="table-cell">
      <style:table-cell-properties style:vertical-align="middle" fo:padding-left="0.265cm" fo:padding-right="0.265cm" fo:padding-top="0.159cm" fo:padding-bottom="0.159cm" fo:border="0.05pt solid #dddddd"/>
    </style:style>
    <style:style style:name="Tabla35.C12" style:family="table-cell">
      <style:table-cell-properties style:vertical-align="middle" fo:padding-left="0.265cm" fo:padding-right="0.265cm" fo:padding-top="0.159cm" fo:padding-bottom="0.159cm" fo:border="0.05pt solid #dddddd"/>
    </style:style>
    <style:style style:name="Tabla35.D12" style:family="table-cell">
      <style:table-cell-properties style:vertical-align="middle" fo:padding-left="0.265cm" fo:padding-right="0.265cm" fo:padding-top="0.159cm" fo:padding-bottom="0.159cm" fo:border="0.05pt solid #dddddd"/>
    </style:style>
    <style:style style:name="Tabla35.A13" style:family="table-cell">
      <style:table-cell-properties style:vertical-align="middle" fo:padding-left="0.265cm" fo:padding-right="0.265cm" fo:padding-top="0.159cm" fo:padding-bottom="0.159cm" fo:border="0.05pt solid #dddddd"/>
    </style:style>
    <style:style style:name="Tabla35.B13" style:family="table-cell">
      <style:table-cell-properties style:vertical-align="middle" fo:padding-left="0.265cm" fo:padding-right="0.265cm" fo:padding-top="0.159cm" fo:padding-bottom="0.159cm" fo:border="0.05pt solid #dddddd"/>
    </style:style>
    <style:style style:name="Tabla35.C13" style:family="table-cell">
      <style:table-cell-properties style:vertical-align="middle" fo:padding-left="0.265cm" fo:padding-right="0.265cm" fo:padding-top="0.159cm" fo:padding-bottom="0.159cm" fo:border="0.05pt solid #dddddd"/>
    </style:style>
    <style:style style:name="Tabla35.D13" style:family="table-cell">
      <style:table-cell-properties style:vertical-align="middle" fo:padding-left="0.265cm" fo:padding-right="0.265cm" fo:padding-top="0.159cm" fo:padding-bottom="0.159cm" fo:border="0.05pt solid #dddddd"/>
    </style:style>
    <style:style style:name="Tabla35.A14" style:family="table-cell">
      <style:table-cell-properties style:vertical-align="middle" fo:padding-left="0.265cm" fo:padding-right="0.265cm" fo:padding-top="0.159cm" fo:padding-bottom="0.159cm" fo:border="0.05pt solid #dddddd"/>
    </style:style>
    <style:style style:name="Tabla35.B14" style:family="table-cell">
      <style:table-cell-properties style:vertical-align="middle" fo:padding-left="0.265cm" fo:padding-right="0.265cm" fo:padding-top="0.159cm" fo:padding-bottom="0.159cm" fo:border="0.05pt solid #dddddd"/>
    </style:style>
    <style:style style:name="Tabla35.C14" style:family="table-cell">
      <style:table-cell-properties style:vertical-align="middle" fo:padding-left="0.265cm" fo:padding-right="0.265cm" fo:padding-top="0.159cm" fo:padding-bottom="0.159cm" fo:border="0.05pt solid #dddddd"/>
    </style:style>
    <style:style style:name="Tabla35.D14" style:family="table-cell">
      <style:table-cell-properties style:vertical-align="middle" fo:padding-left="0.265cm" fo:padding-right="0.265cm" fo:padding-top="0.159cm" fo:padding-bottom="0.159cm" fo:border="0.05pt solid #dddddd"/>
    </style:style>
    <style:style style:name="Tabla35.A15" style:family="table-cell">
      <style:table-cell-properties style:vertical-align="middle" fo:padding-left="0.265cm" fo:padding-right="0.265cm" fo:padding-top="0.159cm" fo:padding-bottom="0.159cm" fo:border="0.05pt solid #dddddd"/>
    </style:style>
    <style:style style:name="Tabla35.B15" style:family="table-cell">
      <style:table-cell-properties style:vertical-align="middle" fo:padding-left="0.265cm" fo:padding-right="0.265cm" fo:padding-top="0.159cm" fo:padding-bottom="0.159cm" fo:border="0.05pt solid #dddddd"/>
    </style:style>
    <style:style style:name="Tabla35.C15" style:family="table-cell">
      <style:table-cell-properties style:vertical-align="middle" fo:padding-left="0.265cm" fo:padding-right="0.265cm" fo:padding-top="0.159cm" fo:padding-bottom="0.159cm" fo:border="0.05pt solid #dddddd"/>
    </style:style>
    <style:style style:name="Tabla35.D15" style:family="table-cell">
      <style:table-cell-properties style:vertical-align="middle" fo:padding-left="0.265cm" fo:padding-right="0.265cm" fo:padding-top="0.159cm" fo:padding-bottom="0.159cm" fo:border="0.05pt solid #dddddd"/>
    </style:style>
    <style:style style:name="Tabla35.A16" style:family="table-cell">
      <style:table-cell-properties style:vertical-align="middle" fo:padding-left="0.265cm" fo:padding-right="0.265cm" fo:padding-top="0.159cm" fo:padding-bottom="0.159cm" fo:border="0.05pt solid #dddddd"/>
    </style:style>
    <style:style style:name="Tabla35.B16" style:family="table-cell">
      <style:table-cell-properties style:vertical-align="middle" fo:padding-left="0.265cm" fo:padding-right="0.265cm" fo:padding-top="0.159cm" fo:padding-bottom="0.159cm" fo:border="0.05pt solid #dddddd"/>
    </style:style>
    <style:style style:name="Tabla35.C16" style:family="table-cell">
      <style:table-cell-properties style:vertical-align="middle" fo:padding-left="0.265cm" fo:padding-right="0.265cm" fo:padding-top="0.159cm" fo:padding-bottom="0.159cm" fo:border="0.05pt solid #dddddd"/>
    </style:style>
    <style:style style:name="Tabla35.D16" style:family="table-cell">
      <style:table-cell-properties style:vertical-align="middle" fo:padding-left="0.265cm" fo:padding-right="0.265cm" fo:padding-top="0.159cm" fo:padding-bottom="0.159cm" fo:border="0.05pt solid #dddddd"/>
    </style:style>
    <style:style style:name="Tabla35.A17" style:family="table-cell">
      <style:table-cell-properties style:vertical-align="middle" fo:padding-left="0.265cm" fo:padding-right="0.265cm" fo:padding-top="0.159cm" fo:padding-bottom="0.159cm" fo:border="0.05pt solid #dddddd"/>
    </style:style>
    <style:style style:name="Tabla35.B17" style:family="table-cell">
      <style:table-cell-properties style:vertical-align="middle" fo:padding-left="0.265cm" fo:padding-right="0.265cm" fo:padding-top="0.159cm" fo:padding-bottom="0.159cm" fo:border="0.05pt solid #dddddd"/>
    </style:style>
    <style:style style:name="Tabla35.C17" style:family="table-cell">
      <style:table-cell-properties style:vertical-align="middle" fo:padding-left="0.265cm" fo:padding-right="0.265cm" fo:padding-top="0.159cm" fo:padding-bottom="0.159cm" fo:border="0.05pt solid #dddddd"/>
    </style:style>
    <style:style style:name="Tabla35.D17" style:family="table-cell">
      <style:table-cell-properties style:vertical-align="middle" fo:padding-left="0.265cm" fo:padding-right="0.265cm" fo:padding-top="0.159cm" fo:padding-bottom="0.159cm" fo:border="0.05pt solid #dddddd"/>
    </style:style>
    <style:style style:name="Tabla35.A18" style:family="table-cell">
      <style:table-cell-properties style:vertical-align="middle" fo:padding-left="0.265cm" fo:padding-right="0.265cm" fo:padding-top="0.159cm" fo:padding-bottom="0.159cm" fo:border="0.05pt solid #dddddd"/>
    </style:style>
    <style:style style:name="Tabla35.B18" style:family="table-cell">
      <style:table-cell-properties style:vertical-align="middle" fo:padding-left="0.265cm" fo:padding-right="0.265cm" fo:padding-top="0.159cm" fo:padding-bottom="0.159cm" fo:border="0.05pt solid #dddddd"/>
    </style:style>
    <style:style style:name="Tabla35.C18" style:family="table-cell">
      <style:table-cell-properties style:vertical-align="middle" fo:padding-left="0.265cm" fo:padding-right="0.265cm" fo:padding-top="0.159cm" fo:padding-bottom="0.159cm" fo:border="0.05pt solid #dddddd"/>
    </style:style>
    <style:style style:name="Tabla35.D18" style:family="table-cell">
      <style:table-cell-properties style:vertical-align="middle" fo:padding-left="0.265cm" fo:padding-right="0.265cm" fo:padding-top="0.159cm" fo:padding-bottom="0.159cm" fo:border="0.05pt solid #dddddd"/>
    </style:style>
    <style:style style:name="Tabla35.A19" style:family="table-cell">
      <style:table-cell-properties style:vertical-align="middle" fo:padding-left="0.265cm" fo:padding-right="0.265cm" fo:padding-top="0.159cm" fo:padding-bottom="0.159cm" fo:border="0.05pt solid #dddddd"/>
    </style:style>
    <style:style style:name="Tabla35.B19" style:family="table-cell">
      <style:table-cell-properties style:vertical-align="middle" fo:padding-left="0.265cm" fo:padding-right="0.265cm" fo:padding-top="0.159cm" fo:padding-bottom="0.159cm" fo:border="0.05pt solid #dddddd"/>
    </style:style>
    <style:style style:name="Tabla35.C19" style:family="table-cell">
      <style:table-cell-properties style:vertical-align="middle" fo:padding-left="0.265cm" fo:padding-right="0.265cm" fo:padding-top="0.159cm" fo:padding-bottom="0.159cm" fo:border="0.05pt solid #dddddd"/>
    </style:style>
    <style:style style:name="Tabla35.D19" style:family="table-cell">
      <style:table-cell-properties style:vertical-align="middle" fo:padding-left="0.265cm" fo:padding-right="0.265cm" fo:padding-top="0.159cm" fo:padding-bottom="0.159cm" fo:border="0.05pt solid #dddddd"/>
    </style:style>
    <style:style style:name="Tabla35.A20" style:family="table-cell">
      <style:table-cell-properties style:vertical-align="middle" fo:padding-left="0.265cm" fo:padding-right="0.265cm" fo:padding-top="0.159cm" fo:padding-bottom="0.159cm" fo:border="0.05pt solid #dddddd"/>
    </style:style>
    <style:style style:name="Tabla35.B20" style:family="table-cell">
      <style:table-cell-properties style:vertical-align="middle" fo:padding-left="0.265cm" fo:padding-right="0.265cm" fo:padding-top="0.159cm" fo:padding-bottom="0.159cm" fo:border="0.05pt solid #dddddd"/>
    </style:style>
    <style:style style:name="Tabla35.C20" style:family="table-cell">
      <style:table-cell-properties style:vertical-align="middle" fo:padding-left="0.265cm" fo:padding-right="0.265cm" fo:padding-top="0.159cm" fo:padding-bottom="0.159cm" fo:border="0.05pt solid #dddddd"/>
    </style:style>
    <style:style style:name="Tabla35.D20" style:family="table-cell">
      <style:table-cell-properties style:vertical-align="middle" fo:padding-left="0.265cm" fo:padding-right="0.265cm" fo:padding-top="0.159cm" fo:padding-bottom="0.159cm" fo:border="0.05pt solid #dddddd"/>
    </style:style>
    <style:style style:name="Tabla35.A21" style:family="table-cell">
      <style:table-cell-properties style:vertical-align="middle" fo:padding-left="0.265cm" fo:padding-right="0.265cm" fo:padding-top="0.159cm" fo:padding-bottom="0.159cm" fo:border="0.05pt solid #dddddd"/>
    </style:style>
    <style:style style:name="Tabla35.B21" style:family="table-cell">
      <style:table-cell-properties style:vertical-align="middle" fo:padding-left="0.265cm" fo:padding-right="0.265cm" fo:padding-top="0.159cm" fo:padding-bottom="0.159cm" fo:border="0.05pt solid #dddddd"/>
    </style:style>
    <style:style style:name="Tabla35.C21" style:family="table-cell">
      <style:table-cell-properties style:vertical-align="middle" fo:padding-left="0.265cm" fo:padding-right="0.265cm" fo:padding-top="0.159cm" fo:padding-bottom="0.159cm" fo:border="0.05pt solid #dddddd"/>
    </style:style>
    <style:style style:name="Tabla35.D21" style:family="table-cell">
      <style:table-cell-properties style:vertical-align="middle" fo:padding-left="0.265cm" fo:padding-right="0.265cm" fo:padding-top="0.159cm" fo:padding-bottom="0.159cm" fo:border="0.05pt solid #dddddd"/>
    </style:style>
    <style:style style:name="Tabla36" style:family="table">
      <style:table-properties style:width="17cm" table:align="left"/>
    </style:style>
    <style:style style:name="Tabla36.A" style:family="table-column">
      <style:table-column-properties style:column-width="5.172cm"/>
    </style:style>
    <style:style style:name="Tabla36.B" style:family="table-column">
      <style:table-column-properties style:column-width="5.396cm"/>
    </style:style>
    <style:style style:name="Tabla36.C" style:family="table-column">
      <style:table-column-properties style:column-width="6.433cm"/>
    </style:style>
    <style:style style:name="Tabla36.1" style:family="table-row">
      <style:table-row-properties fo:background-color="#fafafa">
        <style:background-image/>
      </style:table-row-properties>
    </style:style>
    <style:style style:name="Tabla3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6.2" style:family="table-row">
      <style:table-row-properties fo:background-color="transparent">
        <style:background-image/>
      </style:table-row-properties>
    </style:style>
    <style:style style:name="Tabla36.A2" style:family="table-cell">
      <style:table-cell-properties style:vertical-align="middle" fo:padding-left="0.265cm" fo:padding-right="0.265cm" fo:padding-top="0.159cm" fo:padding-bottom="0.159cm" fo:border="0.05pt solid #dddddd"/>
    </style:style>
    <style:style style:name="Tabla36.B2" style:family="table-cell">
      <style:table-cell-properties style:vertical-align="middle" fo:padding-left="0.265cm" fo:padding-right="0.265cm" fo:padding-top="0.159cm" fo:padding-bottom="0.159cm" fo:border="0.05pt solid #dddddd"/>
    </style:style>
    <style:style style:name="Tabla36.C2" style:family="table-cell">
      <style:table-cell-properties style:vertical-align="middle" fo:padding-left="0.265cm" fo:padding-right="0.265cm" fo:padding-top="0.159cm" fo:padding-bottom="0.159cm" fo:border="0.05pt solid #dddddd"/>
    </style:style>
    <style:style style:name="Tabla36.A3" style:family="table-cell">
      <style:table-cell-properties style:vertical-align="middle" fo:padding-left="0.265cm" fo:padding-right="0.265cm" fo:padding-top="0.159cm" fo:padding-bottom="0.159cm" fo:border="0.05pt solid #dddddd"/>
    </style:style>
    <style:style style:name="Tabla36.B3" style:family="table-cell">
      <style:table-cell-properties style:vertical-align="middle" fo:padding-left="0.265cm" fo:padding-right="0.265cm" fo:padding-top="0.159cm" fo:padding-bottom="0.159cm" fo:border="0.05pt solid #dddddd"/>
    </style:style>
    <style:style style:name="Tabla36.C3" style:family="table-cell">
      <style:table-cell-properties style:vertical-align="middle" fo:padding-left="0.265cm" fo:padding-right="0.265cm" fo:padding-top="0.159cm" fo:padding-bottom="0.159cm" fo:border="0.05pt solid #dddddd"/>
    </style:style>
    <style:style style:name="Tabla37" style:family="table">
      <style:table-properties style:width="12.801cm" table:align="left"/>
    </style:style>
    <style:style style:name="Tabla37.A" style:family="table-column">
      <style:table-column-properties style:column-width="8.553cm"/>
    </style:style>
    <style:style style:name="Tabla37.B" style:family="table-column">
      <style:table-column-properties style:column-width="4.247cm"/>
    </style:style>
    <style:style style:name="Tabla37.1" style:family="table-row">
      <style:table-row-properties fo:background-color="#fafafa">
        <style:background-image/>
      </style:table-row-properties>
    </style:style>
    <style:style style:name="Tabla3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7.2" style:family="table-row">
      <style:table-row-properties fo:background-color="transparent">
        <style:background-image/>
      </style:table-row-properties>
    </style:style>
    <style:style style:name="Tabla37.A2" style:family="table-cell">
      <style:table-cell-properties style:vertical-align="middle" fo:padding-left="0.265cm" fo:padding-right="0.265cm" fo:padding-top="0.159cm" fo:padding-bottom="0.159cm" fo:border="0.05pt solid #dddddd"/>
    </style:style>
    <style:style style:name="Tabla37.B2" style:family="table-cell">
      <style:table-cell-properties style:vertical-align="middle" fo:padding-left="0.265cm" fo:padding-right="0.265cm" fo:padding-top="0.159cm" fo:padding-bottom="0.159cm" fo:border="0.05pt solid #dddddd"/>
    </style:style>
    <style:style style:name="Tabla37.A3" style:family="table-cell">
      <style:table-cell-properties style:vertical-align="middle" fo:padding-left="0.265cm" fo:padding-right="0.265cm" fo:padding-top="0.159cm" fo:padding-bottom="0.159cm" fo:border="0.05pt solid #dddddd"/>
    </style:style>
    <style:style style:name="Tabla37.B3" style:family="table-cell">
      <style:table-cell-properties style:vertical-align="middle" fo:padding-left="0.265cm" fo:padding-right="0.265cm" fo:padding-top="0.159cm" fo:padding-bottom="0.159cm" fo:border="0.05pt solid #dddddd"/>
    </style:style>
    <style:style style:name="Tabla37.A4" style:family="table-cell">
      <style:table-cell-properties style:vertical-align="middle" fo:padding-left="0.265cm" fo:padding-right="0.265cm" fo:padding-top="0.159cm" fo:padding-bottom="0.159cm" fo:border="0.05pt solid #dddddd"/>
    </style:style>
    <style:style style:name="Tabla37.B4" style:family="table-cell">
      <style:table-cell-properties style:vertical-align="middle" fo:padding-left="0.265cm" fo:padding-right="0.265cm" fo:padding-top="0.159cm" fo:padding-bottom="0.159cm" fo:border="0.05pt solid #dddddd"/>
    </style:style>
    <style:style style:name="Tabla37.A5" style:family="table-cell">
      <style:table-cell-properties style:vertical-align="middle" fo:padding-left="0.265cm" fo:padding-right="0.265cm" fo:padding-top="0.159cm" fo:padding-bottom="0.159cm" fo:border="0.05pt solid #dddddd"/>
    </style:style>
    <style:style style:name="Tabla37.B5" style:family="table-cell">
      <style:table-cell-properties style:vertical-align="middle" fo:padding-left="0.265cm" fo:padding-right="0.265cm" fo:padding-top="0.159cm" fo:padding-bottom="0.159cm" fo:border="0.05pt solid #dddddd"/>
    </style:style>
    <style:style style:name="Tabla37.A6" style:family="table-cell">
      <style:table-cell-properties style:vertical-align="middle" fo:padding-left="0.265cm" fo:padding-right="0.265cm" fo:padding-top="0.159cm" fo:padding-bottom="0.159cm" fo:border="0.05pt solid #dddddd"/>
    </style:style>
    <style:style style:name="Tabla37.B6" style:family="table-cell">
      <style:table-cell-properties style:vertical-align="middle" fo:padding-left="0.265cm" fo:padding-right="0.265cm" fo:padding-top="0.159cm" fo:padding-bottom="0.159cm" fo:border="0.05pt solid #dddddd"/>
    </style:style>
    <style:style style:name="Tabla37.A7" style:family="table-cell">
      <style:table-cell-properties style:vertical-align="middle" fo:padding-left="0.265cm" fo:padding-right="0.265cm" fo:padding-top="0.159cm" fo:padding-bottom="0.159cm" fo:border="0.05pt solid #dddddd"/>
    </style:style>
    <style:style style:name="Tabla37.B7" style:family="table-cell">
      <style:table-cell-properties style:vertical-align="middle" fo:padding-left="0.265cm" fo:padding-right="0.265cm" fo:padding-top="0.159cm" fo:padding-bottom="0.159cm" fo:border="0.05pt solid #dddddd"/>
    </style:style>
    <style:style style:name="Tabla37.A8" style:family="table-cell">
      <style:table-cell-properties style:vertical-align="middle" fo:padding-left="0.265cm" fo:padding-right="0.265cm" fo:padding-top="0.159cm" fo:padding-bottom="0.159cm" fo:border="0.05pt solid #dddddd"/>
    </style:style>
    <style:style style:name="Tabla37.B8" style:family="table-cell">
      <style:table-cell-properties style:vertical-align="middle" fo:padding-left="0.265cm" fo:padding-right="0.265cm" fo:padding-top="0.159cm" fo:padding-bottom="0.159cm" fo:border="0.05pt solid #dddddd"/>
    </style:style>
    <style:style style:name="Tabla37.A9" style:family="table-cell">
      <style:table-cell-properties style:vertical-align="middle" fo:padding-left="0.265cm" fo:padding-right="0.265cm" fo:padding-top="0.159cm" fo:padding-bottom="0.159cm" fo:border="0.05pt solid #dddddd"/>
    </style:style>
    <style:style style:name="Tabla37.B9" style:family="table-cell">
      <style:table-cell-properties style:vertical-align="middle" fo:padding-left="0.265cm" fo:padding-right="0.265cm" fo:padding-top="0.159cm" fo:padding-bottom="0.159cm" fo:border="0.05pt solid #dddddd"/>
    </style:style>
    <style:style style:name="Tabla37.A10" style:family="table-cell">
      <style:table-cell-properties style:vertical-align="middle" fo:padding-left="0.265cm" fo:padding-right="0.265cm" fo:padding-top="0.159cm" fo:padding-bottom="0.159cm" fo:border="0.05pt solid #dddddd"/>
    </style:style>
    <style:style style:name="Tabla37.B10" style:family="table-cell">
      <style:table-cell-properties style:vertical-align="middle" fo:padding-left="0.265cm" fo:padding-right="0.265cm" fo:padding-top="0.159cm" fo:padding-bottom="0.159cm" fo:border="0.05pt solid #dddddd"/>
    </style:style>
    <style:style style:name="Tabla37.A11" style:family="table-cell">
      <style:table-cell-properties style:vertical-align="middle" fo:padding-left="0.265cm" fo:padding-right="0.265cm" fo:padding-top="0.159cm" fo:padding-bottom="0.159cm" fo:border="0.05pt solid #dddddd"/>
    </style:style>
    <style:style style:name="Tabla37.B11" style:family="table-cell">
      <style:table-cell-properties style:vertical-align="middle" fo:padding-left="0.265cm" fo:padding-right="0.265cm" fo:padding-top="0.159cm" fo:padding-bottom="0.159cm" fo:border="0.05pt solid #dddddd"/>
    </style:style>
    <style:style style:name="Tabla37.A12" style:family="table-cell">
      <style:table-cell-properties style:vertical-align="middle" fo:padding-left="0.265cm" fo:padding-right="0.265cm" fo:padding-top="0.159cm" fo:padding-bottom="0.159cm" fo:border="0.05pt solid #dddddd"/>
    </style:style>
    <style:style style:name="Tabla37.B12" style:family="table-cell">
      <style:table-cell-properties style:vertical-align="middle" fo:padding-left="0.265cm" fo:padding-right="0.265cm" fo:padding-top="0.159cm" fo:padding-bottom="0.159cm" fo:border="0.05pt solid #dddddd"/>
    </style:style>
    <style:style style:name="Tabla37.A13" style:family="table-cell">
      <style:table-cell-properties style:vertical-align="middle" fo:padding-left="0.265cm" fo:padding-right="0.265cm" fo:padding-top="0.159cm" fo:padding-bottom="0.159cm" fo:border="0.05pt solid #dddddd"/>
    </style:style>
    <style:style style:name="Tabla37.B13" style:family="table-cell">
      <style:table-cell-properties style:vertical-align="middle" fo:padding-left="0.265cm" fo:padding-right="0.265cm" fo:padding-top="0.159cm" fo:padding-bottom="0.159cm" fo:border="0.05pt solid #dddddd"/>
    </style:style>
    <style:style style:name="Tabla37.A14" style:family="table-cell">
      <style:table-cell-properties style:vertical-align="middle" fo:padding-left="0.265cm" fo:padding-right="0.265cm" fo:padding-top="0.159cm" fo:padding-bottom="0.159cm" fo:border="0.05pt solid #dddddd"/>
    </style:style>
    <style:style style:name="Tabla37.B14" style:family="table-cell">
      <style:table-cell-properties style:vertical-align="middle" fo:padding-left="0.265cm" fo:padding-right="0.265cm" fo:padding-top="0.159cm" fo:padding-bottom="0.159cm" fo:border="0.05pt solid #dddddd"/>
    </style:style>
    <style:style style:name="Tabla37.A15" style:family="table-cell">
      <style:table-cell-properties style:vertical-align="middle" fo:padding-left="0.265cm" fo:padding-right="0.265cm" fo:padding-top="0.159cm" fo:padding-bottom="0.159cm" fo:border="0.05pt solid #dddddd"/>
    </style:style>
    <style:style style:name="Tabla37.B15" style:family="table-cell">
      <style:table-cell-properties style:vertical-align="middle" fo:padding-left="0.265cm" fo:padding-right="0.265cm" fo:padding-top="0.159cm" fo:padding-bottom="0.159cm" fo:border="0.05pt solid #dddddd"/>
    </style:style>
    <style:style style:name="Tabla37.A16" style:family="table-cell">
      <style:table-cell-properties style:vertical-align="middle" fo:padding-left="0.265cm" fo:padding-right="0.265cm" fo:padding-top="0.159cm" fo:padding-bottom="0.159cm" fo:border="0.05pt solid #dddddd"/>
    </style:style>
    <style:style style:name="Tabla37.B16" style:family="table-cell">
      <style:table-cell-properties style:vertical-align="middle" fo:padding-left="0.265cm" fo:padding-right="0.265cm" fo:padding-top="0.159cm" fo:padding-bottom="0.159cm" fo:border="0.05pt solid #dddddd"/>
    </style:style>
    <style:style style:name="Tabla37.A17" style:family="table-cell">
      <style:table-cell-properties style:vertical-align="middle" fo:padding-left="0.265cm" fo:padding-right="0.265cm" fo:padding-top="0.159cm" fo:padding-bottom="0.159cm" fo:border="0.05pt solid #dddddd"/>
    </style:style>
    <style:style style:name="Tabla37.B17" style:family="table-cell">
      <style:table-cell-properties style:vertical-align="middle" fo:padding-left="0.265cm" fo:padding-right="0.265cm" fo:padding-top="0.159cm" fo:padding-bottom="0.159cm" fo:border="0.05pt solid #dddddd"/>
    </style:style>
    <style:style style:name="Tabla37.A18" style:family="table-cell">
      <style:table-cell-properties style:vertical-align="middle" fo:padding-left="0.265cm" fo:padding-right="0.265cm" fo:padding-top="0.159cm" fo:padding-bottom="0.159cm" fo:border="0.05pt solid #dddddd"/>
    </style:style>
    <style:style style:name="Tabla37.B18" style:family="table-cell">
      <style:table-cell-properties style:vertical-align="middle" fo:padding-left="0.265cm" fo:padding-right="0.265cm" fo:padding-top="0.159cm" fo:padding-bottom="0.159cm" fo:border="0.05pt solid #dddddd"/>
    </style:style>
    <style:style style:name="Tabla37.A19" style:family="table-cell">
      <style:table-cell-properties style:vertical-align="middle" fo:padding-left="0.265cm" fo:padding-right="0.265cm" fo:padding-top="0.159cm" fo:padding-bottom="0.159cm" fo:border="0.05pt solid #dddddd"/>
    </style:style>
    <style:style style:name="Tabla37.B19" style:family="table-cell">
      <style:table-cell-properties style:vertical-align="middle" fo:padding-left="0.265cm" fo:padding-right="0.265cm" fo:padding-top="0.159cm" fo:padding-bottom="0.159cm" fo:border="0.05pt solid #dddddd"/>
    </style:style>
    <style:style style:name="Tabla37.A20" style:family="table-cell">
      <style:table-cell-properties style:vertical-align="middle" fo:padding-left="0.265cm" fo:padding-right="0.265cm" fo:padding-top="0.159cm" fo:padding-bottom="0.159cm" fo:border="0.05pt solid #dddddd"/>
    </style:style>
    <style:style style:name="Tabla37.B20" style:family="table-cell">
      <style:table-cell-properties style:vertical-align="middle" fo:padding-left="0.265cm" fo:padding-right="0.265cm" fo:padding-top="0.159cm" fo:padding-bottom="0.159cm" fo:border="0.05pt solid #dddddd"/>
    </style:style>
    <style:style style:name="Tabla37.A21" style:family="table-cell">
      <style:table-cell-properties style:vertical-align="middle" fo:padding-left="0.265cm" fo:padding-right="0.265cm" fo:padding-top="0.159cm" fo:padding-bottom="0.159cm" fo:border="0.05pt solid #dddddd"/>
    </style:style>
    <style:style style:name="Tabla37.B21" style:family="table-cell">
      <style:table-cell-properties style:vertical-align="middle" fo:padding-left="0.265cm" fo:padding-right="0.265cm" fo:padding-top="0.159cm" fo:padding-bottom="0.159cm" fo:border="0.05pt solid #dddddd"/>
    </style:style>
    <style:style style:name="Tabla37.A22" style:family="table-cell">
      <style:table-cell-properties style:vertical-align="middle" fo:padding-left="0.265cm" fo:padding-right="0.265cm" fo:padding-top="0.159cm" fo:padding-bottom="0.159cm" fo:border="0.05pt solid #dddddd"/>
    </style:style>
    <style:style style:name="Tabla37.B22" style:family="table-cell">
      <style:table-cell-properties style:vertical-align="middle" fo:padding-left="0.265cm" fo:padding-right="0.265cm" fo:padding-top="0.159cm" fo:padding-bottom="0.159cm" fo:border="0.05pt solid #dddddd"/>
    </style:style>
    <style:style style:name="Tabla37.A23" style:family="table-cell">
      <style:table-cell-properties style:vertical-align="middle" fo:padding-left="0.265cm" fo:padding-right="0.265cm" fo:padding-top="0.159cm" fo:padding-bottom="0.159cm" fo:border="0.05pt solid #dddddd"/>
    </style:style>
    <style:style style:name="Tabla37.B23" style:family="table-cell">
      <style:table-cell-properties style:vertical-align="middle" fo:padding-left="0.265cm" fo:padding-right="0.265cm" fo:padding-top="0.159cm" fo:padding-bottom="0.159cm" fo:border="0.05pt solid #dddddd"/>
    </style:style>
    <style:style style:name="Tabla37.A24" style:family="table-cell">
      <style:table-cell-properties style:vertical-align="middle" fo:padding-left="0.265cm" fo:padding-right="0.265cm" fo:padding-top="0.159cm" fo:padding-bottom="0.159cm" fo:border="0.05pt solid #dddddd"/>
    </style:style>
    <style:style style:name="Tabla37.B24" style:family="table-cell">
      <style:table-cell-properties style:vertical-align="middle" fo:padding-left="0.265cm" fo:padding-right="0.265cm" fo:padding-top="0.159cm" fo:padding-bottom="0.159cm" fo:border="0.05pt solid #dddddd"/>
    </style:style>
    <style:style style:name="Tabla37.A25" style:family="table-cell">
      <style:table-cell-properties style:vertical-align="middle" fo:padding-left="0.265cm" fo:padding-right="0.265cm" fo:padding-top="0.159cm" fo:padding-bottom="0.159cm" fo:border="0.05pt solid #dddddd"/>
    </style:style>
    <style:style style:name="Tabla37.B25" style:family="table-cell">
      <style:table-cell-properties style:vertical-align="middle" fo:padding-left="0.265cm" fo:padding-right="0.265cm" fo:padding-top="0.159cm" fo:padding-bottom="0.159cm" fo:border="0.05pt solid #dddddd"/>
    </style:style>
    <style:style style:name="Tabla37.A26" style:family="table-cell">
      <style:table-cell-properties style:vertical-align="middle" fo:padding-left="0.265cm" fo:padding-right="0.265cm" fo:padding-top="0.159cm" fo:padding-bottom="0.159cm" fo:border="0.05pt solid #dddddd"/>
    </style:style>
    <style:style style:name="Tabla37.B26" style:family="table-cell">
      <style:table-cell-properties style:vertical-align="middle" fo:padding-left="0.265cm" fo:padding-right="0.265cm" fo:padding-top="0.159cm" fo:padding-bottom="0.159cm" fo:border="0.05pt solid #dddddd"/>
    </style:style>
    <style:style style:name="Tabla37.A27" style:family="table-cell">
      <style:table-cell-properties style:vertical-align="middle" fo:padding-left="0.265cm" fo:padding-right="0.265cm" fo:padding-top="0.159cm" fo:padding-bottom="0.159cm" fo:border="0.05pt solid #dddddd"/>
    </style:style>
    <style:style style:name="Tabla37.B27" style:family="table-cell">
      <style:table-cell-properties style:vertical-align="middle" fo:padding-left="0.265cm" fo:padding-right="0.265cm" fo:padding-top="0.159cm" fo:padding-bottom="0.159cm" fo:border="0.05pt solid #dddddd"/>
    </style:style>
    <style:style style:name="Tabla37.A28" style:family="table-cell">
      <style:table-cell-properties style:vertical-align="middle" fo:padding-left="0.265cm" fo:padding-right="0.265cm" fo:padding-top="0.159cm" fo:padding-bottom="0.159cm" fo:border="0.05pt solid #dddddd"/>
    </style:style>
    <style:style style:name="Tabla37.B28" style:family="table-cell">
      <style:table-cell-properties style:vertical-align="middle" fo:padding-left="0.265cm" fo:padding-right="0.265cm" fo:padding-top="0.159cm" fo:padding-bottom="0.159cm" fo:border="0.05pt solid #dddddd"/>
    </style:style>
    <style:style style:name="Tabla37.A29" style:family="table-cell">
      <style:table-cell-properties style:vertical-align="middle" fo:padding-left="0.265cm" fo:padding-right="0.265cm" fo:padding-top="0.159cm" fo:padding-bottom="0.159cm" fo:border="0.05pt solid #dddddd"/>
    </style:style>
    <style:style style:name="Tabla37.B29" style:family="table-cell">
      <style:table-cell-properties style:vertical-align="middle" fo:padding-left="0.265cm" fo:padding-right="0.265cm" fo:padding-top="0.159cm" fo:padding-bottom="0.159cm" fo:border="0.05pt solid #dddddd"/>
    </style:style>
    <style:style style:name="Tabla37.A30" style:family="table-cell">
      <style:table-cell-properties style:vertical-align="middle" fo:padding-left="0.265cm" fo:padding-right="0.265cm" fo:padding-top="0.159cm" fo:padding-bottom="0.159cm" fo:border="0.05pt solid #dddddd"/>
    </style:style>
    <style:style style:name="Tabla37.B30" style:family="table-cell">
      <style:table-cell-properties style:vertical-align="middle" fo:padding-left="0.265cm" fo:padding-right="0.265cm" fo:padding-top="0.159cm" fo:padding-bottom="0.159cm" fo:border="0.05pt solid #dddddd"/>
    </style:style>
    <style:style style:name="Tabla37.A31" style:family="table-cell">
      <style:table-cell-properties style:vertical-align="middle" fo:padding-left="0.265cm" fo:padding-right="0.265cm" fo:padding-top="0.159cm" fo:padding-bottom="0.159cm" fo:border="0.05pt solid #dddddd"/>
    </style:style>
    <style:style style:name="Tabla37.B31" style:family="table-cell">
      <style:table-cell-properties style:vertical-align="middle" fo:padding-left="0.265cm" fo:padding-right="0.265cm" fo:padding-top="0.159cm" fo:padding-bottom="0.159cm" fo:border="0.05pt solid #dddddd"/>
    </style:style>
    <style:style style:name="Tabla37.A32" style:family="table-cell">
      <style:table-cell-properties style:vertical-align="middle" fo:padding-left="0.265cm" fo:padding-right="0.265cm" fo:padding-top="0.159cm" fo:padding-bottom="0.159cm" fo:border="0.05pt solid #dddddd"/>
    </style:style>
    <style:style style:name="Tabla37.B32" style:family="table-cell">
      <style:table-cell-properties style:vertical-align="middle" fo:padding-left="0.265cm" fo:padding-right="0.265cm" fo:padding-top="0.159cm" fo:padding-bottom="0.159cm" fo:border="0.05pt solid #dddddd"/>
    </style:style>
    <style:style style:name="Tabla37.A33" style:family="table-cell">
      <style:table-cell-properties style:vertical-align="middle" fo:padding-left="0.265cm" fo:padding-right="0.265cm" fo:padding-top="0.159cm" fo:padding-bottom="0.159cm" fo:border="0.05pt solid #dddddd"/>
    </style:style>
    <style:style style:name="Tabla37.B33" style:family="table-cell">
      <style:table-cell-properties style:vertical-align="middle" fo:padding-left="0.265cm" fo:padding-right="0.265cm" fo:padding-top="0.159cm" fo:padding-bottom="0.159cm" fo:border="0.05pt solid #dddddd"/>
    </style:style>
    <style:style style:name="Tabla37.A34" style:family="table-cell">
      <style:table-cell-properties style:vertical-align="middle" fo:padding-left="0.265cm" fo:padding-right="0.265cm" fo:padding-top="0.159cm" fo:padding-bottom="0.159cm" fo:border="0.05pt solid #dddddd"/>
    </style:style>
    <style:style style:name="Tabla37.B34" style:family="table-cell">
      <style:table-cell-properties style:vertical-align="middle" fo:padding-left="0.265cm" fo:padding-right="0.265cm" fo:padding-top="0.159cm" fo:padding-bottom="0.159cm" fo:border="0.05pt solid #dddddd"/>
    </style:style>
    <style:style style:name="Tabla37.A35" style:family="table-cell">
      <style:table-cell-properties style:vertical-align="middle" fo:padding-left="0.265cm" fo:padding-right="0.265cm" fo:padding-top="0.159cm" fo:padding-bottom="0.159cm" fo:border="0.05pt solid #dddddd"/>
    </style:style>
    <style:style style:name="Tabla37.B35" style:family="table-cell">
      <style:table-cell-properties style:vertical-align="middle" fo:padding-left="0.265cm" fo:padding-right="0.265cm" fo:padding-top="0.159cm" fo:padding-bottom="0.159cm" fo:border="0.05pt solid #dddddd"/>
    </style:style>
    <style:style style:name="Tabla37.A36" style:family="table-cell">
      <style:table-cell-properties style:vertical-align="middle" fo:padding-left="0.265cm" fo:padding-right="0.265cm" fo:padding-top="0.159cm" fo:padding-bottom="0.159cm" fo:border="0.05pt solid #dddddd"/>
    </style:style>
    <style:style style:name="Tabla37.B36" style:family="table-cell">
      <style:table-cell-properties style:vertical-align="middle" fo:padding-left="0.265cm" fo:padding-right="0.265cm" fo:padding-top="0.159cm" fo:padding-bottom="0.159cm" fo:border="0.05pt solid #dddddd"/>
    </style:style>
    <style:style style:name="Tabla37.A37" style:family="table-cell">
      <style:table-cell-properties style:vertical-align="middle" fo:padding-left="0.265cm" fo:padding-right="0.265cm" fo:padding-top="0.159cm" fo:padding-bottom="0.159cm" fo:border="0.05pt solid #dddddd"/>
    </style:style>
    <style:style style:name="Tabla37.B37" style:family="table-cell">
      <style:table-cell-properties style:vertical-align="middle" fo:padding-left="0.265cm" fo:padding-right="0.265cm" fo:padding-top="0.159cm" fo:padding-bottom="0.159cm" fo:border="0.05pt solid #dddddd"/>
    </style:style>
    <style:style style:name="Tabla37.A38" style:family="table-cell">
      <style:table-cell-properties style:vertical-align="middle" fo:padding-left="0.265cm" fo:padding-right="0.265cm" fo:padding-top="0.159cm" fo:padding-bottom="0.159cm" fo:border="0.05pt solid #dddddd"/>
    </style:style>
    <style:style style:name="Tabla37.B38" style:family="table-cell">
      <style:table-cell-properties style:vertical-align="middle" fo:padding-left="0.265cm" fo:padding-right="0.265cm" fo:padding-top="0.159cm" fo:padding-bottom="0.159cm" fo:border="0.05pt solid #dddddd"/>
    </style:style>
    <style:style style:name="Tabla37.A39" style:family="table-cell">
      <style:table-cell-properties style:vertical-align="middle" fo:padding-left="0.265cm" fo:padding-right="0.265cm" fo:padding-top="0.159cm" fo:padding-bottom="0.159cm" fo:border="0.05pt solid #dddddd"/>
    </style:style>
    <style:style style:name="Tabla37.B39" style:family="table-cell">
      <style:table-cell-properties style:vertical-align="middle" fo:padding-left="0.265cm" fo:padding-right="0.265cm" fo:padding-top="0.159cm" fo:padding-bottom="0.159cm" fo:border="0.05pt solid #dddddd"/>
    </style:style>
    <style:style style:name="Tabla37.A40" style:family="table-cell">
      <style:table-cell-properties style:vertical-align="middle" fo:padding-left="0.265cm" fo:padding-right="0.265cm" fo:padding-top="0.159cm" fo:padding-bottom="0.159cm" fo:border="0.05pt solid #dddddd"/>
    </style:style>
    <style:style style:name="Tabla37.B40" style:family="table-cell">
      <style:table-cell-properties style:vertical-align="middle" fo:padding-left="0.265cm" fo:padding-right="0.265cm" fo:padding-top="0.159cm" fo:padding-bottom="0.159cm" fo:border="0.05pt solid #dddddd"/>
    </style:style>
    <style:style style:name="Tabla37.A41" style:family="table-cell">
      <style:table-cell-properties style:vertical-align="middle" fo:padding-left="0.265cm" fo:padding-right="0.265cm" fo:padding-top="0.159cm" fo:padding-bottom="0.159cm" fo:border="0.05pt solid #dddddd"/>
    </style:style>
    <style:style style:name="Tabla37.B41" style:family="table-cell">
      <style:table-cell-properties style:vertical-align="middle" fo:padding-left="0.265cm" fo:padding-right="0.265cm" fo:padding-top="0.159cm" fo:padding-bottom="0.159cm" fo:border="0.05pt solid #dddddd"/>
    </style:style>
    <style:style style:name="Tabla37.A42" style:family="table-cell">
      <style:table-cell-properties style:vertical-align="middle" fo:padding-left="0.265cm" fo:padding-right="0.265cm" fo:padding-top="0.159cm" fo:padding-bottom="0.159cm" fo:border="0.05pt solid #dddddd"/>
    </style:style>
    <style:style style:name="Tabla37.B42" style:family="table-cell">
      <style:table-cell-properties style:vertical-align="middle" fo:padding-left="0.265cm" fo:padding-right="0.265cm" fo:padding-top="0.159cm" fo:padding-bottom="0.159cm" fo:border="0.05pt solid #dddddd"/>
    </style:style>
    <style:style style:name="Tabla37.A43" style:family="table-cell">
      <style:table-cell-properties style:vertical-align="middle" fo:padding-left="0.265cm" fo:padding-right="0.265cm" fo:padding-top="0.159cm" fo:padding-bottom="0.159cm" fo:border="0.05pt solid #dddddd"/>
    </style:style>
    <style:style style:name="Tabla37.B43" style:family="table-cell">
      <style:table-cell-properties style:vertical-align="middle" fo:padding-left="0.265cm" fo:padding-right="0.265cm" fo:padding-top="0.159cm" fo:padding-bottom="0.159cm" fo:border="0.05pt solid #dddddd"/>
    </style:style>
    <style:style style:name="Tabla38" style:family="table">
      <style:table-properties style:width="13.908cm" table:align="left"/>
    </style:style>
    <style:style style:name="Tabla38.A" style:family="table-column">
      <style:table-column-properties style:column-width="11.308cm"/>
    </style:style>
    <style:style style:name="Tabla38.B" style:family="table-column">
      <style:table-column-properties style:column-width="2.6cm"/>
    </style:style>
    <style:style style:name="Tabla38.1" style:family="table-row">
      <style:table-row-properties fo:background-color="#fafafa">
        <style:background-image/>
      </style:table-row-properties>
    </style:style>
    <style:style style:name="Tabla3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8.2" style:family="table-row">
      <style:table-row-properties fo:background-color="transparent">
        <style:background-image/>
      </style:table-row-properties>
    </style:style>
    <style:style style:name="Tabla38.A2" style:family="table-cell">
      <style:table-cell-properties style:vertical-align="middle" fo:padding-left="0.265cm" fo:padding-right="0.265cm" fo:padding-top="0.159cm" fo:padding-bottom="0.159cm" fo:border="0.05pt solid #dddddd"/>
    </style:style>
    <style:style style:name="Tabla38.B2" style:family="table-cell">
      <style:table-cell-properties style:vertical-align="middle" fo:padding-left="0.265cm" fo:padding-right="0.265cm" fo:padding-top="0.159cm" fo:padding-bottom="0.159cm" fo:border="0.05pt solid #dddddd"/>
    </style:style>
    <style:style style:name="Tabla38.A3" style:family="table-cell">
      <style:table-cell-properties style:vertical-align="middle" fo:padding-left="0.265cm" fo:padding-right="0.265cm" fo:padding-top="0.159cm" fo:padding-bottom="0.159cm" fo:border="0.05pt solid #dddddd"/>
    </style:style>
    <style:style style:name="Tabla38.B3" style:family="table-cell">
      <style:table-cell-properties style:vertical-align="middle" fo:padding-left="0.265cm" fo:padding-right="0.265cm" fo:padding-top="0.159cm" fo:padding-bottom="0.159cm" fo:border="0.05pt solid #dddddd"/>
    </style:style>
    <style:style style:name="Tabla38.A4" style:family="table-cell">
      <style:table-cell-properties style:vertical-align="middle" fo:padding-left="0.265cm" fo:padding-right="0.265cm" fo:padding-top="0.159cm" fo:padding-bottom="0.159cm" fo:border="0.05pt solid #dddddd"/>
    </style:style>
    <style:style style:name="Tabla38.B4" style:family="table-cell">
      <style:table-cell-properties style:vertical-align="middle" fo:padding-left="0.265cm" fo:padding-right="0.265cm" fo:padding-top="0.159cm" fo:padding-bottom="0.159cm" fo:border="0.05pt solid #dddddd"/>
    </style:style>
    <style:style style:name="Tabla39" style:family="table">
      <style:table-properties style:width="11.815cm" table:align="left"/>
    </style:style>
    <style:style style:name="Tabla39.A" style:family="table-column">
      <style:table-column-properties style:column-width="9.215cm"/>
    </style:style>
    <style:style style:name="Tabla39.B" style:family="table-column">
      <style:table-column-properties style:column-width="2.6cm"/>
    </style:style>
    <style:style style:name="Tabla39.1" style:family="table-row">
      <style:table-row-properties fo:background-color="#fafafa">
        <style:background-image/>
      </style:table-row-properties>
    </style:style>
    <style:style style:name="Tabla3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9.2" style:family="table-row">
      <style:table-row-properties fo:background-color="transparent">
        <style:background-image/>
      </style:table-row-properties>
    </style:style>
    <style:style style:name="Tabla39.A2" style:family="table-cell">
      <style:table-cell-properties style:vertical-align="middle" fo:padding-left="0.265cm" fo:padding-right="0.265cm" fo:padding-top="0.159cm" fo:padding-bottom="0.159cm" fo:border="0.05pt solid #dddddd"/>
    </style:style>
    <style:style style:name="Tabla39.B2" style:family="table-cell">
      <style:table-cell-properties style:vertical-align="middle" fo:padding-left="0.265cm" fo:padding-right="0.265cm" fo:padding-top="0.159cm" fo:padding-bottom="0.159cm" fo:border="0.05pt solid #dddddd"/>
    </style:style>
    <style:style style:name="Tabla39.A3" style:family="table-cell">
      <style:table-cell-properties style:vertical-align="middle" fo:padding-left="0.265cm" fo:padding-right="0.265cm" fo:padding-top="0.159cm" fo:padding-bottom="0.159cm" fo:border="0.05pt solid #dddddd"/>
    </style:style>
    <style:style style:name="Tabla39.B3" style:family="table-cell">
      <style:table-cell-properties style:vertical-align="middle" fo:padding-left="0.265cm" fo:padding-right="0.265cm" fo:padding-top="0.159cm" fo:padding-bottom="0.159cm" fo:border="0.05pt solid #dddddd"/>
    </style:style>
    <style:style style:name="Tabla39.A4" style:family="table-cell">
      <style:table-cell-properties style:vertical-align="middle" fo:padding-left="0.265cm" fo:padding-right="0.265cm" fo:padding-top="0.159cm" fo:padding-bottom="0.159cm" fo:border="0.05pt solid #dddddd"/>
    </style:style>
    <style:style style:name="Tabla39.B4" style:family="table-cell">
      <style:table-cell-properties style:vertical-align="middle" fo:padding-left="0.265cm" fo:padding-right="0.265cm" fo:padding-top="0.159cm" fo:padding-bottom="0.159cm" fo:border="0.05pt solid #dddddd"/>
    </style:style>
    <style:style style:name="Tabla39.A5" style:family="table-cell">
      <style:table-cell-properties style:vertical-align="middle" fo:padding-left="0.265cm" fo:padding-right="0.265cm" fo:padding-top="0.159cm" fo:padding-bottom="0.159cm" fo:border="0.05pt solid #dddddd"/>
    </style:style>
    <style:style style:name="Tabla39.B5" style:family="table-cell">
      <style:table-cell-properties style:vertical-align="middle" fo:padding-left="0.265cm" fo:padding-right="0.265cm" fo:padding-top="0.159cm" fo:padding-bottom="0.159cm" fo:border="0.05pt solid #dddddd"/>
    </style:style>
    <style:style style:name="Tabla40" style:family="table">
      <style:table-properties style:width="17cm" table:align="left"/>
    </style:style>
    <style:style style:name="Tabla40.A" style:family="table-column">
      <style:table-column-properties style:column-width="10.033cm"/>
    </style:style>
    <style:style style:name="Tabla40.B" style:family="table-column">
      <style:table-column-properties style:column-width="6.967cm"/>
    </style:style>
    <style:style style:name="Tabla40.1" style:family="table-row">
      <style:table-row-properties fo:background-color="#fafafa">
        <style:background-image/>
      </style:table-row-properties>
    </style:style>
    <style:style style:name="Tabla4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0.2" style:family="table-row">
      <style:table-row-properties fo:background-color="transparent">
        <style:background-image/>
      </style:table-row-properties>
    </style:style>
    <style:style style:name="Tabla40.A2" style:family="table-cell">
      <style:table-cell-properties style:vertical-align="middle" fo:padding-left="0.265cm" fo:padding-right="0.265cm" fo:padding-top="0.159cm" fo:padding-bottom="0.159cm" fo:border="0.05pt solid #dddddd"/>
    </style:style>
    <style:style style:name="Tabla40.B2" style:family="table-cell">
      <style:table-cell-properties style:vertical-align="middle" fo:padding-left="0.265cm" fo:padding-right="0.265cm" fo:padding-top="0.159cm" fo:padding-bottom="0.159cm" fo:border="0.05pt solid #dddddd"/>
    </style:style>
    <style:style style:name="Tabla40.A3" style:family="table-cell">
      <style:table-cell-properties style:vertical-align="middle" fo:padding-left="0.265cm" fo:padding-right="0.265cm" fo:padding-top="0.159cm" fo:padding-bottom="0.159cm" fo:border="0.05pt solid #dddddd"/>
    </style:style>
    <style:style style:name="Tabla40.B3" style:family="table-cell">
      <style:table-cell-properties style:vertical-align="middle" fo:padding-left="0.265cm" fo:padding-right="0.265cm" fo:padding-top="0.159cm" fo:padding-bottom="0.159cm" fo:border="0.05pt solid #dddddd"/>
    </style:style>
    <style:style style:name="Tabla40.A4" style:family="table-cell">
      <style:table-cell-properties style:vertical-align="middle" fo:padding-left="0.265cm" fo:padding-right="0.265cm" fo:padding-top="0.159cm" fo:padding-bottom="0.159cm" fo:border="0.05pt solid #dddddd"/>
    </style:style>
    <style:style style:name="Tabla40.B4" style:family="table-cell">
      <style:table-cell-properties style:vertical-align="middle" fo:padding-left="0.265cm" fo:padding-right="0.265cm" fo:padding-top="0.159cm" fo:padding-bottom="0.159cm" fo:border="0.05pt solid #dddddd"/>
    </style:style>
    <style:style style:name="Tabla40.A5" style:family="table-cell">
      <style:table-cell-properties style:vertical-align="middle" fo:padding-left="0.265cm" fo:padding-right="0.265cm" fo:padding-top="0.159cm" fo:padding-bottom="0.159cm" fo:border="0.05pt solid #dddddd"/>
    </style:style>
    <style:style style:name="Tabla40.B5" style:family="table-cell">
      <style:table-cell-properties style:vertical-align="middle" fo:padding-left="0.265cm" fo:padding-right="0.265cm" fo:padding-top="0.159cm" fo:padding-bottom="0.159cm" fo:border="0.05pt solid #dddddd"/>
    </style:style>
    <style:style style:name="Tabla40.A6" style:family="table-cell">
      <style:table-cell-properties style:vertical-align="middle" fo:padding-left="0.265cm" fo:padding-right="0.265cm" fo:padding-top="0.159cm" fo:padding-bottom="0.159cm" fo:border="0.05pt solid #dddddd"/>
    </style:style>
    <style:style style:name="Tabla40.B6" style:family="table-cell">
      <style:table-cell-properties style:vertical-align="middle" fo:padding-left="0.265cm" fo:padding-right="0.265cm" fo:padding-top="0.159cm" fo:padding-bottom="0.159cm" fo:border="0.05pt solid #dddddd"/>
    </style:style>
    <style:style style:name="Tabla40.A7" style:family="table-cell">
      <style:table-cell-properties style:vertical-align="middle" fo:padding-left="0.265cm" fo:padding-right="0.265cm" fo:padding-top="0.159cm" fo:padding-bottom="0.159cm" fo:border="0.05pt solid #dddddd"/>
    </style:style>
    <style:style style:name="Tabla40.B7"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333333" style:font-name="open sans" fo:font-size="25.5pt" fo:font-style="normal" fo:font-weight="normal" officeooo:paragraph-rsid="003962d5"/>
    </style:style>
    <style:style style:name="P4" style:family="paragraph" style:parent-style-name="Text_20_body">
      <style:text-properties fo:font-variant="normal" fo:text-transform="none" fo:color="#333333" style:font-name="open sans" fo:font-size="25.5pt" fo:font-style="normal" fo:font-weight="normal" officeooo:paragraph-rsid="003c6d40"/>
    </style:style>
    <style:style style:name="P5" style:family="paragraph" style:parent-style-name="Text_20_body">
      <style:text-properties fo:font-variant="normal" fo:text-transform="none" fo:color="#222222" style:font-name="Roboto" fo:font-size="10.5pt" fo:letter-spacing="normal" fo:font-style="normal" fo:font-weight="normal" officeooo:paragraph-rsid="003962d5"/>
    </style:style>
    <style:style style:name="P6" style:family="paragraph" style:parent-style-name="Text_20_body">
      <style:text-properties officeooo:paragraph-rsid="003962d5"/>
    </style:style>
    <style:style style:name="P7" style:family="paragraph" style:parent-style-name="Standard">
      <style:text-properties fo:font-variant="normal" fo:text-transform="none" fo:color="#333333" style:font-name="open sans" fo:font-size="25.5pt" fo:font-style="normal" fo:font-weight="normal"/>
    </style:style>
    <style:style style:name="P8" style:family="paragraph" style:parent-style-name="Standard">
      <style:text-properties fo:font-variant="normal" fo:text-transform="none" fo:color="#222222" style:font-name="Roboto" fo:font-size="10.5pt" fo:letter-spacing="normal" fo:font-style="normal" fo:font-weight="normal" officeooo:paragraph-rsid="003962d5"/>
    </style:style>
    <style:style style:name="P9" style:family="paragraph" style:parent-style-name="Standard">
      <style:text-properties officeooo:paragraph-rsid="003962d5"/>
    </style:style>
    <style:style style:name="P10"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32a729" officeooo:paragraph-rsid="0032a729" style:font-size-asian="36pt" style:font-size-complex="36pt"/>
    </style:style>
    <style:style style:name="P11"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12"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c6d40" style:font-size-asian="24pt" style:font-size-complex="24pt"/>
    </style:style>
    <style:style style:name="P13"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222222" style:font-name="Roboto" fo:font-size="10.5pt" fo:letter-spacing="normal" fo:font-style="normal" fo:font-weight="normal" officeooo:paragraph-rsid="003962d5"/>
    </style:style>
    <style:style style:name="P14"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officeooo:paragraph-rsid="003962d5"/>
    </style:style>
    <style:style style:name="P15"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962d5"/>
    </style:style>
    <style:style style:name="P16"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3962d5"/>
    </style:style>
    <style:style style:name="P17"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text-properties officeooo:paragraph-rsid="003962d5"/>
    </style:style>
    <style:style style:name="P18"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3962d5"/>
    </style:style>
    <style:style style:name="P19"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3962d5"/>
    </style:style>
    <style:style style:name="P20"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962d5"/>
    </style:style>
    <style:style style:name="P21"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3962d5"/>
    </style:style>
    <style:style style:name="P22" style:family="paragraph" style:parent-style-name="Text_20_body">
      <style:paragraph-properties fo:margin-left="0cm" fo:margin-right="0cm" fo:margin-top="0cm" fo:margin-bottom="0.265cm" style:contextual-spacing="false" style:line-height-at-least="0.582cm" fo:text-indent="0cm" style:auto-text-indent="false" fo:padding="0cm" fo:border="none"/>
      <style:text-properties officeooo:paragraph-rsid="003962d5"/>
    </style:style>
    <style:style style:name="P23" style:family="paragraph" style:parent-style-name="Text_20_body">
      <style:paragraph-properties fo:margin-left="0cm" fo:margin-right="0cm" style:line-height-at-least="0.582cm" fo:text-indent="0cm" style:auto-text-indent="false"/>
      <style:text-properties fo:font-variant="normal" fo:text-transform="none" fo:color="#222222" style:font-name="Roboto" fo:font-size="10.5pt" fo:letter-spacing="normal" fo:font-style="normal" fo:font-weight="normal" officeooo:paragraph-rsid="003962d5"/>
    </style:style>
    <style:style style:name="P24" style:family="paragraph" style:parent-style-name="Text_20_body">
      <style:paragraph-properties fo:margin-left="0cm" fo:margin-right="0cm" style:line-height-at-least="0.582cm" fo:text-indent="0cm" style:auto-text-indent="false"/>
      <style:text-properties fo:font-variant="normal" fo:text-transform="none" fo:color="#222222" fo:letter-spacing="normal" officeooo:paragraph-rsid="003962d5"/>
    </style:style>
    <style:style style:name="P25" style:family="paragraph" style:parent-style-name="Text_20_body">
      <style:paragraph-properties fo:margin-left="0cm" fo:margin-right="0cm" style:line-height-at-least="0.582cm" fo:text-indent="0cm" style:auto-text-indent="false"/>
      <style:text-properties officeooo:paragraph-rsid="003962d5"/>
    </style:style>
    <style:style style:name="P26"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3962d5"/>
    </style:style>
    <style:style style:name="P27" style:family="paragraph" style:parent-style-name="Heading_20_2">
      <style:paragraph-properties fo:margin-left="0cm" fo:margin-right="0cm" fo:margin-top="0.688cm" fo:margin-bottom="0.529cm" style:contextual-spacing="false" fo:text-indent="0cm" style:auto-text-indent="false" fo:break-before="page"/>
      <style:text-properties fo:font-variant="normal" fo:text-transform="none" fo:color="#333333" style:font-name="open sans" fo:font-size="19.5pt" fo:font-style="normal" fo:font-weight="normal" officeooo:paragraph-rsid="003962d5"/>
    </style:style>
    <style:style style:name="P28"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3962d5"/>
    </style:style>
    <style:style style:name="P29" style:family="paragraph" style:parent-style-name="Heading_20_3">
      <style:paragraph-properties fo:margin-left="0cm" fo:margin-right="0cm" fo:margin-top="0.635cm" fo:margin-bottom="0.37cm" style:contextual-spacing="false" fo:line-height="130%" fo:text-indent="0cm" style:auto-text-indent="false" fo:break-before="page"/>
      <style:text-properties fo:font-variant="normal" fo:text-transform="none" fo:color="#333333" style:font-name="open sans" fo:font-size="15.75pt" fo:letter-spacing="normal" fo:font-style="normal" fo:font-weight="normal" officeooo:paragraph-rsid="003962d5"/>
    </style:style>
    <style:style style:name="P30" style:family="paragraph" style:parent-style-name="Preformatted_20_Text">
      <style:paragraph-properties fo:margin-left="0cm" fo:margin-right="0cm" fo:margin-top="0.101cm" fo:margin-bottom="0.101cm" style:contextual-spacing="false" fo:text-indent="0cm" style:auto-text-indent="false" fo:padding-left="0.265cm" fo:padding-right="0.265cm" fo:padding-top="0.159cm" fo:padding-bottom="0.159cm" fo:border="0.06pt solid #dddddd"/>
      <style:text-properties officeooo:paragraph-rsid="003962d5"/>
    </style:style>
    <style:style style:name="P31" style:family="paragraph" style:parent-style-name="Standard">
      <style:paragraph-properties fo:margin-left="0cm" fo:margin-right="0cm" fo:margin-top="0cm" fo:margin-bottom="0.499cm" style:contextual-spacing="false" style:line-height-at-least="0.582cm" fo:text-indent="0cm" style:auto-text-indent="false"/>
      <style:text-properties officeooo:paragraph-rsid="003962d5"/>
    </style:style>
    <style:style style:name="P32" style:family="paragraph" style:parent-style-name="Heading_20_1">
      <style:paragraph-properties fo:break-before="page"/>
      <style:text-properties fo:color="#333333" style:font-name="open sans" fo:font-size="25.5pt" fo:font-weight="normal" officeooo:paragraph-rsid="003962d5"/>
    </style:style>
    <style:style style:name="P33" style:family="paragraph" style:parent-style-name="Heading_20_1">
      <style:paragraph-properties fo:break-before="page"/>
      <style:text-properties fo:font-variant="normal" fo:text-transform="none" fo:color="#333333" style:font-name="open sans" fo:font-size="25.5pt" fo:font-style="normal" fo:font-weight="normal" officeooo:paragraph-rsid="003962d5"/>
    </style:style>
    <style:style style:name="P34" style:family="paragraph" style:parent-style-name="Heading_20_2">
      <style:paragraph-properties fo:break-before="page"/>
      <style:text-properties fo:font-variant="normal" fo:text-transform="none" fo:color="#333333" style:font-name="open sans" fo:font-size="19.5pt" fo:font-style="normal" fo:font-weight="normal" officeooo:paragraph-rsid="003962d5"/>
    </style:style>
    <style:style style:name="P35" style:family="paragraph" style:parent-style-name="Heading_20_1">
      <style:text-properties fo:font-variant="normal" fo:text-transform="none" fo:color="#333333" style:font-name="open sans" fo:font-size="25.5pt" fo:font-style="normal" fo:font-weight="normal" officeooo:paragraph-rsid="003962d5"/>
    </style:style>
    <style:style style:name="P36" style:family="paragraph" style:parent-style-name="Heading_20_1">
      <style:text-properties fo:font-variant="normal" fo:text-transform="none" fo:color="#333333" style:font-name="open sans" fo:font-size="25.5pt" fo:letter-spacing="normal" fo:font-style="normal" fo:font-weight="normal" officeooo:paragraph-rsid="003962d5"/>
    </style:style>
    <style:style style:name="P37" style:family="paragraph" style:parent-style-name="Heading_20_2">
      <style:text-properties fo:font-variant="normal" fo:text-transform="none" fo:color="#333333" style:font-name="open sans" fo:font-size="19.5pt" fo:font-style="normal" fo:font-weight="normal" officeooo:paragraph-rsid="003962d5"/>
    </style:style>
    <style:style style:name="P38" style:family="paragraph" style:parent-style-name="Heading_20_2">
      <style:text-properties fo:font-variant="normal" fo:text-transform="none" fo:color="#333333" style:font-name="open sans" fo:font-size="19.5pt" fo:letter-spacing="normal" fo:font-style="normal" fo:font-weight="normal" officeooo:paragraph-rsid="003962d5"/>
    </style:style>
    <style:style style:name="P39" style:family="paragraph" style:parent-style-name="Table_20_Contents">
      <style:text-properties officeooo:paragraph-rsid="003962d5"/>
    </style:style>
    <style:style style:name="P40" style:family="paragraph" style:parent-style-name="Table_20_Heading">
      <style:paragraph-properties fo:text-align="start" style:justify-single-word="false"/>
      <style:text-properties fo:color="#ffffff" officeooo:paragraph-rsid="003962d5"/>
    </style:style>
    <style:style style:name="P41"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3962d5"/>
    </style:style>
    <style:style style:name="P42"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fo:letter-spacing="normal" officeooo:paragraph-rsid="003962d5"/>
    </style:style>
    <style:style style:name="P43"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666600" style:font-name="Droid Sans Mono" fo:font-size="10.5pt" fo:letter-spacing="normal" fo:font-style="normal" fo:font-weight="normal" officeooo:paragraph-rsid="003962d5"/>
    </style:style>
    <style:style style:name="P44"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3962d5"/>
    </style:style>
    <style:style style:name="P45"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officeooo:paragraph-rsid="003962d5"/>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Preformatted_20_Text" style:list-style-name="L4">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3962d5"/>
    </style:style>
    <style:style style:name="P50"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1"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2"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3"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4"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5"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6" style:family="paragraph" style:parent-style-name="Text_20_body" style:list-style-name="L10">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7" style:family="paragraph" style:parent-style-name="Text_20_body" style:list-style-name="L11">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8" style:family="paragraph" style:parent-style-name="Text_20_body" style:list-style-name="L13">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59" style:family="paragraph" style:parent-style-name="Text_20_body" style:list-style-name="L16">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0" style:family="paragraph" style:parent-style-name="Text_20_body" style:list-style-name="L17">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1" style:family="paragraph" style:parent-style-name="Text_20_body" style:list-style-name="L18">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2" style:family="paragraph" style:parent-style-name="Text_20_body" style:list-style-name="L19">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3" style:family="paragraph" style:parent-style-name="Text_20_body" style:list-style-name="L21">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4" style:family="paragraph" style:parent-style-name="Text_20_body" style:list-style-name="L23">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5" style:family="paragraph" style:parent-style-name="Text_20_body" style:list-style-name="L24">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6" style:family="paragraph" style:parent-style-name="Text_20_body" style:list-style-name="L25">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7" style:family="paragraph" style:parent-style-name="Text_20_body" style:list-style-name="L26">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8" style:family="paragraph" style:parent-style-name="Text_20_body" style:list-style-name="L27">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69" style:family="paragraph" style:parent-style-name="Text_20_body" style:list-style-name="L28">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0" style:family="paragraph" style:parent-style-name="Text_20_body" style:list-style-name="L29">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1" style:family="paragraph" style:parent-style-name="Text_20_body" style:list-style-name="L30">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2" style:family="paragraph" style:parent-style-name="Text_20_body" style:list-style-name="L31">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3" style:family="paragraph" style:parent-style-name="Text_20_body" style:list-style-name="L32">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4" style:family="paragraph" style:parent-style-name="Text_20_body" style:list-style-name="L34">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5" style:family="paragraph" style:parent-style-name="Text_20_body" style:list-style-name="L36">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6" style:family="paragraph" style:parent-style-name="Text_20_body" style:list-style-name="L37">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7" style:family="paragraph" style:parent-style-name="Text_20_body" style:list-style-name="L38">
      <style:paragraph-properties fo:margin-left="0cm" fo:margin-right="0.265cm" fo:margin-top="0.265cm" fo:margin-bottom="0.265cm" style:contextual-spacing="false" style:line-height-at-least="0.582cm" fo:text-indent="0cm" style:auto-text-indent="false" fo:padding="0cm" fo:border="none"/>
      <style:text-properties officeooo:paragraph-rsid="003962d5"/>
    </style:style>
    <style:style style:name="P78"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79"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0"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1" style:family="paragraph" style:parent-style-name="Text_20_body" style:list-style-name="L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2"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3" style:family="paragraph" style:parent-style-name="Text_20_body" style:list-style-name="L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4" style:family="paragraph" style:parent-style-name="Text_20_body" style:list-style-name="L1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5" style:family="paragraph" style:parent-style-name="Text_20_body" style:list-style-name="L1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6" style:family="paragraph" style:parent-style-name="Text_20_body" style:list-style-name="L1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7" style:family="paragraph" style:parent-style-name="Text_20_body" style:list-style-name="L1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8" style:family="paragraph" style:parent-style-name="Text_20_body" style:list-style-name="L1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89" style:family="paragraph" style:parent-style-name="Text_20_body" style:list-style-name="L1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0" style:family="paragraph" style:parent-style-name="Text_20_body" style:list-style-name="L2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1" style:family="paragraph" style:parent-style-name="Text_20_body" style:list-style-name="L2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2" style:family="paragraph" style:parent-style-name="Text_20_body" style:list-style-name="L2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3" style:family="paragraph" style:parent-style-name="Text_20_body" style:list-style-name="L3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4" style:family="paragraph" style:parent-style-name="Text_20_body" style:list-style-name="L3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5" style:family="paragraph" style:parent-style-name="Text_20_body" style:list-style-name="L3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6" style:family="paragraph" style:parent-style-name="Text_20_body" style:list-style-name="L3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7" style:family="paragraph" style:parent-style-name="Text_20_body" style:list-style-name="L4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8" style:family="paragraph" style:parent-style-name="Text_20_body" style:list-style-name="L2">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99" style:family="paragraph" style:parent-style-name="Text_20_body" style:list-style-name="L9">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100" style:family="paragraph" style:parent-style-name="Text_20_body" style:list-style-name="L10">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101" style:family="paragraph" style:parent-style-name="Text_20_body" style:list-style-name="L12">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102" style:family="paragraph" style:parent-style-name="Text_20_body" style:list-style-name="L14">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962d5"/>
    </style:style>
    <style:style style:name="P103" style:family="paragraph" style:parent-style-name="Text_20_body" style:list-style-name="L12">
      <style:paragraph-properties fo:margin-left="0cm" fo:margin-right="0.529cm" fo:margin-top="0cm" fo:margin-bottom="0cm" style:contextual-spacing="false" style:line-height-at-least="0.582cm" fo:text-indent="0cm" style:auto-text-indent="false" fo:padding="0cm" fo:border="none"/>
      <style:text-properties officeooo:paragraph-rsid="003962d5"/>
    </style:style>
    <style:style style:name="P104" style:family="paragraph" style:parent-style-name="Text_20_body" style:list-style-name="L22">
      <style:paragraph-properties fo:margin-left="0cm" fo:margin-right="0.529cm" fo:margin-top="0cm" fo:margin-bottom="0cm" style:contextual-spacing="false" style:line-height-at-least="0.582cm" fo:text-indent="0cm" style:auto-text-indent="false" fo:padding="0cm" fo:border="none"/>
      <style:text-properties officeooo:paragraph-rsid="003962d5"/>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normal" fo:font-weight="bold"/>
    </style:style>
    <style:style style:name="T3" style:family="text">
      <style:text-properties fo:font-variant="normal" fo:text-transform="none" fo:color="#222222" style:font-name="Roboto" fo:font-size="10.5pt" fo:letter-spacing="normal" fo:font-style="italic"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6"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7" style:family="text">
      <style:text-properties fo:font-variant="normal" fo:text-transform="none" fo:color="#007000" style:font-name="Droid Sans Mono" fo:font-size="10.5pt" fo:letter-spacing="normal" fo:font-style="normal" fo:font-weight="normal"/>
    </style:style>
    <style:style style:name="T8" style:family="text">
      <style:text-properties fo:font-variant="normal" fo:text-transform="none" fo:color="#000000" style:font-name="Droid Sans Mono" fo:font-size="9.75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666600" style:font-name="Droid Sans Mono" fo:font-size="9.75pt" fo:letter-spacing="normal" fo:font-style="normal" fo:font-weight="normal"/>
    </style:style>
    <style:style style:name="T11" style:family="text">
      <style:text-properties fo:font-variant="normal" fo:text-transform="none" fo:color="#006666" style:font-name="Droid Sans Mono" fo:font-size="9.75pt" fo:letter-spacing="normal" fo:font-style="normal" fo:font-weight="normal"/>
    </style:style>
    <style:style style:name="T12" style:family="text">
      <style:text-properties fo:font-variant="normal" fo:text-transform="none" fo:color="#008800" style:font-name="Droid Sans Mono" fo:font-size="9.75pt" fo:letter-spacing="normal" fo:font-style="normal" fo:font-weight="normal"/>
    </style:style>
    <style:style style:name="T13" style:family="text">
      <style:text-properties fo:font-variant="normal" fo:text-transform="none" fo:color="#000088" style:font-name="Droid Sans Mono" fo:font-size="9.75pt" fo:letter-spacing="normal" fo:font-style="normal" fo:font-weight="normal"/>
    </style:style>
    <style:style style:name="T14" style:family="text">
      <style:text-properties fo:font-variant="normal" fo:text-transform="none" fo:color="#880000" style:font-name="Droid Sans Mono" fo:font-size="9.75pt" fo:letter-spacing="normal" fo:font-style="normal" fo:font-weight="normal"/>
    </style:style>
    <style:style style:name="T15" style:family="text">
      <style:text-properties fo:font-variant="normal" fo:text-transform="none" fo:color="#333333" style:font-name="open sans" fo:font-size="19.5pt" fo:font-style="normal" fo:font-weight="normal"/>
    </style:style>
    <style:style style:name="T16" style:family="text">
      <style:text-properties fo:font-variant="normal" fo:text-transform="none" fo:color="#333333" style:font-name="open sans" fo:font-size="15.75pt" fo:letter-spacing="normal" fo:font-style="normal" fo:font-weight="normal"/>
    </style:style>
    <style:style style:name="T17" style:family="text">
      <style:text-properties fo:font-variant="normal" fo:text-transform="none" fo:color="#660066" style:font-name="Droid Sans Mono" fo:font-size="9.75pt" fo:letter-spacing="normal" fo:font-style="normal" fo:font-weight="normal"/>
    </style:style>
    <style:style style:name="T18" style:family="text">
      <style:text-properties fo:color="#4285f4" style:text-line-through-style="none" style:text-line-through-type="none" style:text-underline-style="none" style:text-blinking="false"/>
    </style:style>
    <style:style style:name="T19" style:family="text">
      <style:text-properties fo:color="#4285f4" style:text-line-through-style="none" style:text-line-through-type="none" style:font-name="Roboto" fo:font-size="10.5pt" fo:letter-spacing="normal" fo:font-style="italic" style:text-underline-style="none" style:text-blinking="false"/>
    </style:style>
    <style:style style:name="T20"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21" style:family="text">
      <style:text-properties fo:font-style="italic" fo:font-weight="normal"/>
    </style:style>
    <style:style style:name="T22" style:family="text">
      <style:text-properties officeooo:rsid="003962d5"/>
    </style:style>
    <style:style style:name="T23" style:family="text">
      <style:text-properties fo:color="#000088"/>
    </style:style>
    <style:style style:name="T24" style:family="text">
      <style:text-properties fo:color="#000088" style:font-name="Droid Sans Mono" fo:font-size="10.5pt" fo:font-style="normal" fo:font-weight="normal"/>
    </style:style>
    <style:style style:name="T25" style:family="text">
      <style:text-properties fo:color="#000000"/>
    </style:style>
    <style:style style:name="T26" style:family="text">
      <style:text-properties fo:color="#000000" style:font-name="Droid Sans Mono" fo:font-size="10.5pt" fo:font-style="normal" fo:font-weight="normal"/>
    </style:style>
    <style:style style:name="T27" style:family="text">
      <style:text-properties fo:color="#666600"/>
    </style:style>
    <style:style style:name="T28" style:family="text">
      <style:text-properties fo:color="#666600" style:font-name="Droid Sans Mono" fo:font-size="10.5pt" fo:font-style="normal" fo:font-weight="normal"/>
    </style:style>
    <style:style style:name="T29" style:family="text">
      <style:text-properties fo:color="#660066"/>
    </style:style>
    <style:style style:name="T30" style:family="text">
      <style:text-properties fo:color="#660066" style:font-name="Droid Sans Mono" fo:font-size="10.5pt" fo:font-style="normal" fo:font-weight="normal"/>
    </style:style>
    <style:style style:name="T31" style:family="text">
      <style:text-properties fo:color="#880000" style:font-name="Droid Sans Mono" fo:font-size="10.5pt" fo:font-style="normal" fo:font-weight="normal"/>
    </style:style>
    <style:style style:name="T32" style:family="text">
      <style:text-properties fo:color="#008800"/>
    </style:style>
    <style:style style:name="T33" style:family="text">
      <style:text-properties fo:color="#008800" style:font-name="Droid Sans Mono" fo:font-size="10.5pt" fo:font-style="normal" fo:font-weight="normal"/>
    </style:style>
    <style:style style:name="T34" style:family="text">
      <style:text-properties officeooo:rsid="003c6d40"/>
    </style:style>
    <style:style style:name="T35" style:family="text">
      <style:text-properties fo:color="#777777" style:font-name="Roboto" fo:font-size="10.5pt" fo:letter-spacing="normal" fo:font-style="italic"/>
    </style:style>
    <style:style style:name="T36" style:family="text">
      <style:text-properties fo:color="#777777" style:font-name="Roboto" fo:font-size="10.5pt" fo:letter-spacing="normal" fo:font-style="italic" officeooo:rsid="0023ddc6"/>
    </style:style>
    <style:style style:name="T37" style:family="text">
      <style:text-properties officeooo:rsid="003d3a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61">
        <draw:image xlink:href="https://lh3.googleusercontent.com/TwNXlBxQ-5KqjrzuN6KgiCfGHFolQR8Akka6kYVIgkFogyP9v7Jhug9uOntDxIAPr1L40xz0K3ZfZoFSmUFXRn7pSqgKV8iYAqJ4jhes0HrtvEb3RJN4FZkG9ceuWDqYCI1T" xlink:type="simple" xlink:show="embed" xlink:actuate="onLoad"/>
      </draw:frame>
      <text:p text:style-name="P7"/>
      <text:p text:style-name="P7"/>
      <text:p text:style-name="P7"/>
      <text:p text:style-name="P7"><text:bookmark text:name="docs-internal-guid-d924d5e3-85ff-1010-a3f4-a83611e42ced"/></text:p>
      <text:p text:style-name="P2"/>
      <text:p text:style-name="P2"/>
      <text:p text:style-name="P11"><text:s/>GOOGLE APP ENGINE</text:p>
      <text:p text:style-name="P12">CHAPTER <text:span text:style-name="T34">8</text:span></text:p>
      <text:p text:style-name="P10">PHP: <text:span text:style-name="T37">SERVICE APIs</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8"><text:a xlink:type="simple" xlink:href="#__RefHeading__47000_284981503" text:style-name="Index_20_Link" text:visited-style-name="Index_20_Link"><text:span text:style-name="T1">PHP Service APIs<text:tab/>5</text:span></text:a></text:p>
          <text:p text:style-name="P48"><text:a xlink:type="simple" xlink:href="#__RefHeading__47002_284981503" text:style-name="Index_20_Link" text:visited-style-name="Index_20_Link"><text:span text:style-name="T1">App Identity PHP API Overview<text:tab/>5</text:span></text:a></text:p>
          <text:p text:style-name="P46"><text:a xlink:type="simple" xlink:href="#__RefHeading__47004_284981503" text:style-name="Index_20_Link" text:visited-style-name="Index_20_Link"><text:span text:style-name="T1">Identifying itself<text:tab/>5</text:span></text:a></text:p>
          <text:p text:style-name="P47"><text:a xlink:type="simple" xlink:href="#__RefHeading__47006_284981503" text:style-name="Index_20_Link" text:visited-style-name="Index_20_Link"><text:span text:style-name="T1">Application ID<text:tab/>5</text:span></text:a></text:p>
          <text:p text:style-name="P47"><text:a xlink:type="simple" xlink:href="#__RefHeading__47008_284981503" text:style-name="Index_20_Link" text:visited-style-name="Index_20_Link"><text:span text:style-name="T1">Versioned hostnames<text:tab/>5</text:span></text:a></text:p>
          <text:p text:style-name="P46"><text:a xlink:type="simple" xlink:href="#__RefHeading__47010_284981503" text:style-name="Index_20_Link" text:visited-style-name="Index_20_Link"><text:span text:style-name="T1">Asserting identity to other App Engine apps<text:tab/>5</text:span></text:a></text:p>
          <text:p text:style-name="P46"><text:a xlink:type="simple" xlink:href="#__RefHeading__47012_284981503" text:style-name="Index_20_Link" text:visited-style-name="Index_20_Link"><text:span text:style-name="T1">Asserting identity to Google APIs<text:tab/>6</text:span></text:a></text:p>
          <text:p text:style-name="P46"><text:a xlink:type="simple" xlink:href="#__RefHeading__47014_284981503" text:style-name="Index_20_Link" text:visited-style-name="Index_20_Link"><text:span text:style-name="T1">Asserting identity to other systems<text:tab/>7</text:span></text:a></text:p>
          <text:p text:style-name="P48"><text:a xlink:type="simple" xlink:href="#__RefHeading__47016_284981503" text:style-name="Index_20_Link" text:visited-style-name="Index_20_Link"><text:span text:style-name="T1">Logs PHP API Overview<text:tab/>8</text:span></text:a></text:p>
          <text:p text:style-name="P46"><text:a xlink:type="simple" xlink:href="#__RefHeading__47018_284981503" text:style-name="Index_20_Link" text:visited-style-name="Index_20_Link"><text:span text:style-name="T1">Overview<text:tab/>8</text:span></text:a></text:p>
          <text:p text:style-name="P47"><text:a xlink:type="simple" xlink:href="#__RefHeading__47020_284981503" text:style-name="Index_20_Link" text:visited-style-name="Index_20_Link"><text:span text:style-name="T1">Log categories: request logs and app logs<text:tab/>8</text:span></text:a></text:p>
          <text:p text:style-name="P46"><text:a xlink:type="simple" xlink:href="#__RefHeading__47022_284981503" text:style-name="Index_20_Link" text:visited-style-name="Index_20_Link"><text:span text:style-name="T1">Getting log data<text:tab/>8</text:span></text:a></text:p>
          <text:p text:style-name="P47"><text:a xlink:type="simple" xlink:href="#__RefHeading__47024_284981503" text:style-name="Index_20_Link" text:visited-style-name="Index_20_Link"><text:span text:style-name="T1">Sample code<text:tab/>9</text:span></text:a></text:p>
          <text:p text:style-name="P46"><text:a xlink:type="simple" xlink:href="#__RefHeading__47026_284981503" text:style-name="Index_20_Link" text:visited-style-name="Index_20_Link"><text:span text:style-name="T1">How to read a log<text:tab/>10</text:span></text:a></text:p>
          <text:p text:style-name="P46"><text:a xlink:type="simple" xlink:href="#__RefHeading__47028_284981503" text:style-name="Index_20_Link" text:visited-style-name="Index_20_Link"><text:span text:style-name="T1">Quotas and limits<text:tab/>12</text:span></text:a></text:p>
          <text:p text:style-name="P47"><text:a xlink:type="simple" xlink:href="#__RefHeading__47030_284981503" text:style-name="Index_20_Link" text:visited-style-name="Index_20_Link"><text:span text:style-name="T1">Quota for data retrieved<text:tab/>13</text:span></text:a></text:p>
          <text:p text:style-name="P47"><text:a xlink:type="simple" xlink:href="#__RefHeading__47032_284981503" text:style-name="Index_20_Link" text:visited-style-name="Index_20_Link"><text:span text:style-name="T1">Logs storage<text:tab/>13</text:span></text:a></text:p>
          <text:p text:style-name="P48"><text:a xlink:type="simple" xlink:href="#__RefHeading__47034_284981503" text:style-name="Index_20_Link" text:visited-style-name="Index_20_Link"><text:span text:style-name="T1">Mail PHP API Overview<text:tab/>14</text:span></text:a></text:p>
          <text:p text:style-name="P46"><text:a xlink:type="simple" xlink:href="#__RefHeading__47036_284981503" text:style-name="Index_20_Link" text:visited-style-name="Index_20_Link"><text:span text:style-name="T1">Sending mail<text:tab/>14</text:span></text:a></text:p>
          <text:p text:style-name="P46"><text:a xlink:type="simple" xlink:href="#__RefHeading__47038_284981503" text:style-name="Index_20_Link" text:visited-style-name="Index_20_Link"><text:span text:style-name="T1">Receiving bounce notification<text:tab/>16</text:span></text:a></text:p>
          <text:p text:style-name="P46"><text:a xlink:type="simple" xlink:href="#__RefHeading__47040_284981503" text:style-name="Index_20_Link" text:visited-style-name="Index_20_Link"><text:span text:style-name="T1">Sending mail with attachments<text:tab/>17</text:span></text:a></text:p>
          <text:p text:style-name="P46"><text:a xlink:type="simple" xlink:href="#__RefHeading__47042_284981503" text:style-name="Index_20_Link" text:visited-style-name="Index_20_Link"><text:span text:style-name="T1">Sending mail with headers<text:tab/>20</text:span></text:a></text:p>
          <text:p text:style-name="P46"><text:a xlink:type="simple" xlink:href="#__RefHeading__47044_284981503" text:style-name="Index_20_Link" text:visited-style-name="Index_20_Link"><text:span text:style-name="T1">Mail and the development server<text:tab/>20</text:span></text:a></text:p>
          <text:p text:style-name="P46"><text:a xlink:type="simple" xlink:href="#__RefHeading__47046_284981503" text:style-name="Index_20_Link" text:visited-style-name="Index_20_Link"><text:span text:style-name="T1">Bulk senders guidelines<text:tab/>21</text:span></text:a></text:p>
          <text:p text:style-name="P47"><text:a xlink:type="simple" xlink:href="#__RefHeading__47048_284981503" text:style-name="Index_20_Link" text:visited-style-name="Index_20_Link"><text:span text:style-name="T1">Authentication and identification<text:tab/>21</text:span></text:a></text:p>
          <text:p text:style-name="P47"><text:a xlink:type="simple" xlink:href="#__RefHeading__47050_284981503" text:style-name="Index_20_Link" text:visited-style-name="Index_20_Link"><text:span text:style-name="T1">Sending limits<text:tab/>21</text:span></text:a></text:p>
          <text:p text:style-name="P47"><text:a xlink:type="simple" xlink:href="#__RefHeading__47052_284981503" text:style-name="Index_20_Link" text:visited-style-name="Index_20_Link"><text:span text:style-name="T1">Subscription<text:tab/>22</text:span></text:a></text:p>
          <text:p text:style-name="P47"><text:a xlink:type="simple" xlink:href="#__RefHeading__47054_284981503" text:style-name="Index_20_Link" text:visited-style-name="Index_20_Link"><text:span text:style-name="T1">Unsubscribing<text:tab/>22</text:span></text:a></text:p>
          <text:p text:style-name="P47"><text:soft-page-break/><text:a xlink:type="simple" xlink:href="#__RefHeading__47056_284981503" text:style-name="Index_20_Link" text:visited-style-name="Index_20_Link"><text:span text:style-name="T1">Format<text:tab/>22</text:span></text:a></text:p>
          <text:p text:style-name="P47"><text:a xlink:type="simple" xlink:href="#__RefHeading__47058_284981503" text:style-name="Index_20_Link" text:visited-style-name="Index_20_Link"><text:span text:style-name="T1">Delivery<text:tab/>23</text:span></text:a></text:p>
          <text:p text:style-name="P47"><text:a xlink:type="simple" xlink:href="#__RefHeading__47060_284981503" text:style-name="Index_20_Link" text:visited-style-name="Index_20_Link"><text:span text:style-name="T1">Third-party senders<text:tab/>23</text:span></text:a></text:p>
          <text:p text:style-name="P47"><text:a xlink:type="simple" xlink:href="#__RefHeading__47062_284981503" text:style-name="Index_20_Link" text:visited-style-name="Index_20_Link"><text:span text:style-name="T1">Affiliate marketing programs<text:tab/>24</text:span></text:a></text:p>
          <text:p text:style-name="P47"><text:a xlink:type="simple" xlink:href="#__RefHeading__47064_284981503" text:style-name="Index_20_Link" text:visited-style-name="Index_20_Link"><text:span text:style-name="T1">Alternatives to the App Engine Mail API<text:tab/>24</text:span></text:a></text:p>
          <text:p text:style-name="P48"><text:a xlink:type="simple" xlink:href="#__RefHeading__47066_284981503" text:style-name="Index_20_Link" text:visited-style-name="Index_20_Link"><text:span text:style-name="T1">Memcache PHP API Overview<text:tab/>26</text:span></text:a></text:p>
          <text:p text:style-name="P46"><text:a xlink:type="simple" xlink:href="#__RefHeading__47068_284981503" text:style-name="Index_20_Link" text:visited-style-name="Index_20_Link"><text:span text:style-name="T1">PHP memcache implementation<text:tab/>26</text:span></text:a></text:p>
          <text:p text:style-name="P47"><text:a xlink:type="simple" xlink:href="#__RefHeading__47070_284981503" text:style-name="Index_20_Link" text:visited-style-name="Index_20_Link"><text:span text:style-name="T1">Stubbed functions in the Memcache API<text:tab/>26</text:span></text:a></text:p>
          <text:p text:style-name="P47"><text:a xlink:type="simple" xlink:href="#__RefHeading__47072_284981503" text:style-name="Index_20_Link" text:visited-style-name="Index_20_Link"><text:span text:style-name="T1">Stubbed functions in the Memcached API<text:tab/>26</text:span></text:a></text:p>
          <text:p text:style-name="P46"><text:a xlink:type="simple" xlink:href="#__RefHeading__47074_284981503" text:style-name="Index_20_Link" text:visited-style-name="Index_20_Link"><text:span text:style-name="T1">When to use a memory cache<text:tab/>27</text:span></text:a></text:p>
          <text:p text:style-name="P46"><text:a xlink:type="simple" xlink:href="#__RefHeading__47076_284981503" text:style-name="Index_20_Link" text:visited-style-name="Index_20_Link"><text:span text:style-name="T1">How cached data expires<text:tab/>28</text:span></text:a></text:p>
          <text:p text:style-name="P46"><text:a xlink:type="simple" xlink:href="#__RefHeading__47078_284981503" text:style-name="Index_20_Link" text:visited-style-name="Index_20_Link"><text:span text:style-name="T1">Statistics<text:tab/>28</text:span></text:a></text:p>
          <text:p text:style-name="P46"><text:a xlink:type="simple" xlink:href="#__RefHeading__47080_284981503" text:style-name="Index_20_Link" text:visited-style-name="Index_20_Link"><text:span text:style-name="T1">Limits<text:tab/>28</text:span></text:a></text:p>
          <text:p text:style-name="P46"><text:a xlink:type="simple" xlink:href="#__RefHeading__47082_284981503" text:style-name="Index_20_Link" text:visited-style-name="Index_20_Link"><text:span text:style-name="T1">Configuring memcache<text:tab/>29</text:span></text:a></text:p>
          <text:p text:style-name="P48"><text:a xlink:type="simple" xlink:href="#__RefHeading__47084_284981503" text:style-name="Index_20_Link" text:visited-style-name="Index_20_Link"><text:span text:style-name="T1">Sockets PHP API Overview<text:tab/>30</text:span></text:a></text:p>
          <text:p text:style-name="P46"><text:a xlink:type="simple" xlink:href="#__RefHeading__47086_284981503" text:style-name="Index_20_Link" text:visited-style-name="Index_20_Link"><text:span text:style-name="T1">Limitations and restrictions<text:tab/>30</text:span></text:a></text:p>
          <text:p text:style-name="P46"><text:a xlink:type="simple" xlink:href="#__RefHeading__47088_284981503" text:style-name="Index_20_Link" text:visited-style-name="Index_20_Link"><text:span text:style-name="T1">Using sockets with the development server<text:tab/>31</text:span></text:a></text:p>
          <text:p text:style-name="P48"><text:a xlink:type="simple" xlink:href="#__RefHeading__47090_284981503" text:style-name="Index_20_Link" text:visited-style-name="Index_20_Link"><text:span text:style-name="T1">SMS and Voice Services via Twilio<text:tab/>32</text:span></text:a></text:p>
          <text:p text:style-name="P46"><text:a xlink:type="simple" xlink:href="#__RefHeading__47092_284981503" text:style-name="Index_20_Link" text:visited-style-name="Index_20_Link"><text:span text:style-name="T1">Pricing<text:tab/>32</text:span></text:a></text:p>
          <text:p text:style-name="P46"><text:a xlink:type="simple" xlink:href="#__RefHeading__47094_284981503" text:style-name="Index_20_Link" text:visited-style-name="Index_20_Link"><text:span text:style-name="T1">Platform<text:tab/>32</text:span></text:a></text:p>
          <text:p text:style-name="P47"><text:a xlink:type="simple" xlink:href="#__RefHeading__47096_284981503" text:style-name="Index_20_Link" text:visited-style-name="Index_20_Link"><text:span text:style-name="T1">TwiML<text:tab/>32</text:span></text:a></text:p>
          <text:p text:style-name="P47"><text:a xlink:type="simple" xlink:href="#__RefHeading__47098_284981503" text:style-name="Index_20_Link" text:visited-style-name="Index_20_Link"><text:span text:style-name="T1">REST API<text:tab/>33</text:span></text:a></text:p>
          <text:p text:style-name="P46"><text:a xlink:type="simple" xlink:href="#__RefHeading__47100_284981503" text:style-name="Index_20_Link" text:visited-style-name="Index_20_Link"><text:span text:style-name="T1">Setting Up<text:tab/>33</text:span></text:a></text:p>
          <text:p text:style-name="P46"><text:a xlink:type="simple" xlink:href="#__RefHeading__47102_284981503" text:style-name="Index_20_Link" text:visited-style-name="Index_20_Link"><text:span text:style-name="T1">Receiving an Incoming Call<text:tab/>34</text:span></text:a></text:p>
          <text:p text:style-name="P46"><text:a xlink:type="simple" xlink:href="#__RefHeading__47104_284981503" text:style-name="Index_20_Link" text:visited-style-name="Index_20_Link"><text:span text:style-name="T1">Sending an SMS<text:tab/>34</text:span></text:a></text:p>
          <text:p text:style-name="P46"><text:a xlink:type="simple" xlink:href="#__RefHeading__47106_284981503" text:style-name="Index_20_Link" text:visited-style-name="Index_20_Link"><text:span text:style-name="T1">Learning More about Twilio<text:tab/>35</text:span></text:a></text:p>
          <text:p text:style-name="P48"><text:a xlink:type="simple" xlink:href="#__RefHeading__47108_284981503" text:style-name="Index_20_Link" text:visited-style-name="Index_20_Link"><text:span text:style-name="T1">URL Fetch PHP API Overview<text:tab/>36</text:span></text:a></text:p>
          <text:p text:style-name="P46"><text:a xlink:type="simple" xlink:href="#__RefHeading__47110_284981503" text:style-name="Index_20_Link" text:visited-style-name="Index_20_Link"><text:span text:style-name="T1">Fetching URLs in PHP<text:tab/>36</text:span></text:a></text:p>
          <text:p text:style-name="P47"><text:a xlink:type="simple" xlink:href="#__RefHeading__47112_284981503" text:style-name="Index_20_Link" text:visited-style-name="Index_20_Link"><text:span text:style-name="T1">Making requests to another App Engine app or Google service<text:tab/>37</text:span></text:a></text:p>
          <text:p text:style-name="P46"><text:a xlink:type="simple" xlink:href="#__RefHeading__47114_284981503" text:style-name="Index_20_Link" text:visited-style-name="Index_20_Link"><text:span text:style-name="T1">Secure connections and HTTPS<text:tab/>38</text:span></text:a></text:p>
          <text:p text:style-name="P46"><text:a xlink:type="simple" xlink:href="#__RefHeading__47116_284981503" text:style-name="Index_20_Link" text:visited-style-name="Index_20_Link"><text:span text:style-name="T1">Request headers<text:tab/>38</text:span></text:a></text:p>
          <text:p text:style-name="P47"><text:a xlink:type="simple" xlink:href="#__RefHeading__47118_284981503" text:style-name="Index_20_Link" text:visited-style-name="Index_20_Link"><text:span text:style-name="T1">Headers identifying request source<text:tab/>39</text:span></text:a></text:p>
          <text:p text:style-name="P46"><text:a xlink:type="simple" xlink:href="#__RefHeading__47120_284981503" text:style-name="Index_20_Link" text:visited-style-name="Index_20_Link"><text:span text:style-name="T1">Responses<text:tab/>39</text:span></text:a></text:p>
          <text:p text:style-name="P46"><text:a xlink:type="simple" xlink:href="#__RefHeading__47122_284981503" text:style-name="Index_20_Link" text:visited-style-name="Index_20_Link"><text:span text:style-name="T1">URL Fetch and the development server<text:tab/>39</text:span></text:a></text:p>
          <text:p text:style-name="P46"><text:a xlink:type="simple" xlink:href="#__RefHeading__47124_284981503" text:style-name="Index_20_Link" text:visited-style-name="Index_20_Link"><text:span text:style-name="T1">Quotas and limits<text:tab/>40</text:span></text:a></text:p>
          <text:p text:style-name="P48"><text:a xlink:type="simple" xlink:href="#__RefHeading__47126_284981503" text:style-name="Index_20_Link" text:visited-style-name="Index_20_Link"><text:span text:style-name="T1">Users PHP API Overview<text:tab/>41</text:span></text:a></text:p>
          <text:p text:style-name="P47"><text:a xlink:type="simple" xlink:href="#__RefHeading__47128_284981503" text:style-name="Index_20_Link" text:visited-style-name="Index_20_Link"><text:span text:style-name="T1">Enforcing sign in and admin access with app.yaml<text:tab/>42</text:span></text:a></text:p>
          <text:p text:style-name="P46"><text:a xlink:type="simple" xlink:href="#__RefHeading__47130_284981503" text:style-name="Index_20_Link" text:visited-style-name="Index_20_Link"><text:span text:style-name="T1">Authentication options<text:tab/>42</text:span></text:a></text:p>
          <text:p text:style-name="P47"><text:a xlink:type="simple" xlink:href="#__RefHeading__47132_284981503" text:style-name="Index_20_Link" text:visited-style-name="Index_20_Link"><text:span text:style-name="T1">About OpenID<text:tab/>43</text:span></text:a></text:p>
          <text:p text:style-name="P47"><text:a xlink:type="simple" xlink:href="#__RefHeading__47134_284981503" text:style-name="Index_20_Link" text:visited-style-name="Index_20_Link"><text:span text:style-name="T1">Choosing an authentication option<text:tab/>43</text:span></text:a></text:p>
          <text:p text:style-name="P46"><text:a xlink:type="simple" xlink:href="#__RefHeading__47136_284981503" text:style-name="Index_20_Link" text:visited-style-name="Index_20_Link"><text:span text:style-name="T1">Accessing account information<text:tab/>45</text:span></text:a></text:p>
          <text:p text:style-name="P46"><text:a xlink:type="simple" xlink:href="#__RefHeading__47138_284981503" text:style-name="Index_20_Link" text:visited-style-name="Index_20_Link"><text:span text:style-name="T1">Google accounts and the development server<text:tab/>45</text:span></text:a></text:p>
          <text:p text:style-name="P48"><text:a xlink:type="simple" xlink:href="#__RefHeading__47140_284981503" text:style-name="Index_20_Link" text:visited-style-name="Index_20_Link"><text:span text:style-name="T1">User Objects<text:tab/>46</text:span></text:a></text:p>
          <text:p text:style-name="P48"><text:a xlink:type="simple" xlink:href="#__RefHeading__47142_284981503" text:style-name="Index_20_Link" text:visited-style-name="Index_20_Link"><text:span text:style-name="T1">Login URLs<text:tab/>48</text:span></text:a></text:p>
          <text:p text:style-name="P48"><text:a xlink:type="simple" xlink:href="#__RefHeading__47144_284981503" text:style-name="Index_20_Link" text:visited-style-name="Index_20_Link"><text:span text:style-name="T1">Admin Users<text:tab/>49</text:span></text:a></text:p>
          <text:p text:style-name="P48"><text:a xlink:type="simple" xlink:href="#__RefHeading__47146_284981503" text:style-name="Index_20_Link" text:visited-style-name="Index_20_Link"><text:span text:style-name="T1">Task Queue PHP API Overview<text:tab/>50</text:span></text:a></text:p>
          <text:p text:style-name="P47"><text:a xlink:type="simple" xlink:href="#__RefHeading__47148_284981503" text:style-name="Index_20_Link" text:visited-style-name="Index_20_Link"><text:span text:style-name="T1">The default queue<text:tab/>50</text:span></text:a></text:p>
          <text:p text:style-name="P47"><text:a xlink:type="simple" xlink:href="#__RefHeading__47150_284981503" text:style-name="Index_20_Link" text:visited-style-name="Index_20_Link"><text:span text:style-name="T1">Named queues<text:tab/>51</text:span></text:a></text:p>
          <text:p text:style-name="P46"><text:a xlink:type="simple" xlink:href="#__RefHeading__47152_284981503" text:style-name="Index_20_Link" text:visited-style-name="Index_20_Link"><text:span text:style-name="T1">Task concepts<text:tab/>52</text:span></text:a></text:p>
          <text:p text:style-name="P47"><text:a xlink:type="simple" xlink:href="#__RefHeading__47154_284981503" text:style-name="Index_20_Link" text:visited-style-name="Index_20_Link"><text:span text:style-name="T1">Task names<text:tab/>52</text:span></text:a></text:p>
          <text:p text:style-name="P48"><text:a xlink:type="simple" xlink:href="#__RefHeading__47156_284981503" text:style-name="Index_20_Link" text:visited-style-name="Index_20_Link"><text:span text:style-name="T1">Using Push Queues in PHP<text:tab/>53</text:span></text:a></text:p>
          <text:p text:style-name="P46"><text:a xlink:type="simple" xlink:href="#__RefHeading__47158_284981503" text:style-name="Index_20_Link" text:visited-style-name="Index_20_Link"><text:span text:style-name="T1">Using push queues<text:tab/>53</text:span></text:a></text:p>
          <text:p text:style-name="P46"><text:a xlink:type="simple" xlink:href="#__RefHeading__47160_284981503" text:style-name="Index_20_Link" text:visited-style-name="Index_20_Link"><text:span text:style-name="T1">Push task execution<text:tab/>53</text:span></text:a></text:p>
          <text:p text:style-name="P47"><text:a xlink:type="simple" xlink:href="#__RefHeading__47162_284981503" text:style-name="Index_20_Link" text:visited-style-name="Index_20_Link"><text:span text:style-name="T1">Task request headers<text:tab/>54</text:span></text:a></text:p>
          <text:p text:style-name="P47"><text:a xlink:type="simple" xlink:href="#__RefHeading__47164_284981503" text:style-name="Index_20_Link" text:visited-style-name="Index_20_Link"><text:span text:style-name="T1">Task deadlines<text:tab/>55</text:span></text:a></text:p>
          <text:p text:style-name="P47"><text:a xlink:type="simple" xlink:href="#__RefHeading__47166_284981503" text:style-name="Index_20_Link" text:visited-style-name="Index_20_Link"><text:span text:style-name="T1">Task retries<text:tab/>55</text:span></text:a></text:p>
          <text:p text:style-name="P47"><text:a xlink:type="simple" xlink:href="#__RefHeading__47168_284981503" text:style-name="Index_20_Link" text:visited-style-name="Index_20_Link"><text:span text:style-name="T1">The rate of task execution<text:tab/>55</text:span></text:a></text:p>
          <text:p text:style-name="P47"><text:a xlink:type="simple" xlink:href="#__RefHeading__47170_284981503" text:style-name="Index_20_Link" text:visited-style-name="Index_20_Link"><text:span text:style-name="T1">The order of task execution<text:tab/>56</text:span></text:a></text:p>
          <text:p text:style-name="P46"><text:a xlink:type="simple" xlink:href="#__RefHeading__47172_284981503" text:style-name="Index_20_Link" text:visited-style-name="Index_20_Link"><text:span text:style-name="T1">URL endpoints<text:tab/>56</text:span></text:a></text:p>
          <text:p text:style-name="P47"><text:soft-page-break/><text:a xlink:type="simple" xlink:href="#__RefHeading__47174_284981503" text:style-name="Index_20_Link" text:visited-style-name="Index_20_Link"><text:span text:style-name="T1">Securing URLs for tasks<text:tab/>57</text:span></text:a></text:p>
          <text:p text:style-name="P46"><text:a xlink:type="simple" xlink:href="#__RefHeading__47176_284981503" text:style-name="Index_20_Link" text:visited-style-name="Index_20_Link"><text:span text:style-name="T1">Push queues and the development server<text:tab/>57</text:span></text:a></text:p>
          <text:p text:style-name="P46"><text:a xlink:type="simple" xlink:href="#__RefHeading__47178_284981503" text:style-name="Index_20_Link" text:visited-style-name="Index_20_Link"><text:span text:style-name="T1">Quotas and limits for push queues<text:tab/>58</text:span></text:a></text:p>
        </text:index-body>
      </text:table-of-content>
      <text:h text:style-name="P35"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pan text:style-name="T36">Información extraida de la documentación oficial de GOOGLE APP ENGINE, recopilada en PDF para su mejor distribucción. </text:span><text:span text:style-name="T35">A menos que se indique lo contrario, el contenido de esta página tiene la </text:span><text:a xlink:type="simple" xlink:href="http://creativecommons.org/licenses/by/3.0/"><text:span text:style-name="T19">Licencia de Creative Commons Atribución 3.0</text:span></text:a><text:span text:style-name="T35">, y las muestras de código tienen la </text:span><text:a xlink:type="simple" xlink:href="http://www.apache.org/licenses/LICENSE-2.0"><text:span text:style-name="T19">Licencia Apache 2.0</text:span></text:a><text:span text:style-name="T35">. Para obtener más información, consulta las </text:span><text:a xlink:type="simple" xlink:href="https://cloud.google.com/site-policies"><text:span text:style-name="T20">Políticas de Google App Engine</text:span></text:a><text:span text:style-name="T35">.</text:span></text:p>
      <text:h text:style-name="P33" text:outline-level="1"><text:bookmark-start text:name="__RefHeading__47000_284981503"/>PHP Service APIs<text:bookmark-end text:name="__RefHeading__47000_284981503"/></text:h>
      <text:p text:style-name="P8">This section documents the services available in the PHP App Engine runtime. Some services are available in all runtime languages, others only in a subset of languages. While the functionality of a service is usually constant across all runtimes that offer it, there can be exceptions.</text:p>
      <text:p text:style-name="P8"/>
      <text:h text:style-name="P36" text:outline-level="1"><text:bookmark-start text:name="__RefHeading__47002_284981503"/>App Identity PHP API Overview<text:bookmark-end text:name="__RefHeading__47002_284981503"/></text:h>
      <text:p text:style-name="P8">Code sometimes needs to determine the identifier of the application in which it is executing. This may be to generate a URL or email address, or possibly to make some run-time decision. App Engine includes an Application Identity service for this purpose.</text:p>
      <text:h text:style-name="P38" text:outline-level="2"><text:bookmark-start text:name="__RefHeading__47004_284981503"/><text:bookmark text:name="PHP_Identifying_itself"/>Identifying itself<text:bookmark-end text:name="__RefHeading__47004_284981503"/></text:h>
      <text:h text:style-name="P28" text:outline-level="3"><text:bookmark-start text:name="__RefHeading__47006_284981503"/><text:bookmark text:name="application_id"/>Application ID<text:bookmark-end text:name="__RefHeading__47006_284981503"/></text:h>
      <text:p text:style-name="P21"><text:span text:style-name="T1">The application ID can be found using the </text:span><text:span text:style-name="Source_20_Text"><text:span text:style-name="T7">getApplicationId()</text:span></text:span><text:span text:style-name="T1"> method.</text:span></text:p>
      <text:h text:style-name="P28" text:outline-level="3"><text:bookmark-start text:name="__RefHeading__47008_284981503"/><text:bookmark text:name="versioned_hostnames"/>Versioned hostnames<text:bookmark-end text:name="__RefHeading__47008_284981503"/></text:h>
      <text:p text:style-name="P21"><text:span text:style-name="T1">A related operation is the need to get the hostname part of a URL to the application. You can use the</text:span><text:span text:style-name="Source_20_Text"><text:span text:style-name="T7">getDefaultVersionHostname()</text:span></text:span><text:span text:style-name="T1"> method for this purpose. This is useful in certain scenarios when the application is not available at </text:span><text:span text:style-name="Source_20_Text"><text:span text:style-name="T7">http://your_app_id.appspot.com</text:span></text:span><text:span text:style-name="T1">.</text:span></text:p>
      <text:h text:style-name="P26" text:outline-level="2"><text:bookmark-start text:name="__RefHeading__47010_284981503"/><text:bookmark text:name="PHP_Asserting_identity_to_other_App_Engine_apps"/>Asserting identity to other App Engine apps<text:bookmark-end text:name="__RefHeading__47010_284981503"/></text:h>
      <text:p text:style-name="P21"><text:span text:style-name="T1">If you want to determine the identity of the App Engine app that is making a request to your App Engine app, you can use the request header </text:span><text:span text:style-name="Source_20_Text"><text:span text:style-name="T7">X-Appengine-Inbound-Appid</text:span></text:span><text:span text:style-name="T1">. This header is added to the request by the URLFetch service and is not user modifiable, so it safely indicates the requesting application's ID, if present.</text:span></text:p>
      <text:p text:style-name="P23">In order for this header to be added to the request, the app making the request must tell the UrlFetch service to not follow redirects when it invokes URLFetch. App Engine will then automatically add the header to the HTTP response.</text:p>
      <text:p text:style-name="P16"><text:span text:style-name="T1">In your application handler, you can check the incoming ID by reading the </text:span><text:span text:style-name="Source_20_Text"><text:span text:style-name="T7">X-Appengine-Inbound-Appid</text:span></text:span><text:span text:style-name="T1">header and comparing it to a list of IDs allowed to make requests.</text:span></text:p>
      <text:h text:style-name="P26" text:outline-level="2"><text:bookmark-start text:name="__RefHeading__47012_284981503"/><text:bookmark text:name="PHP_Asserting_identity_to_Google_APIs"/><text:soft-page-break/>Asserting identity to Google APIs<text:bookmark-end text:name="__RefHeading__47012_284981503"/></text:h>
      <text:p text:style-name="P21"><text:span text:style-name="T1">Many Google APIs support OAuth assertions to identify the source of the request. The App Identity API provides a service that creates tokens that can be used to assert that the source of a request is the application itself. The</text:span><text:span text:style-name="Source_20_Text"><text:span text:style-name="T7">getAccessToken()</text:span></text:span><text:span text:style-name="T1"> method returns an access token for a scope, or list of scopes. This token can then be set in the HTTP headers of a call to identify the calling application.</text:span></text:p>
      <text:p text:style-name="P15">The following illustrates how to use the App Identity API to retrieve Google Calendar contacts using OAuth.</text:p>
      <text:p text:style-name="P30"><text:span text:style-name="Source_20_Text"><text:span text:style-name="T14">// Retrieves Google Calendar contacts using OAuth</text:span></text:span></text:p>
      <text:p text:style-name="P45"><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app_identity</text:span></text:span><text:span text:style-name="Source_20_Text"><text:span text:style-name="T10">\</text:span></text:span><text:span text:style-name="Source_20_Text"><text:span text:style-name="T17">AppIdentityService</text:span></text:span><text:span text:style-name="Source_20_Text"><text:span text:style-name="T10">;</text:span></text:span></text:p>
      <text:p text:style-name="P45"><text:span text:style-name="Source_20_Text"><text:span text:style-name="T13">function</text:span></text:span><text:span text:style-name="Source_20_Text"><text:span text:style-name="T8"> setAuthHeader</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8">$access_token </text:span></text:span><text:span text:style-name="Source_20_Text"><text:span text:style-name="T10">=</text:span></text:span><text:span text:style-name="Source_20_Text"><text:span text:style-name="T8"> </text:span></text:span><text:span text:style-name="Source_20_Text"><text:span text:style-name="T17">AppIdentityService</text:span></text:span><text:span text:style-name="Source_20_Text"><text:span text:style-name="T10">::</text:span></text:span><text:span text:style-name="Source_20_Text"><text:span text:style-name="T8">getAccessToken</text:span></text:span><text:span text:style-name="Source_20_Text"><text:span text:style-name="T10">(</text:span></text:span><text:span text:style-name="Source_20_Text"><text:span text:style-name="T12">'https://www.google.com/m8/feeds'</text:span></text:span><text:span text:style-name="Source_20_Text"><text:span text:style-name="T10">);</text:span></text:span></text:p>
      <text:p text:style-name="P45"><text:span text:style-name="Source_20_Text"><text:span text:style-name="T9">  </text:span></text:span><text:span text:style-name="Source_20_Text"><text:span text:style-name="T13">return</text:span></text:span><text:span text:style-name="Source_20_Text"><text:span text:style-name="T8"> </text:span></text:span><text:span text:style-name="Source_20_Text"><text:span text:style-name="T10">[</text:span></text:span><text:span text:style-name="Source_20_Text"><text:span text:style-name="T8">sprintf</text:span></text:span><text:span text:style-name="Source_20_Text"><text:span text:style-name="T10">(</text:span></text:span><text:span text:style-name="Source_20_Text"><text:span text:style-name="T12">'Authorization: OAuth %s'</text:span></text:span><text:span text:style-name="Source_20_Text"><text:span text:style-name="T10">,</text:span></text:span><text:span text:style-name="Source_20_Text"><text:span text:style-name="T8"> $access_token</text:span></text:span><text:span text:style-name="Source_20_Text"><text:span text:style-name="T10">[</text:span></text:span><text:span text:style-name="Source_20_Text"><text:span text:style-name="T12">'access_token'</text:span></text:span><text:span text:style-name="Source_20_Text"><text:span text:style-name="T10">])];</text:span></text:span></text:p>
      <text:p text:style-name="P45"><text:span text:style-name="Source_20_Text"><text:span text:style-name="T10">}</text:span></text:span></text:p>
      <text:p text:style-name="P45"><text:span text:style-name="Source_20_Text"><text:span text:style-name="T8">$get_contacts_url </text:span></text:span><text:span text:style-name="Source_20_Text"><text:span text:style-name="T10">=</text:span></text:span><text:span text:style-name="Source_20_Text"><text:span text:style-name="T8"> </text:span></text:span><text:span text:style-name="Source_20_Text"><text:span text:style-name="T12">'https://www.google.com/m8/feeds/contacts/default/full'</text:span></text:span><text:span text:style-name="Source_20_Text"><text:span text:style-name="T10">;</text:span></text:span></text:p>
      <text:p text:style-name="P45"><text:span text:style-name="Source_20_Text"><text:span text:style-name="T8">$headers </text:span></text:span><text:span text:style-name="Source_20_Text"><text:span text:style-name="T10">=</text:span></text:span><text:span text:style-name="Source_20_Text"><text:span text:style-name="T8"> setAuthHeader</text:span></text:span><text:span text:style-name="Source_20_Text"><text:span text:style-name="T10">();</text:span></text:span></text:p>
      <text:p text:style-name="P45"><text:span text:style-name="Source_20_Text"><text:span text:style-name="T8">$opts </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12">'http'</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12">'header'</text:span></text:span><text:span text:style-name="Source_20_Text"><text:span text:style-name="T8"> </text:span></text:span><text:span text:style-name="Source_20_Text"><text:span text:style-name="T10">=&gt;</text:span></text:span><text:span text:style-name="Source_20_Text"><text:span text:style-name="T8"> implode</text:span></text:span><text:span text:style-name="Source_20_Text"><text:span text:style-name="T10">(</text:span></text:span><text:span text:style-name="Source_20_Text"><text:span text:style-name="T12">"\r\n"</text:span></text:span><text:span text:style-name="Source_20_Text"><text:span text:style-name="T10">,</text:span></text:span><text:span text:style-name="Source_20_Text"><text:span text:style-name="T8"> $headers</text:span></text:span><text:span text:style-name="Source_20_Text"><text:span text:style-name="T10">),</text:span></text:span></text:p>
      <text:p text:style-name="P45"><text:span text:style-name="Source_20_Text"><text:span text:style-name="T9">  </text:span></text:span><text:span text:style-name="Source_20_Text"><text:span text:style-name="T10">],</text:span></text:span></text:p>
      <text:p text:style-name="P45"><text:span text:style-name="Source_20_Text"><text:span text:style-name="T10">];</text:span></text:span></text:p>
      <text:p text:style-name="P45"><text:span text:style-name="Source_20_Text"><text:span text:style-name="T8">$context </text:span></text:span><text:span text:style-name="Source_20_Text"><text:span text:style-name="T10">=</text:span></text:span><text:span text:style-name="Source_20_Text"><text:span text:style-name="T8"> stream_context_create</text:span></text:span><text:span text:style-name="Source_20_Text"><text:span text:style-name="T10">(</text:span></text:span><text:span text:style-name="Source_20_Text"><text:span text:style-name="T8">$opts</text:span></text:span><text:span text:style-name="Source_20_Text"><text:span text:style-name="T10">);</text:span></text:span></text:p>
      <text:p text:style-name="P45"><text:span text:style-name="Source_20_Text"><text:span text:style-name="T8">$response </text:span></text:span><text:span text:style-name="Source_20_Text"><text:span text:style-name="T10">=</text:span></text:span><text:span text:style-name="Source_20_Text"><text:span text:style-name="T8"> file_get_contents</text:span></text:span><text:span text:style-name="Source_20_Text"><text:span text:style-name="T10">(</text:span></text:span><text:span text:style-name="Source_20_Text"><text:span text:style-name="T8">$get_contacts_url</text:span></text:span><text:span text:style-name="Source_20_Text"><text:span text:style-name="T10">,</text:span></text:span><text:span text:style-name="Source_20_Text"><text:span text:style-name="T8"> </text:span></text:span><text:span text:style-name="Source_20_Text"><text:span text:style-name="T13">false</text:span></text:span><text:span text:style-name="Source_20_Text"><text:span text:style-name="T10">,</text:span></text:span><text:span text:style-name="Source_20_Text"><text:span text:style-name="T8"> $context</text:span></text:span><text:span text:style-name="Source_20_Text"><text:span text:style-name="T10">);</text:span></text:span></text:p>
      <text:p text:style-name="P45"><text:span text:style-name="Source_20_Text"><text:span text:style-name="T8">$xml </text:span></text:span><text:span text:style-name="Source_20_Text"><text:span text:style-name="T10">=</text:span></text:span><text:span text:style-name="Source_20_Text"><text:span text:style-name="T8"> simplexml_load_string</text:span></text:span><text:span text:style-name="Source_20_Text"><text:span text:style-name="T10">(</text:span></text:span><text:span text:style-name="Source_20_Text"><text:span text:style-name="T8">$response</text:span></text:span><text:span text:style-name="Source_20_Text"><text:span text:style-name="T10">);</text:span></text:span></text:p>
      <text:p text:style-name="P45"><text:span text:style-name="Source_20_Text"><text:span text:style-name="T8">$email </text:span></text:span><text:span text:style-name="Source_20_Text"><text:span text:style-name="T10">=</text:span></text:span><text:span text:style-name="Source_20_Text"><text:span text:style-name="T8"> $xml</text:span></text:span><text:span text:style-name="Source_20_Text"><text:span text:style-name="T10">-&gt;</text:span></text:span><text:span text:style-name="Source_20_Text"><text:span text:style-name="T8">author</text:span></text:span><text:span text:style-name="Source_20_Text"><text:span text:style-name="T10">-&gt;</text:span></text:span><text:span text:style-name="Source_20_Text"><text:span text:style-name="T8">email</text:span></text:span><text:span text:style-name="Source_20_Text"><text:span text:style-name="T10">;</text:span></text:span></text:p>
      <text:p text:style-name="P45"><text:span text:style-name="Source_20_Text"><text:span text:style-name="T8">$service_account </text:span></text:span><text:span text:style-name="Source_20_Text"><text:span text:style-name="T10">=</text:span></text:span><text:span text:style-name="Source_20_Text"><text:span text:style-name="T8"> </text:span></text:span><text:span text:style-name="Source_20_Text"><text:span text:style-name="T17">AppIdentityService</text:span></text:span><text:span text:style-name="Source_20_Text"><text:span text:style-name="T10">::</text:span></text:span><text:span text:style-name="Source_20_Text"><text:span text:style-name="T8">getServiceAccountName</text:span></text:span><text:span text:style-name="Source_20_Text"><text:span text:style-name="T10">();</text:span></text:span></text:p>
      <text:p text:style-name="P45"><text:span text:style-name="Source_20_Text"><text:span text:style-name="T13">if</text:span></text:span><text:span text:style-name="Source_20_Text"><text:span text:style-name="T8"> </text:span></text:span><text:span text:style-name="Source_20_Text"><text:span text:style-name="T10">(</text:span></text:span><text:span text:style-name="Source_20_Text"><text:span text:style-name="T8">strcmp</text:span></text:span><text:span text:style-name="Source_20_Text"><text:span text:style-name="T10">(</text:span></text:span><text:span text:style-name="Source_20_Text"><text:span text:style-name="T8">$email</text:span></text:span><text:span text:style-name="Source_20_Text"><text:span text:style-name="T10">,</text:span></text:span><text:span text:style-name="Source_20_Text"><text:span text:style-name="T8"> $service_account</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1">0</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13">die</text:span></text:span><text:span text:style-name="Source_20_Text"><text:span text:style-name="T10">(</text:span></text:span><text:span text:style-name="Source_20_Text"><text:span text:style-name="T8">sprintf</text:span></text:span><text:span text:style-name="Source_20_Text"><text:span text:style-name="T10">(</text:span></text:span><text:span text:style-name="Source_20_Text"><text:span text:style-name="T12">'%s does not match the service account name %s.'</text:span></text:span><text:span text:style-name="Source_20_Text"><text:span text:style-name="T10">,</text:span></text:span></text:p>
      <text:p text:style-name="P45"><text:span text:style-name="Source_20_Text"><text:span text:style-name="T9">              </text:span></text:span><text:span text:style-name="Source_20_Text"><text:span text:style-name="T8">$email</text:span></text:span><text:span text:style-name="Source_20_Text"><text:span text:style-name="T10">,</text:span></text:span></text:p>
      <text:p text:style-name="P45"><text:span text:style-name="Source_20_Text"><text:span text:style-name="T9">              </text:span></text:span><text:span text:style-name="Source_20_Text"><text:span text:style-name="T8">$service_account</text:span></text:span><text:span text:style-name="Source_20_Text"><text:span text:style-name="T10">));</text:span></text:span></text:p>
      <text:p text:style-name="P45"><text:span text:style-name="Source_20_Text"><text:span text:style-name="T10">}</text:span></text:span></text:p>
      <text:p text:style-name="P16"><text:span text:style-name="T1">Note that the application's identity is represented by the service account name, which is typically</text:span><text:span text:style-name="Emphasis"><text:span text:style-name="T3">applicationid@appspot.gserviceaccount.com</text:span></text:span><text:span text:style-name="T1">. You can get the exact value by using the</text:span><text:span text:style-name="Source_20_Text"><text:span text:style-name="T7">getServiceAccountName()</text:span></text:span><text:span text:style-name="T1"> method. For services which offer ACLs, you can grant the application access by granting this account access.</text:span></text:p>
      <text:h text:style-name="P26" text:outline-level="2"><text:bookmark-start text:name="__RefHeading__47014_284981503"/><text:bookmark text:name="PHP_Asserting_identity_to_other_systems"/><text:soft-page-break/>Asserting identity to other systems<text:bookmark-end text:name="__RefHeading__47014_284981503"/></text:h>
      <text:p text:style-name="P21"><text:span text:style-name="T1">The token generated by </text:span><text:span text:style-name="Source_20_Text"><text:span text:style-name="T7">getAccessToken()</text:span></text:span><text:span text:style-name="T1"> only works against Google systems. However you can use the underlying signing technology to assert the identity of your application to other systems. The </text:span><text:span text:style-name="Source_20_Text"><text:span text:style-name="T7">signForApp()</text:span></text:span><text:span text:style-name="T1">method will sign bytes using a private key unique to your application, and the </text:span><text:span text:style-name="Source_20_Text"><text:span text:style-name="T7">getPublicCertificates()</text:span></text:span><text:span text:style-name="T1">method will return certificates which can be used to validate the signature.</text:span></text:p>
      <text:p text:style-name="P6"><text:span text:style-name="Strong_20_Emphasis">Note:</text:span> The certificates may be rotated from time to time, and the method may return multiple certificates, all of which are currently valid.</text:p>
      <text:h text:style-name="P33" text:outline-level="1"><text:bookmark-start text:name="__RefHeading__47016_284981503"/>Logs PHP API Overview<text:bookmark-end text:name="__RefHeading__47016_284981503"/></text:h>
      <text:h text:style-name="P26" text:outline-level="2"><text:bookmark-start text:name="__RefHeading__47018_284981503"/><text:bookmark text:name="PHP_Overview"/>Overview<text:bookmark-end text:name="__RefHeading__47018_284981503"/></text:h>
      <text:p text:style-name="P21"><text:span text:style-name="T1">The Logs API provides access to the application and request logs for your application. You can also access the logs for your application in the Logs Viewer provided in the </text:span><text:a xlink:type="simple" xlink:href="https://console.developers.google.com/"><text:span text:style-name="T5">Google Developers Console</text:span></text:a><text:span text:style-name="T1"> by clicking </text:span><text:span text:style-name="Strong_20_Emphasis"><text:span text:style-name="T1">Monitoring</text:span></text:span><text:span text:style-name="T1"> &gt; </text:span><text:span text:style-name="Strong_20_Emphasis"><text:span text:style-name="T1">Logs</text:span></text:span><text:span text:style-name="T1"> in the left navigation panel</text:span></text:p>
      <text:p text:style-name="P6"><text:span text:style-name="Strong_20_Emphasis">Note:</text:span> Currently, the Logs API only generates output for deployed apps.</text:p>
      <text:p text:style-name="P16"><text:span text:style-name="T1">The Logs PHP API is invoked whenever the built-in PHP function</text:span><text:a xlink:type="simple" xlink:href="http://php.net/manual/en/function.syslog.php"><text:span text:style-name="Source_20_Text"><text:span text:style-name="T6">syslog()</text:span></text:span></text:a><text:span text:style-name="T1"> is called. For example:</text:span></text:p>
      <text:p text:style-name="P19"><text:span text:style-name="Source_20_Text"><text:span text:style-name="T13">if</text:span></text:span><text:span text:style-name="Source_20_Text"><text:span text:style-name="T8"> </text:span></text:span><text:span text:style-name="Source_20_Text"><text:span text:style-name="T10">(</text:span></text:span><text:span text:style-name="Source_20_Text"><text:span text:style-name="T8">authorizedUser</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echo </text:span></text:span><text:span text:style-name="Source_20_Text"><text:span text:style-name="T12">'&lt;p&gt;Welcome authorized user&lt;/p&gt;'</text:span></text:span><text:span text:style-name="Source_20_Text"><text:span text:style-name="T10">;</text:span></text:span></text:p>
      <text:p text:style-name="P44"><text:span text:style-name="Source_20_Text"><text:span text:style-name="T9">  </text:span></text:span><text:span text:style-name="Source_20_Text"><text:span text:style-name="T8">syslog</text:span></text:span><text:span text:style-name="Source_20_Text"><text:span text:style-name="T10">(</text:span></text:span><text:span text:style-name="Source_20_Text"><text:span text:style-name="T8">LOG_INFO</text:span></text:span><text:span text:style-name="Source_20_Text"><text:span text:style-name="T10">,</text:span></text:span><text:span text:style-name="Source_20_Text"><text:span text:style-name="T8"> </text:span></text:span><text:span text:style-name="Source_20_Text"><text:span text:style-name="T12">'Authorized access'</text:span></text:span><text:span text:style-name="Source_20_Text"><text:span text:style-name="T10">);</text:span></text:span></text:p>
      <text:p text:style-name="P44"><text:span text:style-name="Source_20_Text"><text:span text:style-name="T10">}</text:span></text:span><text:span text:style-name="Source_20_Text"><text:span text:style-name="T8"> </text:span></text:span><text:span text:style-name="Source_20_Text"><text:span text:style-name="T13">else</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echo </text:span></text:span><text:span text:style-name="Source_20_Text"><text:span text:style-name="T12">'Go away unauthorized user&lt;p /&gt;'</text:span></text:span><text:span text:style-name="Source_20_Text"><text:span text:style-name="T10">;</text:span></text:span></text:p>
      <text:p text:style-name="P44"><text:span text:style-name="Source_20_Text"><text:span text:style-name="T9">  </text:span></text:span><text:span text:style-name="Source_20_Text"><text:span text:style-name="T8">syslog</text:span></text:span><text:span text:style-name="Source_20_Text"><text:span text:style-name="T10">(</text:span></text:span><text:span text:style-name="Source_20_Text"><text:span text:style-name="T8">LOG_WARNING</text:span></text:span><text:span text:style-name="Source_20_Text"><text:span text:style-name="T10">,</text:span></text:span><text:span text:style-name="Source_20_Text"><text:span text:style-name="T8"> </text:span></text:span><text:span text:style-name="Source_20_Text"><text:span text:style-name="T12">"Unauthorized access"</text:span></text:span><text:span text:style-name="Source_20_Text"><text:span text:style-name="T10">);</text:span></text:span></text:p>
      <text:p text:style-name="P44"><text:span text:style-name="Source_20_Text"><text:span text:style-name="T10">}</text:span></text:span></text:p>
      <text:p text:style-name="P16"><text:span text:style-name="T1">You do not need to call </text:span><text:a xlink:type="simple" xlink:href="http://php.net/manual/en/function.openlog.php"><text:span text:style-name="Source_20_Text"><text:span text:style-name="T6">openlog()</text:span></text:span></text:a><text:span text:style-name="T1"> or </text:span><text:a xlink:type="simple" xlink:href="http://php.net/manual/en/function.closelog.php"><text:span text:style-name="Source_20_Text"><text:span text:style-name="T6">closelog()</text:span></text:span></text:a><text:span text:style-name="T1"> before writing to </text:span><text:span text:style-name="Source_20_Text"><text:span text:style-name="T7">syslog</text:span></text:span><text:span text:style-name="T1">. Calls to these functions will be ignored.</text:span></text:p>
      <text:h text:style-name="P28" text:outline-level="3"><text:bookmark-start text:name="__RefHeading__47020_284981503"/><text:bookmark text:name="log_categories_request_logs_and_app_logs"/>Log categories: request logs and app logs<text:bookmark-end text:name="__RefHeading__47020_284981503"/></text:h>
      <text:p text:style-name="P20">There are two categories of log data: request logs and application logs. A request log is written for each request handled by your app, and contains information such as the app ID, HTTP version, and so forth.</text:p>
      <text:h text:style-name="P26" text:outline-level="2"><text:bookmark-start text:name="__RefHeading__47022_284981503"/><text:bookmark text:name="PHP_Getting_log_data"/>Getting log data<text:bookmark-end text:name="__RefHeading__47022_284981503"/></text:h>
      <text:p text:style-name="P20">The general process of getting logs is as follows:</text:p>
      <text:list xml:id="list648476875386958473" text:style-name="L1">
        <text:list-item>
          <text:p text:style-name="P50"><text:span text:style-name="T1">Use </text:span><text:span text:style-name="Source_20_Text"><text:span text:style-name="T7">fetch()</text:span></text:span><text:span text:style-name="T1"> to return an iterator for the request logs.</text:span></text:p>
        </text:list-item>
        <text:list-item>
          <text:p text:style-name="P50"><text:span text:style-name="T1">In each iteration, process each </text:span><text:span text:style-name="Source_20_Text"><text:span text:style-name="T7">RequestLog</text:span></text:span><text:span text:style-name="T1"> as desired.</text:span></text:p>
        </text:list-item>
        <text:list-item>
          <text:p text:style-name="P50"><text:soft-page-break/><text:span text:style-name="T1">Optionally, use </text:span><text:span text:style-name="Source_20_Text"><text:span text:style-name="T7">getAppLogs()</text:span></text:span><text:span text:style-name="T1"> to get the list of related AppLogs.</text:span></text:p>
        </text:list-item>
        <text:list-item>
          <text:p text:style-name="P50"><text:span text:style-name="T1">If you retrieved the app logs list, for each </text:span><text:span text:style-name="Source_20_Text"><text:span text:style-name="T7">AppLogLine</text:span></text:span><text:span text:style-name="T1">, process the </text:span><text:span text:style-name="Source_20_Text"><text:span text:style-name="T7">AppLog</text:span></text:span><text:span text:style-name="T1"> property data as desired.</text:span></text:p>
        </text:list-item>
      </text:list>
      <text:h text:style-name="P28" text:outline-level="3"><text:bookmark-start text:name="__RefHeading__47024_284981503"/><text:bookmark text:name="sample_code"/>Sample code<text:bookmark-end text:name="__RefHeading__47024_284981503"/></text:h>
      <text:p text:style-name="P20">The following sample reads request logs between given start and end times and verifies that the given messages and levels are contained sequentially in the app logs. The response will be 'PASS' if all expected messages and levels are matched against app logs.</text:p>
      <text:p text:style-name="P30"><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log</text:span></text:span><text:span text:style-name="Source_20_Text"><text:span text:style-name="T10">\</text:span></text:span><text:span text:style-name="Source_20_Text"><text:span text:style-name="T17">LogService</text:span></text:span><text:span text:style-name="Source_20_Text"><text:span text:style-name="T10">;</text:span></text:span></text:p>
      <text:p text:style-name="P45"><text:span text:style-name="Source_20_Text"><text:span text:style-name="T14">// LogService API usage sample to display application logs for last 24 hours.</text:span></text:span></text:p>
      <text:p text:style-name="P45"><text:span text:style-name="Source_20_Text"><text:span text:style-name="T8">$options </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14">// Fetch last 24 hours of log data</text:span></text:span></text:p>
      <text:p text:style-name="P45"><text:span text:style-name="Source_20_Text"><text:span text:style-name="T9">  </text:span></text:span><text:span text:style-name="Source_20_Text"><text:span text:style-name="T12">'start_time'</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0">(</text:span></text:span><text:span text:style-name="Source_20_Text"><text:span text:style-name="T8">time</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11">24</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1">6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1">60</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1">1e6</text:span></text:span><text:span text:style-name="Source_20_Text"><text:span text:style-name="T10">,</text:span></text:span></text:p>
      <text:p text:style-name="P45"><text:span text:style-name="Source_20_Text"><text:span text:style-name="T9">  </text:span></text:span><text:span text:style-name="Source_20_Text"><text:span text:style-name="T14">// End time is Now</text:span></text:span></text:p>
      <text:p text:style-name="P45"><text:span text:style-name="Source_20_Text"><text:span text:style-name="T9">  </text:span></text:span><text:span text:style-name="Source_20_Text"><text:span text:style-name="T12">'end_time'</text:span></text:span><text:span text:style-name="Source_20_Text"><text:span text:style-name="T8"> </text:span></text:span><text:span text:style-name="Source_20_Text"><text:span text:style-name="T10">=&gt;</text:span></text:span><text:span text:style-name="Source_20_Text"><text:span text:style-name="T8"> time</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1">1e6</text:span></text:span><text:span text:style-name="Source_20_Text"><text:span text:style-name="T10">,</text:span></text:span></text:p>
      <text:p text:style-name="P45"><text:span text:style-name="Source_20_Text"><text:span text:style-name="T9">  </text:span></text:span><text:span text:style-name="Source_20_Text"><text:span text:style-name="T14">// Include all Application Logs (i.e. your debugging output)</text:span></text:span></text:p>
      <text:p text:style-name="P45"><text:span text:style-name="Source_20_Text"><text:span text:style-name="T9">  </text:span></text:span><text:span text:style-name="Source_20_Text"><text:span text:style-name="T12">'include_app_logs'</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3">true</text:span></text:span><text:span text:style-name="Source_20_Text"><text:span text:style-name="T10">,</text:span></text:span></text:p>
      <text:p text:style-name="P45"><text:span text:style-name="Source_20_Text"><text:span text:style-name="T9">  </text:span></text:span><text:span text:style-name="Source_20_Text"><text:span text:style-name="T14">// Filter out log records based on severity</text:span></text:span></text:p>
      <text:p text:style-name="P45"><text:span text:style-name="Source_20_Text"><text:span text:style-name="T9">  </text:span></text:span><text:span text:style-name="Source_20_Text"><text:span text:style-name="T12">'minimum_log_level'</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7">LogService</text:span></text:span><text:span text:style-name="Source_20_Text"><text:span text:style-name="T10">::</text:span></text:span><text:span text:style-name="Source_20_Text"><text:span text:style-name="T8">LEVEL_INFO</text:span></text:span><text:span text:style-name="Source_20_Text"><text:span text:style-name="T10">,</text:span></text:span></text:p>
      <text:p text:style-name="P45"><text:span text:style-name="Source_20_Text"><text:span text:style-name="T10">];</text:span></text:span></text:p>
      <text:p text:style-name="P45"><text:span text:style-name="Source_20_Text"><text:span text:style-name="T8">$logs </text:span></text:span><text:span text:style-name="Source_20_Text"><text:span text:style-name="T10">=</text:span></text:span><text:span text:style-name="Source_20_Text"><text:span text:style-name="T8"> </text:span></text:span><text:span text:style-name="Source_20_Text"><text:span text:style-name="T17">LogService</text:span></text:span><text:span text:style-name="Source_20_Text"><text:span text:style-name="T10">::</text:span></text:span><text:span text:style-name="Source_20_Text"><text:span text:style-name="T8">fetch</text:span></text:span><text:span text:style-name="Source_20_Text"><text:span text:style-name="T10">(</text:span></text:span><text:span text:style-name="Source_20_Text"><text:span text:style-name="T8">$options</text:span></text:span><text:span text:style-name="Source_20_Text"><text:span text:style-name="T10">);</text:span></text:span></text:p>
      <text:p text:style-name="P45"><text:span text:style-name="Source_20_Text"><text:span text:style-name="T13">foreach</text:span></text:span><text:span text:style-name="Source_20_Text"><text:span text:style-name="T8"> </text:span></text:span><text:span text:style-name="Source_20_Text"><text:span text:style-name="T10">(</text:span></text:span><text:span text:style-name="Source_20_Text"><text:span text:style-name="T8">$logs </text:span></text:span><text:span text:style-name="Source_20_Text"><text:span text:style-name="T13">as</text:span></text:span><text:span text:style-name="Source_20_Text"><text:span text:style-name="T8"> $log</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ul&gt;REQUEST LOG'</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li&gt;IP: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Ip</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12">'&lt;li&gt;Status: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Status</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12">'&lt;li&gt;Method: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Method</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12">'&lt;li&gt;Resource: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Resource</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8">$end_date_time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EndDateTime</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li&gt;Date: '</text:span></text:span><text:span text:style-name="Source_20_Text"><text:span text:style-name="T10">,</text:span></text:span><text:span text:style-name="Source_20_Text"><text:span text:style-name="T8">$end_date_time</text:span></text:span><text:span text:style-name="Source_20_Text"><text:span text:style-name="T10">-&gt;</text:span></text:span><text:span text:style-name="Source_20_Text"><text:span text:style-name="T8">format</text:span></text:span><text:span text:style-name="Source_20_Text"><text:span text:style-name="T10">(</text:span></text:span><text:span text:style-name="Source_20_Text"><text:span text:style-name="T12">'c'</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8">$app_logs </text:span></text:span><text:span text:style-name="Source_20_Text"><text:span text:style-name="T10">=</text:span></text:span><text:span text:style-name="Source_20_Text"><text:span text:style-name="T8"> $log</text:span></text:span><text:span text:style-name="Source_20_Text"><text:span text:style-name="T10">-&gt;</text:span></text:span><text:span text:style-name="Source_20_Text"><text:span text:style-name="T8">getAppLogs</text:span></text:span><text:span text:style-name="Source_20_Text"><text:span text:style-name="T10">();</text:span></text:span></text:p>
      <text:p text:style-name="P45"><text:span text:style-name="Source_20_Text"><text:span text:style-name="T9">  </text:span></text:span><text:span text:style-name="Source_20_Text"><text:span text:style-name="T13">foreach</text:span></text:span><text:span text:style-name="Source_20_Text"><text:span text:style-name="T8"> </text:span></text:span><text:span text:style-name="Source_20_Text"><text:span text:style-name="T10">(</text:span></text:span><text:span text:style-name="Source_20_Text"><text:span text:style-name="T8">$app_logs </text:span></text:span><text:span text:style-name="Source_20_Text"><text:span text:style-name="T13">as</text:span></text:span><text:span text:style-name="Source_20_Text"><text:span text:style-name="T8"> $app_log</text:span></text:span><text:span text:style-name="Source_20_Text"><text:span text:style-name="T10">)</text:span></text:span><text:span text:style-name="Source_20_Text"><text:span text:style-name="T8"> </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ul&gt;APP LOG'</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li&gt;Message: '</text:span></text:span><text:span text:style-name="Source_20_Text"><text:span text:style-name="T10">,</text:span></text:span><text:span text:style-name="Source_20_Text"><text:span text:style-name="T8"> $app_log</text:span></text:span><text:span text:style-name="Source_20_Text"><text:span text:style-name="T10">-&gt;</text:span></text:span><text:span text:style-name="Source_20_Text"><text:span text:style-name="T8">getMessage</text:span></text:span><text:span text:style-name="Source_20_Text"><text:span text:style-name="T10">(),</text:span></text:span><text:span text:style-name="Source_20_Text"><text:span text:style-name="T8"> </text:span></text:span><text:span text:style-name="Source_20_Text"><text:span text:style-name="T12">'&lt;/li&gt;'</text:span></text:span><text:span text:style-name="Source_20_Text"><text:span text:style-name="T10">;</text:span></text:span></text:p>
      <text:p text:style-name="P45"><text:span text:style-name="Source_20_Text"><text:span text:style-name="T9">    </text:span></text:span><text:span text:style-name="Source_20_Text"><text:span text:style-name="T8">$app_log_date_time </text:span></text:span><text:span text:style-name="Source_20_Text"><text:span text:style-name="T10">=</text:span></text:span><text:span text:style-name="Source_20_Text"><text:span text:style-name="T8"> $app_log</text:span></text:span><text:span text:style-name="Source_20_Text"><text:span text:style-name="T10">-&gt;</text:span></text:span><text:span text:style-name="Source_20_Text"><text:span text:style-name="T8">getDateTime</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li&gt;Date: '</text:span></text:span><text:span text:style-name="Source_20_Text"><text:span text:style-name="T10">,</text:span></text:span><text:span text:style-name="Source_20_Text"><text:span text:style-name="T8"> $app_log_date_time</text:span></text:span><text:span text:style-name="Source_20_Text"><text:span text:style-name="T10">-&gt;</text:span></text:span><text:span text:style-name="Source_20_Text"><text:span text:style-name="T8">format</text:span></text:span><text:span text:style-name="Source_20_Text"><text:span text:style-name="T10">(</text:span></text:span><text:span text:style-name="Source_20_Text"><text:span text:style-name="T12">'c'</text:span></text:span><text:span text:style-name="Source_20_Text"><text:span text:style-name="T10">),</text:span></text:span><text:span text:style-name="Source_20_Text"><text:span text:style-name="T8"> </text:span></text:span><text:span text:style-name="Source_20_Text"><text:span text:style-name="T12">'&lt;/li&gt;&lt;/ul&gt;'</text:span></text:span><text:span text:style-name="Source_20_Text"><text:span text:style-name="T10">;</text:span></text:span></text:p>
      <text:p text:style-name="P45"><text:span text:style-name="Source_20_Text"><text:span text:style-name="T9">  </text:span></text:span><text:span text:style-name="Source_20_Text"><text:span text:style-name="T10">}</text:span></text:span></text:p>
      <text:p text:style-name="P45"><text:span text:style-name="Source_20_Text"><text:span text:style-name="T9">  </text:span></text:span><text:span text:style-name="Source_20_Text"><text:span text:style-name="T8">echo </text:span></text:span><text:span text:style-name="Source_20_Text"><text:span text:style-name="T12">'&lt;/ul&gt;'</text:span></text:span><text:span text:style-name="Source_20_Text"><text:span text:style-name="T10">;</text:span></text:span></text:p>
      <text:p text:style-name="P45"><text:span text:style-name="Source_20_Text"><text:span text:style-name="T10">}</text:span></text:span></text:p>
      <text:h text:style-name="P26" text:outline-level="2"><text:bookmark-start text:name="__RefHeading__47026_284981503"/><text:bookmark text:name="PHP_how_to_read_a_log"/><text:soft-page-break/>How to read a log<text:bookmark-end text:name="__RefHeading__47026_284981503"/></text:h>
      <text:p text:style-name="P6"><text:span text:style-name="Strong_20_Emphasis">Note:</text:span> the logs described here are shown as visible in the Log Viewer.</text:p>
      <text:p text:style-name="P15">To view logs using the Log Viewer:</text:p>
      <text:list xml:id="list4988244339851750449" text:style-name="L2">
        <text:list-item>
          <text:p text:style-name="P51"><text:span text:style-name="T1">Visit the </text:span><text:a xlink:type="simple" xlink:href="https://console.developers.google.com/"><text:span text:style-name="T5">developer console</text:span></text:a><text:span text:style-name="T1"> in your browser.</text:span></text:p>
        </text:list-item>
        <text:list-item>
          <text:p text:style-name="P51"><text:span text:style-name="T1">Open the project whose logs you wish to see and select </text:span><text:span text:style-name="Strong_20_Emphasis"><text:span text:style-name="T1">Compute</text:span></text:span><text:span text:style-name="T1"> &gt; </text:span><text:span text:style-name="Strong_20_Emphasis"><text:span text:style-name="T1">App Engine</text:span></text:span><text:span text:style-name="T1"> &gt; </text:span><text:span text:style-name="Strong_20_Emphasis"><text:span text:style-name="T1">Logs</text:span></text:span><text:span text:style-name="T1">.</text:span></text:p>
        </text:list-item>
        <text:list-item>
          <text:p text:style-name="P78">Use the desired filter to retrieve the logs you want to see. You can filter by various combinations of time, log level, module, and log filter label or regular expression.</text:p>
          <text:p text:style-name="P78">Notice that labels are regular expressions for filtering the logs by logging fields. Valid labels include the following:</text:p>
        </text:list-item>
      </text:list>
      <text:section text:style-name="Sect2" text:name="Sección1">
        <text:list xml:id="list193701370105669" text:continue-numbering="true" text:style-name="L2">
          <text:list-item>
            <text:list>
              <text:list-item>
                <text:p text:style-name="P98">day</text:p>
              </text:list-item>
              <text:list-item>
                <text:p text:style-name="P98">month</text:p>
              </text:list-item>
              <text:list-item>
                <text:p text:style-name="P98">year</text:p>
              </text:list-item>
              <text:list-item>
                <text:p text:style-name="P98">hour</text:p>
              </text:list-item>
              <text:list-item>
                <text:p text:style-name="P98">minute</text:p>
              </text:list-item>
              <text:list-item>
                <text:p text:style-name="P98">second</text:p>
              </text:list-item>
              <text:list-item>
                <text:p text:style-name="P98">tzone</text:p>
              </text:list-item>
              <text:list-item>
                <text:p text:style-name="P98">remotehost</text:p>
              </text:list-item>
              <text:list-item>
                <text:p text:style-name="P98">identd_user</text:p>
              </text:list-item>
              <text:list-item>
                <text:p text:style-name="P98">user</text:p>
              </text:list-item>
              <text:list-item>
                <text:p text:style-name="P98">status</text:p>
              </text:list-item>
              <text:list-item>
                <text:p text:style-name="P98">bytes</text:p>
              </text:list-item>
              <text:list-item>
                <text:p text:style-name="P98">referrer</text:p>
              </text:list-item>
              <text:list-item>
                <text:p text:style-name="P98">useragent</text:p>
              </text:list-item>
              <text:list-item>
                <text:p text:style-name="P98">method</text:p>
              </text:list-item>
              <text:list-item>
                <text:p text:style-name="P98">path</text:p>
              </text:list-item>
              <text:list-item>
                <text:p text:style-name="P98">querystring</text:p>
              </text:list-item>
              <text:list-item>
                <text:p text:style-name="P98">protocol</text:p>
              </text:list-item>
              <text:list-item>
                <text:p text:style-name="P98">request_id</text:p>
              </text:list-item>
            </text:list>
          </text:list-item>
        </text:list>
      </text:section>
      <text:list xml:id="list193701281234695" text:continue-numbering="true" text:style-name="L2">
        <text:list-header>
          <text:p text:style-name="P51"><text:span text:style-name="T1">For example, </text:span><text:span text:style-name="Source_20_Text"><text:span text:style-name="T7">path:/foo.* useragent:.*Chrome.*</text:span></text:span><text:span text:style-name="T1"> gets logs for all requests to a path starting with</text:span><text:span text:style-name="Source_20_Text"><text:span text:style-name="T7">/foo</text:span></text:span><text:span text:style-name="T1"> that were issued from a Chrome browser.</text:span></text:p>
        </text:list-header>
      </text:list>
      <text:p text:style-name="P16"><text:span text:style-name="T1">A typical App Engine log contains data in the </text:span><text:a xlink:type="simple" xlink:href="http://httpd.apache.org/docs/1.3/logs.html#combined"><text:span text:style-name="T5">Apache combined log format</text:span></text:a><text:span text:style-name="T1">, along with some special App Engine fields, as shown in the following sample log:</text:span></text:p>
      <text:p text:style-name="P19"><text:span text:style-name="Source_20_Text"><text:span text:style-name="T11">192.0</text:span></text:span><text:span text:style-name="Source_20_Text"><text:span text:style-name="T10">.</text:span></text:span><text:span text:style-name="Source_20_Text"><text:span text:style-name="T11">2.0</text:span></text:span><text:span text:style-name="Source_20_Text"><text:span text:style-name="T8"> test </text:span></text:span><text:span text:style-name="Source_20_Text"><text:span text:style-name="T10">[</text:span></text:span><text:span text:style-name="Source_20_Text"><text:span text:style-name="T11">27</text:span></text:span><text:span text:style-name="Source_20_Text"><text:span text:style-name="T10">/</text:span></text:span><text:span text:style-name="Source_20_Text"><text:span text:style-name="T17">Jun</text:span></text:span><text:span text:style-name="Source_20_Text"><text:span text:style-name="T10">/</text:span></text:span><text:span text:style-name="Source_20_Text"><text:span text:style-name="T11">2014</text:span></text:span><text:span text:style-name="Source_20_Text"><text:span text:style-name="T10">:</text:span></text:span><text:span text:style-name="Source_20_Text"><text:span text:style-name="T11">09</text:span></text:span><text:span text:style-name="Source_20_Text"><text:span text:style-name="T10">:</text:span></text:span><text:span text:style-name="Source_20_Text"><text:span text:style-name="T11">11</text:span></text:span><text:span text:style-name="Source_20_Text"><text:span text:style-name="T10">:</text:span></text:span><text:span text:style-name="Source_20_Text"><text:span text:style-name="T11">47</text:span></text:span><text:span text:style-name="Source_20_Text"><text:span text:style-name="T8"> </text:span></text:span><text:span text:style-name="Source_20_Text"><text:span text:style-name="T10">-</text:span></text:span><text:span text:style-name="Source_20_Text"><text:span text:style-name="T11">0700</text:span></text:span><text:span text:style-name="Source_20_Text"><text:span text:style-name="T10">]</text:span></text:span><text:span text:style-name="Source_20_Text"><text:span text:style-name="T8"> </text:span></text:span><text:span text:style-name="Source_20_Text"><text:span text:style-name="T12">"GET / HTTP/1.1"</text:span></text:span><text:span text:style-name="Source_20_Text"><text:span text:style-name="T8"> </text:span></text:span><text:span text:style-name="Source_20_Text"><text:span text:style-name="T11">200</text:span></text:span><text:span text:style-name="Source_20_Text"><text:span text:style-name="T8"> </text:span></text:span><text:span text:style-name="Source_20_Text"><text:span text:style-name="T11">414</text:span></text:span><text:span text:style-name="Source_20_Text"><text:span text:style-name="T8"> </text:span></text:span><text:span text:style-name="Source_20_Text"><text:span text:style-name="T10">-</text:span></text:span></text:p>
      <text:p text:style-name="P44"><text:span text:style-name="Source_20_Text"><text:span text:style-name="T12">"http://www.example.com/index.html"</text:span></text:span></text:p>
      <text:p text:style-name="P44"><text:span text:style-name="Source_20_Text"><text:span text:style-name="T17">Mozilla</text:span></text:span><text:span text:style-name="Source_20_Text"><text:span text:style-name="T10">/</text:span></text:span><text:span text:style-name="Source_20_Text"><text:span text:style-name="T11">5.0</text:span></text:span><text:span text:style-name="Source_20_Text"><text:span text:style-name="T8"> </text:span></text:span><text:span text:style-name="Source_20_Text"><text:span text:style-name="T10">(</text:span></text:span><text:span text:style-name="Source_20_Text"><text:span text:style-name="T8">X11</text:span></text:span><text:span text:style-name="Source_20_Text"><text:span text:style-name="T10">;</text:span></text:span><text:span text:style-name="Source_20_Text"><text:span text:style-name="T8"> </text:span></text:span><text:span text:style-name="Source_20_Text"><text:span text:style-name="T17">Linux</text:span></text:span><text:span text:style-name="Source_20_Text"><text:span text:style-name="T8"> x86_64</text:span></text:span><text:span text:style-name="Source_20_Text"><text:span text:style-name="T10">)</text:span></text:span><text:span text:style-name="Source_20_Text"><text:span text:style-name="T8"> </text:span></text:span><text:span text:style-name="Source_20_Text"><text:span text:style-name="T17">AppleWebKit</text:span></text:span><text:span text:style-name="Source_20_Text"><text:span text:style-name="T10">/</text:span></text:span><text:span text:style-name="Source_20_Text"><text:span text:style-name="T11">537.36</text:span></text:span><text:span text:style-name="Source_20_Text"><text:span text:style-name="T8"> </text:span></text:span><text:span text:style-name="Source_20_Text"><text:span text:style-name="T10">(</text:span></text:span><text:span text:style-name="Source_20_Text"><text:span text:style-name="T8">KHTML</text:span></text:span><text:span text:style-name="Source_20_Text"><text:span text:style-name="T10">,</text:span></text:span><text:span text:style-name="Source_20_Text"><text:span text:style-name="T8"> like </text:span></text:span><text:span text:style-name="Source_20_Text"><text:span text:style-name="T17">Gecko</text:span></text:span><text:span text:style-name="Source_20_Text"><text:span text:style-name="T10">)</text:span></text:span><text:span text:style-name="Source_20_Text"><text:span text:style-name="T8"> </text:span></text:span><text:span text:style-name="Source_20_Text"><text:span text:style-name="T17">Chrome</text:span></text:span><text:span text:style-name="Source_20_Text"><text:span text:style-name="T10">/</text:span></text:span><text:span text:style-name="Source_20_Text"><text:span text:style-name="T11">35.0</text:span></text:span><text:span text:style-name="Source_20_Text"><text:span text:style-name="T10">.</text:span></text:span><text:span text:style-name="Source_20_Text"><text:span text:style-name="T11">1916.153</text:span></text:span><text:span text:style-name="Source_20_Text"><text:span text:style-name="T8"> </text:span></text:span><text:span text:style-name="Source_20_Text"><text:span text:style-name="T17">Safari</text:span></text:span><text:span text:style-name="Source_20_Text"><text:span text:style-name="T10">/</text:span></text:span><text:span text:style-name="Source_20_Text"><text:span text:style-name="T11">537.36</text:span></text:span><text:span text:style-name="Source_20_Text"><text:span text:style-name="T12">"</text:span></text:span></text:p>
      <text:p text:style-name="P44"><text:span text:style-name="Source_20_Text"><text:span text:style-name="T12">"</text:span></text:span><text:span text:style-name="Source_20_Text"><text:span text:style-name="T11">1</text:span></text:span><text:span text:style-name="Source_20_Text"><text:span text:style-name="T10">-</text:span></text:span><text:span text:style-name="Source_20_Text"><text:span text:style-name="T8">dot</text:span></text:span><text:span text:style-name="Source_20_Text"><text:span text:style-name="T10">-</text:span></text:span><text:span text:style-name="Source_20_Text"><text:span text:style-name="T8">calm</text:span></text:span><text:span text:style-name="Source_20_Text"><text:span text:style-name="T10">-</text:span></text:span><text:span text:style-name="Source_20_Text"><text:span text:style-name="T8">sylph</text:span></text:span><text:span text:style-name="Source_20_Text"><text:span text:style-name="T10">-</text:span></text:span><text:span text:style-name="Source_20_Text"><text:span text:style-name="T11">602.appspot</text:span></text:span><text:span text:style-name="Source_20_Text"><text:span text:style-name="T10">.</text:span></text:span><text:span text:style-name="Source_20_Text"><text:span text:style-name="T8">com</text:span></text:span><text:span text:style-name="Source_20_Text"><text:span text:style-name="T12">" ms=195 cpu_ms=42 cpm_usd=0.000046</text:span></text:span></text:p>
      <text:p text:style-name="P44"><text:span text:style-name="Source_20_Text"><text:span text:style-name="T12">loading_request=1 instance=00c61b117cfeb66f973d7df1b7f4ae1f064d app_engine_release=1.9.15</text:span></text:span></text:p>
      <text:p text:style-name="P15"/>
      <text:p text:style-name="P13">The following table lists the fields in order of occurrence along with a description:</text:p>
      <table:table table:name="Tabla35" table:style-name="Tabla35">
        <table:table-column table:style-name="Tabla35.A"/>
        <table:table-column table:style-name="Tabla35.B"/>
        <table:table-column table:style-name="Tabla35.C"/>
        <table:table-column table:style-name="Tabla35.D"/>
        <table:table-header-rows>
          <table:table-row table:style-name="Tabla35.1">
            <table:table-cell table:style-name="Tabla35.A1" office:value-type="string">
              <text:p text:style-name="P40">Field Order</text:p>
            </table:table-cell>
            <table:table-cell table:style-name="Tabla35.A1" office:value-type="string">
              <text:p text:style-name="P40">Field Name</text:p>
            </table:table-cell>
            <table:table-cell table:style-name="Tabla35.A1" office:value-type="string">
              <text:p text:style-name="P40">Always Present?</text:p>
            </table:table-cell>
            <table:table-cell table:style-name="Tabla35.A1" office:value-type="string">
              <text:p text:style-name="P40">Description</text:p>
            </table:table-cell>
          </table:table-row>
        </table:table-header-rows>
        <table:table-row table:style-name="Tabla35.2">
          <table:table-cell table:style-name="Tabla35.A2" office:value-type="string">
            <text:p text:style-name="P39">1</text:p>
          </table:table-cell>
          <table:table-cell table:style-name="Tabla35.B2" office:value-type="string">
            <text:p text:style-name="P39">Client address</text:p>
          </table:table-cell>
          <table:table-cell table:style-name="Tabla35.C2" office:value-type="string">
            <text:p text:style-name="P39">Yes</text:p>
          </table:table-cell>
          <table:table-cell table:style-name="Tabla35.D2" office:value-type="string">
            <text:p text:style-name="P39">Client IP address. Example: <text:span text:style-name="Source_20_Text"><text:span text:style-name="T7">192.0.2.0</text:span></text:span></text:p>
          </table:table-cell>
        </table:table-row>
        <table:table-row table:style-name="Tabla35.2">
          <table:table-cell table:style-name="Tabla35.A3" office:value-type="string">
            <text:p text:style-name="P39">2</text:p>
          </table:table-cell>
          <table:table-cell table:style-name="Tabla35.B3" office:value-type="string">
            <text:p text:style-name="P39">RFC1413 identity</text:p>
          </table:table-cell>
          <table:table-cell table:style-name="Tabla35.C3" office:value-type="string">
            <text:p text:style-name="P39">No</text:p>
          </table:table-cell>
          <table:table-cell table:style-name="Tabla35.D3" office:value-type="string">
            <text:p text:style-name="P39">RFC1413 identity of the client. This is nearly always the character <text:span text:style-name="Source_20_Text"><text:span text:style-name="T7">-</text:span></text:span></text:p>
          </table:table-cell>
        </table:table-row>
        <table:table-row table:style-name="Tabla35.2">
          <table:table-cell table:style-name="Tabla35.A4" office:value-type="string">
            <text:p text:style-name="P39">3</text:p>
          </table:table-cell>
          <table:table-cell table:style-name="Tabla35.B4" office:value-type="string">
            <text:p text:style-name="P39">User</text:p>
          </table:table-cell>
          <table:table-cell table:style-name="Tabla35.C4" office:value-type="string">
            <text:p text:style-name="P39">No</text:p>
          </table:table-cell>
          <table:table-cell table:style-name="Tabla35.D4" office:value-type="string">
            <text:p text:style-name="P39">Present only if the app uses the Users API and the user is logged in. This value is the "nickname" portion of the Google Account, for example, if the Google Account is <text:span text:style-name="Source_20_Text"><text:span text:style-name="T7">test@example.com</text:span></text:span>, the nickname that is logged in this field is <text:span text:style-name="Source_20_Text"><text:span text:style-name="T7">test</text:span></text:span>.</text:p>
          </table:table-cell>
        </table:table-row>
        <table:table-row table:style-name="Tabla35.2">
          <table:table-cell table:style-name="Tabla35.A5" office:value-type="string">
            <text:p text:style-name="P39">4</text:p>
          </table:table-cell>
          <table:table-cell table:style-name="Tabla35.B5" office:value-type="string">
            <text:p text:style-name="P39">Timestamp</text:p>
          </table:table-cell>
          <table:table-cell table:style-name="Tabla35.C5" office:value-type="string">
            <text:p text:style-name="P39">Yes</text:p>
          </table:table-cell>
          <table:table-cell table:style-name="Tabla35.D5" office:value-type="string">
            <text:p text:style-name="P39">Request timestamp. Example: <text:span text:style-name="Source_20_Text"><text:span text:style-name="T7">[27/Jun/2014:09:11:47 -0700]</text:span></text:span></text:p>
          </table:table-cell>
        </table:table-row>
        <table:table-row table:style-name="Tabla35.2">
          <table:table-cell table:style-name="Tabla35.A6" office:value-type="string">
            <text:p text:style-name="P39">5</text:p>
          </table:table-cell>
          <table:table-cell table:style-name="Tabla35.B6" office:value-type="string">
            <text:p text:style-name="P39">Request querystring</text:p>
          </table:table-cell>
          <table:table-cell table:style-name="Tabla35.C6" office:value-type="string">
            <text:p text:style-name="P39">Yes</text:p>
          </table:table-cell>
          <table:table-cell table:style-name="Tabla35.D6" office:value-type="string">
            <text:p text:style-name="P39">First line of the request, containing method, path, and HTTP version. Example: <text:span text:style-name="Source_20_Text"><text:span text:style-name="T7">GET / HTTP/1.1</text:span></text:span></text:p>
          </table:table-cell>
        </table:table-row>
        <table:table-row table:style-name="Tabla35.2">
          <table:table-cell table:style-name="Tabla35.A7" office:value-type="string">
            <text:p text:style-name="P39">6</text:p>
          </table:table-cell>
          <table:table-cell table:style-name="Tabla35.B7" office:value-type="string">
            <text:p text:style-name="P39">HTTP Status Code</text:p>
          </table:table-cell>
          <table:table-cell table:style-name="Tabla35.C7" office:value-type="string">
            <text:p text:style-name="P39">Yes</text:p>
          </table:table-cell>
          <table:table-cell table:style-name="Tabla35.D7" office:value-type="string">
            <text:p text:style-name="P39">Returned HTTP status code. Example: <text:span text:style-name="Source_20_Text"><text:span text:style-name="T7">200</text:span></text:span></text:p>
          </table:table-cell>
        </table:table-row>
        <table:table-row table:style-name="Tabla35.2">
          <table:table-cell table:style-name="Tabla35.A8" office:value-type="string">
            <text:p text:style-name="P39">7</text:p>
          </table:table-cell>
          <table:table-cell table:style-name="Tabla35.B8" office:value-type="string">
            <text:p text:style-name="P39">Response size</text:p>
          </table:table-cell>
          <table:table-cell table:style-name="Tabla35.C8" office:value-type="string">
            <text:p text:style-name="P39">Yes</text:p>
          </table:table-cell>
          <table:table-cell table:style-name="Tabla35.D8" office:value-type="string">
            <text:p text:style-name="P39">Response size in bytes. Example: <text:span text:style-name="Source_20_Text"><text:span text:style-name="T7">414</text:span></text:span></text:p>
          </table:table-cell>
        </table:table-row>
        <table:table-row table:style-name="Tabla35.2">
          <table:table-cell table:style-name="Tabla35.A9" office:value-type="string">
            <text:p text:style-name="P39">8</text:p>
          </table:table-cell>
          <table:table-cell table:style-name="Tabla35.B9" office:value-type="string">
            <text:p text:style-name="P39">Referrer path</text:p>
          </table:table-cell>
          <table:table-cell table:style-name="Tabla35.C9" office:value-type="string">
            <text:p text:style-name="P39">No</text:p>
          </table:table-cell>
          <table:table-cell table:style-name="Tabla35.D9" office:value-type="string">
            <text:p text:style-name="P39">If there is no referrer, the log contains no path, but only <text:span text:style-name="Source_20_Text"><text:span text:style-name="T7">-</text:span></text:span>. Example referrer path: <text:span text:style-name="Source_20_Text"><text:span text:style-name="T7">"http://www.example.com/index.html"</text:span></text:span>.</text:p>
          </table:table-cell>
        </table:table-row>
        <table:table-row table:style-name="Tabla35.2">
          <table:table-cell table:style-name="Tabla35.A10" office:value-type="string">
            <text:p text:style-name="P39">9</text:p>
          </table:table-cell>
          <table:table-cell table:style-name="Tabla35.B10" office:value-type="string">
            <text:p text:style-name="P39">User-agent</text:p>
          </table:table-cell>
          <table:table-cell table:style-name="Tabla35.C10" office:value-type="string">
            <text:p text:style-name="P39">Yes</text:p>
          </table:table-cell>
          <table:table-cell table:style-name="Tabla35.D10" office:value-type="string">
            <text:p text:style-name="P39">Identifies the browser and operating system to the web server. Example:<text:span text:style-name="Source_20_Text"><text:span text:style-name="T7">Mozilla/5.0 (X11; Linux x86_64) AppleWebKit/537.36 (KHTML, like Gecko) Chrome/35.0.1916.153 Safari/537.36</text:span></text:span></text:p>
          </table:table-cell>
        </table:table-row>
        <table:table-row table:style-name="Tabla35.2">
          <table:table-cell table:style-name="Tabla35.A11" office:value-type="string">
            <text:p text:style-name="P39">10</text:p>
          </table:table-cell>
          <table:table-cell table:style-name="Tabla35.B11" office:value-type="string">
            <text:p text:style-name="P39">Hostname</text:p>
          </table:table-cell>
          <table:table-cell table:style-name="Tabla35.C11" office:value-type="string">
            <text:p text:style-name="P39">Yes</text:p>
          </table:table-cell>
          <table:table-cell table:style-name="Tabla35.D11" office:value-type="string">
            <text:p text:style-name="P39">The hostname used by the client to connect to the App Engine application. Example : (<text:span text:style-name="Source_20_Text"><text:span text:style-name="T7">1-dot-calm-sylph-602.appspot.com</text:span></text:span>)</text:p>
          </table:table-cell>
        </table:table-row>
        <table:table-row table:style-name="Tabla35.2">
          <table:table-cell table:style-name="Tabla35.A12" office:value-type="string">
            <text:p text:style-name="P39">11</text:p>
          </table:table-cell>
          <table:table-cell table:style-name="Tabla35.B12" office:value-type="string">
            <text:p text:style-name="P39">Wallclock time</text:p>
          </table:table-cell>
          <table:table-cell table:style-name="Tabla35.C12" office:value-type="string">
            <text:p text:style-name="P39">Yes</text:p>
          </table:table-cell>
          <table:table-cell table:style-name="Tabla35.D12" office:value-type="string">
            <text:p text:style-name="P39">Total clock time in milliseconds spent by App Engine on the request. This time duration does not include time spent between the client and the server running the instance of your application. Example: <text:span text:style-name="Source_20_Text"><text:span text:style-name="T7">ms=195</text:span></text:span>.</text:p>
          </table:table-cell>
        </table:table-row>
        <table:table-row table:style-name="Tabla35.2">
          <table:table-cell table:style-name="Tabla35.A13" office:value-type="string">
            <text:p text:style-name="P39">12</text:p>
          </table:table-cell>
          <table:table-cell table:style-name="Tabla35.B13" office:value-type="string">
            <text:p text:style-name="P39">CPU milliseconds</text:p>
          </table:table-cell>
          <table:table-cell table:style-name="Tabla35.C13" office:value-type="string">
            <text:p text:style-name="P39">Yes</text:p>
          </table:table-cell>
          <table:table-cell table:style-name="Tabla35.D13" office:value-type="string">
            <text:p text:style-name="P39">CPU milliseconds required to fulfill the request. This is the number of milliseconds spent by the CPU actually executing your application code, expressed in terms of a baseline 1.2 GHz Intel x86 CPU. If the CPU actually used is faster than the baseline, the CPU milliseconds can be larger than the actual <text:soft-page-break/>clock time defined above. Example: <text:span text:style-name="Source_20_Text"><text:span text:style-name="T7">cpu_ms=42</text:span></text:span></text:p>
          </table:table-cell>
        </table:table-row>
        <table:table-row table:style-name="Tabla35.2">
          <table:table-cell table:style-name="Tabla35.A14" office:value-type="string">
            <text:p text:style-name="P39">13</text:p>
          </table:table-cell>
          <table:table-cell table:style-name="Tabla35.B14" office:value-type="string">
            <text:p text:style-name="P39">Exit code</text:p>
          </table:table-cell>
          <table:table-cell table:style-name="Tabla35.C14" office:value-type="string">
            <text:p text:style-name="P39">No</text:p>
          </table:table-cell>
          <table:table-cell table:style-name="Tabla35.D14" office:value-type="string">
            <text:p text:style-name="P39">Only present if the instance shut down after getting the request. In the format <text:span text:style-name="Source_20_Text"><text:span text:style-name="T7">exit_code=XXX</text:span></text:span> where <text:span text:style-name="Source_20_Text"><text:span text:style-name="T7">XXX</text:span></text:span> is a 3 digit number corresponding to the reason the instance shut down. The exit codes are not documented since they are primarily intended to help Google spot and fix issues.</text:p>
          </table:table-cell>
        </table:table-row>
        <table:table-row table:style-name="Tabla35.2">
          <table:table-cell table:style-name="Tabla35.A15" office:value-type="string">
            <text:p text:style-name="P39">14</text:p>
          </table:table-cell>
          <table:table-cell table:style-name="Tabla35.B15" office:value-type="string">
            <text:p text:style-name="P39">Estimated cost</text:p>
          </table:table-cell>
          <table:table-cell table:style-name="Tabla35.C15" office:value-type="string">
            <text:p text:style-name="P39">Yes</text:p>
          </table:table-cell>
          <table:table-cell table:style-name="Tabla35.D15" office:value-type="string">
            <text:p text:style-name="P39">Estimated cost of 1000 requests just like this one, in USD. Example:<text:span text:style-name="Source_20_Text"><text:span text:style-name="T7">cpm_usd=0.000046</text:span></text:span></text:p>
          </table:table-cell>
        </table:table-row>
        <table:table-row table:style-name="Tabla35.2">
          <table:table-cell table:style-name="Tabla35.A16" office:value-type="string">
            <text:p text:style-name="P39">15</text:p>
          </table:table-cell>
          <table:table-cell table:style-name="Tabla35.B16" office:value-type="string">
            <text:p text:style-name="P39">Queue name</text:p>
          </table:table-cell>
          <table:table-cell table:style-name="Tabla35.C16" office:value-type="string">
            <text:p text:style-name="P39">No</text:p>
          </table:table-cell>
          <table:table-cell table:style-name="Tabla35.D16" office:value-type="string">
            <text:p text:style-name="P39">The name of the task queue used. Only present if request used a task queue. Example: <text:span text:style-name="Source_20_Text"><text:span text:style-name="T7">queue_name=default</text:span></text:span></text:p>
          </table:table-cell>
        </table:table-row>
        <table:table-row table:style-name="Tabla35.2">
          <table:table-cell table:style-name="Tabla35.A17" office:value-type="string">
            <text:p text:style-name="P39">16</text:p>
          </table:table-cell>
          <table:table-cell table:style-name="Tabla35.B17" office:value-type="string">
            <text:p text:style-name="P39">Task name</text:p>
          </table:table-cell>
          <table:table-cell table:style-name="Tabla35.C17" office:value-type="string">
            <text:p text:style-name="P39">No</text:p>
          </table:table-cell>
          <table:table-cell table:style-name="Tabla35.D17" office:value-type="string">
            <text:p text:style-name="P39">The name of the task executed in the task queue for this request. Only present if the request resulted in the queuing of a task. Example:<text:span text:style-name="Source_20_Text"><text:span text:style-name="T7">task_name=7287390692361099748</text:span></text:span></text:p>
          </table:table-cell>
        </table:table-row>
        <table:table-row table:style-name="Tabla35.2">
          <table:table-cell table:style-name="Tabla35.A18" office:value-type="string">
            <text:p text:style-name="P39">17</text:p>
          </table:table-cell>
          <table:table-cell table:style-name="Tabla35.B18" office:value-type="string">
            <text:p text:style-name="P39">Pending queue</text:p>
          </table:table-cell>
          <table:table-cell table:style-name="Tabla35.C18" office:value-type="string">
            <text:p text:style-name="P39">No</text:p>
          </table:table-cell>
          <table:table-cell table:style-name="Tabla35.D18" office:value-type="string">
            <text:p text:style-name="P39">Only present if a request spent some time in a pending queue. If there are many of these in your logs and/or the values are high, it might be an indication that you need more instances to serve your traffic. Example:<text:span text:style-name="Source_20_Text"><text:span text:style-name="T7">pending_ms=195</text:span></text:span></text:p>
          </table:table-cell>
        </table:table-row>
        <table:table-row table:style-name="Tabla35.2">
          <table:table-cell table:style-name="Tabla35.A19" office:value-type="string">
            <text:p text:style-name="P39">18</text:p>
          </table:table-cell>
          <table:table-cell table:style-name="Tabla35.B19" office:value-type="string">
            <text:p text:style-name="P39">Loading request</text:p>
          </table:table-cell>
          <table:table-cell table:style-name="Tabla35.C19" office:value-type="string">
            <text:p text:style-name="P39">No</text:p>
          </table:table-cell>
          <table:table-cell table:style-name="Tabla35.D19" office:value-type="string">
            <text:p text:style-name="P39">Only present if the request is a loading request. This means an instance had to be started up. Ideally, your instances should be up and healthy for as long as possible, serving large numbers of requests before being recycled and needing to be started again. Which means you shouldn't see too many of these in your logs. Example: <text:span text:style-name="Source_20_Text"><text:span text:style-name="T7">loading_request=1</text:span></text:span>.</text:p>
          </table:table-cell>
        </table:table-row>
        <table:table-row table:style-name="Tabla35.2">
          <table:table-cell table:style-name="Tabla35.A20" office:value-type="string">
            <text:p text:style-name="P39">19</text:p>
          </table:table-cell>
          <table:table-cell table:style-name="Tabla35.B20" office:value-type="string">
            <text:p text:style-name="P39">Instance</text:p>
          </table:table-cell>
          <table:table-cell table:style-name="Tabla35.C20" office:value-type="string">
            <text:p text:style-name="P39">Yes</text:p>
          </table:table-cell>
          <table:table-cell table:style-name="Tabla35.D20" office:value-type="string">
            <text:p text:style-name="P39">Unique identifier for the instance that handles the request. Example:<text:span text:style-name="Source_20_Text"><text:span text:style-name="T7">instance=00c61b117cfeb66f973d7df1b7f4ae1f064d</text:span></text:span></text:p>
          </table:table-cell>
        </table:table-row>
        <table:table-row table:style-name="Tabla35.2">
          <table:table-cell table:style-name="Tabla35.A21" office:value-type="string">
            <text:p text:style-name="P39">20</text:p>
          </table:table-cell>
          <table:table-cell table:style-name="Tabla35.B21" office:value-type="string">
            <text:p text:style-name="P39">Version</text:p>
          </table:table-cell>
          <table:table-cell table:style-name="Tabla35.C21" office:value-type="string">
            <text:p text:style-name="P39">Yes</text:p>
          </table:table-cell>
          <table:table-cell table:style-name="Tabla35.D21" office:value-type="string">
            <text:p text:style-name="P39">The current App Engine release version used in production App Engine: 1.9.15</text:p>
          </table:table-cell>
        </table:table-row>
      </table:table>
      <text:h text:style-name="P26" text:outline-level="2"><text:bookmark-start text:name="__RefHeading__47028_284981503"/><text:bookmark text:name="PHP_Quotas_and_limits1"/>Quotas and limits<text:bookmark-end text:name="__RefHeading__47028_284981503"/></text:h>
      <text:p text:style-name="P21"><text:span text:style-name="T1">Your application is affected by the following </text:span><text:a xlink:type="simple" xlink:href="https://cloud.google.com/appengine/docs/quotas#Logs"><text:span text:style-name="T5">logs-related quotas</text:span></text:a><text:span text:style-name="T1">:</text:span></text:p>
      <text:list xml:id="list5007418102092969670" text:style-name="L3">
        <text:list-item>
          <text:p text:style-name="P79">Logs data retrieved via the Logs API.</text:p>
        </text:list-item>
        <text:list-item>
          <text:p text:style-name="P52"><text:span text:style-name="T1">Log storage, also called </text:span><text:span text:style-name="Emphasis"><text:span text:style-name="T3">logs retention</text:span></text:span><text:span text:style-name="T1">.</text:span></text:p>
        </text:list-item>
      </text:list>
      <text:h text:style-name="P28" text:outline-level="3"><text:bookmark-start text:name="__RefHeading__47030_284981503"/><text:bookmark text:name="PHP_Quota_for_data_retrieved"/><text:soft-page-break/>Quota for data retrieved<text:bookmark-end text:name="__RefHeading__47030_284981503"/></text:h>
      <text:p text:style-name="P20">The first 100 megabytes of logs data retrieved per day via the Logs API calls are free. After this amount is exceeded, no further Logs API calls will succeed unless billing is enabled for your app. If billing is enabled for your app, data in excess of 100 megabytes results in charges of $0.12/GB.</text:p>
      <text:h text:style-name="P28" text:outline-level="3"><text:bookmark-start text:name="__RefHeading__47032_284981503"/><text:bookmark text:name="PHP_Logs_storage"/>Logs storage<text:bookmark-end text:name="__RefHeading__47032_284981503"/></text:h>
      <text:p text:style-name="P21"><text:span text:style-name="T1">You can control how much log data your application stores by means of its log retention settings in the </text:span><text:span text:style-name="Strong_20_Emphasis"><text:span text:style-name="T1">Admin Console</text:span></text:span><text:span text:style-name="T1">. By default, logs are stored for an application free of charge with the following per-application limits: a maximum of 1 gigabyte for a maximum of up to 90 days. If either limit is exceeded, more recent logs will be shown and older logs will be deleted to stay within the size limit. Logs older than the maximum retention time are also deleted.</text:span></text:p>
      <text:p text:style-name="P16"><text:span text:style-name="T1">If your app has billing enabled, you can pay for higher log size limits by </text:span><text:a xlink:type="simple" xlink:href="https://cloud.google.com/appengine/docs/adminconsole/applicationsettings#Retain_Application_Logs"><text:span text:style-name="T5">specifying the desired maximum log size</text:span></text:a><text:span text:style-name="T1">in gigabytes in the </text:span><text:span text:style-name="Strong_20_Emphasis"><text:span text:style-name="T1">Admin Console</text:span></text:span><text:span text:style-name="T1">. You can also set the retention time by specifying the desired number of days to keep logs, up to a maximum of 365 days. The cost of this extra log storage is $0.026 per gigabyte utilized per month.</text:span></text:p>
      <table:table table:name="Tabla36" table:style-name="Tabla36">
        <table:table-column table:style-name="Tabla36.A"/>
        <table:table-column table:style-name="Tabla36.B"/>
        <table:table-column table:style-name="Tabla36.C"/>
        <table:table-header-rows>
          <table:table-row table:style-name="Tabla36.1">
            <table:table-cell table:style-name="Tabla36.A1" office:value-type="string">
              <text:p text:style-name="P40">Limit</text:p>
            </table:table-cell>
            <table:table-cell table:style-name="Tabla36.A1" office:value-type="string">
              <text:p text:style-name="P40">Amount</text:p>
            </table:table-cell>
            <table:table-cell table:style-name="Tabla36.A1" office:value-type="string">
              <text:p text:style-name="P40">Cost past free threshold</text:p>
            </table:table-cell>
          </table:table-row>
        </table:table-header-rows>
        <table:table-row table:style-name="Tabla36.2">
          <table:table-cell table:style-name="Tabla36.A2" office:value-type="string">
            <text:p text:style-name="P39">Maximum days storage per log</text:p>
          </table:table-cell>
          <table:table-cell table:style-name="Tabla36.B2" office:value-type="string">
            <text:p text:style-name="P39">90 days free, 365 days if paid</text:p>
          </table:table-cell>
          <table:table-cell table:style-name="Tabla36.C2" office:value-type="string">
            <text:p text:style-name="P39">$0.026 per gigabyte utilized per month</text:p>
          </table:table-cell>
        </table:table-row>
        <table:table-row table:style-name="Tabla36.2">
          <table:table-cell table:style-name="Tabla36.A3" office:value-type="string">
            <text:p text:style-name="P39">Maximum total logs storage</text:p>
          </table:table-cell>
          <table:table-cell table:style-name="Tabla36.B3" office:value-type="string">
            <text:p text:style-name="P39">1 gigabyte free, unlimited if paid</text:p>
          </table:table-cell>
          <table:table-cell table:style-name="Tabla36.C3" office:value-type="string">
            <text:p text:style-name="P39">$0.026 per gigabyte utilized per month</text:p>
          </table:table-cell>
        </table:table-row>
      </table:table>
      <text:p text:style-name="P6"/>
      <text:h text:style-name="P35" text:outline-level="1"/>
      <text:h text:style-name="P33" text:outline-level="1"><text:bookmark-start text:name="__RefHeading__47034_284981503"/>Mail PHP API Overview<text:bookmark-end text:name="__RefHeading__47034_284981503"/></text:h>
      <text:h text:style-name="P37" text:outline-level="2"><text:bookmark-start text:name="__RefHeading__47036_284981503"/><text:bookmark text:name="PHP_Sending_mail"/>Sending mail<text:bookmark-end text:name="__RefHeading__47036_284981503"/></text:h>
      <text:p text:style-name="P20">The Mail service can send email messages to one or more recipients. The message contains a subject, a plaintext body, and an optional HTML body. It can also contain file attachments, as well as a limited set of headers.</text:p>
      <text:p text:style-name="P16"><text:span text:style-name="T1">For security purposes, the sender address of a message must be the email address of an administrator for the application or any valid email receiving address for the app (see </text:span><text:a xlink:type="simple" xlink:href="https://cloud.google.com/appengine/docs/php/mail/#PHP_Receiving_mail"><text:span text:style-name="T5">Receiving Mail</text:span></text:a><text:span text:style-name="T1">). The sender can also be the Google Account email address of the current user who is signed in, if the user's account is a Gmail account or is on a domain managed by Google Apps.</text:span></text:p>
      <text:p text:style-name="P16"><text:span text:style-name="T1">If you want to send email on behalf of the application but do not want to use a single administrator's personal Google Account as the sender, you can </text:span><text:a xlink:type="simple" xlink:href="https://www.google.com/accounts/NewAccount"><text:span text:style-name="T5">create a new Google Account</text:span></text:a><text:span text:style-name="T1"> for the application using any valid email address, then add the new account as an administrator for the application. To add an account as an administrator, see the "Permissions" section of the </text:span><text:a xlink:type="simple" xlink:href="https://cloud.google.com/appengine/docs/adminconsole/index"><text:span text:style-name="T5">Admin Console</text:span></text:a><text:span text:style-name="T1">. Accounts must be given "Owner" or "Developer" level access when added.</text:span></text:p>
      <text:p text:style-name="P16"><text:span text:style-name="T1">You can also send mail using a domain account by adding the domain account under "Permissions" in the </text:span><text:a xlink:type="simple" xlink:href="https://cloud.google.com/appengine/docs/adminconsole/index"><text:span text:style-name="T5">Admin Console</text:span></text:a><text:span text:style-name="T1">. Domain accounts are accounts outside of the Google domain with email addresses that do not end in @gmail.com or @APP-ID.appspotmail.com. You should set the SPF records for your domain to indicate that Google is a trusted source for your email. For instructions on how to do this, see </text:span><text:a xlink:type="simple" xlink:href="http://www.google.com/support/a/bin/answer.py?answer=33786"><text:span text:style-name="T5">SPF records</text:span></text:a><text:span text:style-name="T1"> in the Google Apps help articles.</text:span></text:p>
      <text:p text:style-name="P6"><text:span text:style-name="Strong_20_Emphasis">Note:</text:span> Your domain (e.g. example.com) needs to be explictly registered with Google Apps and verified before you can create and use domain accounts (e.g. user@example.com). Domain accounts do not need to be explicitly verified, since you will have verified the domain during the registration process. For more information about registering a domain, see <text:a xlink:type="simple" xlink:href="http://support.google.com/a/bin/answer.py?hl=en&amp;answer=53929&amp;topic=20897&amp;ctx=topic"><text:span text:style-name="T18">Register a new domain</text:span></text:a>.</text:p>
      <text:p text:style-name="P15">You can use any email address for a recipient. A recipient can be in the message's "to" field or the "cc" field, or the recipient can be hidden from the message header (a "blind carbon copy" or "bcc").</text:p>
      <text:p text:style-name="P15">When an application calls the Mail service to send a message, the message is queued and the call returns immediately. The Mail service uses standard procedures for contacting each recipient's mail server, delivering the message, and retrying if the mail server cannot be contacted.</text:p>
      <text:p text:style-name="P15">If the Mail service cannot deliver a message, or if an recipient's mail server returns a <text:soft-page-break/>bounce message (such as if there is no account for that address on that system), the error message is sent by email to the address of the sender for the message. The application itself does not receive any notification about whether delivery succeeded or failed.</text:p>
      <text:p text:style-name="P16"><text:span text:style-name="T1">PHP's built-in </text:span><text:a xlink:type="simple" xlink:href="http://php.net/manual/en/function.mail.php"><text:span text:style-name="Source_20_Text"><text:span text:style-name="T6">mail()</text:span></text:span></text:a><text:span text:style-name="T1"> function has been disabled in the PHP runtime for Google App Engine. Instead, to send a mail, you must make direct calls to the App Engine mail API, as shown in this example snippet:</text:span></text:p>
      <text:p text:style-name="P19"><text:span text:style-name="Source_20_Text"><text:span text:style-name="T13">use</text:span></text:span><text:span text:style-name="Source_20_Text"><text:span text:style-name="T8"> </text:span></text:span><text:span text:style-name="Source_20_Text"><text:span text:style-name="T10">\</text:span></text:span><text:span text:style-name="Source_20_Text"><text:span text:style-name="T8">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mail</text:span></text:span><text:span text:style-name="Source_20_Text"><text:span text:style-name="T10">\</text:span></text:span><text:span text:style-name="Source_20_Text"><text:span text:style-name="T17">Message</text:span></text:span><text:span text:style-name="Source_20_Text"><text:span text:style-name="T10">;</text:span></text:span></text:p>
      <text:p text:style-name="P44"><text:span text:style-name="Source_20_Text"><text:span text:style-name="T8">$image_content_id </text:span></text:span><text:span text:style-name="Source_20_Text"><text:span text:style-name="T10">=</text:span></text:span><text:span text:style-name="Source_20_Text"><text:span text:style-name="T8"> </text:span></text:span><text:span text:style-name="Source_20_Text"><text:span text:style-name="T12">'&lt;image-content-id&gt;'</text:span></text:span><text:span text:style-name="Source_20_Text"><text:span text:style-name="T10">;</text:span></text:span></text:p>
      <text:p text:style-name="P44"><text:span text:style-name="Source_20_Text"><text:span text:style-name="T13">try</text:span></text:span></text:p>
      <text:p text:style-name="P44"><text:span text:style-name="Source_20_Text"><text:span text:style-name="T10">{</text:span></text:span></text:p>
      <text:p text:style-name="P44"><text:span text:style-name="Source_20_Text"><text:span text:style-name="T9">  </text:span></text:span><text:span text:style-name="Source_20_Text"><text:span text:style-name="T8">$message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Message</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setSender</text:span></text:span><text:span text:style-name="Source_20_Text"><text:span text:style-name="T10">(</text:span></text:span><text:span text:style-name="Source_20_Text"><text:span text:style-name="T12">"from@google.com"</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addTo</text:span></text:span><text:span text:style-name="Source_20_Text"><text:span text:style-name="T10">(</text:span></text:span><text:span text:style-name="Source_20_Text"><text:span text:style-name="T12">"to@google.com"</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setSubject</text:span></text:span><text:span text:style-name="Source_20_Text"><text:span text:style-name="T10">(</text:span></text:span><text:span text:style-name="Source_20_Text"><text:span text:style-name="T12">"Example email"</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setTextBody</text:span></text:span><text:span text:style-name="Source_20_Text"><text:span text:style-name="T10">(</text:span></text:span><text:span text:style-name="Source_20_Text"><text:span text:style-name="T12">"Hello, world!"</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addAttachment</text:span></text:span><text:span text:style-name="Source_20_Text"><text:span text:style-name="T10">(</text:span></text:span><text:span text:style-name="Source_20_Text"><text:span text:style-name="T12">'image.jpg'</text:span></text:span><text:span text:style-name="Source_20_Text"><text:span text:style-name="T10">,</text:span></text:span><text:span text:style-name="Source_20_Text"><text:span text:style-name="T8"> </text:span></text:span><text:span text:style-name="Source_20_Text"><text:span text:style-name="T12">'image data'</text:span></text:span><text:span text:style-name="Source_20_Text"><text:span text:style-name="T10">,</text:span></text:span><text:span text:style-name="Source_20_Text"><text:span text:style-name="T8"> $image_content_id</text:span></text:span><text:span text:style-name="Source_20_Text"><text:span text:style-name="T10">);</text:span></text:span></text:p>
      <text:p text:style-name="P44"><text:span text:style-name="Source_20_Text"><text:span text:style-name="T9">  </text:span></text:span><text:span text:style-name="Source_20_Text"><text:span text:style-name="T8">$message</text:span></text:span><text:span text:style-name="Source_20_Text"><text:span text:style-name="T10">-&gt;</text:span></text:span><text:span text:style-name="Source_20_Text"><text:span text:style-name="T8">send</text:span></text:span><text:span text:style-name="Source_20_Text"><text:span text:style-name="T10">();</text:span></text:span></text:p>
      <text:p text:style-name="P44"><text:span text:style-name="Source_20_Text"><text:span text:style-name="T10">}</text:span></text:span><text:span text:style-name="Source_20_Text"><text:span text:style-name="T8"> </text:span></text:span><text:span text:style-name="Source_20_Text"><text:span text:style-name="T13">catch</text:span></text:span><text:span text:style-name="Source_20_Text"><text:span text:style-name="T8"> </text:span></text:span><text:span text:style-name="Source_20_Text"><text:span text:style-name="T10">(</text:span></text:span><text:span text:style-name="Source_20_Text"><text:span text:style-name="T17">InvalidArgumentException</text:span></text:span><text:span text:style-name="Source_20_Text"><text:span text:style-name="T8"> $e</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14">// ...</text:span></text:span></text:p>
      <text:p text:style-name="P44"><text:span text:style-name="Source_20_Text"><text:span text:style-name="T10">}</text:span></text:span></text:p>
      <text:p text:style-name="P6"><text:line-break/><text:bookmark text:name="PHP_Receiving_mail"/><text:span text:style-name="T15">Receiving mail</text:span></text:p>
      <text:p text:style-name="P20">Your app can receive email at addresses of the following form:</text:p>
      <text:p text:style-name="P19"><text:span text:style-name="Source_20_Text"><text:span text:style-name="T13">string</text:span></text:span><text:span text:style-name="Source_20_Text"><text:span text:style-name="T11">@appid</text:span></text:span><text:span text:style-name="Source_20_Text"><text:span text:style-name="T10">.</text:span></text:span><text:span text:style-name="Source_20_Text"><text:span text:style-name="T8">appspotmail</text:span></text:span><text:span text:style-name="Source_20_Text"><text:span text:style-name="T10">.</text:span></text:span><text:span text:style-name="Source_20_Text"><text:span text:style-name="T8">com</text:span></text:span></text:p>
      <text:p text:style-name="P15">Note that even if your app is deployed on a custom domain, your app can't receive email sent to addresses on that domain.</text:p>
      <text:p text:style-name="P15">Email messages are sent to your app as HTTP requests. These requests are generated by App Engine and posted to your app. In your app's configuration, you specify handlers that will be called to handle these HTTP requests. The handlers run in the default module (or <text:soft-page-break/>application version). They receive the MIME data for email messages, which you then parse into its individual fields.</text:p>
      <text:p text:style-name="P15">Email messages are sent to your app as HTTP POST requests using the following URL:</text:p>
      <text:p text:style-name="P19"><text:span text:style-name="Source_20_Text"><text:span text:style-name="T12">/_ah/</text:span></text:span><text:span text:style-name="Source_20_Text"><text:span text:style-name="T8">mail</text:span></text:span><text:span text:style-name="Source_20_Text"><text:span text:style-name="T10">/</text:span></text:span><text:span text:style-name="Source_20_Text"><text:span text:style-name="T8">address</text:span></text:span></text:p>
      <text:p text:style-name="P16"><text:span text:style-name="T1">where </text:span><text:span text:style-name="Source_20_Text"><text:span text:style-name="T7">address</text:span></text:span><text:span text:style-name="T1"> is a full email address, including domain name.</text:span></text:p>
      <text:p text:style-name="P15">To receive email, you first edit your app's configuration file to include a section that enables incoming mail:</text:p>
      <text:p text:style-name="P19"><text:span text:style-name="Source_20_Text"><text:span text:style-name="T8">inbound_services</text:span></text:span><text:span text:style-name="Source_20_Text"><text:span text:style-name="T10">:</text:span></text:span></text:p>
      <text:p text:style-name="P44"><text:span text:style-name="Source_20_Text"><text:span text:style-name="T10">-</text:span></text:span><text:span text:style-name="Source_20_Text"><text:span text:style-name="T8"> mail</text:span></text:span></text:p>
      <text:p text:style-name="P16"><text:span text:style-name="T1">Incoming email in App Engine works by posting HTTP requests containing MIME data to your app. In your configuration file, you must create mappings from URL paths that represent email addresses to handlers in your app's code. The pattern </text:span><text:span text:style-name="Source_20_Text"><text:span text:style-name="T7">/_ah/mail/.+</text:span></text:span><text:span text:style-name="T1"> matches all incoming email addresses:</text:span></text:p>
      <text:p text:style-name="P19"><text:span text:style-name="Source_20_Text"><text:span text:style-name="T10">-</text:span></text:span><text:span text:style-name="Source_20_Text"><text:span text:style-name="T8"> url</text:span></text:span><text:span text:style-name="Source_20_Text"><text:span text:style-name="T10">:</text:span></text:span><text:span text:style-name="Source_20_Text"><text:span text:style-name="T8"> </text:span></text:span><text:span text:style-name="Source_20_Text"><text:span text:style-name="T12">/_ah/</text:span></text:span><text:span text:style-name="Source_20_Text"><text:span text:style-name="T8">mail</text:span></text:span><text:span text:style-name="Source_20_Text"><text:span text:style-name="T10">/.+</text:span></text:span></text:p>
      <text:p text:style-name="P44"><text:span text:style-name="Source_20_Text"><text:span text:style-name="T9">  </text:span></text:span><text:span text:style-name="Source_20_Text"><text:span text:style-name="T8">script</text:span></text:span><text:span text:style-name="Source_20_Text"><text:span text:style-name="T10">:</text:span></text:span><text:span text:style-name="Source_20_Text"><text:span text:style-name="T8"> handle_incoming_email</text:span></text:span><text:span text:style-name="Source_20_Text"><text:span text:style-name="T10">.</text:span></text:span><text:span text:style-name="Source_20_Text"><text:span text:style-name="T8">php</text:span></text:span></text:p>
      <text:p text:style-name="P44"><text:span text:style-name="Source_20_Text"><text:span text:style-name="T9">  </text:span></text:span><text:span text:style-name="Source_20_Text"><text:span text:style-name="T8">login</text:span></text:span><text:span text:style-name="Source_20_Text"><text:span text:style-name="T10">:</text:span></text:span><text:span text:style-name="Source_20_Text"><text:span text:style-name="T8"> admin</text:span></text:span></text:p>
      <text:p text:style-name="P15">In the app itself, you must implement code in the handlers you specified. The email's MIME data is supplied to your app as the contents of an HTTP POST request, and you process this data in your handlers.</text:p>
      <text:h text:style-name="P37" text:outline-level="2"><text:bookmark-start text:name="__RefHeading__47038_284981503"/><text:bookmark text:name="PHP_Receiving_bounce_notification"/>Receiving bounce notification<text:bookmark-end text:name="__RefHeading__47038_284981503"/></text:h>
      <text:p text:style-name="P20">In order to receive email bounce notifications, you need to configure your app to enable email notification and you need to create a handler to handle those notifications.</text:p>
      <text:p text:style-name="P16"><text:span text:style-name="T1">There are two parts to the configuration. First, you need to enable notification. Second, you need to set the mapping between </text:span><text:span text:style-name="Source_20_Text"><text:span text:style-name="T7">/_ah/bounce</text:span></text:span><text:span text:style-name="T1"> and your bounce handler, so App Engine knows where to POST the notification data. To configure your app to receive bounced email notifications:</text:span></text:p>
      <text:p text:style-name="P13"/>
      <text:list xml:id="list5358788093707883358" text:style-name="L4">
        <text:list-item>
          <text:p text:style-name="P53"><text:span text:style-name="T1">Add the following to your </text:span><text:span text:style-name="Source_20_Text"><text:span text:style-name="T7">app.yaml</text:span></text:span><text:span text:style-name="T1"> file to enable notification:</text:span></text:p>
          <text:p text:style-name="P49"><text:span text:style-name="Source_20_Text"><text:span text:style-name="T8">inbound_services</text:span></text:span><text:span text:style-name="Source_20_Text"><text:span text:style-name="T10">:</text:span></text:span></text:p>
          <text:p text:style-name="P49"><text:span text:style-name="Source_20_Text"><text:span text:style-name="T10">-</text:span></text:span><text:span text:style-name="Source_20_Text"><text:span text:style-name="T8"> mail_bounce</text:span></text:span></text:p>
        </text:list-item>
        <text:list-item>
          <text:p text:style-name="P53"><text:span text:style-name="T1">Also in </text:span><text:span text:style-name="Source_20_Text"><text:span text:style-name="T7">app.yaml</text:span></text:span><text:span text:style-name="T1">, declare a mapping between </text:span><text:span text:style-name="Source_20_Text"><text:span text:style-name="T7">/_ah/bounce</text:span></text:span><text:span text:style-name="T1"> and the bounce notification handler in your code, for example:</text:span></text:p>
          <text:p text:style-name="P49"><text:span text:style-name="Source_20_Text"><text:span text:style-name="T10">-</text:span></text:span><text:span text:style-name="Source_20_Text"><text:span text:style-name="T8"> url</text:span></text:span><text:span text:style-name="Source_20_Text"><text:span text:style-name="T10">:</text:span></text:span><text:span text:style-name="Source_20_Text"><text:span text:style-name="T8"> </text:span></text:span><text:span text:style-name="Source_20_Text"><text:span text:style-name="T12">/_ah/</text:span></text:span><text:span text:style-name="Source_20_Text"><text:span text:style-name="T8">bounce</text:span></text:span></text:p>
          <text:p text:style-name="P49"><text:span text:style-name="Source_20_Text"><text:span text:style-name="T9">  </text:span></text:span><text:span text:style-name="Source_20_Text"><text:span text:style-name="T8">script</text:span></text:span><text:span text:style-name="Source_20_Text"><text:span text:style-name="T10">:</text:span></text:span><text:span text:style-name="Source_20_Text"><text:span text:style-name="T8"> handle_bounced_email</text:span></text:span><text:span text:style-name="Source_20_Text"><text:span text:style-name="T10">.</text:span></text:span><text:span text:style-name="Source_20_Text"><text:span text:style-name="T8">php</text:span></text:span></text:p>
          <text:p text:style-name="P49"><text:span text:style-name="Source_20_Text"><text:span text:style-name="T9">  </text:span></text:span><text:span text:style-name="Source_20_Text"><text:span text:style-name="T8">login</text:span></text:span><text:span text:style-name="Source_20_Text"><text:span text:style-name="T10">:</text:span></text:span><text:span text:style-name="Source_20_Text"><text:span text:style-name="T8"> admin</text:span></text:span></text:p>
        </text:list-item>
      </text:list>
      <text:p text:style-name="P15">In your app, you'll need to supply bounce handler code to receive and process the notifications. Your application will recieve a HTTP POST with the body of the message being the bounce notification for the mail message.</text:p>
      <text:h text:style-name="P26" text:outline-level="2"><text:bookmark-start text:name="__RefHeading__47040_284981503"/><text:bookmark text:name="PHP_Sending_mail_with_attachments"/>Sending mail with attachments<text:bookmark-end text:name="__RefHeading__47040_284981503"/></text:h>
      <text:p text:style-name="P20">An outgoing email message can have zero or more file attachments.</text:p>
      <text:p text:style-name="P15">An attachment has a filename and file data. The file data can come from any source, such as an application data file or the datastore. The MIME type of the attachment is determined from the filename.</text:p>
      <text:p text:style-name="P16"><text:span text:style-name="T1">The following is a list of MIME types and their corresponding filename extensions allowed for file attachments to an email message. You are not limited to these extensions. If you use an unknown extension, App Engine will assign it the mime type </text:span><text:span text:style-name="Source_20_Text"><text:span text:style-name="T7">application/octet-stream</text:span></text:span><text:span text:style-name="T1">.</text:span></text:p>
      <table:table table:name="Tabla37" table:style-name="Tabla37">
        <table:table-column table:style-name="Tabla37.A"/>
        <table:table-column table:style-name="Tabla37.B"/>
        <table:table-header-rows>
          <table:table-row table:style-name="Tabla37.1">
            <table:table-cell table:style-name="Tabla37.A1" office:value-type="string">
              <text:p text:style-name="P40">MIME Type</text:p>
            </table:table-cell>
            <table:table-cell table:style-name="Tabla37.A1" office:value-type="string">
              <text:p text:style-name="P40">Filename Extension(s)</text:p>
            </table:table-cell>
          </table:table-row>
        </table:table-header-rows>
        <table:table-row table:style-name="Tabla37.2">
          <table:table-cell table:style-name="Tabla37.A2" office:value-type="string">
            <text:p text:style-name="P39">application/msword</text:p>
          </table:table-cell>
          <table:table-cell table:style-name="Tabla37.B2" office:value-type="string">
            <text:p text:style-name="P39">doc</text:p>
          </table:table-cell>
        </table:table-row>
        <table:table-row table:style-name="Tabla37.2">
          <table:table-cell table:style-name="Tabla37.A3" office:value-type="string">
            <text:p text:style-name="P39">application/msword</text:p>
          </table:table-cell>
          <table:table-cell table:style-name="Tabla37.B3" office:value-type="string">
            <text:p text:style-name="P39">docx</text:p>
          </table:table-cell>
        </table:table-row>
        <table:table-row table:style-name="Tabla37.2">
          <table:table-cell table:style-name="Tabla37.A4" office:value-type="string">
            <text:p text:style-name="P39">application/pdf</text:p>
          </table:table-cell>
          <table:table-cell table:style-name="Tabla37.B4" office:value-type="string">
            <text:p text:style-name="P39">pdf</text:p>
          </table:table-cell>
        </table:table-row>
        <table:table-row table:style-name="Tabla37.2">
          <table:table-cell table:style-name="Tabla37.A5" office:value-type="string">
            <text:p text:style-name="P39">application/rss+xml</text:p>
          </table:table-cell>
          <table:table-cell table:style-name="Tabla37.B5" office:value-type="string">
            <text:p text:style-name="P39">rss</text:p>
          </table:table-cell>
        </table:table-row>
        <text:soft-page-break/>
        <table:table-row table:style-name="Tabla37.2">
          <table:table-cell table:style-name="Tabla37.A6" office:value-type="string">
            <text:p text:style-name="P39">application/vnd.google-earth.kml+xml</text:p>
          </table:table-cell>
          <table:table-cell table:style-name="Tabla37.B6" office:value-type="string">
            <text:p text:style-name="P39">kml</text:p>
          </table:table-cell>
        </table:table-row>
        <table:table-row table:style-name="Tabla37.2">
          <table:table-cell table:style-name="Tabla37.A7" office:value-type="string">
            <text:p text:style-name="P39">application/vnd.google-earth.kmz</text:p>
          </table:table-cell>
          <table:table-cell table:style-name="Tabla37.B7" office:value-type="string">
            <text:p text:style-name="P39">kmz</text:p>
          </table:table-cell>
        </table:table-row>
        <table:table-row table:style-name="Tabla37.2">
          <table:table-cell table:style-name="Tabla37.A8" office:value-type="string">
            <text:p text:style-name="P39">application/vnd.ms-excel</text:p>
          </table:table-cell>
          <table:table-cell table:style-name="Tabla37.B8" office:value-type="string">
            <text:p text:style-name="P39">xls</text:p>
          </table:table-cell>
        </table:table-row>
        <table:table-row table:style-name="Tabla37.2">
          <table:table-cell table:style-name="Tabla37.A9" office:value-type="string">
            <text:p text:style-name="P39">application/vnd.ms-excel</text:p>
          </table:table-cell>
          <table:table-cell table:style-name="Tabla37.B9" office:value-type="string">
            <text:p text:style-name="P39">xlsx</text:p>
          </table:table-cell>
        </table:table-row>
        <table:table-row table:style-name="Tabla37.2">
          <table:table-cell table:style-name="Tabla37.A10" office:value-type="string">
            <text:p text:style-name="P39">application/vnd.ms-powerpoint</text:p>
          </table:table-cell>
          <table:table-cell table:style-name="Tabla37.B10" office:value-type="string">
            <text:p text:style-name="P39">pptx</text:p>
          </table:table-cell>
        </table:table-row>
        <table:table-row table:style-name="Tabla37.2">
          <table:table-cell table:style-name="Tabla37.A11" office:value-type="string">
            <text:p text:style-name="P39">application/vnd.ms-powerpoint</text:p>
          </table:table-cell>
          <table:table-cell table:style-name="Tabla37.B11" office:value-type="string">
            <text:p text:style-name="P39">pps ppt</text:p>
          </table:table-cell>
        </table:table-row>
        <table:table-row table:style-name="Tabla37.2">
          <table:table-cell table:style-name="Tabla37.A12" office:value-type="string">
            <text:p text:style-name="P39">application/vnd.oasis.opendocument.presentation</text:p>
          </table:table-cell>
          <table:table-cell table:style-name="Tabla37.B12" office:value-type="string">
            <text:p text:style-name="P39">odp</text:p>
          </table:table-cell>
        </table:table-row>
        <table:table-row table:style-name="Tabla37.2">
          <table:table-cell table:style-name="Tabla37.A13" office:value-type="string">
            <text:p text:style-name="P39">application/vnd.oasis.opendocument.spreadsheet</text:p>
          </table:table-cell>
          <table:table-cell table:style-name="Tabla37.B13" office:value-type="string">
            <text:p text:style-name="P39">ods</text:p>
          </table:table-cell>
        </table:table-row>
        <table:table-row table:style-name="Tabla37.2">
          <table:table-cell table:style-name="Tabla37.A14" office:value-type="string">
            <text:p text:style-name="P39">application/vnd.oasis.opendocument.text</text:p>
          </table:table-cell>
          <table:table-cell table:style-name="Tabla37.B14" office:value-type="string">
            <text:p text:style-name="P39">odt</text:p>
          </table:table-cell>
        </table:table-row>
        <table:table-row table:style-name="Tabla37.2">
          <table:table-cell table:style-name="Tabla37.A15" office:value-type="string">
            <text:p text:style-name="P39">application/vnd.sun.xml.calc</text:p>
          </table:table-cell>
          <table:table-cell table:style-name="Tabla37.B15" office:value-type="string">
            <text:p text:style-name="P39">sxc</text:p>
          </table:table-cell>
        </table:table-row>
        <table:table-row table:style-name="Tabla37.2">
          <table:table-cell table:style-name="Tabla37.A16" office:value-type="string">
            <text:p text:style-name="P39">application/vnd.sun.xml.writer</text:p>
          </table:table-cell>
          <table:table-cell table:style-name="Tabla37.B16" office:value-type="string">
            <text:p text:style-name="P39">sxw</text:p>
          </table:table-cell>
        </table:table-row>
        <table:table-row table:style-name="Tabla37.2">
          <table:table-cell table:style-name="Tabla37.A17" office:value-type="string">
            <text:p text:style-name="P39">application/x-gzip</text:p>
          </table:table-cell>
          <table:table-cell table:style-name="Tabla37.B17" office:value-type="string">
            <text:p text:style-name="P39">gzip</text:p>
          </table:table-cell>
        </table:table-row>
        <table:table-row table:style-name="Tabla37.2">
          <table:table-cell table:style-name="Tabla37.A18" office:value-type="string">
            <text:p text:style-name="P39">application/zip</text:p>
          </table:table-cell>
          <table:table-cell table:style-name="Tabla37.B18" office:value-type="string">
            <text:p text:style-name="P39">zip</text:p>
          </table:table-cell>
        </table:table-row>
        <table:table-row table:style-name="Tabla37.2">
          <table:table-cell table:style-name="Tabla37.A19" office:value-type="string">
            <text:p text:style-name="P39">audio/basic</text:p>
          </table:table-cell>
          <table:table-cell table:style-name="Tabla37.B19" office:value-type="string">
            <text:p text:style-name="P39">au snd</text:p>
          </table:table-cell>
        </table:table-row>
        <table:table-row table:style-name="Tabla37.2">
          <table:table-cell table:style-name="Tabla37.A20" office:value-type="string">
            <text:p text:style-name="P39">audio/flac</text:p>
          </table:table-cell>
          <table:table-cell table:style-name="Tabla37.B20" office:value-type="string">
            <text:p text:style-name="P39">flac</text:p>
          </table:table-cell>
        </table:table-row>
        <table:table-row table:style-name="Tabla37.2">
          <table:table-cell table:style-name="Tabla37.A21" office:value-type="string">
            <text:p text:style-name="P39">audio/mid</text:p>
          </table:table-cell>
          <table:table-cell table:style-name="Tabla37.B21" office:value-type="string">
            <text:p text:style-name="P39">mid rmi</text:p>
          </table:table-cell>
        </table:table-row>
        <table:table-row table:style-name="Tabla37.2">
          <table:table-cell table:style-name="Tabla37.A22" office:value-type="string">
            <text:p text:style-name="P39">audio/mp4</text:p>
          </table:table-cell>
          <table:table-cell table:style-name="Tabla37.B22" office:value-type="string">
            <text:p text:style-name="P39">m4a</text:p>
          </table:table-cell>
        </table:table-row>
        <table:table-row table:style-name="Tabla37.2">
          <table:table-cell table:style-name="Tabla37.A23" office:value-type="string">
            <text:p text:style-name="P39">audio/mpeg</text:p>
          </table:table-cell>
          <table:table-cell table:style-name="Tabla37.B23" office:value-type="string">
            <text:p text:style-name="P39">mp3</text:p>
          </table:table-cell>
        </table:table-row>
        <table:table-row table:style-name="Tabla37.2">
          <table:table-cell table:style-name="Tabla37.A24" office:value-type="string">
            <text:p text:style-name="P39">audio/ogg</text:p>
          </table:table-cell>
          <table:table-cell table:style-name="Tabla37.B24" office:value-type="string">
            <text:p text:style-name="P39">oga ogg</text:p>
          </table:table-cell>
        </table:table-row>
        <table:table-row table:style-name="Tabla37.2">
          <table:table-cell table:style-name="Tabla37.A25" office:value-type="string">
            <text:p text:style-name="P39">audio/x-aiff</text:p>
          </table:table-cell>
          <table:table-cell table:style-name="Tabla37.B25" office:value-type="string">
            <text:p text:style-name="P39">aif aifc aiff</text:p>
          </table:table-cell>
        </table:table-row>
        <table:table-row table:style-name="Tabla37.2">
          <table:table-cell table:style-name="Tabla37.A26" office:value-type="string">
            <text:p text:style-name="P39">audio/x-wav</text:p>
          </table:table-cell>
          <table:table-cell table:style-name="Tabla37.B26" office:value-type="string">
            <text:p text:style-name="P39">wav</text:p>
          </table:table-cell>
        </table:table-row>
        <table:table-row table:style-name="Tabla37.2">
          <table:table-cell table:style-name="Tabla37.A27" office:value-type="string">
            <text:p text:style-name="P39">image/gif</text:p>
          </table:table-cell>
          <table:table-cell table:style-name="Tabla37.B27" office:value-type="string">
            <text:p text:style-name="P39">gif</text:p>
          </table:table-cell>
        </table:table-row>
        <table:table-row table:style-name="Tabla37.2">
          <table:table-cell table:style-name="Tabla37.A28" office:value-type="string">
            <text:p text:style-name="P39">image/jpeg</text:p>
          </table:table-cell>
          <table:table-cell table:style-name="Tabla37.B28" office:value-type="string">
            <text:p text:style-name="P39">jpeg jpg jpe</text:p>
          </table:table-cell>
        </table:table-row>
        <table:table-row table:style-name="Tabla37.2">
          <table:table-cell table:style-name="Tabla37.A29" office:value-type="string">
            <text:p text:style-name="P39">image/png</text:p>
          </table:table-cell>
          <table:table-cell table:style-name="Tabla37.B29" office:value-type="string">
            <text:p text:style-name="P39">png</text:p>
          </table:table-cell>
        </table:table-row>
        <table:table-row table:style-name="Tabla37.2">
          <table:table-cell table:style-name="Tabla37.A30" office:value-type="string">
            <text:p text:style-name="P39">image/tiff</text:p>
          </table:table-cell>
          <table:table-cell table:style-name="Tabla37.B30" office:value-type="string">
            <text:p text:style-name="P39">tiff tif</text:p>
          </table:table-cell>
        </table:table-row>
        <table:table-row table:style-name="Tabla37.2">
          <table:table-cell table:style-name="Tabla37.A31" office:value-type="string">
            <text:p text:style-name="P39">image/vnd.wap.wbmp</text:p>
          </table:table-cell>
          <table:table-cell table:style-name="Tabla37.B31" office:value-type="string">
            <text:p text:style-name="P39">wbmp</text:p>
          </table:table-cell>
        </table:table-row>
        <table:table-row table:style-name="Tabla37.2">
          <table:table-cell table:style-name="Tabla37.A32" office:value-type="string">
            <text:p text:style-name="P39">image/x-ms-bmp</text:p>
          </table:table-cell>
          <table:table-cell table:style-name="Tabla37.B32" office:value-type="string">
            <text:p text:style-name="P39">bmp</text:p>
          </table:table-cell>
        </table:table-row>
        <table:table-row table:style-name="Tabla37.2">
          <table:table-cell table:style-name="Tabla37.A33" office:value-type="string">
            <text:p text:style-name="P39">text/calendar</text:p>
          </table:table-cell>
          <table:table-cell table:style-name="Tabla37.B33" office:value-type="string">
            <text:p text:style-name="P39">ics</text:p>
          </table:table-cell>
        </table:table-row>
        <text:soft-page-break/>
        <table:table-row table:style-name="Tabla37.2">
          <table:table-cell table:style-name="Tabla37.A34" office:value-type="string">
            <text:p text:style-name="P39">text/comma-separated-values</text:p>
          </table:table-cell>
          <table:table-cell table:style-name="Tabla37.B34" office:value-type="string">
            <text:p text:style-name="P39">csv</text:p>
          </table:table-cell>
        </table:table-row>
        <table:table-row table:style-name="Tabla37.2">
          <table:table-cell table:style-name="Tabla37.A35" office:value-type="string">
            <text:p text:style-name="P39">text/css</text:p>
          </table:table-cell>
          <table:table-cell table:style-name="Tabla37.B35" office:value-type="string">
            <text:p text:style-name="P39">css</text:p>
          </table:table-cell>
        </table:table-row>
        <table:table-row table:style-name="Tabla37.2">
          <table:table-cell table:style-name="Tabla37.A36" office:value-type="string">
            <text:p text:style-name="P39">text/html</text:p>
          </table:table-cell>
          <table:table-cell table:style-name="Tabla37.B36" office:value-type="string">
            <text:p text:style-name="P39">htm html</text:p>
          </table:table-cell>
        </table:table-row>
        <table:table-row table:style-name="Tabla37.2">
          <table:table-cell table:style-name="Tabla37.A37" office:value-type="string">
            <text:p text:style-name="P39">text/plain</text:p>
          </table:table-cell>
          <table:table-cell table:style-name="Tabla37.B37" office:value-type="string">
            <text:p text:style-name="P39">text txt asc diff pot</text:p>
          </table:table-cell>
        </table:table-row>
        <table:table-row table:style-name="Tabla37.2">
          <table:table-cell table:style-name="Tabla37.A38" office:value-type="string">
            <text:p text:style-name="P39">text/x-vcard</text:p>
          </table:table-cell>
          <table:table-cell table:style-name="Tabla37.B38" office:value-type="string">
            <text:p text:style-name="P39">vcf</text:p>
          </table:table-cell>
        </table:table-row>
        <table:table-row table:style-name="Tabla37.2">
          <table:table-cell table:style-name="Tabla37.A39" office:value-type="string">
            <text:p text:style-name="P39">video/mp4</text:p>
          </table:table-cell>
          <table:table-cell table:style-name="Tabla37.B39" office:value-type="string">
            <text:p text:style-name="P39">mp4</text:p>
          </table:table-cell>
        </table:table-row>
        <table:table-row table:style-name="Tabla37.2">
          <table:table-cell table:style-name="Tabla37.A40" office:value-type="string">
            <text:p text:style-name="P39">video/mpeg</text:p>
          </table:table-cell>
          <table:table-cell table:style-name="Tabla37.B40" office:value-type="string">
            <text:p text:style-name="P39">mpeg mpg mpe</text:p>
          </table:table-cell>
        </table:table-row>
        <table:table-row table:style-name="Tabla37.2">
          <table:table-cell table:style-name="Tabla37.A41" office:value-type="string">
            <text:p text:style-name="P39">video/ogg</text:p>
          </table:table-cell>
          <table:table-cell table:style-name="Tabla37.B41" office:value-type="string">
            <text:p text:style-name="P39">ogv</text:p>
          </table:table-cell>
        </table:table-row>
        <table:table-row table:style-name="Tabla37.2">
          <table:table-cell table:style-name="Tabla37.A42" office:value-type="string">
            <text:p text:style-name="P39">video/quicktime</text:p>
          </table:table-cell>
          <table:table-cell table:style-name="Tabla37.B42" office:value-type="string">
            <text:p text:style-name="P39">qt mov</text:p>
          </table:table-cell>
        </table:table-row>
        <table:table-row table:style-name="Tabla37.2">
          <table:table-cell table:style-name="Tabla37.A43" office:value-type="string">
            <text:p text:style-name="P39">video/x-msvideo</text:p>
          </table:table-cell>
          <table:table-cell table:style-name="Tabla37.B43" office:value-type="string">
            <text:p text:style-name="P39">avi</text:p>
          </table:table-cell>
        </table:table-row>
      </table:table>
      <text:p text:style-name="P6"><text:line-break/><text:line-break/><text:span text:style-name="T1">As a security measure to protect against viruses, you cannot send email attachments or zip files containing any of the following extensions:</text:span></text:p>
      <text:section text:style-name="Sect2" text:name="Sección2">
        <text:list xml:id="list7978405048228742776" text:style-name="L5">
          <text:list-item>
            <text:p text:style-name="P80">ade</text:p>
          </text:list-item>
          <text:list-item>
            <text:p text:style-name="P80">adp</text:p>
          </text:list-item>
          <text:list-item>
            <text:p text:style-name="P80">bat</text:p>
          </text:list-item>
          <text:list-item>
            <text:p text:style-name="P80">chm</text:p>
          </text:list-item>
          <text:list-item>
            <text:p text:style-name="P80">cmd</text:p>
          </text:list-item>
          <text:list-item>
            <text:p text:style-name="P80">com</text:p>
          </text:list-item>
          <text:list-item>
            <text:p text:style-name="P80">cpl</text:p>
          </text:list-item>
          <text:list-item>
            <text:p text:style-name="P80">exe</text:p>
          </text:list-item>
          <text:list-item>
            <text:p text:style-name="P80">hta</text:p>
          </text:list-item>
          <text:list-item>
            <text:p text:style-name="P80">ins</text:p>
          </text:list-item>
          <text:list-item>
            <text:p text:style-name="P80">isp</text:p>
          </text:list-item>
          <text:list-item>
            <text:p text:style-name="P80">jse</text:p>
          </text:list-item>
          <text:list-item>
            <text:p text:style-name="P80">lib</text:p>
          </text:list-item>
          <text:list-item>
            <text:p text:style-name="P80">mde</text:p>
          </text:list-item>
          <text:list-item>
            <text:p text:style-name="P80">msc</text:p>
          </text:list-item>
          <text:list-item>
            <text:p text:style-name="P80">msp</text:p>
          </text:list-item>
          <text:list-item>
            <text:p text:style-name="P80">mst</text:p>
          </text:list-item>
          <text:list-item>
            <text:p text:style-name="P80">pif</text:p>
          </text:list-item>
          <text:list-item>
            <text:p text:style-name="P80">scr</text:p>
          </text:list-item>
          <text:list-item>
            <text:p text:style-name="P80">sct</text:p>
          </text:list-item>
          <text:list-item>
            <text:p text:style-name="P80">shb</text:p>
          </text:list-item>
          <text:list-item>
            <text:p text:style-name="P80">sys</text:p>
          </text:list-item>
          <text:list-item>
            <text:p text:style-name="P80">vb</text:p>
          </text:list-item>
          <text:list-item>
            <text:p text:style-name="P80">vbe</text:p>
          </text:list-item>
          <text:list-item>
            <text:p text:style-name="P80">vbs</text:p>
          </text:list-item>
          <text:list-item>
            <text:p text:style-name="P80">vxd</text:p>
          </text:list-item>
          <text:list-item>
            <text:p text:style-name="P80">wsc</text:p>
          </text:list-item>
          <text:list-item>
            <text:p text:style-name="P80">wsf</text:p>
          </text:list-item>
          <text:list-item>
            <text:p text:style-name="P80">wsh</text:p>
          </text:list-item>
        </text:list>
      </text:section>
      <text:h text:style-name="P26" text:outline-level="2"/>
      <text:h text:style-name="P27" text:outline-level="2"><text:bookmark-start text:name="__RefHeading__47042_284981503"/><text:bookmark text:name="PHP_Sending_mail_with_headers"/>Sending mail with headers<text:bookmark-end text:name="__RefHeading__47042_284981503"/></text:h>
      <text:p text:style-name="P20">An outgoing email can have zero or more extra headers. A header has a name and a value.</text:p>
      <text:p text:style-name="P15">For security purposes, the name of a header must be of one of the allowed header names:</text:p>
      <text:section text:style-name="Sect3" text:name="Sección3">
        <text:list xml:id="list5804604629666734964" text:style-name="L6">
          <text:list-item>
            <text:p text:style-name="P81">In-Reply-To</text:p>
          </text:list-item>
          <text:list-item>
            <text:p text:style-name="P81">List-Id</text:p>
          </text:list-item>
          <text:list-item>
            <text:p text:style-name="P81">List-Unsubscribe</text:p>
          </text:list-item>
          <text:list-item>
            <text:p text:style-name="P81">On-Behalf-Of</text:p>
          </text:list-item>
          <text:list-item>
            <text:p text:style-name="P81">References</text:p>
          </text:list-item>
          <text:list-item>
            <text:p text:style-name="P81">Resent-Date</text:p>
          </text:list-item>
          <text:list-item>
            <text:p text:style-name="P81">Resent-From</text:p>
          </text:list-item>
          <text:list-item>
            <text:p text:style-name="P81">Resent-To</text:p>
          </text:list-item>
        </text:list>
      </text:section>
      <text:h text:style-name="P26" text:outline-level="2"><text:bookmark-start text:name="__RefHeading__47044_284981503"/><text:bookmark text:name="PHP_Mail_and_the_development_server"/>Mail and the development server<text:bookmark-end text:name="__RefHeading__47044_284981503"/></text:h>
      <text:p text:style-name="P20">When an application running in the development server calls the Mail service to send an email message, the message is printed to the log. The PHP development server does not send the email message.</text:p>
      <text:p text:style-name="P6"><text:line-break/><text:line-break/><text:bookmark text:name="PHP_Authenticating_mail_DKIM"/><text:span text:style-name="T15">Authenticating mail: DKIM</text:span></text:p>
      <text:p text:style-name="P21"><text:span text:style-name="T1">If your application sends messages from an email address that is part of a Google Apps domain, App Engine can utilize a Google Apps feature to cryptographically sign the emails it sends. This signature says that this mail that purports to be from </text:span><text:span text:style-name="Source_20_Text"><text:span text:style-name="T7">emma@example.com</text:span></text:span><text:span text:style-name="T1"> really came from </text:span><text:span text:style-name="Source_20_Text"><text:span text:style-name="T7">example.com</text:span></text:span><text:span text:style-name="T1">. The recipient can check this signature; if the signature is there and correct, the recipient knows that the sender's domain wasn't spoofed. App Engine uses the DomainKeys Identified Mail (DKIM) standard to authenticate the sender's domain.</text:span></text:p>
      <text:p text:style-name="P16"><text:span text:style-name="T1">To enable DKIM authentication for messages sent from Google Apps email addresses, follow </text:span><text:a xlink:type="simple" xlink:href="http://support.google.com/a/bin/answer.py?answer=174124"><text:span text:style-name="T5">these instructions</text:span></text:a><text:span text:style-name="T1">in the Google Apps Help Center. Note that it may take up to 48 hours before DKIM authentication is active for your Google Apps domain.</text:span></text:p>
      <text:p text:style-name="P15">App Engine will sign the application's outgoing mails if the sender address is part of a Google Apps domain with DKIM enabled. Additionally, the sender address must be formatted such that the domain part of the email address only consists of lowercase letters.</text:p>
      <text:h text:style-name="P26" text:outline-level="2"><text:bookmark-start text:name="__RefHeading__47046_284981503"/><text:bookmark text:name="PHP_Bulk_senders_guidelines"/><text:soft-page-break/>Bulk senders guidelines<text:bookmark-end text:name="__RefHeading__47046_284981503"/></text:h>
      <text:p text:style-name="P20">You must follow the guidelines in this section if your application is sending out bulk email, i.e. similar messages to numerous recipients. These guidelines will help to improve your inbox delivery rate to Gmail users, by ensuring that all recipients in your distribution list actually want to receive the email. If recipients manually mark your email as spam then that acts as a strong signal to Gmail to mark future emails from you as spam.</text:p>
      <text:h text:style-name="P28" text:outline-level="3"><text:bookmark-start text:name="__RefHeading__47048_284981503"/><text:bookmark text:name="authentication_and_identification"/>Authentication and identification<text:bookmark-end text:name="__RefHeading__47048_284981503"/></text:h>
      <text:list xml:id="list8664342681925407144" text:style-name="L7">
        <text:list-item>
          <text:p text:style-name="P54"><text:span text:style-name="T1">Use the same sender for every bulk email. When calling the Mail API function to send email, the </text:span><text:span text:style-name="Source_20_Text"><text:span text:style-name="T7">From</text:span></text:span><text:span text:style-name="T1">header will be set to match the sender you specify.</text:span></text:p>
        </text:list-item>
        <text:list-item>
          <text:p text:style-name="P54"><text:span text:style-name="T1">Your sender address should be an account in a </text:span><text:a xlink:type="simple" xlink:href="http://www.google.com/intx/en/enterprise/apps/business/"><text:span text:style-name="T5">Google Apps for Business</text:span></text:a><text:span text:style-name="T1"> domain. Google accounts that send too many emails that are marked as spam by Google, can be temporarily disabled if their domain is still in the free trial period or has less than six users. In these cases, the Mail API will throw an exception with an </text:span><text:span text:style-name="Source_20_Text"><text:span text:style-name="T7">Unauthorized sender</text:span></text:span><text:span text:style-name="T1"> error message.</text:span></text:p>
        </text:list-item>
        <text:list-item>
          <text:p text:style-name="P54"><text:span text:style-name="T1">Sign your email with </text:span><text:a xlink:type="simple" xlink:href="https://cloud.google.com/appengine/docs/php/mail/#PHP_Authenticating_mail_DKIM"><text:span text:style-name="T5">DKIM</text:span></text:a><text:span text:style-name="T1">, which requires a Google Apps domain if you are sending using App Engine.</text:span></text:p>
        </text:list-item>
        <text:list-item>
          <text:p text:style-name="P54"><text:span text:style-name="T1">Publish an </text:span><text:a xlink:type="simple" xlink:href="http://support.google.com/a/bin/answer.py?hl=en&amp;answer=33786"><text:span text:style-name="T5">SPF record</text:span></text:a><text:span text:style-name="T1"> to prevent spammers from spoofing your envelope sender address. SPF verifies that email is sent from an IP address that is published in the DNS records of the envelope sender. App Engine's envelope sender is in the </text:span><text:span text:style-name="Source_20_Text"><text:span text:style-name="T7">apphosting.bounces.google.com</text:span></text:span><text:span text:style-name="T1"> domain, so your SPF record may not be used to determine if email from App Engine should be delivered.</text:span></text:p>
        </text:list-item>
      </text:list>
      <text:h text:style-name="P28" text:outline-level="3"><text:bookmark-start text:name="__RefHeading__47050_284981503"/><text:bookmark text:name="sending_limits"/>Sending limits<text:bookmark-end text:name="__RefHeading__47050_284981503"/></text:h>
      <text:list xml:id="list2839251733388522295" text:style-name="L8">
        <text:list-item>
          <text:p text:style-name="P55"><text:span text:style-name="T1">Your Mail quota is shown in the Quota Details page in the Admin Console. The quota is reset daily. You will get an </text:span><text:a xlink:type="simple" xlink:href="https://cloud.google.com/appengine/docs/quotas#When_a_Resource_is_Depleted"><text:span text:style-name="T5">over quota exception</text:span></text:a><text:span text:style-name="T1"> if you exceed the daily quota. See the </text:span><text:a xlink:type="simple" xlink:href="https://cloud.google.com/appengine/docs/php/mail/#PHP_Quotas_and_limits"><text:span text:style-name="T5">Quotas and Limits section</text:span></text:a><text:span text:style-name="T1"> for more details. To request a quota increase, go to the </text:span><text:a xlink:type="simple" xlink:href="https://cloud.google.com/appengine/docs/quotas#up_mail_quota"><text:span text:style-name="T5">Quotas documentation page</text:span></text:a><text:span text:style-name="T1">.</text:span></text:p>
        </text:list-item>
        <text:list-item>
          <text:p text:style-name="P82">You should throttle sending of emails to avoid sending too many emails in a short burst, which could cause some emails to be silently dropped due to a safety limit on Google's side. You can calculate the maximum daily rate of sending emails per second by dividing your daily quota by 86,400, the number of seconds in a day. We recommend that you do not send bulk email with short bursts at higher than 50 times this long term rate.</text:p>
        </text:list-item>
      </text:list>
      <text:h text:style-name="P28" text:outline-level="3"><text:bookmark-start text:name="__RefHeading__47052_284981503"/><text:bookmark text:name="subscription"/><text:soft-page-break/>Subscription<text:bookmark-end text:name="__RefHeading__47052_284981503"/></text:h>
      <text:list xml:id="list4575977683768370061" text:style-name="L9">
        <text:list-item>
          <text:p text:style-name="P83">Each user in your distribution list should opt-in to receive messages from you in one of the following ways:</text:p>
          <text:list>
            <text:list-item>
              <text:p text:style-name="P99">By sending you an email asking to subscribe</text:p>
            </text:list-item>
            <text:list-item>
              <text:p text:style-name="P99">By manually checking a box on a web form, or within a piece of software</text:p>
            </text:list-item>
          </text:list>
        </text:list-item>
        <text:list-item>
          <text:p text:style-name="P83">Using an email address list purchased from a third-party is not considered opt-in. You also should not set a checkbox on a web form or within a piece of software to subscribe all users by default. Users should not be required to explicitly opt-out of mailings.</text:p>
        </text:list-item>
        <text:list-item>
          <text:p text:style-name="P83">You should verify that the person that signed up by checking the box on the web form or in software is actually receiving emails at the address that was specified in the form, by sending an email that requires them to confirm receipt.</text:p>
        </text:list-item>
      </text:list>
      <text:h text:style-name="P28" text:outline-level="3"><text:bookmark-start text:name="__RefHeading__47054_284981503"/><text:bookmark text:name="unsubscribing"/>Unsubscribing<text:bookmark-end text:name="__RefHeading__47054_284981503"/></text:h>
      <text:list xml:id="list3155779930108180216" text:style-name="L10">
        <text:list-item>
          <text:p text:style-name="P84">A user must be able to unsubscribe in one of the following ways:</text:p>
          <text:list>
            <text:list-item>
              <text:p text:style-name="P100">Through a prominent link in the email with no further user interaction other than confirmation</text:p>
            </text:list-item>
            <text:list-item>
              <text:p text:style-name="P100">Via an email unsubscribe response</text:p>
            </text:list-item>
          </text:list>
        </text:list-item>
        <text:list-item>
          <text:p text:style-name="P56"><text:span text:style-name="T1">App Engine can only receive email sent to the </text:span><text:span text:style-name="Source_20_Text"><text:span text:style-name="T7">appid.appspotmail</text:span></text:span><text:span text:style-name="T1"> domain. Therefore, you will need to set your sender to an address in this domain if you want to automatically handle email unsubscribe responses within App Engine.</text:span></text:p>
        </text:list-item>
        <text:list-item>
          <text:p text:style-name="P56"><text:span text:style-name="T1">Use the </text:span><text:span text:style-name="Source_20_Text"><text:span text:style-name="T7">List-Unsubscribe</text:span></text:span><text:span text:style-name="T1"> header, which is </text:span><text:a xlink:type="simple" xlink:href="https://cloud.google.com/appengine/docs/php/mail/#PHP_Sending_mail_with_headers"><text:span text:style-name="T5">supported by the App Engine Mail API</text:span></text:a><text:span text:style-name="T1">.</text:span></text:p>
        </text:list-item>
        <text:list-item>
          <text:p text:style-name="P56"><text:span text:style-name="T1">Automatically unsubscribe users whose addresses bounce multiple pieces of email. You can </text:span><text:a xlink:type="simple" xlink:href="https://cloud.google.com/appengine/docs/php/mail/#PHP_Receiving_bounce_notification"><text:span text:style-name="T5">configure your app to receive bounce notifications</text:span></text:a><text:span text:style-name="T1">.</text:span></text:p>
        </text:list-item>
        <text:list-item>
          <text:p text:style-name="P84">Periodically send email confirmations to users, offering the opportunity to unsubscribe from each list they are signed up for.</text:p>
        </text:list-item>
        <text:list-item>
          <text:p text:style-name="P84">You should explicitly indicate the email address subscribed within your email because users may forward email from other accounts.</text:p>
        </text:list-item>
      </text:list>
      <text:h text:style-name="P28" text:outline-level="3"><text:bookmark-start text:name="__RefHeading__47056_284981503"/><text:bookmark text:name="format"/>Format<text:bookmark-end text:name="__RefHeading__47056_284981503"/></text:h>
      <text:list xml:id="list8080957666067504269" text:style-name="L11">
        <text:list-item>
          <text:p text:style-name="P57"><text:span text:style-name="T1">Format to </text:span><text:a xlink:type="simple" xlink:href="http://www.ietf.org/rfc/rfc2822.txt"><text:span text:style-name="T5">RFC 2822 SMTP standards</text:span></text:a><text:span text:style-name="T1"> and, if using HTML, </text:span><text:a xlink:type="simple" xlink:href="http://www.w3.org/standards/techs/html"><text:span text:style-name="T5">w3.org standards</text:span></text:a><text:span text:style-name="T1">.</text:span></text:p>
        </text:list-item>
        <text:list-item>
          <text:p text:style-name="P85"><text:soft-page-break/>Attempts to hide the true sender of the message or the true landing page for any web links in the message may result in non-delivery. For example, we recommend that you do not use URL shortener services in bulk email, since these can mask the real URLs contained in the body of your email.</text:p>
        </text:list-item>
        <text:list-item>
          <text:p text:style-name="P85">The subject of each message should be relevant to the body's content and not be misleading.</text:p>
        </text:list-item>
      </text:list>
      <text:h text:style-name="P28" text:outline-level="3"><text:bookmark-start text:name="__RefHeading__47058_284981503"/><text:bookmark text:name="delivery"/>Delivery<text:bookmark-end text:name="__RefHeading__47058_284981503"/></text:h>
      <text:list xml:id="list3645420226311309590" text:style-name="L12">
        <text:list-item>
          <text:p text:style-name="P86">The following factors will help messages arrive in Gmail users' inboxes:</text:p>
          <text:list>
            <text:list-item>
              <text:p text:style-name="P103"><text:span text:style-name="T1">The </text:span><text:span text:style-name="Source_20_Text"><text:span text:style-name="T7">From</text:span></text:span><text:span text:style-name="T1"> address is listed in the user's Contacts list.</text:span></text:p>
            </text:list-item>
            <text:list-item>
              <text:p text:style-name="P101">A user clicks "Not Spam" to alert Gmail that messages sent from that address are solicited.</text:p>
            </text:list-item>
          </text:list>
        </text:list-item>
        <text:list-item>
          <text:p text:style-name="P86">If you send both promotional email and transactional email relating to your organization, we recommend separating email by purpose as much as possible. You can do this by:</text:p>
          <text:list>
            <text:list-item>
              <text:p text:style-name="P101">Using separate email addresses for each function.</text:p>
            </text:list-item>
            <text:list-item>
              <text:p text:style-name="P101">Sending email from different domains for each function.</text:p>
            </text:list-item>
          </text:list>
        </text:list-item>
      </text:list>
      <text:h text:style-name="P28" text:outline-level="3"><text:bookmark-start text:name="__RefHeading__47060_284981503"/><text:bookmark text:name="third-party_senders"/>Third-party senders<text:bookmark-end text:name="__RefHeading__47060_284981503"/></text:h>
      <text:list xml:id="list3508768262160218943" text:style-name="L13">
        <text:list-item>
          <text:p text:style-name="P58"><text:span text:style-name="T1">If others use your service to send email, you are responsible for monitoring your users and/or clients' behavior. You must terminate, in a timely fashion, all users and/or clients who use your service to send spam email. The </text:span><text:a xlink:type="simple" xlink:href="https://developers.google.com/cloud/terms/aup"><text:span text:style-name="T5">Google Cloud Platform Acceptable Use Policy</text:span></text:a><text:span text:style-name="T1"> specifically prohibits spam. Your application can be suspended if you violate this policy, as described in the </text:span><text:a xlink:type="simple" xlink:href="https://developers.google.com/cloud/terms"><text:span text:style-name="T5">Google Cloud Platform Terms of Service</text:span></text:a><text:span text:style-name="T1">.</text:span></text:p>
        </text:list-item>
        <text:list-item>
          <text:p text:style-name="P58"><text:span text:style-name="T1">You must have an email address available for users and/or clients to report abuse, which should normally be </text:span><text:span text:style-name="Source_20_Text"><text:span text:style-name="T7">abuse@yourdomain.com</text:span></text:span><text:span text:style-name="T1">. You should also monitor </text:span><text:span text:style-name="Source_20_Text"><text:span text:style-name="T7">postmaster@yourdomain.com</text:span></text:span><text:span text:style-name="T1">.</text:span></text:p>
        </text:list-item>
        <text:list-item>
          <text:p text:style-name="P87">Monitor email sent to app admins. Google may need to urgently contact app admins, for example to notify you of a violation of the Acceptable Use Policy. We can help you to resolve the problems more quickly if you respond promptly to our emails.</text:p>
        </text:list-item>
        <text:list-item>
          <text:p text:style-name="P58"><text:span text:style-name="T1">You must maintain up-to-date contact information in your WHOIS record maintained by your domain registrar, and on </text:span><text:a xlink:type="simple" xlink:href="http://abuse.net/"><text:span text:style-name="T5">abuse.net</text:span></text:a><text:span text:style-name="T1">.</text:span></text:p>
        </text:list-item>
      </text:list>
      <text:h text:style-name="P28" text:outline-level="3"><text:bookmark-start text:name="__RefHeading__47062_284981503"/><text:bookmark text:name="affiliate_marketing_programs"/><text:soft-page-break/>Affiliate marketing programs<text:bookmark-end text:name="__RefHeading__47062_284981503"/></text:h>
      <text:list xml:id="list211380501054235952" text:style-name="L14">
        <text:list-item>
          <text:p text:style-name="P88">Affiliate marketing programs reward third-parties for bringing visitors to your site. These programs are attractive to spammers and can potentially do more harm than good. Please note the following:</text:p>
          <text:list>
            <text:list-item>
              <text:p text:style-name="P102">If your brand becomes associated with affiliate marketing spam, it can affect the email sent by you and your other affiliates.</text:p>
            </text:list-item>
            <text:list-item>
              <text:p text:style-name="P102">It is your responsibility to monitor your affiliates and remove them if they send spam.</text:p>
            </text:list-item>
          </text:list>
        </text:list-item>
      </text:list>
      <text:h text:style-name="P28" text:outline-level="3"><text:bookmark-start text:name="__RefHeading__47064_284981503"/><text:bookmark text:name="alternatives_to_the_app_engine_mail_api"/>Alternatives to the App Engine Mail API<text:bookmark-end text:name="__RefHeading__47064_284981503"/></text:h>
      <text:list xml:id="list5147535143007050574" text:style-name="L15">
        <text:list-item>
          <text:p text:style-name="P89">You can use a third-party email delivery service provider to send email from App Engine. These services may provide additional features that are not available in the Mail API and may be a better solution for some bulk email senders.</text:p>
        </text:list-item>
      </text:list>
      <text:p text:style-name="P6"><text:line-break/><text:bookmark text:name="PHP_Quotas_and_limits3"/><text:span text:style-name="T15">Quotas and limits</text:span></text:p>
      <text:p text:style-name="P21"><text:span text:style-name="T1">Each Mail service request counts toward the </text:span><text:span text:style-name="Strong_20_Emphasis"><text:span text:style-name="T1">Mail API Calls</text:span></text:span><text:span text:style-name="T1"> quota.</text:span></text:p>
      <text:p text:style-name="P16"><text:span text:style-name="T1">Each recipient email address for an email message counts toward the </text:span><text:span text:style-name="Strong_20_Emphasis"><text:span text:style-name="T1">Recipients Emailed (billable)</text:span></text:span><text:span text:style-name="T1"> quota. Each recipient that is an administrator for the application also counts toward the </text:span><text:span text:style-name="Strong_20_Emphasis"><text:span text:style-name="T1">Admins Emailed</text:span></text:span><text:span text:style-name="T1"> quota.</text:span></text:p>
      <text:p text:style-name="P15">Data sent in the body of an email message counts toward the following quotas:</text:p>
      <text:list xml:id="list7071951409221688228" text:style-name="L16">
        <text:list-item>
          <text:p text:style-name="P59"><text:span text:style-name="Strong_20_Emphasis"><text:span text:style-name="T1">Outgoing Bandwidth (billable)</text:span></text:span></text:p>
        </text:list-item>
        <text:list-item>
          <text:p text:style-name="P59"><text:span text:style-name="Strong_20_Emphasis"><text:span text:style-name="T1">Message Body Data Sent</text:span></text:span></text:p>
        </text:list-item>
      </text:list>
      <text:p text:style-name="P16"><text:span text:style-name="T1">Each attachment included with an email message counts toward the </text:span><text:span text:style-name="Strong_20_Emphasis"><text:span text:style-name="T1">Attachments Sent</text:span></text:span><text:span text:style-name="T1"> quota.</text:span></text:p>
      <text:p text:style-name="P15">Data sent as an attachment to an email message counts toward the following quotas:</text:p>
      <text:list xml:id="list7101200408795316052" text:style-name="L17">
        <text:list-item>
          <text:p text:style-name="P60"><text:span text:style-name="Strong_20_Emphasis"><text:span text:style-name="T1">Outgoing Bandwidth (billable)</text:span></text:span></text:p>
        </text:list-item>
        <text:list-item>
          <text:p text:style-name="P60"><text:span text:style-name="Strong_20_Emphasis"><text:span text:style-name="T1">Attachment Data Sent</text:span></text:span></text:p>
        </text:list-item>
      </text:list>
      <text:p text:style-name="P16"><text:span text:style-name="T1">For more information on quotas, see </text:span><text:a xlink:type="simple" xlink:href="https://cloud.google.com/appengine/docs/quotas"><text:span text:style-name="T5">Quotas</text:span></text:a><text:span text:style-name="T1">, and the "Quota Details" section of </text:span><text:a xlink:type="simple" xlink:href="https://cloud.google.com/appengine/docs/adminconsole/"><text:span text:style-name="T5">the Admin Console</text:span></text:a><text:span text:style-name="T1">.</text:span></text:p>
      <text:p text:style-name="P6"><text:span text:style-name="Strong_20_Emphasis">Note:</text:span> Paid applications must pay their first weekly bill before they can send mail messages beyond <text:soft-page-break/>the free quota. Once the first charge is cleared, each message sent above the free quota is charged at the normal paid rate.</text:p>
      <text:p text:style-name="P15">In addition to quotas, the following limits apply to the use of the Mail service:</text:p>
      <table:table table:name="Tabla38" table:style-name="Tabla38">
        <table:table-column table:style-name="Tabla38.A"/>
        <table:table-column table:style-name="Tabla38.B"/>
        <table:table-header-rows>
          <table:table-row table:style-name="Tabla38.1">
            <table:table-cell table:style-name="Tabla38.A1" office:value-type="string">
              <text:p text:style-name="P40">Limit</text:p>
            </table:table-cell>
            <table:table-cell table:style-name="Tabla38.A1" office:value-type="string">
              <text:p text:style-name="P40">Amount</text:p>
            </table:table-cell>
          </table:table-row>
        </table:table-header-rows>
        <table:table-row table:style-name="Tabla38.2">
          <table:table-cell table:style-name="Tabla38.A2" office:value-type="string">
            <text:p text:style-name="P39">maximum size of outgoing mail messages, including attachments</text:p>
          </table:table-cell>
          <table:table-cell table:style-name="Tabla38.B2" office:value-type="string">
            <text:p text:style-name="P39">10 megabytes</text:p>
          </table:table-cell>
        </table:table-row>
        <table:table-row table:style-name="Tabla38.2">
          <table:table-cell table:style-name="Tabla38.A3" office:value-type="string">
            <text:p text:style-name="P39">maximum size of incoming mail messages, including attachments</text:p>
          </table:table-cell>
          <table:table-cell table:style-name="Tabla38.B3" office:value-type="string">
            <text:p text:style-name="P39">10 megabytes</text:p>
          </table:table-cell>
        </table:table-row>
        <table:table-row table:style-name="Tabla38.2">
          <table:table-cell table:style-name="Tabla38.A4" office:value-type="string">
            <text:p text:style-name="P39">maximum size of message when an administrator is a recipient</text:p>
          </table:table-cell>
          <table:table-cell table:style-name="Tabla38.B4" office:value-type="string">
            <text:p text:style-name="P39">16 kilobytes</text:p>
          </table:table-cell>
        </table:table-row>
      </table:table>
      <text:p text:style-name="P6"/>
      <text:p text:style-name="P6"/>
      <text:h text:style-name="P33" text:outline-level="1"><text:bookmark-start text:name="__RefHeading__47066_284981503"/>Memcache PHP API Overview<text:bookmark-end text:name="__RefHeading__47066_284981503"/></text:h>
      <text:p text:style-name="P5">High performance scalable web applications often use a distributed in-memory data cache in front of or in place of robust persistent storage for some tasks. App Engine includes a memory cache service for this purpose.</text:p>
      <text:p text:style-name="P6"><text:span text:style-name="Strong_20_Emphasis">Note:</text:span> The cache is global and is shared across the application's frontend, backend, and all of its modules/versions.</text:p>
      <text:h text:style-name="P37" text:outline-level="2"><text:bookmark-start text:name="__RefHeading__47068_284981503"/><text:bookmark text:name="PHP_PHP_memcache_implementation"/>PHP memcache implementation<text:bookmark-end text:name="__RefHeading__47068_284981503"/></text:h>
      <text:p text:style-name="P21"><text:span text:style-name="T1">App Engine includes implementations of the standard </text:span><text:a xlink:type="simple" xlink:href="http://php.net/manual/en/book.memcache.php"><text:span text:style-name="T5">Memcache</text:span></text:a><text:span text:style-name="T1">and </text:span><text:a xlink:type="simple" xlink:href="http://php.net/manual/en/book.memcached.php"><text:span text:style-name="T5">Memcached</text:span></text:a><text:span text:style-name="T1"> APIs, which invoke the App Engine memcache service "under the hood". Some functions are callable ("stubbed") but do nothing, as they aren't needed in the context of an App Engine app. As such, calls to the following functions will be ignored:</text:span></text:p>
      <text:h text:style-name="P28" text:outline-level="3"><text:bookmark-start text:name="__RefHeading__47070_284981503"/><text:bookmark text:name="stubbed_functions_in_the_memcache_api"/>Stubbed functions in the Memcache API<text:bookmark-end text:name="__RefHeading__47070_284981503"/></text:h>
      <text:section text:style-name="Sect4" text:name="Sección4">
        <text:list xml:id="list5961490843441881027" text:style-name="L18">
          <text:list-item>
            <text:p text:style-name="P61"><text:span text:style-name="Source_20_Text"><text:span text:style-name="T7">memcache_add_server()</text:span></text:span></text:p>
          </text:list-item>
          <text:list-item>
            <text:p text:style-name="P61"><text:span text:style-name="Source_20_Text"><text:span text:style-name="T7">memcache_close()</text:span></text:span></text:p>
          </text:list-item>
          <text:list-item>
            <text:p text:style-name="P61"><text:span text:style-name="Source_20_Text"><text:span text:style-name="T7">memcache_connect()</text:span></text:span></text:p>
          </text:list-item>
          <text:list-item>
            <text:p text:style-name="P61"><text:span text:style-name="Source_20_Text"><text:span text:style-name="T7">memcache_pconnect()</text:span></text:span></text:p>
          </text:list-item>
          <text:list-item>
            <text:p text:style-name="P61"><text:span text:style-name="Source_20_Text"><text:span text:style-name="T7">memcache_set_compress_threshold()</text:span></text:span></text:p>
          </text:list-item>
          <text:list-item>
            <text:p text:style-name="P61"><text:span text:style-name="Source_20_Text"><text:span text:style-name="T7">addServer()</text:span></text:span></text:p>
          </text:list-item>
          <text:list-item>
            <text:p text:style-name="P61"><text:span text:style-name="Source_20_Text"><text:span text:style-name="T7">close()</text:span></text:span></text:p>
          </text:list-item>
          <text:list-item>
            <text:p text:style-name="P61"><text:span text:style-name="Source_20_Text"><text:span text:style-name="T7">connect()</text:span></text:span></text:p>
          </text:list-item>
          <text:list-item>
            <text:p text:style-name="P61"><text:span text:style-name="Source_20_Text"><text:span text:style-name="T7">pconnect()</text:span></text:span></text:p>
          </text:list-item>
          <text:list-item>
            <text:p text:style-name="P61"><text:span text:style-name="Source_20_Text"><text:span text:style-name="T7">setCompressThreshold()</text:span></text:span></text:p>
          </text:list-item>
        </text:list>
      </text:section>
      <text:h text:style-name="P28" text:outline-level="3"><text:bookmark-start text:name="__RefHeading__47072_284981503"/><text:bookmark text:name="stubbed_functions_in_the_memcached_api"/>Stubbed functions in the Memcached API<text:bookmark-end text:name="__RefHeading__47072_284981503"/></text:h>
      <text:section text:style-name="Sect4" text:name="Sección5">
        <text:list xml:id="list5419750029303290618" text:style-name="L19">
          <text:list-item>
            <text:p text:style-name="P62"><text:span text:style-name="Source_20_Text"><text:span text:style-name="T7">addServer()</text:span></text:span></text:p>
          </text:list-item>
          <text:list-item>
            <text:p text:style-name="P62"><text:span text:style-name="Source_20_Text"><text:span text:style-name="T7">addServers()</text:span></text:span></text:p>
          </text:list-item>
          <text:list-item>
            <text:p text:style-name="P62"><text:span text:style-name="Source_20_Text"><text:span text:style-name="T7">getAllKeys()</text:span></text:span></text:p>
          </text:list-item>
          <text:list-item>
            <text:p text:style-name="P62"><text:span text:style-name="Source_20_Text"><text:span text:style-name="T7">getServerByKey()</text:span></text:span></text:p>
          </text:list-item>
          <text:list-item>
            <text:p text:style-name="P62"><text:span text:style-name="Source_20_Text"><text:span text:style-name="T7">getServerList()</text:span></text:span></text:p>
          </text:list-item>
          <text:list-item>
            <text:p text:style-name="P62"><text:span text:style-name="Source_20_Text"><text:span text:style-name="T7">getStats()</text:span></text:span></text:p>
          </text:list-item>
          <text:list-item>
            <text:p text:style-name="P62"><text:span text:style-name="Source_20_Text"><text:span text:style-name="T7">getVersion()</text:span></text:span></text:p>
          </text:list-item>
          <text:list-item>
            <text:p text:style-name="P62"><text:span text:style-name="Source_20_Text"><text:span text:style-name="T7">isPersistent()</text:span></text:span></text:p>
          </text:list-item>
          <text:list-item>
            <text:p text:style-name="P62"><text:span text:style-name="Source_20_Text"><text:span text:style-name="T7">isPristine()</text:span></text:span></text:p>
          </text:list-item>
          <text:list-item>
            <text:p text:style-name="P62"><text:span text:style-name="Source_20_Text"><text:span text:style-name="T7">quit()</text:span></text:span></text:p>
          </text:list-item>
          <text:list-item>
            <text:p text:style-name="P62"><text:span text:style-name="Source_20_Text"><text:span text:style-name="T7">resetServerList()</text:span></text:span></text:p>
          </text:list-item>
          <text:list-item>
            <text:p text:style-name="P62"><text:span text:style-name="Source_20_Text"><text:span text:style-name="T7">setSaslAuthData()</text:span></text:span></text:p>
          </text:list-item>
        </text:list>
      </text:section>
      <text:p text:style-name="P15"><text:soft-page-break/>An example usage of the Memcache PHP API in App Engine:</text:p>
      <text:p text:style-name="P19"><text:span text:style-name="Source_20_Text"><text:span text:style-name="T13">function</text:span></text:span><text:span text:style-name="Source_20_Text"><text:span text:style-name="T8"> getData</text:span></text:span><text:span text:style-name="Source_20_Text"><text:span text:style-name="T10">(</text:span></text:span><text:span text:style-name="Source_20_Text"><text:span text:style-name="T8">$key</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memcache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Memcache</text:span></text:span><text:span text:style-name="Source_20_Text"><text:span text:style-name="T10">;</text:span></text:span></text:p>
      <text:p text:style-name="P44"><text:span text:style-name="Source_20_Text"><text:span text:style-name="T9">  </text:span></text:span><text:span text:style-name="Source_20_Text"><text:span text:style-name="T8">$data </text:span></text:span><text:span text:style-name="Source_20_Text"><text:span text:style-name="T10">=</text:span></text:span><text:span text:style-name="Source_20_Text"><text:span text:style-name="T8"> $memcache</text:span></text:span><text:span text:style-name="Source_20_Text"><text:span text:style-name="T10">-&gt;</text:span></text:span><text:span text:style-name="Source_20_Text"><text:span text:style-name="T13">get</text:span></text:span><text:span text:style-name="Source_20_Text"><text:span text:style-name="T10">(</text:span></text:span><text:span text:style-name="Source_20_Text"><text:span text:style-name="T8">$key</text:span></text:span><text:span text:style-name="Source_20_Text"><text:span text:style-name="T10">);</text:span></text:span></text:p>
      <text:p text:style-name="P44"><text:span text:style-name="Source_20_Text"><text:span text:style-name="T9">  </text:span></text:span><text:span text:style-name="Source_20_Text"><text:span text:style-name="T13">if</text:span></text:span><text:span text:style-name="Source_20_Text"><text:span text:style-name="T8"> </text:span></text:span><text:span text:style-name="Source_20_Text"><text:span text:style-name="T10">(</text:span></text:span><text:span text:style-name="Source_20_Text"><text:span text:style-name="T8">$data </text:span></text:span><text:span text:style-name="Source_20_Text"><text:span text:style-name="T10">===</text:span></text:span><text:span text:style-name="Source_20_Text"><text:span text:style-name="T8"> </text:span></text:span><text:span text:style-name="Source_20_Text"><text:span text:style-name="T13">false</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data </text:span></text:span><text:span text:style-name="Source_20_Text"><text:span text:style-name="T10">=</text:span></text:span><text:span text:style-name="Source_20_Text"><text:span text:style-name="T8"> doSlowQuery</text:span></text:span><text:span text:style-name="Source_20_Text"><text:span text:style-name="T10">(</text:span></text:span><text:span text:style-name="Source_20_Text"><text:span text:style-name="T8">$key</text:span></text:span><text:span text:style-name="Source_20_Text"><text:span text:style-name="T10">);</text:span></text:span></text:p>
      <text:p text:style-name="P44"><text:span text:style-name="Source_20_Text"><text:span text:style-name="T9">    </text:span></text:span><text:span text:style-name="Source_20_Text"><text:span text:style-name="T8">$memcache</text:span></text:span><text:span text:style-name="Source_20_Text"><text:span text:style-name="T10">-&gt;</text:span></text:span><text:span text:style-name="Source_20_Text"><text:span text:style-name="T13">set</text:span></text:span><text:span text:style-name="Source_20_Text"><text:span text:style-name="T10">(</text:span></text:span><text:span text:style-name="Source_20_Text"><text:span text:style-name="T8">$key</text:span></text:span><text:span text:style-name="Source_20_Text"><text:span text:style-name="T10">,</text:span></text:span><text:span text:style-name="Source_20_Text"><text:span text:style-name="T8"> $data</text:span></text:span><text:span text:style-name="Source_20_Text"><text:span text:style-name="T10">);</text:span></text:span></text:p>
      <text:p text:style-name="P44"><text:span text:style-name="Source_20_Text"><text:span text:style-name="T9">  </text:span></text:span><text:span text:style-name="Source_20_Text"><text:span text:style-name="T10">}</text:span></text:span></text:p>
      <text:p text:style-name="P44"><text:span text:style-name="Source_20_Text"><text:span text:style-name="T9">  </text:span></text:span><text:span text:style-name="Source_20_Text"><text:span text:style-name="T13">return</text:span></text:span><text:span text:style-name="Source_20_Text"><text:span text:style-name="T8"> $data</text:span></text:span><text:span text:style-name="Source_20_Text"><text:span text:style-name="T10">;</text:span></text:span></text:p>
      <text:p text:style-name="P44"><text:span text:style-name="Source_20_Text"><text:span text:style-name="T10">}</text:span></text:span></text:p>
      <text:p text:style-name="P15">An example usage of the Memcached PHP API in App Engine:</text:p>
      <text:p text:style-name="P19"><text:span text:style-name="Source_20_Text"><text:span text:style-name="T8">$memcache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Memcached</text:span></text:span><text:span text:style-name="Source_20_Text"><text:span text:style-name="T10">;</text:span></text:span></text:p>
      <text:p text:style-name="P44"><text:span text:style-name="Source_20_Text"><text:span text:style-name="T8">$memcache</text:span></text:span><text:span text:style-name="Source_20_Text"><text:span text:style-name="T10">-&gt;</text:span></text:span><text:span text:style-name="Source_20_Text"><text:span text:style-name="T8">setMulti</text:span></text:span><text:span text:style-name="Source_20_Text"><text:span text:style-name="T10">([</text:span></text:span><text:span text:style-name="Source_20_Text"><text:span text:style-name="T12">'image'</text:span></text:span><text:span text:style-name="Source_20_Text"><text:span text:style-name="T8"> </text:span></text:span><text:span text:style-name="Source_20_Text"><text:span text:style-name="T10">=&gt;</text:span></text:span><text:span text:style-name="Source_20_Text"><text:span text:style-name="T8"> $image</text:span></text:span><text:span text:style-name="Source_20_Text"><text:span text:style-name="T10">,</text:span></text:span><text:span text:style-name="Source_20_Text"><text:span text:style-name="T8"> </text:span></text:span><text:span text:style-name="Source_20_Text"><text:span text:style-name="T12">'data'</text:span></text:span><text:span text:style-name="Source_20_Text"><text:span text:style-name="T8"> </text:span></text:span><text:span text:style-name="Source_20_Text"><text:span text:style-name="T10">=&gt;</text:span></text:span><text:span text:style-name="Source_20_Text"><text:span text:style-name="T8"> $data</text:span></text:span><text:span text:style-name="Source_20_Text"><text:span text:style-name="T10">],</text:span></text:span><text:span text:style-name="Source_20_Text"><text:span text:style-name="T8"> </text:span></text:span><text:span text:style-name="Source_20_Text"><text:span text:style-name="T11">300</text:span></text:span><text:span text:style-name="Source_20_Text"><text:span text:style-name="T10">);</text:span></text:span></text:p>
      <text:p text:style-name="P44"><text:span text:style-name="Source_20_Text"><text:span text:style-name="T8">$memcache</text:span></text:span><text:span text:style-name="Source_20_Text"><text:span text:style-name="T10">-&gt;</text:span></text:span><text:span text:style-name="Source_20_Text"><text:span text:style-name="T8">increment</text:span></text:span><text:span text:style-name="Source_20_Text"><text:span text:style-name="T10">(</text:span></text:span><text:span text:style-name="Source_20_Text"><text:span text:style-name="T12">'hits'</text:span></text:span><text:span text:style-name="Source_20_Text"><text:span text:style-name="T10">);</text:span></text:span></text:p>
      <text:h text:style-name="P26" text:outline-level="2"><text:bookmark-start text:name="__RefHeading__47074_284981503"/><text:bookmark text:name="PHP_When_to_use_a_memory_cache"/>When to use a memory cache<text:bookmark-end text:name="__RefHeading__47074_284981503"/></text:h>
      <text:p text:style-name="P20">One use of a memory cache is to speed up common datastore queries. If many requests make the same query with the same parameters, and changes to the results do not need to appear on the web site right away, the app can cache the results in the memcache. Subsequent requests can check the memcache, and only perform the datastore query if the results are absent or expired. Session data, user preferences, and any other queries performed on most pages of a site are good candidates for caching.</text:p>
      <text:p text:style-name="P15">Memcache may be useful for other temporary values. However, when considering whether to store a value solely in the memcache and not backed by other persistent storage, be sure that your application behaves acceptably when the value is suddenly not available. Values can expire from the memcache at any time, and may be expired prior to the expiration deadline set for the value. For example, if the sudden absence of a user's session data would cause the session to malfunction, that data should probably be stored in the datastore in addition to the memcache.</text:p>
      <text:h text:style-name="P26" text:outline-level="2"><text:bookmark-start text:name="__RefHeading__47076_284981503"/><text:bookmark text:name="PHP_How_cached_data_expires"/><text:soft-page-break/>How cached data expires<text:bookmark-end text:name="__RefHeading__47076_284981503"/></text:h>
      <text:p text:style-name="P20">By default, values stored in memcache are retained as long as possible. Values may be evicted from the cache when a new value is added to the cache if the cache is low on memory. When values are evicted due to memory pressure, the least recently used values are evicted first.</text:p>
      <text:p text:style-name="P15">The app can provide an expiration time when a value is stored, as either a number of seconds relative to when the value is added, or as an absolute Unix epoch time in the future (a number of seconds from midnight January 1, 1970). The value will be evicted no later than this time, though it may be evicted for other reasons.</text:p>
      <text:p text:style-name="P15">Under rare circumstances, values may also disappear from the cache prior to expiration for reasons other than memory pressure. While memcache is resilient to server failures, memcache values are not saved to disk, so a service failure may cause values to become unavailable.</text:p>
      <text:p text:style-name="P15">In general, an application should not expect a cached value to always be available.</text:p>
      <text:p text:style-name="P15">You can erase an application's entire cache via the API or via the Admin Console (under Memcache Viewer).</text:p>
      <text:h text:style-name="P26" text:outline-level="2"><text:bookmark-start text:name="__RefHeading__47078_284981503"/><text:bookmark text:name="PHP_Statistics"/>Statistics<text:bookmark-end text:name="__RefHeading__47078_284981503"/></text:h>
      <text:p text:style-name="P20">Memcache maintains statistics about the amount of data cached for an application, the cache hit rate, and the age of cache items. You can view these statistics using the API or in the Administration Console, under Memcache Viewer.</text:p>
      <text:h text:style-name="P26" text:outline-level="2"><text:bookmark-start text:name="__RefHeading__47080_284981503"/><text:bookmark text:name="PHP_Limits1"/>Limits<text:bookmark-end text:name="__RefHeading__47080_284981503"/></text:h>
      <text:p text:style-name="P20">The following limits apply to the use of the memcache service:</text:p>
      <text:list xml:id="list4062611309041633704" text:style-name="L20">
        <text:list-item>
          <text:p text:style-name="P90">The maximum size of a cached data value is 1 MB minus the size of the key minus an implementation-dependent overhead which is approximately 96 bytes.</text:p>
        </text:list-item>
        <text:list-item>
          <text:p text:style-name="P90">A key cannot be larger than 250 bytes. In the PHP runtime, if you try to set memcache with a larger key the call will raise an exception. (Other runtimes behave differently.)</text:p>
        </text:list-item>
        <text:list-item>
          <text:p text:style-name="P90">The "multi" batch operations can have any number of elements. The total size of the call and the total size of the data fetched must not exceed 32 megabytes.</text:p>
        </text:list-item>
      </text:list>
      <text:h text:style-name="P26" text:outline-level="2"><text:bookmark-start text:name="__RefHeading__47082_284981503"/><text:bookmark text:name="PHP_Configuring_memcache"/><text:soft-page-break/>Configuring memcache<text:bookmark-end text:name="__RefHeading__47082_284981503"/></text:h>
      <text:p text:style-name="P21"><text:span text:style-name="T1">The memcache service provides best-effort cache space by default. Apps with billing enabled may opt to use dedicated memcache which provides a fixed cache size assigned exclusively to your app. The service is configured via </text:span><text:a xlink:type="simple" xlink:href="https://cloud.google.com/appengine/docs/adminconsole/memcache"><text:span text:style-name="T5">memcache settings on the Admin Console</text:span></text:a><text:span text:style-name="T1">.</text:span></text:p>
      <text:p text:style-name="P6"/>
      <text:h text:style-name="P33" text:outline-level="1"><text:bookmark-start text:name="__RefHeading__47084_284981503"/>Sockets PHP API Overview<text:bookmark-end text:name="__RefHeading__47084_284981503"/></text:h>
      <text:p text:style-name="P6"/>
      <text:p text:style-name="P31"><text:span text:style-name="T1">Note: Sockets are only available for paid apps, and traffic from sockets is billed as </text:span><text:a xlink:type="simple" xlink:href="https://cloud.google.com/appengine/docs/pricing#Billable_Resource_Unit_Costs"><text:span text:style-name="T5">outgoing bandwidth</text:span></text:a><text:span text:style-name="T1">. Sockets are also limited by daily and </text:span><text:a xlink:type="simple" xlink:href="https://cloud.google.com/appengine/docs/quotas?hl=en#Sockets"><text:span text:style-name="T5">per minute (burst) quotas</text:span></text:a><text:span text:style-name="T1">. App Engine supports outbound sockets using methods from the standard PHP library such as</text:span><text:a xlink:type="simple" xlink:href="http://www.php.net/function.fsockopen"><text:span text:style-name="Source_20_Text"><text:span text:style-name="T6">fsockopen</text:span></text:span></text:a><text:span text:style-name="T1">. For supported options, calls to </text:span><text:a xlink:type="simple" xlink:href="http://php.net/manual/en/function.socket-get-option.php"><text:span text:style-name="Source_20_Text"><text:span text:style-name="T6">socket_get_option</text:span></text:span></text:a><text:span text:style-name="T1">will return a mock value and calls to </text:span><text:a xlink:type="simple" xlink:href="http://www.php.net/manual/en/function.socket-set-option.php"><text:span text:style-name="Source_20_Text"><text:span text:style-name="T6">socket_set_option</text:span></text:span></text:a><text:span text:style-name="T4"> </text:span><text:span text:style-name="T1">will be silently ignored. Errors will continue to be raised for unsupported options.</text:span></text:p>
      <text:p text:style-name="P15">The currently supported options are:</text:p>
      <text:section text:style-name="Sect3" text:name="Sección6">
        <text:list xml:id="list685087737282923670" text:style-name="L21">
          <text:list-item>
            <text:p text:style-name="P63"><text:span text:style-name="Source_20_Text"><text:span text:style-name="T7">SO_KEEPALIVE</text:span></text:span></text:p>
          </text:list-item>
          <text:list-item>
            <text:p text:style-name="P63"><text:span text:style-name="Source_20_Text"><text:span text:style-name="T7">SO_DEBUG</text:span></text:span></text:p>
          </text:list-item>
          <text:list-item>
            <text:p text:style-name="P63"><text:span text:style-name="Source_20_Text"><text:span text:style-name="T7">TCP_NODELAY</text:span></text:span></text:p>
          </text:list-item>
          <text:list-item>
            <text:p text:style-name="P63"><text:span text:style-name="Source_20_Text"><text:span text:style-name="T7">SO_LINGER</text:span></text:span></text:p>
          </text:list-item>
          <text:list-item>
            <text:p text:style-name="P63"><text:span text:style-name="Source_20_Text"><text:span text:style-name="T7">SO_OOBINLINE</text:span></text:span></text:p>
          </text:list-item>
          <text:list-item>
            <text:p text:style-name="P63"><text:span text:style-name="Source_20_Text"><text:span text:style-name="T7">SO_SNDBUF</text:span></text:span></text:p>
          </text:list-item>
          <text:list-item>
            <text:p text:style-name="P63"><text:span text:style-name="Source_20_Text"><text:span text:style-name="T7">SO_RCVBUF</text:span></text:span></text:p>
          </text:list-item>
          <text:list-item>
            <text:p text:style-name="P63"><text:span text:style-name="Source_20_Text"><text:span text:style-name="T7">SO_REUSEADDR</text:span></text:span></text:p>
          </text:list-item>
        </text:list>
      </text:section>
      <text:h text:style-name="P37" text:outline-level="2"><text:bookmark-start text:name="__RefHeading__47086_284981503"/><text:bookmark text:name="limitations_and_restrictions"/><text:soft-page-break/>Limitations and restrictions<text:bookmark-end text:name="__RefHeading__47086_284981503"/></text:h>
      <text:p text:style-name="P20">App Engine supports sockets without requiring you to import any special App Engine libraries or add any special App Engine code. However, there are certain limitations and behaviors you need to be aware of when using sockets:</text:p>
      <text:list xml:id="list6965991038097562983" text:style-name="L22">
        <text:list-item>
          <text:p text:style-name="P91">Sockets are available only for paid apps.</text:p>
        </text:list-item>
        <text:list-item>
          <text:p text:style-name="P91">You cannot create a listen socket; you can only create outbound sockets.</text:p>
        </text:list-item>
        <text:list-item>
          <text:p text:style-name="P91">You can only use TCP or UDP; arbitrary protocols are not allowed.</text:p>
        </text:list-item>
        <text:list-item>
          <text:p text:style-name="P91">You cannot bind to specific IP addresses or ports.</text:p>
        </text:list-item>
        <text:list-item>
          <text:p text:style-name="P91">Port 25 (SMTP) is blocked; you can still use authenticated SMTP on the submission port 587.</text:p>
        </text:list-item>
        <text:list-item>
          <text:p text:style-name="P91">Private, broadcast, multicast, and Google IP ranges (except those whitelisted below), are blocked:</text:p>
          <text:list>
            <text:list-item>
              <text:p text:style-name="P104"><text:span text:style-name="T1">Google Public DNS: </text:span><text:span text:style-name="Source_20_Text"><text:span text:style-name="T7">8.8.8.8</text:span></text:span><text:span text:style-name="T1">, </text:span><text:span text:style-name="Source_20_Text"><text:span text:style-name="T7">8.8.4.4</text:span></text:span><text:span text:style-name="T1">, </text:span><text:span text:style-name="Source_20_Text"><text:span text:style-name="T7">2001:4860:4860::8888</text:span></text:span><text:span text:style-name="T1">, </text:span><text:span text:style-name="Source_20_Text"><text:span text:style-name="T7">2001:4860:4860::8844</text:span></text:span><text:span text:style-name="T1"> port 53</text:span></text:p>
            </text:list-item>
            <text:list-item>
              <text:p text:style-name="P104"><text:span text:style-name="T1">Gmail SMTPS: </text:span><text:span text:style-name="Source_20_Text"><text:span text:style-name="T7">smtp.gmail.com</text:span></text:span><text:span text:style-name="T1"> port 465 and 587</text:span></text:p>
            </text:list-item>
            <text:list-item>
              <text:p text:style-name="P104"><text:span text:style-name="T1">Gmail POP3S: </text:span><text:span text:style-name="Source_20_Text"><text:span text:style-name="T7">pop.gmail.com</text:span></text:span><text:span text:style-name="T1"> port 995</text:span></text:p>
            </text:list-item>
            <text:list-item>
              <text:p text:style-name="P104"><text:soft-page-break/><text:span text:style-name="T1">Gmail IMAPS: </text:span><text:span text:style-name="Source_20_Text"><text:span text:style-name="T7">imap.gmail.com</text:span></text:span><text:span text:style-name="T1"> port 993</text:span></text:p>
            </text:list-item>
          </text:list>
        </text:list-item>
        <text:list-item>
          <text:p text:style-name="P91">Socket descriptors are associated with the App Engine app that created them and are non-transferable (cannot be used by other apps).</text:p>
        </text:list-item>
        <text:list-item>
          <text:p text:style-name="P91">Sockets may be reclaimed after 2 minutes of inactivity; any socket operation keeps the socket alive for a further 2 minutes.</text:p>
        </text:list-item>
      </text:list>
      <text:h text:style-name="P26" text:outline-level="2"><text:bookmark-start text:name="__RefHeading__47088_284981503"/><text:bookmark text:name="using_sockets_with_the_development_server"/>Using sockets with the development server<text:bookmark-end text:name="__RefHeading__47088_284981503"/></text:h>
      <text:p text:style-name="P20">You can run and test code using sockets on the development server, without using any special command line parameters.</text:p>
      <text:p text:style-name="P6"/>
      <text:h text:style-name="P33" text:outline-level="1"><text:bookmark-start text:name="__RefHeading__47090_284981503"/>SMS and Voice Services via Twilio<text:bookmark-end text:name="__RefHeading__47090_284981503"/></text:h>
      <text:p text:style-name="P9"><text:span text:style-name="T1">Note: Twilio is a third-party company whose services are not covered by the </text:span><text:a xlink:type="simple" xlink:href="https://cloud.google.com/appengine/sla"><text:span text:style-name="T5">Google App Engine Service Level Agreement</text:span></text:a><text:span text:style-name="T1">.</text:span></text:p>
      <text:p text:style-name="P15">Twilio is powering the future of business communications, enabling developers to embed voice, VoIP, and messaging into applications. They virtualize all infrastructure needed in a cloud-based, global environment, exposing it through the Twilio communications API platform. Applications are simple to build and scalable. Enjoy flexibility with pay-as-you go pricing, and benefit from cloud reliability.</text:p>
      <text:p text:style-name="P16"><text:span text:style-name="Strong_20_Emphasis"><text:span text:style-name="T1">Twilio Voice</text:span></text:span><text:span text:style-name="T1"> enables your application to make and receive phone calls. </text:span><text:span text:style-name="Strong_20_Emphasis"><text:span text:style-name="T1">Twilio SMS</text:span></text:span><text:span text:style-name="T1"> enables your application to send and receive text messages. </text:span><text:span text:style-name="Strong_20_Emphasis"><text:span text:style-name="T1">Twilio Client </text:span></text:span><text:span text:style-name="T1">allows you to make VoIP calls from any phone, tablet, or browser and supports WebRTC.</text:span></text:p>
      <text:h text:style-name="P26" text:outline-level="2"><text:bookmark-start text:name="__RefHeading__47092_284981503"/><text:bookmark text:name="pricing"/>Pricing<text:bookmark-end text:name="__RefHeading__47092_284981503"/></text:h>
      <text:p text:style-name="P21"><text:span text:style-name="T1">Google App Engine customers receive </text:span><text:a xlink:type="simple" xlink:href="http://ahoy.twilio.com/googlecloudplatform"><text:span text:style-name="T5">complimentary credit for 2,000 SMS messages or inbound minutes</text:span></text:a><text:span text:style-name="T1"> when you upgrade. Redeem this Twilio credit and </text:span><text:a xlink:type="simple" xlink:href="http://ahoy.twilio.com/googlecloudplatform"><text:span text:style-name="T5">get started here</text:span></text:a><text:span text:style-name="T1">.</text:span></text:p>
      <text:p text:style-name="P16"><text:span text:style-name="T1">Twilio is a pay-as-you-go service. There are no set-up fees and you can close your account at any time. You can find more details at </text:span><text:a xlink:type="simple" xlink:href="http://www.twilio.com/pricing"><text:span text:style-name="T5">Twilio Pricing</text:span></text:a><text:span text:style-name="T1">.</text:span></text:p>
      <text:h text:style-name="P26" text:outline-level="2"><text:bookmark-start text:name="__RefHeading__47094_284981503"/><text:bookmark text:name="platform"/>Platform<text:bookmark-end text:name="__RefHeading__47094_284981503"/></text:h>
      <text:p text:style-name="P21"><text:span text:style-name="T1">The Twilio platform consists of the Twilio Markup Language (TwiML), a RESTful API and VoIP SDKs for web browsers, Android and iOS. Helper libraries are available in multiple languages. You can find the full list at </text:span><text:a xlink:type="simple" xlink:href="http://www.twilio.com/docs/libraries"><text:span text:style-name="T5">Twilio Helper Libraries</text:span></text:a><text:span text:style-name="T1">.</text:span></text:p>
      <text:h text:style-name="P28" text:outline-level="3"><text:bookmark-start text:name="__RefHeading__47096_284981503"/><text:bookmark text:name="twiml"/>TwiML<text:bookmark-end text:name="__RefHeading__47096_284981503"/></text:h>
      <text:p text:style-name="P20">TwiML is a set of instructions you can use to tell Twilio what to do when you receive an incoming call or SMS. When someone makes a call or sends an SMS to one of your Twilio numbers, Twilio will look up the URL associated with that phone number and make a request to that URL. Twilio will read TwiML instructions at that URL to determine what to do:</text:p>
      <text:list xml:id="list7996301355482367079" text:style-name="L23">
        <text:list-item>
          <text:p text:style-name="P64"><text:span text:style-name="Source_20_Text"><text:span text:style-name="T7">&lt;Say&gt;</text:span></text:span><text:span text:style-name="T1"> - text to speech</text:span></text:p>
        </text:list-item>
        <text:list-item>
          <text:p text:style-name="P64"><text:span text:style-name="Source_20_Text"><text:span text:style-name="T7">&lt;Record&gt;</text:span></text:span><text:span text:style-name="T1"> - record the call</text:span></text:p>
        </text:list-item>
        <text:list-item>
          <text:p text:style-name="P64"><text:span text:style-name="Source_20_Text"><text:span text:style-name="T7">&lt;Play&gt;</text:span></text:span><text:span text:style-name="T1"> - play a message for the caller</text:span></text:p>
        </text:list-item>
        <text:list-item>
          <text:p text:style-name="P64"><text:soft-page-break/><text:span text:style-name="Source_20_Text"><text:span text:style-name="T7">&lt;Gather&gt;</text:span></text:span><text:span text:style-name="T1"> - prompt the caller to press digits on their keypad</text:span></text:p>
        </text:list-item>
        <text:list-item>
          <text:p text:style-name="P64"><text:span text:style-name="Source_20_Text"><text:span text:style-name="T7">&lt;Sms&gt;</text:span></text:span><text:span text:style-name="T1"> - send an SMS</text:span></text:p>
        </text:list-item>
      </text:list>
      <text:p text:style-name="P16"><text:span text:style-name="T1">Learn about the other verbs and capabilities from the </text:span><text:a xlink:type="simple" xlink:href="http://www.twilio.com/docs/api/twiml"><text:span text:style-name="T5">Twilio Markup Language documentation</text:span></text:a><text:span text:style-name="T1">.</text:span></text:p>
      <text:h text:style-name="P28" text:outline-level="3"><text:bookmark-start text:name="__RefHeading__47098_284981503"/><text:bookmark text:name="rest_api"/>REST API<text:bookmark-end text:name="__RefHeading__47098_284981503"/></text:h>
      <text:p text:style-name="P20">The Twilio REST API allows you to query metadata about your account, phone numbers, calls, text messages, and recordings. You can also do some fancy things like initiate outbound calls and send text messages.</text:p>
      <text:p text:style-name="P16"><text:span text:style-name="T1">Since the API is based on REST principles, it's very easy to write and test applications. You can use your browser to access URLs, and you can use pretty much any HTTP client in any programming language to interact with the API. Learn more about the </text:span><text:a xlink:type="simple" xlink:href="http://www.twilio.com/docs/api/rest"><text:span text:style-name="T5">Twilio REST API</text:span></text:a><text:span text:style-name="T1">.</text:span></text:p>
      <text:h text:style-name="P26" text:outline-level="2"><text:bookmark-start text:name="__RefHeading__47100_284981503"/><text:bookmark text:name="setting_up"/>Setting Up<text:bookmark-end text:name="__RefHeading__47100_284981503"/></text:h>
      <text:p text:style-name="P21"><text:span text:style-name="T1">We will be using the standard </text:span><text:a xlink:type="simple" xlink:href="https://cloud.google.com/appengine/docs/php/"><text:span text:style-name="T5">Google App Engine PHP Runtime Environment</text:span></text:a><text:span text:style-name="T1"> to construct this example. If this is your first time writing PHP for Google App Engine, we recommend that you use the </text:span><text:a xlink:type="simple" xlink:href="https://cloud.google.com/appengine/docs/php/gettingstarted/"><text:span text:style-name="T5">Getting Started guide for PHP</text:span></text:a><text:span text:style-name="T1">. Follow the tutorial until you have completed the "Hello, World!" guide.</text:span></text:p>
      <text:p text:style-name="P15">After you have a working "Hello, World!" application, you will need to add Twilio's PHP library to your application.</text:p>
      <text:p text:style-name="P16"><text:span text:style-name="T1">Download and decompress this package into the </text:span><text:span text:style-name="Source_20_Text"><text:span text:style-name="T7">helloworld</text:span></text:span><text:span text:style-name="T1"> directory you created while following the Getting Started guide:</text:span></text:p>
      <text:p text:style-name="P16"><text:a xlink:type="simple" xlink:href="https://github.com/twilio/twilio-php/archive/master.zip"><text:span text:style-name="Source_20_Text"><text:span text:style-name="T6">https://github.com/twilio/twilio-php/archive/master.zip</text:span></text:span></text:a></text:p>
      <text:p text:style-name="P15">Include the package as shown within your application:</text:p>
      <text:p text:style-name="P19"><text:span text:style-name="Source_20_Text"><text:span text:style-name="T13">require</text:span></text:span><text:span text:style-name="Source_20_Text"><text:span text:style-name="T8"> </text:span></text:span><text:span text:style-name="Source_20_Text"><text:span text:style-name="T12">'/path-to-your-application/twilio-php/Services/Twilio.php'</text:span></text:span></text:p>
      <text:p text:style-name="P15">You have now installed the Twilio library into your Google App Engine project.</text:p>
      <text:h text:style-name="P26" text:outline-level="2"/>
      <text:h text:style-name="P27" text:outline-level="2"><text:bookmark-start text:name="__RefHeading__47102_284981503"/><text:bookmark text:name="receiving_an_incoming_call"/>Receiving an Incoming Call<text:bookmark-end text:name="__RefHeading__47102_284981503"/></text:h>
      <text:p text:style-name="P20">Let's walk through creating your first application, Hello Monkey.</text:p>
      <text:p text:style-name="P16"><text:span text:style-name="T1">After completing the </text:span><text:a xlink:type="simple" xlink:href="https://cloud.google.com/appengine/docs/php/gettingstarted/"><text:span text:style-name="T5">Getting Started guide for PHP</text:span></text:a><text:span text:style-name="T1"> and installing the Twilio library, modify </text:span><text:span text:style-name="Source_20_Text"><text:span text:style-name="T7">main.php</text:span></text:span><text:span text:style-name="T1"> to look like</text:span><text:a xlink:type="simple" xlink:href="https://gist.github.com/caseysoftware/5853170"><text:span text:style-name="T5">this example PHP file</text:span></text:a><text:span text:style-name="T1">.</text:span></text:p>
      <text:p text:style-name="P16"><text:span text:style-name="T1">After updating </text:span><text:span text:style-name="Source_20_Text"><text:span text:style-name="T7">main.php</text:span></text:span><text:span text:style-name="T1">, follow these directions to deploy your project to App Engine: </text:span><text:a xlink:type="simple" xlink:href="https://cloud.google.com/appengine/docs/php/gettingstarted/uploading"><text:span text:style-name="T5">Uploading your Application</text:span></text:a><text:span text:style-name="T1">.</text:span></text:p>
      <text:p text:style-name="P16"><text:span text:style-name="T1">After you’ve deployed your project to App Engine you will be able to send a POST request to </text:span><text:span text:style-name="Source_20_Text"><text:span text:style-name="T7">http://&lt;your app&gt;.appspot.com/twiml</text:span></text:span><text:span text:style-name="T1">, which will return the following text:</text:span></text:p>
      <text:p text:style-name="P19"><text:span text:style-name="Source_20_Text"><text:span text:style-name="T10">&lt;?</text:span></text:span><text:span text:style-name="Source_20_Text"><text:span text:style-name="T8">xml version</text:span></text:span><text:span text:style-name="Source_20_Text"><text:span text:style-name="T10">=</text:span></text:span><text:span text:style-name="Source_20_Text"><text:span text:style-name="T12">"1.0"</text:span></text:span><text:span text:style-name="Source_20_Text"><text:span text:style-name="T8"> encoding</text:span></text:span><text:span text:style-name="Source_20_Text"><text:span text:style-name="T10">=</text:span></text:span><text:span text:style-name="Source_20_Text"><text:span text:style-name="T12">"UTF-8"</text:span></text:span><text:span text:style-name="Source_20_Text"><text:span text:style-name="T10">?&gt;</text:span></text:span></text:p>
      <text:p text:style-name="P44"><text:span text:style-name="Source_20_Text"><text:span text:style-name="T13">&lt;Response&gt;</text:span></text:span></text:p>
      <text:p text:style-name="P44"><text:span text:style-name="Source_20_Text"><text:span text:style-name="T9">  </text:span></text:span><text:span text:style-name="Source_20_Text"><text:span text:style-name="T13">&lt;Say&gt;</text:span></text:span><text:span text:style-name="Source_20_Text"><text:span text:style-name="T8">Hello Monkey!</text:span></text:span><text:span text:style-name="Source_20_Text"><text:span text:style-name="T13">&lt;/Say&gt;</text:span></text:span></text:p>
      <text:p text:style-name="P44"><text:span text:style-name="Source_20_Text"><text:span text:style-name="T13">&lt;/Response&gt;</text:span></text:span></text:p>
      <text:p text:style-name="P16"><text:span text:style-name="T1">Next, copy and paste the </text:span><text:span text:style-name="Source_20_Text"><text:span text:style-name="T7">http://&lt;your app&gt;.appspot.com/twiml</text:span></text:span><text:span text:style-name="T1"> URL into the "Voice" URL box on the Numbers page of your Twilio Account.</text:span></text:p>
      <text:p text:style-name="P15">Now call your Twilio number! You should hear a voice say "Hello Monkey!" in response. When you call, Twilio will fetch your URL, and execute the XML instructions listed above. Then, Twilio will hang up, because there are no more instructions.</text:p>
      <text:h text:style-name="P26" text:outline-level="2"><text:bookmark-start text:name="__RefHeading__47104_284981503"/><text:bookmark text:name="sending_an_sms"/>Sending an SMS<text:bookmark-end text:name="__RefHeading__47104_284981503"/></text:h>
      <text:p text:style-name="P21"><text:span text:style-name="T1">Our </text:span><text:a xlink:type="simple" xlink:href="https://github.com/twilio/twilio-php"><text:span text:style-name="T5">twilio-php helper library</text:span></text:a><text:span text:style-name="T1"> makes this extremely to send an outgoing SMS using Twilio. To do this, modify your </text:span><text:span text:style-name="Source_20_Text"><text:span text:style-name="T7">main.php</text:span></text:span><text:span text:style-name="T1"> from above to look like </text:span><text:a xlink:type="simple" xlink:href="https://gist.github.com/caseysoftware/5853261"><text:span text:style-name="T5">this example PHP file</text:span></text:a><text:span text:style-name="T1">.</text:span></text:p>
      <text:p text:style-name="P16"><text:span text:style-name="T1">Note that you'll need to fill in </text:span><text:span text:style-name="Source_20_Text"><text:span text:style-name="T7">$AccountSid</text:span></text:span><text:span text:style-name="T1"> and </text:span><text:span text:style-name="Source_20_Text"><text:span text:style-name="T7">$AuthToken</text:span></text:span><text:span text:style-name="T1"> which are found here:</text:span><text:a xlink:type="simple" xlink:href="https://www.twilio.com/user/account"><text:span text:style-name="T5">https://www.twilio.com/user/account</text:span></text:a><text:span text:style-name="T1">.</text:span></text:p>
      <text:p text:style-name="P16"><text:span text:style-name="T1">You will also need to change the </text:span><text:span text:style-name="Source_20_Text"><text:span text:style-name="T7">from</text:span></text:span><text:span text:style-name="T1"> and </text:span><text:span text:style-name="Source_20_Text"><text:span text:style-name="T7">to</text:span></text:span><text:span text:style-name="T1"> parameters to use real phone numbers. The "from" number must be a valid Twilio phone number in your account. For this example, use the phone number you called in the example above. The "to" number can be any outgoing number, your cell phone for example.</text:span></text:p>
      <text:p text:style-name="P16"><text:span text:style-name="T1">After deploying the updated code, send the SMS by putting this URL into a web browser: </text:span><text:span text:style-name="Source_20_Text"><text:span text:style-name="T7">http://&lt;your app&gt;.appspot.com/</text:span></text:span><text:span text:style-name="T1">.</text:span></text:p>
      <text:h text:style-name="P26" text:outline-level="2"><text:bookmark-start text:name="__RefHeading__47106_284981503"/><text:bookmark text:name="learning_more_about_twilio"/><text:soft-page-break/>Learning More about Twilio<text:bookmark-end text:name="__RefHeading__47106_284981503"/></text:h>
      <text:p text:style-name="P20">Now that you've learned some of the basics, learn more about additional features and some best practices for building secure and scalable applications:</text:p>
      <text:list xml:id="list2503196044224116784" text:style-name="L24">
        <text:list-item>
          <text:p text:style-name="P65"><text:a xlink:type="simple" xlink:href="http://www.twilio.com/docs/security"><text:span text:style-name="T5">Twilio Security Guidelines</text:span></text:a></text:p>
        </text:list-item>
        <text:list-item>
          <text:p text:style-name="P65"><text:a xlink:type="simple" xlink:href="http://www.twilio.com/docs/howto"><text:span text:style-name="T5">Twilio HowTo’s and Example Code</text:span></text:a></text:p>
        </text:list-item>
        <text:list-item>
          <text:p text:style-name="P65"><text:a xlink:type="simple" xlink:href="http://www.twilio.com/docs/quickstart"><text:span text:style-name="T5">Twilio Quickstart Tutorials</text:span></text:a></text:p>
        </text:list-item>
        <text:list-item>
          <text:p text:style-name="P65"><text:a xlink:type="simple" xlink:href="https://github.com/twilio"><text:span text:style-name="T5">Twilio on GitHub</text:span></text:a></text:p>
        </text:list-item>
        <text:list-item>
          <text:p text:style-name="P65"><text:a xlink:type="simple" xlink:href="http://www.twilio.com/help/contact"><text:span text:style-name="T5">Talk to Twilio Support</text:span></text:a></text:p>
        </text:list-item>
      </text:list>
      <text:p text:style-name="P6"/>
      <text:h text:style-name="P33" text:outline-level="1"><text:bookmark-start text:name="__RefHeading__47108_284981503"/>URL Fetch PHP API Overview<text:bookmark-end text:name="__RefHeading__47108_284981503"/></text:h>
      <text:p text:style-name="P5">App Engine applications can communicate with other applications or access other resources on the web by fetching URLs. An app can use the URL Fetch service to issue HTTP and HTTPS requests and receive responses. The URL Fetch service uses Google's network infrastructure for efficiency and scaling purposes.</text:p>
      <text:h text:style-name="P26" text:outline-level="2"><text:bookmark-start text:name="__RefHeading__47110_284981503"/><text:bookmark text:name="PHP_Fetching_URLs_in_PHP"/>Fetching URLs in PHP<text:bookmark-end text:name="__RefHeading__47110_284981503"/></text:h>
      <text:p text:style-name="P22"><text:span text:style-name="T2">Note:</text:span><text:span text:style-name="T1"> The URL Fetch service will always issue a GET request when it receives and responds to a 302 response. See more information in the </text:span><text:a xlink:type="simple" xlink:href="https://code.google.com/p/googleappengine/wiki/SdkReleaseNotes#Version_1.9.14_-_October_21,_2014"><text:span text:style-name="T5">release notes</text:span></text:a><text:span text:style-name="T1">.</text:span></text:p>
      <text:p text:style-name="P16"><text:span text:style-name="T1">In the PHP runtime for Google App Engine, the URL Fetch service is invoked whenever you use the standard PHP</text:span><text:a xlink:type="simple" xlink:href="http://php.net/manual/en/wrappers.http.php"><text:span text:style-name="T5">wrappers for HTTP(s) URLs</text:span></text:a><text:span text:style-name="T1"> that are used by built-in filesystem functions such as </text:span><text:a xlink:type="simple" xlink:href="http://www.php.net/manual/en/function.fopen.php"><text:span text:style-name="Source_20_Text"><text:span text:style-name="T6">fopen()</text:span></text:span></text:a><text:span text:style-name="T1">.</text:span></text:p>
      <text:p text:style-name="P19"><text:span text:style-name="Source_20_Text"><text:span text:style-name="T8">$data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12">'data'</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this'</text:span></text:span><text:span text:style-name="Source_20_Text"><text:span text:style-name="T10">,</text:span></text:span><text:span text:style-name="Source_20_Text"><text:span text:style-name="T8"> </text:span></text:span><text:span text:style-name="Source_20_Text"><text:span text:style-name="T12">'data2'</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that'</text:span></text:span><text:span text:style-name="Source_20_Text"><text:span text:style-name="T10">];</text:span></text:span></text:p>
      <text:p text:style-name="P44"><text:span text:style-name="Source_20_Text"><text:span text:style-name="T8">$data </text:span></text:span><text:span text:style-name="Source_20_Text"><text:span text:style-name="T10">=</text:span></text:span><text:span text:style-name="Source_20_Text"><text:span text:style-name="T8"> http_build_query</text:span></text:span><text:span text:style-name="Source_20_Text"><text:span text:style-name="T10">(</text:span></text:span><text:span text:style-name="Source_20_Text"><text:span text:style-name="T8">$data</text:span></text:span><text:span text:style-name="Source_20_Text"><text:span text:style-name="T10">);</text:span></text:span></text:p>
      <text:p text:style-name="P44"><text:span text:style-name="Source_20_Text"><text:span text:style-name="T8">$context </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12">'http'</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12">'method'</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GET'</text:span></text:span><text:span text:style-name="Source_20_Text"><text:span text:style-name="T10">,</text:span></text:span></text:p>
      <text:p text:style-name="P44"><text:span text:style-name="Source_20_Text"><text:span text:style-name="T9">    </text:span></text:span><text:span text:style-name="Source_20_Text"><text:span text:style-name="T12">'header'</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custom-header: custom-value\r\n"</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12">"custom-header-two: custom-value-2\r\n"</text:span></text:span><text:span text:style-name="Source_20_Text"><text:span text:style-name="T10">,</text:span></text:span></text:p>
      <text:p text:style-name="P44"><text:span text:style-name="Source_20_Text"><text:span text:style-name="T9">    </text:span></text:span><text:span text:style-name="Source_20_Text"><text:span text:style-name="T12">'content'</text:span></text:span><text:span text:style-name="Source_20_Text"><text:span text:style-name="T8"> </text:span></text:span><text:span text:style-name="Source_20_Text"><text:span text:style-name="T10">=&gt;</text:span></text:span><text:span text:style-name="Source_20_Text"><text:span text:style-name="T8"> $data</text:span></text:span></text:p>
      <text:p text:style-name="P44"><text:span text:style-name="Source_20_Text"><text:span text:style-name="T9">  </text:span></text:span><text:span text:style-name="Source_20_Text"><text:span text:style-name="T10">]</text:span></text:span></text:p>
      <text:p text:style-name="P44"><text:span text:style-name="Source_20_Text"><text:span text:style-name="T10">];</text:span></text:span></text:p>
      <text:p text:style-name="P44"><text:span text:style-name="Source_20_Text"><text:span text:style-name="T8">$context </text:span></text:span><text:span text:style-name="Source_20_Text"><text:span text:style-name="T10">=</text:span></text:span><text:span text:style-name="Source_20_Text"><text:span text:style-name="T8"> stream_context_create</text:span></text:span><text:span text:style-name="Source_20_Text"><text:span text:style-name="T10">(</text:span></text:span><text:span text:style-name="Source_20_Text"><text:span text:style-name="T8">$context</text:span></text:span><text:span text:style-name="Source_20_Text"><text:span text:style-name="T10">);</text:span></text:span></text:p>
      <text:p text:style-name="P44"><text:span text:style-name="Source_20_Text"><text:span text:style-name="T8">$result </text:span></text:span><text:span text:style-name="Source_20_Text"><text:span text:style-name="T10">=</text:span></text:span><text:span text:style-name="Source_20_Text"><text:span text:style-name="T8"> file_get_contents</text:span></text:span><text:span text:style-name="Source_20_Text"><text:span text:style-name="T10">(</text:span></text:span><text:span text:style-name="Source_20_Text"><text:span text:style-name="T12">'http://app.com/path?query=update'</text:span></text:span><text:span text:style-name="Source_20_Text"><text:span text:style-name="T10">,</text:span></text:span><text:span text:style-name="Source_20_Text"><text:span text:style-name="T8"> </text:span></text:span><text:span text:style-name="Source_20_Text"><text:span text:style-name="T13">false</text:span></text:span><text:span text:style-name="Source_20_Text"><text:span text:style-name="T10">,</text:span></text:span><text:span text:style-name="Source_20_Text"><text:span text:style-name="T8"> $context</text:span></text:span><text:span text:style-name="Source_20_Text"><text:span text:style-name="T10">);</text:span></text:span></text:p>
      <text:p text:style-name="P15"/>
      <text:p text:style-name="P13">There are a few considerations to keep in mind when using these wrappers in your Google App Engine application:</text:p>
      <text:list xml:id="list8181260941996081295" text:style-name="L25">
        <text:list-item>
          <text:p text:style-name="P66"><text:span text:style-name="T1">When connecting to web sites using HTTPS, the default behavior is to validate the certificate of the host and reject requests where the vertificate does not match. This is the opposite to the default behavior of PHP, and to change this behavior you can set the value of </text:span><text:span text:style-name="Source_20_Text"><text:span text:style-name="T7">verify_peer</text:span></text:span><text:span text:style-name="T1"> to false in the </text:span><text:a xlink:type="simple" xlink:href="http://php.net/manual/en/context.ssl.php"><text:span text:style-name="T5">ssl</text:span></text:a><text:span text:style-name="T1"> section of the context parameters.</text:span></text:p>
        </text:list-item>
        <text:list-item>
          <text:p text:style-name="P66"><text:span text:style-name="T1">All other values of </text:span><text:a xlink:type="simple" xlink:href="http://php.net/manual/en/context.ssl.php"><text:span text:style-name="T5">ssl</text:span></text:a><text:span text:style-name="T1"> contexts options are ignored.</text:span></text:p>
        </text:list-item>
      </text:list>
      <text:p text:style-name="P6"><text:line-break/><text:bookmark text:name="PHP_Making_requests"/><text:span text:style-name="T15">Making requests</text:span></text:p>
      <text:p text:style-name="P21"><text:span text:style-name="T1">An app can fetch a URL using HTTP (normal) or HTTPS (secure). The URL specifies the scheme to use:</text:span><text:span text:style-name="Source_20_Text"><text:span text:style-name="T7">http://...</text:span></text:span><text:span text:style-name="T1"> or </text:span><text:span text:style-name="Source_20_Text"><text:span text:style-name="T7">https://...</text:span></text:span></text:p>
      <text:p text:style-name="P16"><text:span text:style-name="T1">The URL to be fetched can use any port number in the following ranges: </text:span><text:span text:style-name="Source_20_Text"><text:span text:style-name="T7">80</text:span></text:span><text:span text:style-name="T1">-</text:span><text:span text:style-name="Source_20_Text"><text:span text:style-name="T7">90</text:span></text:span><text:span text:style-name="T1">, </text:span><text:span text:style-name="Source_20_Text"><text:span text:style-name="T7">440</text:span></text:span><text:span text:style-name="T1">-</text:span><text:span text:style-name="Source_20_Text"><text:span text:style-name="T7">450</text:span></text:span><text:span text:style-name="T1">, </text:span><text:span text:style-name="Source_20_Text"><text:span text:style-name="T7">1024</text:span></text:span><text:span text:style-name="T1">-</text:span><text:span text:style-name="Source_20_Text"><text:span text:style-name="T7">65535</text:span></text:span><text:span text:style-name="T1">. If the port is not mentioned in the URL, the port is implied by the scheme: </text:span><text:span text:style-name="Source_20_Text"><text:span text:style-name="T7">http://...</text:span></text:span><text:span text:style-name="T1"> is port </text:span><text:span text:style-name="Source_20_Text"><text:span text:style-name="T7">80</text:span></text:span><text:span text:style-name="T1">, </text:span><text:span text:style-name="Source_20_Text"><text:span text:style-name="T7">https://...</text:span></text:span><text:span text:style-name="T1"> is port</text:span><text:span text:style-name="Source_20_Text"><text:span text:style-name="T7">443</text:span></text:span><text:span text:style-name="T1">.</text:span></text:p>
      <text:p text:style-name="P16"><text:span text:style-name="T1">The fetch can use any of the following HTTP methods: </text:span><text:span text:style-name="Source_20_Text"><text:span text:style-name="T7">GET</text:span></text:span><text:span text:style-name="T1"> (common for requesting web pages and data), </text:span><text:span text:style-name="Source_20_Text"><text:span text:style-name="T7">POST</text:span></text:span><text:span text:style-name="T1">(common for submitting web forms), </text:span><text:span text:style-name="Source_20_Text"><text:span text:style-name="T7">PUT</text:span></text:span><text:span text:style-name="T1">, </text:span><text:span text:style-name="Source_20_Text"><text:span text:style-name="T7">HEAD</text:span></text:span><text:span text:style-name="T1">, and </text:span><text:span text:style-name="Source_20_Text"><text:span text:style-name="T7">DELETE</text:span></text:span><text:span text:style-name="T1">. The fetch can include HTTP request headers and a payload (an HTTP request body).</text:span></text:p>
      <text:p text:style-name="P15">The URL Fetch service uses an HTTP/1.1 compliant proxy to fetch the result.</text:p>
      <text:p text:style-name="P15">To prevent an app from causing an endless recursion of requests, a request handler is not allowed to fetch its own URL. It is still possible to cause an endless recursion with other means, so exercise caution if your app can be made to fetch requests for URLs supplied by the user.</text:p>
      <text:p text:style-name="P15">You can set a deadline for a request, the most amount of time the service will wait for a response. By default, the deadline for a fetch is 5 seconds. The maximum deadline is 60 seconds for HTTP requests and 60 seconds for task queue and cron job requests.</text:p>
      <text:h text:style-name="P28" text:outline-level="3"><text:bookmark-start text:name="__RefHeading__47112_284981503"/><text:bookmark text:name="making_requests_to_another_app_engine_app_or_google_service"/>Making requests to another App Engine app or Google service<text:bookmark-end text:name="__RefHeading__47112_284981503"/></text:h>
      <text:p text:style-name="P20">If you are making requests to another App Engine app or Google service, you should consider telling the URL Fetch service to not follow redirects when invoking it.</text:p>
      <text:p text:style-name="P6"><text:span text:style-name="Strong_20_Emphasis">Note:</text:span> If you are making requests to another App Engine application, we recommend that you use its<text:span text:style-name="Source_20_Text"><text:span text:style-name="T7">appspot.com</text:span></text:span> domain name, rather than a custom domain for your app.</text:p>
      <text:p text:style-name="P15"><text:soft-page-break/>These settings do the following:</text:p>
      <text:list xml:id="list8593727429570003043" text:style-name="L26">
        <text:list-item>
          <text:p text:style-name="P92">Optimizes the network path to the backend service, potentially leading to faster calls.</text:p>
        </text:list-item>
        <text:list-item>
          <text:p text:style-name="P67"><text:span text:style-name="T1">Adds an </text:span><text:span text:style-name="Source_20_Text"><text:span text:style-name="T7">X-Appengine-Inbound-Appid</text:span></text:span><text:span text:style-name="T1"> header containing your app ID to the request, so the responding app can determine the source of incoming requests. For more information, see </text:span><text:a xlink:type="simple" xlink:href="https://cloud.google.com/appengine/docs/php/appidentity/"><text:span text:style-name="T5">Asserting identity to other App Engine apps</text:span></text:a><text:span text:style-name="T1">.</text:span></text:p>
        </text:list-item>
      </text:list>
      <text:h text:style-name="P26" text:outline-level="2"><text:bookmark-start text:name="__RefHeading__47114_284981503"/><text:bookmark text:name="PHP_Secure_connections_and_HTTPS"/>Secure connections and HTTPS<text:bookmark-end text:name="__RefHeading__47114_284981503"/></text:h>
      <text:p text:style-name="P20">An app can fetch a URL with the HTTPS method to connect to secure servers. Request and response data are transmitted over the network in encrypted form.</text:p>
      <text:p text:style-name="P16"><text:span text:style-name="T1">In the PHP API, the proxy validates the host it is contacting by default, in order to detect "man in the middle" attacks between App Engine and the remote host when using HTTPS. This behaviour may be disabled by manually creating an SSL context and setting </text:span><text:span text:style-name="Source_20_Text"><text:span text:style-name="T7">verify_peer</text:span></text:span><text:span text:style-name="T1"> to </text:span><text:span text:style-name="Source_20_Text"><text:span text:style-name="T7">false</text:span></text:span><text:span text:style-name="T1">.</text:span></text:p>
      <text:h text:style-name="P26" text:outline-level="2"><text:bookmark-start text:name="__RefHeading__47116_284981503"/><text:bookmark text:name="PHP_Request_headers1"/>Request headers<text:bookmark-end text:name="__RefHeading__47116_284981503"/></text:h>
      <text:p text:style-name="P20">An app can set HTTP headers for the outgoing request.</text:p>
      <text:p text:style-name="P16"><text:span text:style-name="T1">When sending an HTTP POST request, if a </text:span><text:span text:style-name="Source_20_Text"><text:span text:style-name="T7">Content-Type</text:span></text:span><text:span text:style-name="T1"> header is not set explicitly, the header is set to </text:span><text:span text:style-name="Source_20_Text"><text:span text:style-name="T7">x-www-form-urlencoded</text:span></text:span><text:span text:style-name="T1">. This is the content type used by web forms.</text:span></text:p>
      <text:p text:style-name="P15">For security reasons, the following headers cannot be modified by the application:</text:p>
      <text:section text:style-name="Sect3" text:name="Sección7">
        <text:list xml:id="list3605579853052754618" text:style-name="L27">
          <text:list-item>
            <text:p text:style-name="P68"><text:span text:style-name="Source_20_Text"><text:span text:style-name="T7">Content-Length</text:span></text:span></text:p>
          </text:list-item>
          <text:list-item>
            <text:p text:style-name="P68"><text:span text:style-name="Source_20_Text"><text:span text:style-name="T7">Host</text:span></text:span></text:p>
          </text:list-item>
          <text:list-item>
            <text:p text:style-name="P68"><text:span text:style-name="Source_20_Text"><text:span text:style-name="T7">Vary</text:span></text:span></text:p>
          </text:list-item>
          <text:list-item>
            <text:p text:style-name="P68"><text:span text:style-name="Source_20_Text"><text:span text:style-name="T7">Via</text:span></text:span></text:p>
          </text:list-item>
          <text:list-item>
            <text:p text:style-name="P68"><text:span text:style-name="Source_20_Text"><text:span text:style-name="T7">X-Appengine-Inbound-Appid</text:span></text:span></text:p>
          </text:list-item>
          <text:list-item>
            <text:p text:style-name="P68"><text:span text:style-name="Source_20_Text"><text:span text:style-name="T7">X-Forwarded-For</text:span></text:span></text:p>
          </text:list-item>
          <text:list-item>
            <text:p text:style-name="P68"><text:span text:style-name="Source_20_Text"><text:span text:style-name="T7">X-ProxyUser-IP</text:span></text:span></text:p>
          </text:list-item>
        </text:list>
      </text:section>
      <text:p text:style-name="P16"><text:span text:style-name="T1">These headers are set to accurate values by App Engine, as appropriate. For example, App Engine calculates the</text:span><text:span text:style-name="Source_20_Text"><text:span text:style-name="T7">Content-Length</text:span></text:span><text:span text:style-name="T1"> header from the request data and adds it to the request prior to sending.</text:span></text:p>
      <text:h text:style-name="P28" text:outline-level="3"/>
      <text:h text:style-name="P29" text:outline-level="3"><text:bookmark-start text:name="__RefHeading__47118_284981503"/><text:bookmark text:name="headers_identifying_request_source"/>Headers identifying request source<text:bookmark-end text:name="__RefHeading__47118_284981503"/></text:h>
      <text:p text:style-name="P20">The following headers indicate the app ID of the requesting app:</text:p>
      <text:list xml:id="list4496450093000890089" text:style-name="L28">
        <text:list-item>
          <text:p text:style-name="P69"><text:span text:style-name="Source_20_Text"><text:span text:style-name="T7">User-Agent</text:span></text:span><text:span text:style-name="T1">. This header can be modified but App Engine will append an identifier string to allow servers to identify App Engine requests. The appended string has the format </text:span><text:span text:style-name="Source_20_Text"><text:span text:style-name="T7">"AppEngine-Google; (+http://code.google.com/appengine; appid: APPID)"</text:span></text:span><text:span text:style-name="T1">, where </text:span><text:span text:style-name="Source_20_Text"><text:span text:style-name="T7">APPID</text:span></text:span><text:span text:style-name="T1"> is your app's identifier.</text:span></text:p>
        </text:list-item>
        <text:list-item>
          <text:p text:style-name="P69"><text:span text:style-name="Source_20_Text"><text:span text:style-name="T7">X-Appengine-Inbound-Appid</text:span></text:span><text:span text:style-name="T1">. This header cannot be modified, and is added automatically if the request is sent via the URL Fetch service when the follow redirects parameter is set to </text:span><text:span text:style-name="Source_20_Text"><text:span text:style-name="T7">False</text:span></text:span><text:span text:style-name="T1">.</text:span></text:p>
        </text:list-item>
      </text:list>
      <text:h text:style-name="P26" text:outline-level="2"><text:bookmark-start text:name="__RefHeading__47120_284981503"/><text:bookmark text:name="PHP_Responses1"/>Responses<text:bookmark-end text:name="__RefHeading__47120_284981503"/></text:h>
      <text:p text:style-name="P20">The URL Fetch service returns all response data, including the response code, header and body.</text:p>
      <text:p text:style-name="P15">By default, if the URL Fetch service receives a response with a redirect code, the service will follow the redirect. The service will follow up to 5 redirect responses, then return the final resource. You can use the API to tell the URL Fetch service to not follow redirects and just return a redirect response to the application.</text:p>
      <text:p text:style-name="P16"><text:span text:style-name="T1">By default, if the incoming response exceeds the maximum response size limit, the URL fetch service raises an exception. (See </text:span><text:a xlink:type="simple" xlink:href="https://cloud.google.com/appengine/docs/php/urlfetch/#PHP_Quotas_and_limits"><text:span text:style-name="T5">below</text:span></text:a><text:span text:style-name="T1"> for the amount of this limit.) You can tell the API to truncate the response instead of raising an exception.</text:span></text:p>
      <text:h text:style-name="P26" text:outline-level="2"><text:bookmark-start text:name="__RefHeading__47122_284981503"/><text:bookmark text:name="PHP_URL_Fetch_and_the_development_server"/>URL Fetch and the development server<text:bookmark-end text:name="__RefHeading__47122_284981503"/></text:h>
      <text:p text:style-name="P20">When your application is running in the development server on your computer, calls to the URL Fetch service are handled locally. The development server fetches URLs by contacting remote hosts directly from your computer, using whatever network configuration your computer is using to access the Internet.</text:p>
      <text:p text:style-name="P15">When testing the features of your app that fetch URLs, be sure that your computer can access the remote hosts.</text:p>
      <text:p text:style-name="P16"><text:span text:style-name="T1">If your app is using the Google Secure Data Connector to access URLs on your intranet, be sure to test your app while connected to your intranet behind the firewall. Unlike App Engine, the development server does </text:span><text:span text:style-name="Emphasis"><text:span text:style-name="T3">not</text:span></text:span><text:span text:style-name="T1"> use the SDC Agent to resolve intranet URLs. Only Google Apps and App Engine can authenticate with your SDC Agent.</text:span></text:p>
      <text:h text:style-name="P26" text:outline-level="2"><text:bookmark-start text:name="__RefHeading__47124_284981503"/><text:bookmark text:name="PHP_Quotas_and_limits4"/><text:soft-page-break/>Quotas and limits<text:bookmark-end text:name="__RefHeading__47124_284981503"/></text:h>
      <text:p text:style-name="P21"><text:span text:style-name="T1">Each URL Fetch request counts toward the </text:span><text:span text:style-name="Strong_20_Emphasis"><text:span text:style-name="T1">URL Fetch API Calls</text:span></text:span><text:span text:style-name="T1"> quota.</text:span></text:p>
      <text:p text:style-name="P15">Data sent in an HTTP or HTTPS request using the URL Fetch service counts toward the following quotas:</text:p>
      <text:list xml:id="list3952483788036166767" text:style-name="L29">
        <text:list-item>
          <text:p text:style-name="P70"><text:span text:style-name="Strong_20_Emphasis"><text:span text:style-name="T1">Outgoing Bandwidth (billable)</text:span></text:span></text:p>
        </text:list-item>
        <text:list-item>
          <text:p text:style-name="P70"><text:span text:style-name="Strong_20_Emphasis"><text:span text:style-name="T1">URL Fetch Data Sent</text:span></text:span></text:p>
        </text:list-item>
      </text:list>
      <text:p text:style-name="P15">In addition to these quotas, data sent in an HTTPS request also counts toward the following quota:</text:p>
      <text:list xml:id="list7473541811351957056" text:style-name="L30">
        <text:list-item>
          <text:p text:style-name="P71"><text:span text:style-name="Strong_20_Emphasis"><text:span text:style-name="T1">Secure Outgoing Bandwidth (billable)</text:span></text:span></text:p>
        </text:list-item>
      </text:list>
      <text:p text:style-name="P15">Data received in response to an HTTP or HTTPS request using the URL Fetch service counts toward the following quotas:</text:p>
      <text:list xml:id="list4933319202698635300" text:style-name="L31">
        <text:list-item>
          <text:p text:style-name="P72"><text:span text:style-name="Strong_20_Emphasis"><text:span text:style-name="T1">Incoming Bandwidth (billable)</text:span></text:span></text:p>
        </text:list-item>
        <text:list-item>
          <text:p text:style-name="P72"><text:span text:style-name="Strong_20_Emphasis"><text:span text:style-name="T1">URL Fetch Data Received</text:span></text:span></text:p>
        </text:list-item>
      </text:list>
      <text:p text:style-name="P15">In addition to these quotas, data received in response to an HTTPS request also counts toward the following quota:</text:p>
      <text:list xml:id="list7052940320442106368" text:style-name="L32">
        <text:list-item>
          <text:p text:style-name="P73"><text:span text:style-name="Strong_20_Emphasis"><text:span text:style-name="T1">Secure Incoming Bandwidth (billable)</text:span></text:span></text:p>
        </text:list-item>
      </text:list>
      <text:p text:style-name="P16"><text:span text:style-name="T1">For more information on quotas, see </text:span><text:a xlink:type="simple" xlink:href="https://cloud.google.com/appengine/docs/quotas"><text:span text:style-name="T5">Quotas</text:span></text:a><text:span text:style-name="T1">, and the "Quota Details" section of </text:span><text:a xlink:type="simple" xlink:href="https://cloud.google.com/appengine/docs/adminconsole/index"><text:span text:style-name="T5">the Admin Console</text:span></text:a><text:span text:style-name="T1">.</text:span></text:p>
      <text:p text:style-name="P15">In addition to quotas, the following limits apply to the use of the URL Fetch service:</text:p>
      <table:table table:name="Tabla39" table:style-name="Tabla39">
        <table:table-column table:style-name="Tabla39.A"/>
        <table:table-column table:style-name="Tabla39.B"/>
        <table:table-header-rows>
          <table:table-row table:style-name="Tabla39.1">
            <table:table-cell table:style-name="Tabla39.A1" office:value-type="string">
              <text:p text:style-name="P40">Limit</text:p>
            </table:table-cell>
            <table:table-cell table:style-name="Tabla39.A1" office:value-type="string">
              <text:p text:style-name="P40">Amount</text:p>
            </table:table-cell>
          </table:table-row>
        </table:table-header-rows>
        <table:table-row table:style-name="Tabla39.2">
          <table:table-cell table:style-name="Tabla39.A2" office:value-type="string">
            <text:p text:style-name="P39">request size</text:p>
          </table:table-cell>
          <table:table-cell table:style-name="Tabla39.B2" office:value-type="string">
            <text:p text:style-name="P39">10 megabytes</text:p>
          </table:table-cell>
        </table:table-row>
        <table:table-row table:style-name="Tabla39.2">
          <table:table-cell table:style-name="Tabla39.A3" office:value-type="string">
            <text:p text:style-name="P39">response size</text:p>
          </table:table-cell>
          <table:table-cell table:style-name="Tabla39.B3" office:value-type="string">
            <text:p text:style-name="P39">32 megabytes</text:p>
          </table:table-cell>
        </table:table-row>
        <table:table-row table:style-name="Tabla39.2">
          <table:table-cell table:style-name="Tabla39.A4" office:value-type="string">
            <text:p text:style-name="P39">maximum deadline (request handler)</text:p>
          </table:table-cell>
          <table:table-cell table:style-name="Tabla39.B4" office:value-type="string">
            <text:p text:style-name="P39">60 seconds</text:p>
          </table:table-cell>
        </table:table-row>
        <table:table-row table:style-name="Tabla39.2">
          <table:table-cell table:style-name="Tabla39.A5" office:value-type="string">
            <text:p text:style-name="P39">maximum deadline (task queue and cron job handler)</text:p>
          </table:table-cell>
          <table:table-cell table:style-name="Tabla39.B5" office:value-type="string">
            <text:p text:style-name="P39">60 seconds</text:p>
          </table:table-cell>
        </table:table-row>
      </table:table>
      <text:p text:style-name="P6"/>
      <text:h text:style-name="P33" text:outline-level="1"><text:bookmark-start text:name="__RefHeading__47126_284981503"/>Users PHP API Overview<text:bookmark-end text:name="__RefHeading__47126_284981503"/></text:h>
      <text:p text:style-name="P5">App Engine applications can authenticate users using any one of three methods: Google Accounts, accounts on your own Google Apps domains, or OpenID identifiers. (Note that the support for OpenID is experimental.) An application can detect whether the current user has signed in, and can redirect the user to the appropriate sign-in page to sign in or, if your app uses Google Accounts authentication, create a new account. While a user is signed in to the application, the app can access the user's email address (or OpenID identifier if your app is using OpenID). The app can also detect whether the current user is an administrator, making it easy to implement admin-only areas of the app.</text:p>
      <text:p text:style-name="P6"><text:span text:style-name="Strong_20_Emphasis">Note:</text:span> Google no longer offers OpenID provider support. However, an app can still be an OpenID relying party. For apps that integrate with Google Apps Marketplace, we recommend using <text:a xlink:type="simple" xlink:href="https://cloud.google.com/accounts/docs/OAuth2Login"><text:span text:style-name="T18">OAuth 2.0</text:span></text:a>. Follow these <text:a xlink:type="simple" xlink:href="https://cloud.google.com/accounts/docs/OpenID#openid-connect"><text:span text:style-name="T18">instructions</text:span></text:a> to migrate from OpenID to OAuth 2.0.</text:p>
      <text:p text:style-name="P6"><text:line-break/><text:bookmark text:name="PHP_User_authentication_in_PHP"/><text:span text:style-name="T15">User authentication in PHP</text:span></text:p>
      <text:p text:style-name="P20">The following example greets a user who has signed in to the app with a personalized message and a link to sign out. If the user is not signed in, the app offers a link to the sign-in page for Google Accounts, or to the page that requests an OpenID identifier.</text:p>
      <text:p text:style-name="P19"><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17">User</text:span></text:span><text:span text:style-name="Source_20_Text"><text:span text:style-name="T10">;</text:span></text:span></text:p>
      <text:p text:style-name="P44"><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17">UserService</text:span></text:span><text:span text:style-name="Source_20_Text"><text:span text:style-name="T10">;</text:span></text:span></text:p>
      <text:p text:style-name="P44"><text:span text:style-name="Source_20_Text"><text:span text:style-name="T8">$user </text:span></text:span><text:span text:style-name="Source_20_Text"><text:span text:style-name="T10">=</text:span></text:span><text:span text:style-name="Source_20_Text"><text:span text:style-name="T8"> </text:span></text:span><text:span text:style-name="Source_20_Text"><text:span text:style-name="T17">UserService</text:span></text:span><text:span text:style-name="Source_20_Text"><text:span text:style-name="T10">::</text:span></text:span><text:span text:style-name="Source_20_Text"><text:span text:style-name="T8">getCurrentUser</text:span></text:span><text:span text:style-name="Source_20_Text"><text:span text:style-name="T10">();</text:span></text:span></text:p>
      <text:p text:style-name="P44"><text:span text:style-name="Source_20_Text"><text:span text:style-name="T13">if</text:span></text:span><text:span text:style-name="Source_20_Text"><text:span text:style-name="T8"> </text:span></text:span><text:span text:style-name="Source_20_Text"><text:span text:style-name="T10">(</text:span></text:span><text:span text:style-name="Source_20_Text"><text:span text:style-name="T8">isset</text:span></text:span><text:span text:style-name="Source_20_Text"><text:span text:style-name="T10">(</text:span></text:span><text:span text:style-name="Source_20_Text"><text:span text:style-name="T8">$user</text:span></text:span><text:span text:style-name="Source_20_Text"><text:span text:style-name="T10">))</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echo sprintf</text:span></text:span><text:span text:style-name="Source_20_Text"><text:span text:style-name="T10">(</text:span></text:span><text:span text:style-name="Source_20_Text"><text:span text:style-name="T12">'Welcome, %s! (&lt;a href="%s"&gt;sign out&lt;/a&gt;)'</text:span></text:span><text:span text:style-name="Source_20_Text"><text:span text:style-name="T10">,</text:span></text:span></text:p>
      <text:p text:style-name="P44"><text:span text:style-name="Source_20_Text"><text:span text:style-name="T9">               </text:span></text:span><text:span text:style-name="Source_20_Text"><text:span text:style-name="T8">$user</text:span></text:span><text:span text:style-name="Source_20_Text"><text:span text:style-name="T10">-&gt;</text:span></text:span><text:span text:style-name="Source_20_Text"><text:span text:style-name="T8">getNickname</text:span></text:span><text:span text:style-name="Source_20_Text"><text:span text:style-name="T10">(),</text:span></text:span></text:p>
      <text:p text:style-name="P44"><text:span text:style-name="Source_20_Text"><text:span text:style-name="T9">               </text:span></text:span><text:span text:style-name="Source_20_Text"><text:span text:style-name="T17">UserService</text:span></text:span><text:span text:style-name="Source_20_Text"><text:span text:style-name="T10">::</text:span></text:span><text:span text:style-name="Source_20_Text"><text:span text:style-name="T8">createLogoutUrl</text:span></text:span><text:span text:style-name="Source_20_Text"><text:span text:style-name="T10">(</text:span></text:span><text:span text:style-name="Source_20_Text"><text:span text:style-name="T12">'/'</text:span></text:span><text:span text:style-name="Source_20_Text"><text:span text:style-name="T10">));</text:span></text:span></text:p>
      <text:p text:style-name="P44"><text:span text:style-name="Source_20_Text"><text:span text:style-name="T10">}</text:span></text:span><text:span text:style-name="Source_20_Text"><text:span text:style-name="T8"> </text:span></text:span><text:span text:style-name="Source_20_Text"><text:span text:style-name="T13">else</text:span></text:span><text:span text:style-name="Source_20_Text"><text:span text:style-name="T8"> </text:span></text:span><text:span text:style-name="Source_20_Text"><text:span text:style-name="T10">{</text:span></text:span></text:p>
      <text:p text:style-name="P44"><text:span text:style-name="Source_20_Text"><text:span text:style-name="T9">  </text:span></text:span><text:span text:style-name="Source_20_Text"><text:span text:style-name="T8">echo sprintf</text:span></text:span><text:span text:style-name="Source_20_Text"><text:span text:style-name="T10">(</text:span></text:span><text:span text:style-name="Source_20_Text"><text:span text:style-name="T12">'&lt;a href="%s"&gt;Sign in or register&lt;/a&gt;'</text:span></text:span><text:span text:style-name="Source_20_Text"><text:span text:style-name="T10">,</text:span></text:span></text:p>
      <text:p text:style-name="P44"><text:span text:style-name="Source_20_Text"><text:span text:style-name="T9">               </text:span></text:span><text:span text:style-name="Source_20_Text"><text:span text:style-name="T17">UserService</text:span></text:span><text:span text:style-name="Source_20_Text"><text:span text:style-name="T10">::</text:span></text:span><text:span text:style-name="Source_20_Text"><text:span text:style-name="T8">createLoginUrl</text:span></text:span><text:span text:style-name="Source_20_Text"><text:span text:style-name="T10">(</text:span></text:span><text:span text:style-name="Source_20_Text"><text:span text:style-name="T12">'/'</text:span></text:span><text:span text:style-name="Source_20_Text"><text:span text:style-name="T10">));</text:span></text:span></text:p>
      <text:p text:style-name="P44"><text:span text:style-name="Source_20_Text"><text:span text:style-name="T10">}</text:span></text:span></text:p>
      <text:p text:style-name="P16"/>
      <text:p text:style-name="P14"><text:span text:style-name="T1">If your app uses OpenID and the user must sign in, your app will be redirected to the URL</text:span><text:span text:style-name="Source_20_Text"><text:span text:style-name="T7">/_ah/login_required</text:span></text:span><text:span text:style-name="T1">. You must create a page that lets the user sign in using an OpenID identifier. To specify this page, add an entry to your </text:span><text:span text:style-name="Source_20_Text"><text:span text:style-name="T7">app.yaml</text:span></text:span><text:span text:style-name="T1"> file of the following form:</text:span></text:p>
      <text:p text:style-name="P19"><text:span text:style-name="Source_20_Text"><text:span text:style-name="T10">-</text:span></text:span><text:span text:style-name="Source_20_Text"><text:span text:style-name="T8"> url</text:span></text:span><text:span text:style-name="Source_20_Text"><text:span text:style-name="T10">:</text:span></text:span><text:span text:style-name="Source_20_Text"><text:span text:style-name="T8"> </text:span></text:span><text:span text:style-name="Source_20_Text"><text:span text:style-name="T12">/_ah/</text:span></text:span><text:span text:style-name="Source_20_Text"><text:span text:style-name="T8">login_required</text:span></text:span></text:p>
      <text:p text:style-name="P44"><text:span text:style-name="Source_20_Text"><text:span text:style-name="T9">  </text:span></text:span><text:span text:style-name="Source_20_Text"><text:span text:style-name="T8">script</text:span></text:span><text:span text:style-name="Source_20_Text"><text:span text:style-name="T10">:</text:span></text:span><text:span text:style-name="Source_20_Text"><text:span text:style-name="T8"> do_openid_login</text:span></text:span><text:span text:style-name="Source_20_Text"><text:span text:style-name="T10">.</text:span></text:span><text:span text:style-name="Source_20_Text"><text:span text:style-name="T8">app</text:span></text:span></text:p>
      <text:h text:style-name="P28" text:outline-level="3"><text:bookmark-start text:name="__RefHeading__47128_284981503"/><text:bookmark text:name="enforcing_sign_in_and_admin_access_with_if_lang_is_java_webxml_else_appyaml_endif"/>Enforcing sign in and admin access with app.yaml<text:bookmark-end text:name="__RefHeading__47128_284981503"/></text:h>
      <text:p text:style-name="P21"><text:span text:style-name="T1">If you have pages that require the user to be signed in in order to access, you can configure the handlers for those pages to require user sign-in with the </text:span><text:span text:style-name="Source_20_Text"><text:span text:style-name="T7">app.yaml</text:span></text:span><text:span text:style-name="T1"> file. If a user accesses a URL configured to require sign-in and the user is not signed in, App Engine redirects the user to the appropriate sign-in page (when Google Accounts or Google Apps is used) or to </text:span><text:span text:style-name="Source_20_Text"><text:span text:style-name="T7">/_ah/login_required</text:span></text:span><text:span text:style-name="T1"> (when OpenID is used), then directs the user back to your app's URL after signing in or registering successfully.</text:span></text:p>
      <text:p text:style-name="P15">The handler configuration can also require that the user be a registered administrator for the application. This makes it easy to build administrator-only sections of the site, without having to implement a separate authorization mechanism.</text:p>
      <text:p text:style-name="P16"><text:span text:style-name="T1">To learn how to configure authentication for URLs, see </text:span><text:a xlink:type="simple" xlink:href="https://cloud.google.com/appengine/docs/php/config/appconfig#PHP_app_yaml_Requiring_login_or_administrator_status"><text:span text:style-name="T5">Configuring a PHP App: Requiring Login or Administrator Status</text:span></text:a><text:span text:style-name="T1">.</text:span></text:p>
      <text:h text:style-name="P26" text:outline-level="2"><text:bookmark-start text:name="__RefHeading__47130_284981503"/><text:bookmark text:name="PHP_Authentication_options"/>Authentication options<text:bookmark-end text:name="__RefHeading__47130_284981503"/></text:h>
      <text:p text:style-name="P20">Your app can authenticate users using any one of 3 options:</text:p>
      <text:list xml:id="list8295099656207603568" text:style-name="L33">
        <text:list-item>
          <text:p text:style-name="P93">A Google Account</text:p>
        </text:list-item>
        <text:list-item>
          <text:p text:style-name="P93">An account on your Google Apps domain</text:p>
        </text:list-item>
        <text:list-item>
          <text:p text:style-name="P93">An OpenID identifier</text:p>
        </text:list-item>
      </text:list>
      <text:h text:style-name="P28" text:outline-level="3"/>
      <text:h text:style-name="P29" text:outline-level="3"><text:bookmark-start text:name="__RefHeading__47132_284981503"/><text:bookmark text:name="about_openid"/>About OpenID<text:bookmark-end text:name="__RefHeading__47132_284981503"/></text:h>
      <text:p text:style-name="P21"><text:span text:style-name="T1">OpenID is an open technology used for authenticating users across various web services. When a user creates an account on a service that acts as an </text:span><text:span text:style-name="Emphasis"><text:span text:style-name="T3">OpenID provider</text:span></text:span><text:span text:style-name="T1">, the user can then use a unique URL to that service as an OpenID identifier to sign in to any other service, known as an </text:span><text:span text:style-name="Emphasis"><text:span text:style-name="T3">OpenID relying party</text:span></text:span><text:span text:style-name="T1">, that allows OpenID sign-ins. For instance, if example.com is an OpenID provider, you can create an account on example.com, then use a URL given to you by that site that uniquely identifies you (such as </text:span><text:span text:style-name="Source_20_Text"><text:span text:style-name="T7">yourname.example.com</text:span></text:span><text:span text:style-name="T1"> or</text:span><text:span text:style-name="Source_20_Text"><text:span text:style-name="T7">http://example.com/openid/yourname</text:span></text:span><text:span text:style-name="T1">) to sign in to sites that are OpenID relying parties.</text:span></text:p>
      <text:p text:style-name="P15">If you set up your App Engine app to use OpenID for signing in, your app becomes an OpenID relying party. In other words, your app does not provide OpenID identifiers, but it requires them for sign in.</text:p>
      <text:p text:style-name="P16"><text:span text:style-name="T1">OpenID is one example of a type of authentication called </text:span><text:span text:style-name="Emphasis"><text:span text:style-name="T3">Federated Login</text:span></text:span><text:span text:style-name="T1">. Federated Login refers to any service that allows users to create a single ID or account and use it to authenticate with various services. OpenID is the only Federated Login supported by the Users service.</text:span></text:p>
      <text:p text:style-name="P16"><text:span text:style-name="T1">App Engine does not provide a user interface API for OpenID sign-in. Your OpenID sign-in user interface must allow the user to enter a URL that serves as an OpenID identifier. You might also include a pop-up menu listing the domain names of popular OpenID providers, along with a box for the user to type the unique part of the URL. For more information on the user interface for OpenID sign-in, see </text:span><text:a xlink:type="simple" xlink:href="http://sites.google.com/site/oauthgoog/UXFedLogin/summary"><text:span text:style-name="T5">User Experience summary for Federated Login</text:span></text:a><text:span text:style-name="T1">.</text:span></text:p>
      <text:p text:style-name="P6"><text:span text:style-name="Strong_20_Emphasis">Note:</text:span> App Engine does not support OpenID Attribute Exchange.</text:p>
      <text:h text:style-name="P28" text:outline-level="3"><text:bookmark-start text:name="__RefHeading__47134_284981503"/><text:bookmark text:name="choosing_an_authentication_option"/>Choosing an authentication option<text:bookmark-end text:name="__RefHeading__47134_284981503"/></text:h>
      <text:p text:style-name="P20">When you create your app, you choose the authentication option you want to use. By default, your app will use Google Accounts for authentication. To choose one of the other options, click Edit in the Authentication Options box. You'll then see the following:</text:p>
      <text:p text:style-name="P24"><draw:frame draw:style-name="fr3" draw:name="Imagen17" text:anchor-type="as-char" svg:width="18.785cm" svg:height="5.503cm" draw:z-index="0"><draw:image xlink:href="https://cloud.google.com/appengine/docs/images/authoptions.png" xlink:type="simple" xlink:show="embed" xlink:actuate="onLoad"/></draw:frame></text:p>
      <text:p text:style-name="P15"><text:soft-page-break/>Choose the option you want to use. Note that once you have created your app, your options for changing the authentication option are limited. In particular, you can only switch between Google Accounts and OpenID (Federated Login). If you do switch, user data in your datastore and user IDs are preserved and are still valid. Note that even if your app was written before OpenID support was added to App Engine, you can still switch to OpenID and access users' pre-existing data.</text:p>
      <text:p text:style-name="P15">If you switch your app's authentication from Google Accounts to OpenID, your existing users can sign in to your app by using google.com as their OpenID provider.</text:p>
      <text:p text:style-name="P15">To switch your app's authentication option from Google Accounts or OpenID, go to the Admin Console, click Application Settings, and choose the option you want from the Authentication Options menu. Be sure to click Save Settings.</text:p>
      <text:p text:style-name="P6"><text:line-break/><text:bookmark text:name="PHP_Signing_in_and_out"/><text:span text:style-name="T15">Signing in and out</text:span></text:p>
      <text:p text:style-name="P20">An application can detect whether a user has signed in to the app with your app's chosen authentication option. If the user is not signed in, the app can direct the user to Google Accounts to sign in or create a new Google account, or to an OpenID sign-in page. The app gets the URL for the sign-in page by calling a method of the Users API. The app can display this URL as a link, or it can issue an HTTP redirect to the URL when the user visits a page that requires authentication.</text:p>
      <text:p text:style-name="P16"><text:span text:style-name="T1">If your app uses Google Accounts or Google Apps for authentication, the name of your application appears on the sign-in page when the user signs in to your application, using the application name you chose when registering the application. You can change your application name in the "Application Settings" section of </text:span><text:a xlink:type="simple" xlink:href="https://cloud.google.com/appengine/docs/adminconsole/index"><text:span text:style-name="T5">the Admin Console</text:span></text:a><text:span text:style-name="T1">.</text:span></text:p>
      <text:p text:style-name="P15">If your app uses OpenID, the sign-in page displays the hostname instead of the app name.</text:p>
      <text:p text:style-name="P15">Once the user has signed in or created a Google account, the user is redirected back to your application. The app provides the redirect URL to the method that generates the sign-in URL.</text:p>
      <text:p text:style-name="P15">The Users API includes a method to generate a URL for signing out of the app. The sign-out URL de-authenticates the user from the app, then redirects back to the app's URL without displaying anything.</text:p>
      <text:p text:style-name="P15">A user is not signed in to an application until she is prompted to do so by the app and enters her account's email address and password, or OpenID identifier. This is true even if the user has signed in to other applications using her Google Account.</text:p>
      <text:h text:style-name="P26" text:outline-level="2"><text:bookmark-start text:name="__RefHeading__47136_284981503"/><text:bookmark text:name="PHP_Accessing_account_information"/><text:soft-page-break/>Accessing account information<text:bookmark-end text:name="__RefHeading__47136_284981503"/></text:h>
      <text:p text:style-name="P20">While a user is signed in to an app, the app can access the account's email address or OpenID identifier for every request the user makes to the app. The app can also access a user ID that identifies the user uniquely, even if the user changes the email address for her account.</text:p>
      <text:p text:style-name="P15">The app can also determine whether the current user is an administrator (a "developer") for the app. You can use this feature to build administrative features for the app, even if you don't authenticate other users. The Go, Java, PHP and Python APIs make it easy to configure URLs as "administrator only".</text:p>
      <text:p text:style-name="P6"><text:span text:style-name="Strong_20_Emphasis">Note:</text:span> Every user has the same user ID for all App Engine applications. If your app uses the user ID in public data, such as by including it in a URL parameter, you should use a hash algorithm with a "salt" value added to obscure the ID. Exposing raw IDs could allow someone to associate a user's activity in one app with that in another, or get the user's email address by coercing the user to sign in to another app.</text:p>
      <text:h text:style-name="P26" text:outline-level="2"><text:bookmark-start text:name="__RefHeading__47138_284981503"/><text:bookmark text:name="PHP_Google_accounts_and_the_development_server"/>Google accounts and the development server<text:bookmark-end text:name="__RefHeading__47138_284981503"/></text:h>
      <text:p text:style-name="P20">The development server simulates the Google Accounts system using a dummy sign-in screen. When your application calls the Users API to get the URL for the sign-in screen, the API returns a special development server URL that prompts for an email address, but no password. You can type any email address into this prompt, and the app will behave as if you are signed in with an account with that address.</text:p>
      <text:p text:style-name="P15">The dummy sign-in screen also includes a checkbox that indicates whether the dummy account is an administrator. If you check this box, the app will behave as if you are signed in using an administrator account.</text:p>
      <text:p text:style-name="P15">Similarly, the Users API returns a sign-out URL that cancels the dummy sign-in.</text:p>
      <text:p text:style-name="P15">The unique ID for a User object in the development server is calculated from the email address. Two unique email addresses always represent two unique users in the development server.</text:p>
      <text:h text:style-name="P35" text:outline-level="1"/>
      <text:h text:style-name="P33" text:outline-level="1"><text:bookmark-start text:name="__RefHeading__47140_284981503"/>User Objects<text:bookmark-end text:name="__RefHeading__47140_284981503"/></text:h>
      <text:p text:style-name="P16"><text:span text:style-name="T1">An instance of the </text:span><text:a xlink:type="simple" xlink:href="https://cloud.google.com/appengine/docs/php/refdocs/files/google.appengine.api.users.User"><text:span text:style-name="T5">User</text:span></text:a><text:span text:style-name="T1"> class represents a user. User instances are unique and comparable. If two instances are equal, then they represent the same user.</text:span></text:p>
      <text:p text:style-name="P16"><text:span text:style-name="T1">The application can access the User instance for the current user by calling the</text:span><text:a xlink:type="simple" xlink:href="https://cloud.google.com/appengine/docs/php/refdocs/files/google.appengine.api.users.UserService#%5Cgoogle%5Cappengine%5Capi%5Cusers%5CUserService::getCurrentUser()"><text:span text:style-name="Source_20_Text"><text:span text:style-name="T6">UserService::getCurrentUser()</text:span></text:span></text:a><text:span text:style-name="T1"> function.</text:span></text:p>
      <text:p text:style-name="P18"><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text:span><text:span text:style-name="T27">;</text:span></text:p>
      <text:p text:style-name="P41"><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Service</text:span><text:span text:style-name="T27">;</text:span></text:p>
      <text:p text:style-name="P41"><text:span text:style-name="T25">$user </text:span><text:span text:style-name="T27">=</text:span><text:span text:style-name="T25"> </text:span><text:span text:style-name="T29">UserService</text:span><text:span text:style-name="T27">::</text:span><text:span text:style-name="T25">getCurrentUser</text:span><text:span text:style-name="T27">();</text:span></text:p>
      <text:p text:style-name="P41"><text:span text:style-name="T23">if</text:span><text:span text:style-name="T25"> </text:span><text:span text:style-name="T27">(!</text:span><text:span text:style-name="T25">isset</text:span><text:span text:style-name="T27">(</text:span><text:span text:style-name="T25">$user</text:span><text:span text:style-name="T27">))</text:span><text:span text:style-name="T25"> </text:span><text:span text:style-name="T27">{</text:span></text:p>
      <text:p text:style-name="P42"><text:span text:style-name="T25">  </text:span><text:span text:style-name="T31">// The user is not logged in</text:span></text:p>
      <text:p text:style-name="P41"><text:span text:style-name="T27">}</text:span><text:span text:style-name="T25"> </text:span><text:span text:style-name="T23">else</text:span><text:span text:style-name="T25"> </text:span><text:span text:style-name="T27">{</text:span></text:p>
      <text:p text:style-name="P42"><text:span text:style-name="T25">  </text:span><text:span text:style-name="T26">echo </text:span><text:span text:style-name="T33">'Hello, '</text:span><text:span text:style-name="T26"> </text:span><text:span text:style-name="T28">.</text:span><text:span text:style-name="T26"> $user</text:span><text:span text:style-name="T28">-&gt;</text:span><text:span text:style-name="T26">getNickname</text:span><text:span text:style-name="T28">();</text:span></text:p>
      <text:p text:style-name="P43">}</text:p>
      <text:p text:style-name="P16"><text:span text:style-name="T1">You can use the </text:span><text:span text:style-name="Source_20_Text"><text:span text:style-name="T7">UserService::getCurrentUser()</text:span></text:span><text:span text:style-name="T1"> function no matter which authentication option your app uses.</text:span></text:p>
      <text:p text:style-name="P15">A User instance can be also constructed from an email address:</text:p>
      <text:p text:style-name="P18"><text:span text:style-name="T25">$user </text:span><text:span text:style-name="T27">=</text:span><text:span text:style-name="T25"> </text:span><text:span text:style-name="T23">new</text:span><text:span text:style-name="T25"> </text:span><text:span text:style-name="T29">User</text:span><text:span text:style-name="T27">(</text:span><text:span text:style-name="T32">"Albert.Johnson@example.com"</text:span><text:span text:style-name="T27">);</text:span></text:p>
      <text:p text:style-name="P16"><text:span text:style-name="T1">Or, if you have a </text:span><text:span text:style-name="Source_20_Text"><text:span text:style-name="T7">federated_identity</text:span></text:span><text:span text:style-name="T1">, you can use it to create a User instance:</text:span></text:p>
      <text:p text:style-name="P18"><text:span text:style-name="T25">$user </text:span><text:span text:style-name="T27">=</text:span><text:span text:style-name="T25"> </text:span><text:span text:style-name="T23">new</text:span><text:span text:style-name="T25"> </text:span><text:span text:style-name="T29">User</text:span><text:span text:style-name="T27">(</text:span><text:span text:style-name="T23">null</text:span><text:span text:style-name="T27">,</text:span><text:span text:style-name="T25"> </text:span><text:span text:style-name="T32">"http://example.com/id/ajohnson"</text:span><text:span text:style-name="T27">);</text:span></text:p>
      <text:p text:style-name="P16"><text:span text:style-name="T1">If the </text:span><text:a xlink:type="simple" xlink:href="https://cloud.google.com/appengine/docs/php/refdocs/files/google.appengine.api.users.User#%5Cgoogle%5Cappengine%5Capi%5Cusers%5CUser::__construct()"><text:span text:style-name="Source_20_Text"><text:span text:style-name="T6">User::__construct()</text:span></text:span></text:a><text:span text:style-name="T1"> is called with an email address that does not correspond with a valid Google account, the object will be created but it will not correspond with a real Google account. This will be the case even if someone creates a Google account with the given email address after the object is stored. A User value with an email address that does not represent a Google account at the time it is created will never match a User value that represents a real user.</text:span></text:p>
      <text:p text:style-name="P16"><text:soft-page-break/><text:span text:style-name="T1">The User object for a valid user can provide a unique ID value for the user that stays the same even if the user changes her email address. The </text:span><text:a xlink:type="simple" xlink:href="https://cloud.google.com/appengine/docs/php/refdocs/files/google.appengine.api.users.User#%5Cgoogle%5Cappengine%5Capi%5Cusers%5CUser::getUserId()"><text:span text:style-name="Source_20_Text"><text:span text:style-name="T6">getUserId()</text:span></text:span></text:a><text:span text:style-name="T1"> method returns this ID, a </text:span><text:span text:style-name="Source_20_Text"><text:span text:style-name="T7">string</text:span></text:span><text:span text:style-name="T1"> value.</text:span></text:p>
      <text:p text:style-name="P15">The User object has the same form no matter which method of authentication your app uses. If you switch authentication options from Google Accounts to OpenID, existing User objects in the datastore are still valid.</text:p>
      <text:p text:style-name="P6"/>
      <text:h text:style-name="P33" text:outline-level="1"><text:bookmark-start text:name="__RefHeading__47142_284981503"/>Login URLs<text:bookmark-end text:name="__RefHeading__47142_284981503"/></text:h>
      <text:p text:style-name="P15">The Users API provides functions for constructing URLs that allow the user to sign in or sign out, then be redirected back to your application.</text:p>
      <text:p text:style-name="P16"><text:span text:style-name="Source_20_Text"><text:span text:style-name="T7">UserService::createLoginUrl()</text:span></text:span><text:span text:style-name="T1"> and </text:span><text:span text:style-name="Source_20_Text"><text:span text:style-name="T7">UserService::createLogoutUrl()</text:span></text:span><text:span text:style-name="T1"> each take a destination URL for the application, and return a URL for signing in or signing out that redirects back to the given URL afterward.</text:span></text:p>
      <text:p text:style-name="P16"><text:span text:style-name="Source_20_Text"><text:span text:style-name="T7">UserService::createLoginUrl()</text:span></text:span><text:span text:style-name="T1"> also takes an optional OpenID identifier argument,</text:span><text:span text:style-name="Source_20_Text"><text:span text:style-name="T7">federated_identity</text:span></text:span><text:span text:style-name="T1">, which you can use if your app is set to support OpenID. By default, the</text:span><text:span text:style-name="Source_20_Text"><text:span text:style-name="T7">federated_identity</text:span></text:span><text:span text:style-name="T1"> argument uses Google's OpenID provider service.</text:span></text:p>
      <text:p text:style-name="P18"><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text:span><text:span text:style-name="T27">;</text:span></text:p>
      <text:p text:style-name="P41"><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Service</text:span><text:span text:style-name="T27">;</text:span></text:p>
      <text:p text:style-name="P41"><text:span text:style-name="T25">$user </text:span><text:span text:style-name="T27">=</text:span><text:span text:style-name="T25"> </text:span><text:span text:style-name="T29">UserService</text:span><text:span text:style-name="T27">::</text:span><text:span text:style-name="T25">getCurrentUser</text:span><text:span text:style-name="T27">();</text:span></text:p>
      <text:p text:style-name="P41"><text:span text:style-name="T23">if</text:span><text:span text:style-name="T25"> </text:span><text:span text:style-name="T27">(</text:span><text:span text:style-name="T25">isset</text:span><text:span text:style-name="T27">(</text:span><text:span text:style-name="T25">$user</text:span><text:span text:style-name="T27">))</text:span><text:span text:style-name="T25"> </text:span><text:span text:style-name="T27">{</text:span></text:p>
      <text:p text:style-name="P42"><text:span text:style-name="T25">  </text:span><text:span text:style-name="T26">echo sprintf</text:span><text:span text:style-name="T28">(</text:span><text:span text:style-name="T33">'Welcome, %s! (&lt;a href="%s"&gt;sign out&lt;/a&gt;)'</text:span><text:span text:style-name="T28">,</text:span></text:p>
      <text:p text:style-name="P42"><text:span text:style-name="T25">               </text:span><text:span text:style-name="T26">$user</text:span><text:span text:style-name="T28">-&gt;</text:span><text:span text:style-name="T26">getNickname</text:span><text:span text:style-name="T28">(),</text:span></text:p>
      <text:p text:style-name="P42"><text:span text:style-name="T25">               </text:span><text:span text:style-name="T30">UserService</text:span><text:span text:style-name="T28">::</text:span><text:span text:style-name="T26">createLogoutUrl</text:span><text:span text:style-name="T28">(</text:span><text:span text:style-name="T33">'/'</text:span><text:span text:style-name="T28">));</text:span></text:p>
      <text:p text:style-name="P41"><text:span text:style-name="T27">}</text:span><text:span text:style-name="T25"> </text:span><text:span text:style-name="T23">else</text:span><text:span text:style-name="T25"> </text:span><text:span text:style-name="T27">{</text:span></text:p>
      <text:p text:style-name="P42"><text:span text:style-name="T25">  </text:span><text:span text:style-name="T26">echo sprintf</text:span><text:span text:style-name="T28">(</text:span><text:span text:style-name="T33">'&lt;a href="%s"&gt;Sign in or register&lt;/a&gt;'</text:span><text:span text:style-name="T28">,</text:span></text:p>
      <text:p text:style-name="P42"><text:span text:style-name="T25">               </text:span><text:span text:style-name="T30">UserService</text:span><text:span text:style-name="T28">::</text:span><text:span text:style-name="T26">createLoginUrl</text:span><text:span text:style-name="T28">(</text:span><text:span text:style-name="T33">'/'</text:span><text:span text:style-name="T28">));</text:span></text:p>
      <text:p text:style-name="P43">}</text:p>
      <text:p text:style-name="P16"><text:span text:style-name="T1">The development web server simulates Google Accounts using its own sign-in and sign-out facilities. When you sign in to your application on the development web server, the server prompts you for an email address to use for the session. See </text:span><text:a xlink:type="simple" xlink:href="https://cloud.google.com/appengine/docs/php/tools/devserver"><text:span text:style-name="T5">The Development Web Server</text:span></text:a><text:span text:style-name="T1"> for more information.</text:span></text:p>
      <text:p text:style-name="P17"><text:span text:style-name="T2">Tip:</text:span><text:span text:style-name="T1"> An easy way to restrict access to a part of your application to signed in users is to use the </text:span><text:span text:style-name="Source_20_Text"><text:span text:style-name="T7">login: required</text:span></text:span><text:span text:style-name="T1"> configuration element for the URL handler. See </text:span><text:a xlink:type="simple" xlink:href="https://cloud.google.com/appengine/docs/php/config/appconfig"><text:span text:style-name="T5">Configuring an App</text:span></text:a><text:span text:style-name="T1">.</text:span></text:p>
      <text:p text:style-name="P6"/>
      <text:h text:style-name="P33" text:outline-level="1"><text:bookmark-start text:name="__RefHeading__47144_284981503"/>Admin Users<text:bookmark-end text:name="__RefHeading__47144_284981503"/></text:h>
      <text:p text:style-name="P16"><text:span text:style-name="T1">An application can test whether the currently signed-in user is a registered administrator for the application. An administrator is a user who can access </text:span><text:a xlink:type="simple" xlink:href="https://cloud.google.com/appengine/docs/adminconsole/index"><text:span text:style-name="T5">the Administration Console</text:span></text:a><text:span text:style-name="T1"> for the application. You can use the Administration Console to manage which users have administrator status.</text:span></text:p>
      <text:p text:style-name="P16"><text:span text:style-name="T1">The function UserService::isCurrentUserAdmin() returns </text:span><text:span text:style-name="Source_20_Text"><text:span text:style-name="T7">True</text:span></text:span><text:span text:style-name="T1"> if the current user is an administrator for the application.</text:span></text:p>
      <text:p text:style-name="P18"><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text:span><text:span text:style-name="T27">;</text:span></text:p>
      <text:p text:style-name="P41"><text:span text:style-name="T23">use</text:span><text:span text:style-name="T25"> google</text:span><text:span text:style-name="T27">\</text:span><text:span text:style-name="T25">appengine</text:span><text:span text:style-name="T27">\</text:span><text:span text:style-name="T25">api</text:span><text:span text:style-name="T27">\</text:span><text:span text:style-name="T25">users</text:span><text:span text:style-name="T27">\</text:span><text:span text:style-name="T29">UserService</text:span><text:span text:style-name="T27">;</text:span></text:p>
      <text:p text:style-name="P41"><text:span text:style-name="T25">$user </text:span><text:span text:style-name="T27">=</text:span><text:span text:style-name="T25"> </text:span><text:span text:style-name="T29">UserService</text:span><text:span text:style-name="T27">::</text:span><text:span text:style-name="T25">getCurrentUser</text:span><text:span text:style-name="T27">();</text:span></text:p>
      <text:p text:style-name="P41"><text:span text:style-name="T23">if</text:span><text:span text:style-name="T25"> </text:span><text:span text:style-name="T27">(</text:span><text:span text:style-name="T25">isset</text:span><text:span text:style-name="T27">(</text:span><text:span text:style-name="T25">$user</text:span><text:span text:style-name="T27">))</text:span><text:span text:style-name="T25"> </text:span><text:span text:style-name="T27">{</text:span></text:p>
      <text:p text:style-name="P42"><text:span text:style-name="T25">  </text:span><text:span text:style-name="T26">echo </text:span><text:span text:style-name="T33">'Welcome, '</text:span><text:span text:style-name="T26"> </text:span><text:span text:style-name="T28">.</text:span><text:span text:style-name="T26"> $user</text:span><text:span text:style-name="T28">-&gt;</text:span><text:span text:style-name="T26">getNickname</text:span><text:span text:style-name="T28">();</text:span></text:p>
      <text:p text:style-name="P42"><text:span text:style-name="T25">  </text:span><text:span text:style-name="T24">if</text:span><text:span text:style-name="T26"> </text:span><text:span text:style-name="T28">(</text:span><text:span text:style-name="T30">UserService</text:span><text:span text:style-name="T28">::</text:span><text:span text:style-name="T26">isCurrentUserAdmin</text:span><text:span text:style-name="T28">())</text:span><text:span text:style-name="T26"> </text:span><text:span text:style-name="T28">{</text:span></text:p>
      <text:p text:style-name="P42"><text:span text:style-name="T25">    </text:span><text:span text:style-name="T26">echo </text:span><text:span text:style-name="T33">'Go to admin area'</text:span><text:span text:style-name="T28">;</text:span></text:p>
      <text:p text:style-name="P42"><text:span text:style-name="T25">  </text:span><text:span text:style-name="T28">}</text:span></text:p>
      <text:p text:style-name="P43">}</text:p>
      <text:p text:style-name="P17"><text:span text:style-name="T2">Tip:</text:span><text:span text:style-name="T1"> An easy way to restrict access to a part of your application to administrators is to use the </text:span><text:span text:style-name="Source_20_Text"><text:span text:style-name="T7">login: admin</text:span></text:span><text:span text:style-name="T1"> configuration element for the URL handler. See </text:span><text:a xlink:type="simple" xlink:href="https://cloud.google.com/appengine/docs/php/config/appconfig"><text:span text:style-name="T5">Configuring an App</text:span></text:a><text:span text:style-name="T1">.</text:span></text:p>
      <text:p text:style-name="P6"/>
      <text:h text:style-name="P33" text:outline-level="1"><text:bookmark-start text:name="__RefHeading__47146_284981503"/>Task Queue PHP API Overview<text:bookmark-end text:name="__RefHeading__47146_284981503"/></text:h>
      <text:p text:style-name="P6"><text:span text:style-name="T1">With the Task Queue API, applications can perform work outside of a user request, initiated by a user request. If an app needs to execute some background work, it can use the Task Queue API to organize that work into small, discrete units, called </text:span><text:a xlink:type="simple" xlink:href="https://cloud.google.com/appengine/docs/php/taskqueue/#PHP_Task_concepts"><text:span text:style-name="T5">tasks</text:span></text:a><text:span text:style-name="T1">. The app adds tasks to </text:span><text:a xlink:type="simple" xlink:href="https://cloud.google.com/appengine/docs/php/taskqueue/#PHP_Queue_concepts"><text:span text:style-name="T5">task queues</text:span></text:a><text:span text:style-name="T4"> </text:span><text:span text:style-name="T1">to be executed later.</text:span></text:p>
      <text:p text:style-name="P9"><text:span text:style-name="Strong_20_Emphasis">Warning:</text:span> There is currently no support for pull queues or the REST API in the PHP runtime for Google App Engine.</text:p>
      <text:p text:style-name="P6"><text:line-break/><text:bookmark text:name="PHP_Queue_concepts"/><text:span text:style-name="T15">Task Queue concepts</text:span></text:p>
      <text:p text:style-name="P21"><text:span text:style-name="T1">Tasks queues are an efficient and powerful tool for background processing; they allow your application to define tasks, add them to a queue, and then use the queue to process them in aggregate. You name queues and </text:span><text:a xlink:type="simple" xlink:href="https://cloud.google.com/appengine/docs/php/config/queue"><text:span text:style-name="T5">configure their properties</text:span></text:a><text:span text:style-name="T1"> in a configuration file named </text:span><text:span text:style-name="Source_20_Text"><text:span text:style-name="T7">queue.yaml</text:span></text:span><text:span text:style-name="T1">. A queue can be one of two types—</text:span><text:span text:style-name="Emphasis"><text:span text:style-name="T3">push</text:span></text:span><text:span text:style-name="T1"> or </text:span><text:span text:style-name="Emphasis"><text:span text:style-name="T3">pull</text:span></text:span><text:span text:style-name="T1">—based on your needs.</text:span></text:p>
      <text:p text:style-name="P16"><text:span text:style-name="T1">Push queues function only within the App Engine environment. These queues are the best choice for applications whose tasks work only with App Engine tools and services. With push queues, you simply configure a queue and add tasks to it. App Engine handles the rest. Push queues are easier to implement, but are restricted to use within App Engine. For more information about push queues and examples of how to use them, see </text:span><text:a xlink:type="simple" xlink:href="https://cloud.google.com/appengine/docs/php/taskqueue/overview-push"><text:span text:style-name="T5">Using Push Queues</text:span></text:a><text:span text:style-name="T1">.</text:span></text:p>
      <text:p text:style-name="P15">In summary, push queues allow you to process tasks within App Engine at a steady rate and App Engine scales computing resources according to the number of tasks in your queue.</text:p>
      <text:h text:style-name="P28" text:outline-level="3"><text:bookmark-start text:name="__RefHeading__47148_284981503"/><text:bookmark text:name="PHP_The_default_queue"/>The default queue<text:bookmark-end text:name="__RefHeading__47148_284981503"/></text:h>
      <text:p text:style-name="P20">For convenience, App Engine provides a default push queue for each application (there is no default pull queue). If you do not name a queue for a task, App Engine automatically inserts it into the default queue. You can use this queue immediately without any additional configuration. All modules and versions of the same application share the same default task queue.</text:p>
      <text:p text:style-name="P16"><text:span text:style-name="T1">The default queue is preconfigured with a throughput rate of 5 task invocations per second. If you want to change the preconfigured settings, simply define a queue named </text:span><text:span text:style-name="Source_20_Text"><text:span text:style-name="T7">default</text:span></text:span><text:span text:style-name="T1"> in </text:span><text:span text:style-name="Source_20_Text"><text:span text:style-name="T7">queue.yaml</text:span></text:span><text:span text:style-name="T1">. Code may always insert new tasks into the default queue, but if you wish to disable execution of these tasks, you may do so by clicking the Pause Queue button in the </text:span><text:span text:style-name="Strong_20_Emphasis"><text:span text:style-name="T1">Task Queues</text:span></text:span><text:span text:style-name="T1"> tab of the Administration Console.</text:span></text:p>
      <text:h text:style-name="P28" text:outline-level="3"><text:bookmark-start text:name="__RefHeading__47150_284981503"/><text:bookmark text:name="PHP_Named_queues"/><text:soft-page-break/>Named queues<text:bookmark-end text:name="__RefHeading__47150_284981503"/></text:h>
      <text:p text:style-name="P21"><text:span text:style-name="T1">While the default queue makes it easy to enqueue tasks with no configuration, you can also create custom queues by defining them in </text:span><text:span text:style-name="Source_20_Text"><text:span text:style-name="T7">queue.yaml</text:span></text:span><text:span text:style-name="T1">. Custom queues allow you to more effectively handle task processing by grouping similar types of tasks. You can control the processing rate—and a number of other settings—based specifically on the type of task in each queue.</text:span></text:p>
      <text:p text:style-name="P15">All versions of an application share the same named task queues.</text:p>
      <text:p text:style-name="P16"><text:span text:style-name="T1">For more information about configuring queues in </text:span><text:span text:style-name="Source_20_Text"><text:span text:style-name="T7">queue.yaml</text:span></text:span><text:span text:style-name="T1">, please see </text:span><text:a xlink:type="simple" xlink:href="https://cloud.google.com/appengine/docs/php/config/queue"><text:span text:style-name="T5">Task Queue Configuration</text:span></text:a><text:span text:style-name="T1">.</text:span></text:p>
      <text:p text:style-name="P6"><text:line-break/><text:bookmark text:name="PHP_Task_queues_in_the_Administration_Console"/><text:span text:style-name="T16">Task queues in the Administration Console</text:span></text:p>
      <text:p text:style-name="P16"><text:span text:style-name="T1">You can manage task queues for an application using the </text:span><text:span text:style-name="Strong_20_Emphasis"><text:span text:style-name="T1">Task Queue</text:span></text:span><text:span text:style-name="T1"> tab of the </text:span><text:a xlink:type="simple" xlink:href="https://cloud.google.com/appengine/docs/adminconsole/index"><text:span text:style-name="T5">Administration Console</text:span></text:a><text:span text:style-name="T1">. The </text:span><text:span text:style-name="Strong_20_Emphasis"><text:span text:style-name="T1">Task Queue</text:span></text:span><text:span text:style-name="T1"> tab lists all of the queues in the application. Clicking on a queue name brings up the </text:span><text:span text:style-name="Strong_20_Emphasis"><text:span text:style-name="T1">Task Queue Details</text:span></text:span><text:span text:style-name="T1"> page where you can see all of the tasks scheduled to run in a queue and you can manually delete individual tasks or purge every task from a queue. This is useful if a task in a push queue cannot be completed successfully and is stuck waiting to be retried. You can also pause and resume a queue on this page.</text:span></text:p>
      <text:p text:style-name="P16"><text:span text:style-name="T1">You can view details of individual tasks by clicking the task name from the list of tasks on the </text:span><text:span text:style-name="Strong_20_Emphasis"><text:span text:style-name="T1">Task Queue Details</text:span></text:span><text:span text:style-name="T1">page. This page allows you to debug why a task did not run successfully. You can also see information about the previous run of the task as well as the task's body.</text:span></text:p>
      <text:p text:style-name="P6"><text:line-break/><text:span text:style-name="T2">Important</text:span><text:span text:style-name="T1">: The default queue appears in the Console only after the app has enqueued a task to it for the first time.</text:span></text:p>
      <text:p text:style-name="P6"/>
      <text:p text:style-name="P6"/>
      <text:h text:style-name="P34" text:outline-level="2"><text:bookmark-start text:name="__RefHeading__47152_284981503"/><text:bookmark text:name="PHP_Task_concepts"/>Task concepts<text:bookmark-end text:name="__RefHeading__47152_284981503"/></text:h>
      <text:p text:style-name="P21"><text:span text:style-name="T1">A </text:span><text:span text:style-name="Emphasis"><text:span text:style-name="T3">task</text:span></text:span><text:span text:style-name="T1"> is a unit of work to be performed by the application. Each task is an object of the </text:span><text:a xlink:type="simple" xlink:href="https://cloud.google.com/appengine/docs/php/refdocs/files/google.appengine.api.taskqueue.PushTask"><text:span text:style-name="Source_20_Text"><text:span text:style-name="T6">PushTask</text:span></text:span></text:a><text:span text:style-name="T1"> class. Each Task object contains an endpoint (with a request handler for the task and an optional data payload that parameterizes the task). You can enqueue push tasks to a queue defined in </text:span><text:span text:style-name="Source_20_Text"><text:span text:style-name="T7">queue.yaml</text:span></text:span><text:span text:style-name="T1">.</text:span></text:p>
      <text:h text:style-name="P28" text:outline-level="3"><text:bookmark-start text:name="__RefHeading__47154_284981503"/><text:bookmark text:name="PHP_Task_names"/>Task names<text:bookmark-end text:name="__RefHeading__47154_284981503"/></text:h>
      <text:p text:style-name="P20">You may optionally assign a name to a task. Task names must be unique within a queue. Once a named task is added to a queue, any subsequent attempt to insert another task with the same name into the same queue will fail.</text:p>
      <text:p text:style-name="P15">Note that task names do not provide an absolute guarantee of once-only semantics. In rare cases, multiple calls to create a task of the same name may succeed. It's also possible in exceptional cases for a task to run more than once—even if it was only created once.</text:p>
      <text:p text:style-name="P15">Task names may be up to 500 characters long, and must be a combination of one or more digits, letters a–z, underscores, and/or dashes, satisfying the following regular expression:</text:p>
      <text:p text:style-name="P19"><text:span text:style-name="Source_20_Text"><text:span text:style-name="T10">[</text:span></text:span><text:span text:style-name="Source_20_Text"><text:span text:style-name="T11">0</text:span></text:span><text:span text:style-name="Source_20_Text"><text:span text:style-name="T10">-</text:span></text:span><text:span text:style-name="Source_20_Text"><text:span text:style-name="T11">9a</text:span></text:span><text:span text:style-name="Source_20_Text"><text:span text:style-name="T10">-</text:span></text:span><text:span text:style-name="Source_20_Text"><text:span text:style-name="T8">zA</text:span></text:span><text:span text:style-name="Source_20_Text"><text:span text:style-name="T10">-</text:span></text:span><text:span text:style-name="Source_20_Text"><text:span text:style-name="T8">Z</text:span></text:span><text:span text:style-name="Source_20_Text"><text:span text:style-name="T10">\-\</text:span></text:span><text:span text:style-name="Source_20_Text"><text:span text:style-name="T8">_</text:span></text:span><text:span text:style-name="Source_20_Text"><text:span text:style-name="T10">]+</text:span></text:span></text:p>
      <text:p text:style-name="P15">If a push task is created successfully, it will eventually be deleted (at most seven days after the task successfully executes). Once deleted, its name can be reused.</text:p>
      <text:p text:style-name="P15">If a pull task is created successfully, your application needs to delete the task after processing. The system may take up to seven days to recognize that a task has been deleted; during this time, the task name remains unavailable. Attempting to create another task during this time with the same name will result in an "item exists" error. The system offers no method to determine if deleted task names are still in the system. To avoid these issues, we recommend that you let App Engine generate the task name automatically.</text:p>
      <text:p text:style-name="P6"/>
      <text:h text:style-name="P32" text:outline-level="1"><text:bookmark-start text:name="__RefHeading__47156_284981503"/>Using Push Queues in PHP<text:bookmark-end text:name="__RefHeading__47156_284981503"/></text:h>
      <text:p text:style-name="P25"><text:span text:style-name="T1">In App Engine push queues, a </text:span><text:span text:style-name="Emphasis"><text:span text:style-name="T3">task</text:span></text:span><text:span text:style-name="T4"> </text:span><text:span text:style-name="T1">is a unit of work to be performed by the application.</text:span></text:p>
      <text:h text:style-name="P37" text:outline-level="2"><text:bookmark-start text:name="__RefHeading__47158_284981503"/><text:bookmark text:name="PHP_Using_push_queues"/>Using push queues<text:bookmark-end text:name="__RefHeading__47158_284981503"/></text:h>
      <text:p text:style-name="P21"><text:span text:style-name="T1">A PHP app sets up queues using a configuration file named </text:span><text:span text:style-name="Source_20_Text"><text:span text:style-name="T7">queue.yaml</text:span></text:span><text:span text:style-name="T1"> (see </text:span><text:a xlink:type="simple" xlink:href="https://cloud.google.com/appengine/docs/php/config/queue"><text:span text:style-name="T5">PHP Task Queue Configuration</text:span></text:a><text:span text:style-name="T1">). If an app does not have a </text:span><text:span text:style-name="Source_20_Text"><text:span text:style-name="T7">queue.yaml</text:span></text:span><text:span text:style-name="T1"> file, it has a queue named </text:span><text:span text:style-name="Source_20_Text"><text:span text:style-name="T7">default</text:span></text:span><text:span text:style-name="T1"> with some default settings.</text:span></text:p>
      <text:p text:style-name="P16"><text:span text:style-name="T1">To enqueue a task, create a </text:span><text:a xlink:type="simple" xlink:href="https://cloud.google.com/appengine/docs/php/refdocs/files/google.appengine.api.taskqueue.PushTask"><text:span text:style-name="T5">PushTask</text:span></text:a><text:span text:style-name="T1"> object and call its </text:span><text:span text:style-name="Source_20_Text"><text:span text:style-name="T7">add()</text:span></text:span><text:span text:style-name="T1"> method. You can add to a queue specified in</text:span><text:span text:style-name="Source_20_Text"><text:span text:style-name="T7">queue.yaml</text:span></text:span><text:span text:style-name="T1"> by supplying a queue name argument to </text:span><text:span text:style-name="Source_20_Text"><text:span text:style-name="T7">add()</text:span></text:span><text:span text:style-name="T1">. Alternatively, calling </text:span><text:span text:style-name="Source_20_Text"><text:span text:style-name="T7">add()</text:span></text:span><text:span text:style-name="T1"> with no arguments will add the task to the default queue.</text:span></text:p>
      <text:p text:style-name="P16"><text:span text:style-name="T1">The following code creates a task that will be sent as a POST request to the </text:span><text:span text:style-name="Source_20_Text"><text:span text:style-name="T7">/worker</text:span></text:span><text:span text:style-name="T1"> handler of the application. The task contains name and action data, and will be processed by the default queue:</text:span></text:p>
      <text:p text:style-name="P19"><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taskqueue</text:span></text:span><text:span text:style-name="Source_20_Text"><text:span text:style-name="T10">\</text:span></text:span><text:span text:style-name="Source_20_Text"><text:span text:style-name="T17">PushTask</text:span></text:span><text:span text:style-name="Source_20_Text"><text:span text:style-name="T10">;</text:span></text:span></text:p>
      <text:p text:style-name="P44"><text:span text:style-name="Source_20_Text"><text:span text:style-name="T8">$task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PushTask</text:span></text:span><text:span text:style-name="Source_20_Text"><text:span text:style-name="T10">(</text:span></text:span><text:span text:style-name="Source_20_Text"><text:span text:style-name="T12">'/worker.php'</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12">'name'</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john doe'</text:span></text:span><text:span text:style-name="Source_20_Text"><text:span text:style-name="T10">,</text:span></text:span><text:span text:style-name="Source_20_Text"><text:span text:style-name="T8"> </text:span></text:span><text:span text:style-name="Source_20_Text"><text:span text:style-name="T12">'action'</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2">'send_reminder'</text:span></text:span><text:span text:style-name="Source_20_Text"><text:span text:style-name="T10">]);</text:span></text:span></text:p>
      <text:p text:style-name="P44"><text:span text:style-name="Source_20_Text"><text:span text:style-name="T8">$task_name </text:span></text:span><text:span text:style-name="Source_20_Text"><text:span text:style-name="T10">=</text:span></text:span><text:span text:style-name="Source_20_Text"><text:span text:style-name="T8"> $task</text:span></text:span><text:span text:style-name="Source_20_Text"><text:span text:style-name="T10">-&gt;</text:span></text:span><text:span text:style-name="Source_20_Text"><text:span text:style-name="T8">add</text:span></text:span><text:span text:style-name="Source_20_Text"><text:span text:style-name="T10">();</text:span></text:span></text:p>
      <text:p text:style-name="P16"><text:span text:style-name="T1">You can also add tasks in bulk to a queue using </text:span><text:a xlink:type="simple" xlink:href="https://cloud.google.com/appengine/docs/php/refdocs/files/google.appengine.api.taskqueue.PushQueue"><text:span text:style-name="T5">PushQueue</text:span></text:a><text:span text:style-name="T1">. In the following example, two </text:span><text:a xlink:type="simple" xlink:href="https://cloud.google.com/appengine/docs/php/refdocs/files/google.appengine.api.taskqueue.PushTask"><text:span text:style-name="T5">PushTask</text:span></text:a><text:span text:style-name="T1"> objects are added to a </text:span><text:a xlink:type="simple" xlink:href="https://cloud.google.com/appengine/docs/php/refdocs/files/google.appengine.api.taskqueue.PushQueue"><text:span text:style-name="T5">PushQueue</text:span></text:a><text:span text:style-name="T1"> using the </text:span><text:span text:style-name="Source_20_Text"><text:span text:style-name="T7">addTasks()</text:span></text:span><text:span text:style-name="T1"> method.</text:span></text:p>
      <text:p text:style-name="P19"><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taskqueue</text:span></text:span><text:span text:style-name="Source_20_Text"><text:span text:style-name="T10">\</text:span></text:span><text:span text:style-name="Source_20_Text"><text:span text:style-name="T17">PushTask</text:span></text:span><text:span text:style-name="Source_20_Text"><text:span text:style-name="T10">;</text:span></text:span></text:p>
      <text:p text:style-name="P44"><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taskqueue</text:span></text:span><text:span text:style-name="Source_20_Text"><text:span text:style-name="T10">\</text:span></text:span><text:span text:style-name="Source_20_Text"><text:span text:style-name="T17">PushQueue</text:span></text:span><text:span text:style-name="Source_20_Text"><text:span text:style-name="T10">;</text:span></text:span></text:p>
      <text:p text:style-name="P44"><text:span text:style-name="Source_20_Text"><text:span text:style-name="T8">$task1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PushTask</text:span></text:span><text:span text:style-name="Source_20_Text"><text:span text:style-name="T10">(</text:span></text:span><text:span text:style-name="Source_20_Text"><text:span text:style-name="T12">'/someUrl'</text:span></text:span><text:span text:style-name="Source_20_Text"><text:span text:style-name="T10">);</text:span></text:span></text:p>
      <text:p text:style-name="P44"><text:span text:style-name="Source_20_Text"><text:span text:style-name="T8">$task2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PushTask</text:span></text:span><text:span text:style-name="Source_20_Text"><text:span text:style-name="T10">(</text:span></text:span><text:span text:style-name="Source_20_Text"><text:span text:style-name="T12">'/someOtherUrl'</text:span></text:span><text:span text:style-name="Source_20_Text"><text:span text:style-name="T10">);</text:span></text:span></text:p>
      <text:p text:style-name="P44"><text:span text:style-name="Source_20_Text"><text:span text:style-name="T8">$queue </text:span></text:span><text:span text:style-name="Source_20_Text"><text:span text:style-name="T10">=</text:span></text:span><text:span text:style-name="Source_20_Text"><text:span text:style-name="T8"> </text:span></text:span><text:span text:style-name="Source_20_Text"><text:span text:style-name="T13">new</text:span></text:span><text:span text:style-name="Source_20_Text"><text:span text:style-name="T8"> </text:span></text:span><text:span text:style-name="Source_20_Text"><text:span text:style-name="T17">PushQueue</text:span></text:span><text:span text:style-name="Source_20_Text"><text:span text:style-name="T10">();</text:span></text:span></text:p>
      <text:p text:style-name="P44"><text:span text:style-name="Source_20_Text"><text:span text:style-name="T8">$queue</text:span></text:span><text:span text:style-name="Source_20_Text"><text:span text:style-name="T10">-&gt;</text:span></text:span><text:span text:style-name="Source_20_Text"><text:span text:style-name="T8">addTasks</text:span></text:span><text:span text:style-name="Source_20_Text"><text:span text:style-name="T10">([</text:span></text:span><text:span text:style-name="Source_20_Text"><text:span text:style-name="T8">$task1</text:span></text:span><text:span text:style-name="Source_20_Text"><text:span text:style-name="T10">,</text:span></text:span><text:span text:style-name="Source_20_Text"><text:span text:style-name="T8"> $task2</text:span></text:span><text:span text:style-name="Source_20_Text"><text:span text:style-name="T10">]);</text:span></text:span></text:p>
      <text:h text:style-name="P26" text:outline-level="2"><text:bookmark-start text:name="__RefHeading__47160_284981503"/><text:bookmark text:name="PHP_Task_execution"/>Push task execution<text:bookmark-end text:name="__RefHeading__47160_284981503"/></text:h>
      <text:p text:style-name="P21"><text:span text:style-name="T1">App Engine executes push tasks by sending HTTP requests to your app. Specifying a programmatic asynchronous callback as an HTTP request is sometimes called a </text:span><text:a xlink:type="simple" xlink:href="https://en.wikipedia.org/wiki/Webhook"><text:span text:style-name="T5">web hook</text:span></text:a><text:span text:style-name="T1">. The web hook model enables efficient parallel processing.</text:span></text:p>
      <text:p text:style-name="P16"><text:soft-page-break/><text:span text:style-name="T1">The task's URL determines the </text:span><text:span text:style-name="Emphasis"><text:span text:style-name="T3">handler</text:span></text:span><text:span text:style-name="T1"> for the task and the </text:span><text:span text:style-name="Emphasis"><text:span text:style-name="T3">module</text:span></text:span><text:span text:style-name="T1"> that runs the handler.</text:span></text:p>
      <text:p text:style-name="P25"><text:span text:style-name="T1">The handler is determined by the path part of the URL (the forward-slash separated string following the hostname), which is specified as the first argument (the </text:span><text:span text:style-name="Source_20_Text"><text:span text:style-name="T7">url_path</text:span></text:span><text:span text:style-name="T1">) of the </text:span><text:a xlink:type="simple" xlink:href="https://cloud.google.com/appengine/docs/php/refdocs/files/google.appengine.api.taskqueue.PushTask"><text:span text:style-name="T5">PushTask</text:span></text:a><text:span text:style-name="T4"> </text:span><text:span text:style-name="T1">constructor. The path must be relative and local to your application's root directory.</text:span></text:p>
      <text:p text:style-name="P23"><text:bookmark text:name="set_module"/>The module and version in which the handler runs is determined by:</text:p>
      <text:list xml:id="list6932590051926718797" text:style-name="L34">
        <text:list-item>
          <text:p text:style-name="P74"><text:span text:style-name="T1">The "Host" header that you can add to the </text:span><text:span text:style-name="Source_20_Text"><text:span text:style-name="T7">$options</text:span></text:span><text:span text:style-name="T1"> when you create a </text:span><text:a xlink:type="simple" xlink:href="https://cloud.google.com/appengine/docs/php/refdocs/files/google.appengine.api.taskqueue.PushTask#%5Cgoogle%5Cappengine%5Capi%5Ctaskqueue%5CPushTask"><text:span text:style-name="Source_20_Text"><text:span text:style-name="T6">PushTask</text:span></text:span></text:a><text:span text:style-name="T1">.</text:span></text:p>
        </text:list-item>
        <text:list-item>
          <text:p text:style-name="P74"><text:span text:style-name="T1">The </text:span><text:span text:style-name="Source_20_Text"><text:span text:style-name="T7">target</text:span></text:span><text:span text:style-name="T1"> directive in the </text:span><text:a xlink:type="simple" xlink:href="https://cloud.google.com/appengine/docs/php/config/queue"><text:span text:style-name="Source_20_Text"><text:span text:style-name="T6">queue.yaml</text:span></text:span></text:a><text:span text:style-name="T1"> file.</text:span></text:p>
        </text:list-item>
      </text:list>
      <text:p text:style-name="P15">If you do not specify any of these parameters, the task will run in the same module/version in which it was enqueued, subject to these rules:</text:p>
      <text:list xml:id="list1211531381443657511" text:style-name="L35">
        <text:list-item>
          <text:p text:style-name="P94">If the default version of the app enqueues a task, the task will run on the default version. Note that if the app enqueues a task and the default version is changed before the task actually runs, the task will be executed in the new default version.</text:p>
        </text:list-item>
        <text:list-item>
          <text:p text:style-name="P94">If a non-default version enqueues a task, the task will always run on that same version.</text:p>
        </text:list-item>
      </text:list>
      <text:p text:style-name="P6"><text:span text:style-name="Strong_20_Emphasis">Note:</text:span> If you are using modules along with a <text:a xlink:type="simple" xlink:href="https://cloud.google.com/appengine/docs/php/modules/routing#dispatch_file"><text:span text:style-name="T18">dispatch file</text:span></text:a>, a task's URL may be intercepted and re-routed to another module.</text:p>
      <text:h text:style-name="P28" text:outline-level="3"><text:bookmark-start text:name="__RefHeading__47162_284981503"/><text:bookmark text:name="task_request_headers"/>Task request headers<text:bookmark-end text:name="__RefHeading__47162_284981503"/></text:h>
      <text:p text:style-name="P20">Requests from the Task Queue service contain the following HTTP headers:</text:p>
      <text:list xml:id="list6290639030782338660" text:style-name="L36">
        <text:list-item>
          <text:p text:style-name="P75"><text:span text:style-name="Source_20_Text"><text:span text:style-name="T7">X-AppEngine-QueueName</text:span></text:span><text:span text:style-name="T1">, the name of the queue (possibly </text:span><text:span text:style-name="Source_20_Text"><text:span text:style-name="T7">default</text:span></text:span><text:span text:style-name="T1">)</text:span></text:p>
        </text:list-item>
        <text:list-item>
          <text:p text:style-name="P75"><text:span text:style-name="Source_20_Text"><text:span text:style-name="T7">X-AppEngine-TaskName</text:span></text:span><text:span text:style-name="T1">, the name of the task, or a system-generated unique ID if no name was specified</text:span></text:p>
        </text:list-item>
        <text:list-item>
          <text:p text:style-name="P75"><text:span text:style-name="Source_20_Text"><text:span text:style-name="T7">X-AppEngine-TaskRetryCount</text:span></text:span><text:span text:style-name="T1">, the number of times this task has been retried; for the first attempt, this value is 0. This number includes attempts where the task failed due to a lack of available instances and never reached the execution phase.</text:span></text:p>
        </text:list-item>
        <text:list-item>
          <text:p text:style-name="P75"><text:span text:style-name="Source_20_Text"><text:span text:style-name="T7">X-AppEngine-TaskExecutionCount</text:span></text:span><text:span text:style-name="T1">, the number of times this task has previously failed during the execution phase. This number does not include failures due to a lack of available instances.</text:span></text:p>
        </text:list-item>
        <text:list-item>
          <text:p text:style-name="P75"><text:span text:style-name="Source_20_Text"><text:span text:style-name="T7">X-AppEngine-TaskETA</text:span></text:span><text:span text:style-name="T1">, the target execution time of the task, specified in milliseconds since January 1st 1970.</text:span></text:p>
        </text:list-item>
      </text:list>
      <text:p text:style-name="P15"><text:soft-page-break/>These headers are set internally by Google App Engine. If your request handler finds any of these headers, it can trust that the request is a Task Queue request. If any of the above headers are present in an external user request to your app, they are stripped. The exception being requests from logged in administrators of the application, who are allowed to set the headers for testing purposes.</text:p>
      <text:p text:style-name="P16"><text:span text:style-name="T1">Google App Engine issues Task Queue requests from the IP address </text:span><text:span text:style-name="Source_20_Text"><text:span text:style-name="T7">0.1.0.2</text:span></text:span><text:span text:style-name="T1">.</text:span></text:p>
      <text:h text:style-name="P28" text:outline-level="3"><text:bookmark-start text:name="__RefHeading__47164_284981503"/><text:bookmark text:name="task_deadlines"/>Task deadlines<text:bookmark-end text:name="__RefHeading__47164_284981503"/></text:h>
      <text:p text:style-name="P21"><text:span text:style-name="T1">A task must finish executing and send an HTTP response value between 200–299 within a time interval that depends on the </text:span><text:a xlink:type="simple" xlink:href="https://cloud.google.com/appengine/docs/php/modules#PHP_Instance_scaling_and_class"><text:span text:style-name="T5">scaling type</text:span></text:a><text:span text:style-name="T1"> of the App Engine module that receives the request. This deadline is separate from user requests, which have a 60-second deadline.</text:span></text:p>
      <text:p text:style-name="P16"><text:span text:style-name="T1">Tasks targeted at an automatic scaled module must finish execution within 10 minutes. If you have tasks that require more time or computing resources, they can be </text:span><text:a xlink:type="simple" xlink:href="https://cloud.google.com/appengine/docs/php/taskqueue/overview-push#set_module"><text:span text:style-name="T5">sent to manual or basic scaling modules</text:span></text:a><text:span text:style-name="T1">, where they can run up to 24 hours. If the task fails to respond within the deadline, or returns an invalid response value, the task will be retried as described in the next section.</text:span></text:p>
      <text:h text:style-name="P28" text:outline-level="3"><text:bookmark-start text:name="__RefHeading__47166_284981503"/><text:bookmark text:name="task_retries"/>Task retries<text:bookmark-end text:name="__RefHeading__47166_284981503"/></text:h>
      <text:p text:style-name="P20">If a push task request handler returns an HTTP status code within the range 200–299, App Engine considers the task to have completed successfully. If the task returns a status code outside of this range, App Engine retries the task until it succeeds. The system backs off gradually to avoid flooding your application with too many requests, but schedules retry attempts for failed tasks to recur at a maximum of once per hour.</text:p>
      <text:p text:style-name="P16"><text:span text:style-name="T1">You can also configure your own scheme for task retries using the </text:span><text:a xlink:type="simple" xlink:href="https://cloud.google.com/appengine/docs/php/config/queue#PHP_Configuring_retry_attempts_for_failed_tasks"><text:span text:style-name="T5">retry_parameters directive</text:span></text:a><text:span text:style-name="T1"> in </text:span><text:span text:style-name="Source_20_Text"><text:span text:style-name="T7">queue.yaml</text:span></text:span><text:span text:style-name="T1">.</text:span></text:p>
      <text:p text:style-name="P16"><text:span text:style-name="T1">When implementing the code for tasks (as worker URLs within your app), it is important to consider whether the task is </text:span><text:a xlink:type="simple" xlink:href="https://en.wikipedia.org/wiki/idempotent"><text:span text:style-name="T5">idempotent</text:span></text:a><text:span text:style-name="T1">. App Engine's Task Queue API is designed to only invoke a given task once; however, it is possible in exceptional circumstances that a task may execute multiple times (such as in the unlikely case of major system failure). Thus, your code must ensure that there are no harmful side-effects of repeated execution.</text:span></text:p>
      <text:h text:style-name="P28" text:outline-level="3"><text:bookmark-start text:name="__RefHeading__47168_284981503"/><text:bookmark text:name="the_rate_of_task_execution"/>The rate of task execution<text:bookmark-end text:name="__RefHeading__47168_284981503"/></text:h>
      <text:p text:style-name="P21"><text:span text:style-name="T1">You set the maximum processing rate for the entire queue when you </text:span><text:a xlink:type="simple" xlink:href="https://cloud.google.com/appengine/docs/php/config/queue"><text:span text:style-name="T5">configure the queue</text:span></text:a><text:span text:style-name="T1">. App Engine uses a</text:span><text:a xlink:type="simple" xlink:href="https://en.wikipedia.org/wiki/Token_bucket"><text:span text:style-name="T5">token bucket algorithm</text:span></text:a><text:span text:style-name="T1"> to execute tasks once they've been delivered to the queue. Each queue has a token bucket, and each bucket holds a certain number of </text:span><text:soft-page-break/><text:span text:style-name="T1">tokens. Your app consumes a token each time it executes a task. If the bucket runs out of tokens, the system pauses until the bucket has more tokens. The rate at which the bucket is refilled is the limiting factor that determines the rate of the queue. See </text:span><text:a xlink:type="simple" xlink:href="https://cloud.google.com/appengine/docs/php/config/queue"><text:span text:style-name="T5">Defining Push Queues and Processing Rates</text:span></text:a><text:span text:style-name="T1"> for more details.</text:span></text:p>
      <text:p text:style-name="P16"><text:span text:style-name="T1">To ensure that the Task Queue system does not overwhelm your application, it may throttle the rate at which requests are sent. This throttled rate is known as the </text:span><text:span text:style-name="Emphasis"><text:span text:style-name="T3">enforced rate</text:span></text:span><text:span text:style-name="T1">. The enforced rate may be decreased when your application returns a 503 HTTP response code, or if there are no instances able to execute a request for an extended period of time. You can view the enforced rate on the </text:span><text:span text:style-name="Strong_20_Emphasis"><text:span text:style-name="T1">Task Queue</text:span></text:span><text:span text:style-name="T1"> tab of the </text:span><text:a xlink:type="simple" xlink:href="https://cloud.google.com/appengine/docs/adminconsole"><text:span text:style-name="T5">Administration Console</text:span></text:a><text:span text:style-name="T1">.</text:span></text:p>
      <text:h text:style-name="P28" text:outline-level="3"><text:bookmark-start text:name="__RefHeading__47170_284981503"/><text:bookmark text:name="the_order_of_task_execution"/>The order of task execution<text:bookmark-end text:name="__RefHeading__47170_284981503"/></text:h>
      <text:p text:style-name="P20">The order in which tasks are executed depends on several factors:</text:p>
      <text:list xml:id="list4906953565625900378" text:style-name="L37">
        <text:list-item>
          <text:p text:style-name="P76"><text:span text:style-name="Strong_20_Emphasis"><text:span text:style-name="T1">The position of the task in the queue.</text:span></text:span><text:span text:style-name="T1"> App Engine attempts to process tasks based on FIFO (first in, first out) order. In general, tasks are inserted into the end of a queue, and executed from the head of the queue.</text:span></text:p>
        </text:list-item>
        <text:list-item>
          <text:p text:style-name="P76"><text:span text:style-name="Strong_20_Emphasis"><text:span text:style-name="T1">The backlog of tasks in the queue.</text:span></text:span><text:span text:style-name="T1"> The system attempts to deliver the lowest latency possible for any given task via specially optimized notifications to the scheduler. Thus, in the case that a queue has a large backlog of tasks, the system's scheduling may "jump" new tasks to the head of the queue.</text:span></text:p>
        </text:list-item>
        <text:list-item>
          <text:p text:style-name="P76"><text:span text:style-name="Strong_20_Emphasis"><text:span text:style-name="T1">The value of the task's </text:span></text:span><text:a xlink:type="simple" xlink:href="https://cloud.google.com/appengine/docs/php/refdocs/files/google.appengine.api.taskqueue.PushTask#%5Cgoogle%5Cappengine%5Capi%5Ctaskqueue%5CPushTask"><text:span text:style-name="Strong_20_Emphasis"><text:span text:style-name="T5">delay_seconds</text:span></text:span></text:a><text:span text:style-name="Strong_20_Emphasis"><text:span text:style-name="T1"> property.</text:span></text:span><text:span text:style-name="T1"> This specifies the minimum number of seconds to wait before executing a task.</text:span></text:p>
        </text:list-item>
      </text:list>
      <text:h text:style-name="P26" text:outline-level="2"><text:bookmark-start text:name="__RefHeading__47172_284981503"/><text:bookmark text:name="PHP_URL_endpoints"/>URL endpoints<text:bookmark-end text:name="__RefHeading__47172_284981503"/></text:h>
      <text:p text:style-name="P21"><text:span text:style-name="T1">Push tasks reference their implementation via URL. For example, a task which fetches and parses an RSS feed might use a worker URL called </text:span><text:span text:style-name="Source_20_Text"><text:span text:style-name="T7">/app_worker/fetch_feed</text:span></text:span><text:span text:style-name="T1">. You must specify this worker URL when creating a PushTask. In general, you can use any URL as the worker for a task, so long as it is within your application; all task worker URLs must be specified as relative URLs:</text:span></text:p>
      <text:p text:style-name="P19"><text:span text:style-name="Source_20_Text"><text:span text:style-name="T13">use</text:span></text:span><text:span text:style-name="Source_20_Text"><text:span text:style-name="T8"> google</text:span></text:span><text:span text:style-name="Source_20_Text"><text:span text:style-name="T10">\</text:span></text:span><text:span text:style-name="Source_20_Text"><text:span text:style-name="T8">appengine</text:span></text:span><text:span text:style-name="Source_20_Text"><text:span text:style-name="T10">\</text:span></text:span><text:span text:style-name="Source_20_Text"><text:span text:style-name="T8">api</text:span></text:span><text:span text:style-name="Source_20_Text"><text:span text:style-name="T10">\</text:span></text:span><text:span text:style-name="Source_20_Text"><text:span text:style-name="T8">taskqueue</text:span></text:span><text:span text:style-name="Source_20_Text"><text:span text:style-name="T10">\</text:span></text:span><text:span text:style-name="Source_20_Text"><text:span text:style-name="T17">PushTask</text:span></text:span><text:span text:style-name="Source_20_Text"><text:span text:style-name="T10">;</text:span></text:span></text:p>
      <text:p text:style-name="P44"><text:span text:style-name="Source_20_Text"><text:span text:style-name="T10">(</text:span></text:span><text:span text:style-name="Source_20_Text"><text:span text:style-name="T13">new</text:span></text:span><text:span text:style-name="Source_20_Text"><text:span text:style-name="T8"> </text:span></text:span><text:span text:style-name="Source_20_Text"><text:span text:style-name="T17">PushTask</text:span></text:span><text:span text:style-name="Source_20_Text"><text:span text:style-name="T10">(</text:span></text:span><text:span text:style-name="Source_20_Text"><text:span text:style-name="T12">'/path/to/my/worker'</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12">'data_for_task'</text:span></text:span><text:span text:style-name="Source_20_Text"><text:span text:style-name="T8"> </text:span></text:span><text:span text:style-name="Source_20_Text"><text:span text:style-name="T10">=&gt;</text:span></text:span><text:span text:style-name="Source_20_Text"><text:span text:style-name="T8"> </text:span></text:span><text:span text:style-name="Source_20_Text"><text:span text:style-name="T11">1234</text:span></text:span><text:span text:style-name="Source_20_Text"><text:span text:style-name="T10">]))-&gt;</text:span></text:span><text:span text:style-name="Source_20_Text"><text:span text:style-name="T8">add</text:span></text:span><text:span text:style-name="Source_20_Text"><text:span text:style-name="T10">();</text:span></text:span></text:p>
      <text:h text:style-name="P28" text:outline-level="3"/>
      <text:h text:style-name="P29" text:outline-level="3"><text:bookmark-start text:name="__RefHeading__47174_284981503"/><text:bookmark text:name="PHP_Securing_URLs_for_tasks"/>Securing URLs for tasks<text:bookmark-end text:name="__RefHeading__47174_284981503"/></text:h>
      <text:p text:style-name="P21"><text:span text:style-name="T1">You can prevent users from accessing URLs of tasks by restricting access to administrator accounts. Task queues can access admin-only URLs. You can restrict a URL by adding </text:span><text:span text:style-name="Source_20_Text"><text:span text:style-name="T7">login: admin</text:span></text:span><text:span text:style-name="T1"> to the handler configuration in </text:span><text:span text:style-name="Source_20_Text"><text:span text:style-name="T7">app.yaml</text:span></text:span><text:span text:style-name="T1">.</text:span></text:p>
      <text:p text:style-name="P16"><text:span text:style-name="T1">An example might look like this in </text:span><text:span text:style-name="Source_20_Text"><text:span text:style-name="T7">app.yaml</text:span></text:span><text:span text:style-name="T1">:</text:span></text:p>
      <text:p text:style-name="P19"><text:span text:style-name="Source_20_Text"><text:span text:style-name="T8">application</text:span></text:span><text:span text:style-name="Source_20_Text"><text:span text:style-name="T10">:</text:span></text:span><text:span text:style-name="Source_20_Text"><text:span text:style-name="T8"> hello</text:span></text:span><text:span text:style-name="Source_20_Text"><text:span text:style-name="T10">-</text:span></text:span><text:span text:style-name="Source_20_Text"><text:span text:style-name="T8">tasks</text:span></text:span></text:p>
      <text:p text:style-name="P44"><text:span text:style-name="Source_20_Text"><text:span text:style-name="T8">version</text:span></text:span><text:span text:style-name="Source_20_Text"><text:span text:style-name="T10">:</text:span></text:span><text:span text:style-name="Source_20_Text"><text:span text:style-name="T8"> </text:span></text:span><text:span text:style-name="Source_20_Text"><text:span text:style-name="T11">1</text:span></text:span></text:p>
      <text:p text:style-name="P44"><text:span text:style-name="Source_20_Text"><text:span text:style-name="T8">runtime</text:span></text:span><text:span text:style-name="Source_20_Text"><text:span text:style-name="T10">:</text:span></text:span><text:span text:style-name="Source_20_Text"><text:span text:style-name="T8"> php</text:span></text:span></text:p>
      <text:p text:style-name="P44"><text:span text:style-name="Source_20_Text"><text:span text:style-name="T8">api_version</text:span></text:span><text:span text:style-name="Source_20_Text"><text:span text:style-name="T10">:</text:span></text:span><text:span text:style-name="Source_20_Text"><text:span text:style-name="T8"> </text:span></text:span><text:span text:style-name="Source_20_Text"><text:span text:style-name="T11">1</text:span></text:span></text:p>
      <text:p text:style-name="P44"><text:span text:style-name="Source_20_Text"><text:span text:style-name="T8">threadsafe</text:span></text:span><text:span text:style-name="Source_20_Text"><text:span text:style-name="T10">:</text:span></text:span><text:span text:style-name="Source_20_Text"><text:span text:style-name="T8"> </text:span></text:span><text:span text:style-name="Source_20_Text"><text:span text:style-name="T13">true</text:span></text:span></text:p>
      <text:p text:style-name="P44"><text:span text:style-name="Source_20_Text"><text:span text:style-name="T8">handlers</text:span></text:span><text:span text:style-name="Source_20_Text"><text:span text:style-name="T10">:</text:span></text:span></text:p>
      <text:p text:style-name="P44"><text:span text:style-name="Source_20_Text"><text:span text:style-name="T10">-</text:span></text:span><text:span text:style-name="Source_20_Text"><text:span text:style-name="T8"> url</text:span></text:span><text:span text:style-name="Source_20_Text"><text:span text:style-name="T10">:</text:span></text:span><text:span text:style-name="Source_20_Text"><text:span text:style-name="T8"> </text:span></text:span><text:span text:style-name="Source_20_Text"><text:span text:style-name="T12">/tasks/</text:span></text:span><text:span text:style-name="Source_20_Text"><text:span text:style-name="T8">process</text:span></text:span></text:p>
      <text:p text:style-name="P44"><text:span text:style-name="Source_20_Text"><text:span text:style-name="T9">  </text:span></text:span><text:span text:style-name="Source_20_Text"><text:span text:style-name="T8">script</text:span></text:span><text:span text:style-name="Source_20_Text"><text:span text:style-name="T10">:</text:span></text:span><text:span text:style-name="Source_20_Text"><text:span text:style-name="T8"> process</text:span></text:span><text:span text:style-name="Source_20_Text"><text:span text:style-name="T10">.</text:span></text:span><text:span text:style-name="Source_20_Text"><text:span text:style-name="T8">php</text:span></text:span></text:p>
      <text:p text:style-name="P44"><text:span text:style-name="Source_20_Text"><text:span text:style-name="T9">  </text:span></text:span><text:span text:style-name="Source_20_Text"><text:span text:style-name="T8">login</text:span></text:span><text:span text:style-name="Source_20_Text"><text:span text:style-name="T10">:</text:span></text:span><text:span text:style-name="Source_20_Text"><text:span text:style-name="T8"> admin</text:span></text:span></text:p>
      <text:p text:style-name="P6"><text:span text:style-name="Strong_20_Emphasis">Note:</text:span> While task queues can use URL paths restricted with <text:span text:style-name="Source_20_Text"><text:span text:style-name="T7">login: admin</text:span></text:span>, they <text:span text:style-name="Emphasis"><text:span text:style-name="T21">cannot</text:span></text:span> use URL paths restricted with <text:span text:style-name="Source_20_Text"><text:span text:style-name="T7">login: required</text:span></text:span>.</text:p>
      <text:p text:style-name="P16"><text:span text:style-name="T1">For more information see </text:span><text:a xlink:type="simple" xlink:href="https://cloud.google.com/appengine/docs/php/config/appconfig#PHP_app_yaml_Requiring_login_or_administrator_status"><text:span text:style-name="T5">PHP Application Configuration: Requiring Login or Administrator Status</text:span></text:a><text:span text:style-name="T1">.</text:span></text:p>
      <text:p text:style-name="P15">To test a task web hook, sign in as an administrator and visit the URL of the handler in your browser.</text:p>
      <text:h text:style-name="P26" text:outline-level="2"><text:bookmark-start text:name="__RefHeading__47176_284981503"/><text:bookmark text:name="PHP_Push_queues_and_the_development_server"/>Push queues and the development server<text:bookmark-end text:name="__RefHeading__47176_284981503"/></text:h>
      <text:p text:style-name="P20">When your app is running in the development server, tasks are automatically executed at the appropriate time just as in production.</text:p>
      <text:p text:style-name="P23">To disable tasks from running in the development server, run the following command:</text:p>
      <text:p text:style-name="P19"><text:span text:style-name="Source_20_Text"><text:span text:style-name="T8">dev_appserver</text:span></text:span><text:span text:style-name="Source_20_Text"><text:span text:style-name="T10">.</text:span></text:span><text:span text:style-name="Source_20_Text"><text:span text:style-name="T8">py </text:span></text:span><text:span text:style-name="Source_20_Text"><text:span text:style-name="T10">--</text:span></text:span><text:span text:style-name="Source_20_Text"><text:span text:style-name="T8">disable_task_running</text:span></text:span></text:p>
      <text:p text:style-name="P16"><text:span text:style-name="T1">You can examine and manipulate tasks from the developer console at:</text:span><text:span text:style-name="Source_20_Text"><text:span text:style-name="T7">http://localhost:8000/_ah/admin/taskqueue</text:span></text:span><text:span text:style-name="T1">.</text:span></text:p>
      <text:p text:style-name="P16"><text:soft-page-break/><text:span text:style-name="T1">To execute tasks, select the queue by clicking on its name, select the tasks to execute, and click </text:span><text:span text:style-name="Strong_20_Emphasis"><text:span text:style-name="T1">Run Now</text:span></text:span><text:span text:style-name="T1">. To clear a queue without executing any tasks, click </text:span><text:span text:style-name="Strong_20_Emphasis"><text:span text:style-name="T1">Purge Queue</text:span></text:span><text:span text:style-name="T1">.</text:span></text:p>
      <text:p text:style-name="P15">The development server and the production server behave differently:</text:p>
      <text:list xml:id="list1394322673938903431" text:style-name="L38">
        <text:list-item>
          <text:p text:style-name="P77"><text:span text:style-name="T1">The development server doesn't respect the </text:span><text:span text:style-name="Source_20_Text"><text:span text:style-name="T7">&lt;rate&gt;</text:span></text:span><text:span text:style-name="T1"> and </text:span><text:span text:style-name="Source_20_Text"><text:span text:style-name="T7">&lt;bucket-size&gt;</text:span></text:span><text:span text:style-name="T1"> attributes of your queues. As a result, tasks are executed as close to their ETA as possible. Setting a rate of 0 doesn't prevent tasks from being executed automatically.</text:span></text:p>
        </text:list-item>
        <text:list-item>
          <text:p text:style-name="P95">The development server doesn't retry tasks.</text:p>
        </text:list-item>
        <text:list-item>
          <text:p text:style-name="P95">The development server doesn't preserve queue state across server restarts.</text:p>
        </text:list-item>
      </text:list>
      <text:h text:style-name="P26" text:outline-level="2"><text:bookmark-start text:name="__RefHeading__47178_284981503"/><text:bookmark text:name="PHP_Quotas_and_limits_for_push_queues"/>Quotas and limits for push queues<text:bookmark-end text:name="__RefHeading__47178_284981503"/></text:h>
      <text:p text:style-name="P20">Enqueuing a task in a push queue counts toward the following quotas:</text:p>
      <text:list xml:id="list3182975127065937655" text:style-name="L39">
        <text:list-item>
          <text:p text:style-name="P96">Task Queue Stored Task Count</text:p>
        </text:list-item>
        <text:list-item>
          <text:p text:style-name="P96">Task Queue Stored Task Bytes</text:p>
        </text:list-item>
        <text:list-item>
          <text:p text:style-name="P96">Task Queue API Calls</text:p>
        </text:list-item>
      </text:list>
      <text:p text:style-name="P15">The Task Queue Stored Task Bytes quota is configurable in This quota counts towards your Stored Data (billable) quota.</text:p>
      <text:p text:style-name="P15">Execution of a task counts toward the following quotas:</text:p>
      <text:list xml:id="list6384146259854425392" text:style-name="L40">
        <text:list-item>
          <text:p text:style-name="P97">Requests</text:p>
        </text:list-item>
        <text:list-item>
          <text:p text:style-name="P97">Incoming Bandwidth</text:p>
        </text:list-item>
        <text:list-item>
          <text:p text:style-name="P97">Outgoing Bandwidth</text:p>
        </text:list-item>
      </text:list>
      <text:p text:style-name="P15">The act of executing a task consumes bandwidth-related quotas for the request and response data, just as if the request handler were called by a remote client. When the task queue processes a task, the response data is discarded.</text:p>
      <text:p text:style-name="P15">Once a task has been executed or deleted, the storage used by that task is reclaimed. The reclaiming of storage quota for tasks happens at regular intervals, and this may not be reflected in the storage quota immediately after the task is deleted.</text:p>
      <text:p text:style-name="P16"><text:span text:style-name="T1">For more information on quotas, see </text:span><text:a xlink:type="simple" xlink:href="https://cloud.google.com/appengine/docs/quotas"><text:span text:style-name="T5">Quotas</text:span></text:a><text:span text:style-name="T1">, and the "Quota Details" section of </text:span><text:a xlink:type="simple" xlink:href="https://cloud.google.com/appengine/docs/adminconsole/index"><text:span text:style-name="T5">the Admin Console</text:span></text:a><text:span text:style-name="T1">.</text:span></text:p>
      <text:p text:style-name="P15"><text:soft-page-break/>The following limits apply to the use of push queues:</text:p>
      <table:table table:name="Tabla40" table:style-name="Tabla40">
        <table:table-column table:style-name="Tabla40.A"/>
        <table:table-column table:style-name="Tabla40.B"/>
        <table:table-header-rows>
          <table:table-row table:style-name="Tabla40.1">
            <table:table-cell table:style-name="Tabla40.A1" table:number-columns-spanned="2" office:value-type="string">
              <text:p text:style-name="P40">Push Queue Limits</text:p>
            </table:table-cell>
            <table:covered-table-cell/>
          </table:table-row>
        </table:table-header-rows>
        <table:table-row table:style-name="Tabla40.2">
          <table:table-cell table:style-name="Tabla40.A2" office:value-type="string">
            <text:p text:style-name="P39">Maximum task size</text:p>
          </table:table-cell>
          <table:table-cell table:style-name="Tabla40.B2" office:value-type="string">
            <text:p text:style-name="P39">100KB</text:p>
          </table:table-cell>
        </table:table-row>
        <table:table-row table:style-name="Tabla40.2">
          <table:table-cell table:style-name="Tabla40.A3" office:value-type="string">
            <text:p text:style-name="P39">Maximum number of active queues (not including the default queue)</text:p>
          </table:table-cell>
          <table:table-cell table:style-name="Tabla40.B3" office:value-type="string">
            <text:p text:style-name="P39">Free apps: 10 queues, Billed apps: 100 queues</text:p>
          </table:table-cell>
        </table:table-row>
        <table:table-row table:style-name="Tabla40.2">
          <table:table-cell table:style-name="Tabla40.A4" office:value-type="string">
            <text:p text:style-name="P39">Queue execution rate</text:p>
          </table:table-cell>
          <table:table-cell table:style-name="Tabla40.B4" office:value-type="string">
            <text:p text:style-name="P39">500 task invocations per second per queue</text:p>
          </table:table-cell>
        </table:table-row>
        <table:table-row table:style-name="Tabla40.2">
          <table:table-cell table:style-name="Tabla40.A5" office:value-type="string">
            <text:p text:style-name="P39">Maximum countdown/ETA for a task</text:p>
          </table:table-cell>
          <table:table-cell table:style-name="Tabla40.B5" office:value-type="string">
            <text:p text:style-name="P39">30 days from the current date and time</text:p>
          </table:table-cell>
        </table:table-row>
        <table:table-row table:style-name="Tabla40.2">
          <table:table-cell table:style-name="Tabla40.A6" office:value-type="string">
            <text:p text:style-name="P39">Maximum number of tasks that can be added in a batch</text:p>
          </table:table-cell>
          <table:table-cell table:style-name="Tabla40.B6" office:value-type="string">
            <text:p text:style-name="P39">100 tasks</text:p>
          </table:table-cell>
        </table:table-row>
        <table:table-row table:style-name="Tabla40.2">
          <table:table-cell table:style-name="Tabla40.A7" office:value-type="string">
            <text:p text:style-name="P39">Maximum number of tasks that can be added in a transaction</text:p>
          </table:table-cell>
          <table:table-cell table:style-name="Tabla40.B7" office:value-type="string">
            <text:p text:style-name="P39">5 task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56"><draw:image xlink:href="Pictures/10000201000004EF0000006D9F5FC6BC.png" xlink:type="simple" xlink:show="embed" xlink:actuate="onLoad"/></draw:frame> </text:p>
      </style:header>
      <style:header-first>
        <text:p text:style-name="Header"><draw:frame draw:style-name="Mfr1" draw:name="Imagen23" text:anchor-type="paragraph" svg:x="-2.004cm" svg:y="-2cm" svg:width="21.59cm" svg:height="1.861cm" draw:z-index="58"><draw:image xlink:href="Pictures/10000201000004EF0000006D9F5FC6BC.png" xlink:type="simple" xlink:show="embed" xlink:actuate="onLoad"/></draw:frame><draw:frame draw:style-name="Mfr1" draw:name="Imagen22" text:anchor-type="paragraph" svg:x="-2.004cm" svg:y="-2cm" svg:width="21.59cm" svg:height="1.861cm" draw:z-index="59"><draw:image xlink:href="Pictures/10000201000004EF0000006D9F5FC6BC.png" xlink:type="simple" xlink:show="embed" xlink:actuate="onLoad"/></draw:frame><draw:frame draw:style-name="Mfr1" draw:name="Imagen21" text:anchor-type="paragraph" svg:x="-2.004cm" svg:y="-2cm" svg:width="21.59cm" svg:height="1.861cm" draw:z-index="60"><draw:image xlink:href="Pictures/10000201000004EF0000006D9F5FC6BC.png" xlink:type="simple" xlink:show="embed" xlink:actuate="onLoad"/></draw:frame> </text:p>
      </style:header-first>
      <style:footer>
        <text:p text:style-name="MP1"><text:page-number text:select-page="current">30</text:page-number>/<text:page-count>59</text:page-count></text:p>
      </style:footer>
      <style:footer-first>
        <text:p text:style-name="MP1"><text:page-number text:select-page="current">1</text:page-number>/<text:page-count>59</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7:00.012019545</dc:date>
    <meta:editing-duration>PT22H25M52S</meta:editing-duration>
    <meta:editing-cycles>31</meta:editing-cycles>
    <meta:generator>LibreOffice/4.2.6.3$Linux_X86_64 LibreOffice_project/420m0$Build-3</meta:generator>
    <meta:document-statistic meta:table-count="6" meta:image-count="6" meta:object-count="0" meta:page-count="59" meta:paragraph-count="1049" meta:word-count="13466" meta:character-count="82139" meta:non-whitespace-character-count="69599"/>
  </office:meta>
</office:document-meta>
</file>